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9.44mm"/>
    </style:style>
    <style:style style:name="co3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100.33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153.65mm"/>
    </style:style>
    <style:style style:name="co7" style:family="table-column">
      <style:table-column-properties fo:break-before="auto" style:column-width="90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84mm" fo:break-before="auto" style:use-optimal-row-height="false"/>
    </style:style>
    <style:style style:name="ro2" style:family="table-row">
      <style:table-row-properties style:row-height="16.47mm" fo:break-before="auto" style:use-optimal-row-height="true"/>
    </style:style>
    <style:style style:name="ro3" style:family="table-row">
      <style:table-row-properties style:row-height="12.47mm" fo:break-before="auto" style:use-optimal-row-height="true"/>
    </style:style>
    <style:style style:name="ro4" style:family="table-row">
      <style:table-row-properties style:row-height="20.5mm" fo:break-before="auto" style:use-optimal-row-height="true"/>
    </style:style>
    <style:style style:name="ro5" style:family="table-row">
      <style:table-row-properties style:row-height="24.73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200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15" style:family="table-cell" style:parent-style-name="Default" style:data-style-name="N100">
      <style:table-cell-properties fo:background-color="transparent"/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/>
      <style:text-properties style:font-name="Arial"/>
    </style:style>
    <style:style style:name="ce17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fff2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T77_liageINSEE_localisation-commune-desambiguis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Vedette</text:p>
          </table:table-cell>
          <table:table-cell table:style-name="ce1" office:value-type="string" calcext:value-type="string">
            <text:p>Type vedette</text:p>
          </table:table-cell>
          <table:table-cell table:style-name="ce1" office:value-type="string" calcext:value-type="string">
            <text:p>Candidat</text:p>
          </table:table-cell>
          <table:table-cell table:style-name="ce15" office:value-type="string" calcext:value-type="string">
            <text:p>INSEE</text:p>
          </table:table-cell>
          <table:table-cell table:style-name="ce1" office:value-type="string" calcext:value-type="string">
            <text:p>Défini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DT77-08030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A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Aill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437</text:p>
          </table:table-cell>
          <table:table-cell office:value-type="string" calcext:value-type="string">
            <text:p>Chef-d'oeuvre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A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Arcy</text:p>
            <text:p>, commune de Chaum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281</text:p>
          </table:table-cell>
          <table:table-cell office:value-type="string" calcext:value-type="string">
            <text:p>Cygne (Le bois du),</text:p>
          </table:table-cell>
          <table:table-cell/>
          <table:table-cell office:value-type="string" calcext:value-type="string">
            <text:p/>
            <text:p>Armain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Armainvilliers</text:p>
            <text:p>, commune de Gretz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266</text:p>
          </table:table-cell>
          <table:table-cell office:value-type="string" calcext:value-type="string">
            <text:p>Auvière (L'île d'),</text:p>
          </table:table-cell>
          <table:table-cell/>
          <table:table-cell office:value-type="string" calcext:value-type="string">
            <text:p/>
            <text:p>Armentières</text:p>
            <text:p/>
          </table:table-cell>
          <table:table-cell office:value-type="float" office:value="77008" calcext:value-type="float">
            <text:p>77008</text:p>
          </table:table-cell>
          <table:table-cell office:value-type="string" calcext:value-type="string">
            <text:p>dans l'Ourcq, à </text:p>
            <text:p>Armentière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633</text:p>
          </table:table-cell>
          <table:table-cell office:value-type="string" calcext:value-type="string">
            <text:p>Chique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Arpent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Arpentigny</text:p>
            <text:p>, commune de Saint-Jean-les-Deux-Jum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167</text:p>
          </table:table-cell>
          <table:table-cell office:value-type="string" calcext:value-type="string">
            <text:p>Armurier (L'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855</text:p>
          </table:table-cell>
          <table:table-cell office:value-type="string" calcext:value-type="string">
            <text:p>Brégy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119</text:p>
          </table:table-cell>
          <table:table-cell office:value-type="string" calcext:value-type="string">
            <text:p>Bussy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766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441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0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627</text:p>
          </table:table-cell>
          <table:table-cell office:value-type="string" calcext:value-type="string">
            <text:p>Rémons (Les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48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79</text:p>
          </table:table-cell>
          <table:table-cell office:value-type="string" calcext:value-type="string">
            <text:p>Tournell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Aub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Aubigny</text:p>
            <text:p>, commune de Montereau-sur-le-Ja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945</text:p>
          </table:table-cell>
          <table:table-cell office:value-type="string" calcext:value-type="string">
            <text:p>Grande-Brosse (Le bois de la),</text:p>
          </table:table-cell>
          <table:table-cell/>
          <table:table-cell office:value-type="string" calcext:value-type="string">
            <text:p/>
            <text:p>Au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Aunoy</text:p>
            <text:p>, commune de Champ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901</text:p>
          </table:table-cell>
          <table:table-cell office:value-type="string" calcext:value-type="string">
            <text:p>Maucouven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Autheu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Autheuil</text:p>
            <text:p>, commune de Pre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635</text:p>
          </table:table-cell>
          <table:table-cell office:value-type="string" calcext:value-type="string">
            <text:p>Renommière (La),</text:p>
          </table:table-cell>
          <table:table-cell office:value-type="string" calcext:value-type="string">
            <text:p>château, ancien fief</text:p>
          </table:table-cell>
          <table:table-cell office:value-type="string" calcext:value-type="string">
            <text:p/>
            <text:p>Auv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âteau, ancien fief dépendant de l'abbaye de Chelles à </text:p>
            <text:p>Auvers</text:p>
            <text:p>, commune de Noisy-sur-Éco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612</text:p>
          </table:table-cell>
          <table:table-cell office:value-type="string" calcext:value-type="string">
            <text:p>Bouconnier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Aux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Auxy</text:p>
            <text:p>, commune de Féri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415</text:p>
          </table:table-cell>
          <table:table-cell office:value-type="string" calcext:value-type="string">
            <text:p>Caves (Les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/>
            <text:p>A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à </text:p>
            <text:p>Avigny</text:p>
            <text:p> ou à Mousseaux-les-Br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945</text:p>
          </table:table-cell>
          <table:table-cell office:value-type="string" calcext:value-type="string">
            <text:p>Croix-du-Saint-Sacrement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Avril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Avrilmont</text:p>
            <text:p>, commune de Bur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800</text:p>
          </table:table-cell>
          <table:table-cell office:value-type="string" calcext:value-type="string">
            <text:p>Bouville (La),</text:p>
          </table:table-cell>
          <table:table-cell office:value-type="string" calcext:value-type="string">
            <text:p>ancien fief, ferme détruite</text:p>
          </table:table-cell>
          <table:table-cell office:value-type="string" calcext:value-type="string">
            <text:p/>
            <text:p>Ba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 détruite, à </text:p>
            <text:p>Bailly</text:p>
            <text:p>, commune de Bailly-Carro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65</text:p>
          </table:table-cell>
          <table:table-cell office:value-type="string" calcext:value-type="string">
            <text:p>Vieux-Château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Ba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Bailly</text:p>
            <text:p>, commune de Saint-Germain-Lax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52</text:p>
          </table:table-cell>
          <table:table-cell office:value-type="string" calcext:value-type="string">
            <text:p>Saint-Marcoul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alai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alaines</text:p>
            <text:p>, commune de Maisoncelles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711</text:p>
          </table:table-cell>
          <table:table-cell office:value-type="string" calcext:value-type="string">
            <text:p>Étang (L'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Barb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Barbeau</text:p>
            <text:p>, commune de Fontaine-le-Po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223</text:p>
          </table:table-cell>
          <table:table-cell office:value-type="string" calcext:value-type="string">
            <text:p>Personn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arlong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arlonges</text:p>
            <text:p>, commune de Saint-Remy-la-Va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239</text:p>
          </table:table-cell>
          <table:table-cell office:value-type="string" calcext:value-type="string">
            <text:p>Moulin-de-la-Roche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Barn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Barneau</text:p>
            <text:p>, commune de Liss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542</text:p>
          </table:table-cell>
          <table:table-cell office:value-type="string" calcext:value-type="string">
            <text:p>Mulotterie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Barn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Barneau</text:p>
            <text:p>, commune de Liss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11</text:p>
          </table:table-cell>
          <table:table-cell office:value-type="string" calcext:value-type="string">
            <text:p>Saint-Blaise,</text:p>
          </table:table-cell>
          <table:table-cell office:value-type="string" calcext:value-type="string">
            <text:p>chapelle de la commanderie</text:p>
          </table:table-cell>
          <table:table-cell office:value-type="string" calcext:value-type="string">
            <text:p/>
            <text:p>Baudel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e la commanderie, détruite, à </text:p>
            <text:p>Baudelu</text:p>
            <text:p>, commune d’Arb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1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Beauli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Beaulieu</text:p>
            <text:p>, commune de P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09</text:p>
          </table:table-cell>
          <table:table-cell office:value-type="string" calcext:value-type="string">
            <text:p>Heurtreaux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eaumarcha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eaumarchais</text:p>
            <text:p>, commune d’Oth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258</text:p>
          </table:table-cell>
          <table:table-cell office:value-type="string" calcext:value-type="string">
            <text:p>Saint-Eustach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eaumarcha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eaumarchais</text:p>
            <text:p>, commune d’Oth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627</text:p>
          </table:table-cell>
          <table:table-cell office:value-type="string" calcext:value-type="string">
            <text:p>Guivriaux (Les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Beauva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Beauval</text:p>
            <text:p>, commune du Plessis-Pla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908</text:p>
          </table:table-cell>
          <table:table-cell office:value-type="string" calcext:value-type="string">
            <text:p>Maugarnie,</text:p>
          </table:table-cell>
          <table:table-cell office:value-type="string" calcext:value-type="string">
            <text:p>ancien fief, ferme détruite</text:p>
          </table:table-cell>
          <table:table-cell office:value-type="string" calcext:value-type="string">
            <text:p/>
            <text:p>Béchere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 détruite, à </text:p>
            <text:p>Bécherelle</text:p>
            <text:p>, commune de Dont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597</text:p>
          </table:table-cell>
          <table:table-cell office:value-type="string" calcext:value-type="string">
            <text:p>Saint-Thomas-de-Laval,</text:p>
          </table:table-cell>
          <table:table-cell office:value-type="string" calcext:value-type="string">
            <text:p>ancien prieuré de Bénédictines</text:p>
          </table:table-cell>
          <table:table-cell office:value-type="string" calcext:value-type="string">
            <text:p/>
            <text:p>Béchere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rieuré de Bénédictines, à </text:p>
            <text:p>Bécherelle</text:p>
            <text:p>, commune de Dont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11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Ber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Berville</text:p>
            <text:p>, commune de La Genevray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42</text:p>
          </table:table-cell>
          <table:table-cell office:value-type="string" calcext:value-type="string">
            <text:p>Cognet (Le),</text:p>
          </table:table-cell>
          <table:table-cell office:value-type="string" calcext:value-type="string">
            <text:p>anc. ferme et fief</text:p>
          </table:table-cell>
          <table:table-cell office:value-type="string" calcext:value-type="string">
            <text:p/>
            <text:p>Bés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. ferme et fief à </text:p>
            <text:p>Bésigny</text:p>
            <text:p>, commune de Soupp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015</text:p>
          </table:table-cell>
          <table:table-cell office:value-type="string" calcext:value-type="string">
            <text:p>Coquet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Bés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Bésigny</text:p>
            <text:p>, commune de Soupp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498</text:p>
          </table:table-cell>
          <table:table-cell office:value-type="string" calcext:value-type="string">
            <text:p>Fontaine-au-Roi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ess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essonville</text:p>
            <text:p>, commune de La Chapelle-la-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81</text:p>
          </table:table-cell>
          <table:table-cell office:value-type="string" calcext:value-type="string">
            <text:p>Fosse-Barbin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ess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essonville</text:p>
            <text:p>, commune de La Chapelle-la-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82</text:p>
          </table:table-cell>
          <table:table-cell office:value-type="string" calcext:value-type="string">
            <text:p>Fosse-Bizieu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ess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essonville</text:p>
            <text:p>, commune de La Chapelle-la-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695</text:p>
          </table:table-cell>
          <table:table-cell office:value-type="string" calcext:value-type="string">
            <text:p>Margueriè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ess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essonville</text:p>
            <text:p>, commune de La Chapelle-la-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370</text:p>
          </table:table-cell>
          <table:table-cell office:value-type="string" calcext:value-type="string">
            <text:p>Montafill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ess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essonville</text:p>
            <text:p>, commune de La Chapelle-la-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061</text:p>
          </table:table-cell>
          <table:table-cell office:value-type="string" calcext:value-type="string">
            <text:p>Alleux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ie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iercy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234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ancien fief et ferme</text:p>
          </table:table-cell>
          <table:table-cell office:value-type="string" calcext:value-type="string">
            <text:p/>
            <text:p>Bie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ferme, à </text:p>
            <text:p>Biercy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17</text:p>
          </table:table-cell>
          <table:table-cell office:value-type="string" calcext:value-type="string">
            <text:p>Fort-de-Biercy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Bie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Biercy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90</text:p>
          </table:table-cell>
          <table:table-cell office:value-type="string" calcext:value-type="string">
            <text:p>Grande-Grange-Gruyer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Biercy</text:p>
            <text:p/>
          </table:table-cell>
          <table:table-cell office:value-type="float" office:value="77405" calcext:value-type="float">
            <text:p>77405</text:p>
          </table:table-cell>
          <table:table-cell office:value-type="string" calcext:value-type="string">
            <text:p/>
            <text:p>maison détruite, à </text:p>
            <text:p>Biercy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544</text:p>
          </table:table-cell>
          <table:table-cell office:value-type="string" calcext:value-type="string">
            <text:p>Mureaux (Les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/>
            <text:p>Bie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écart, à </text:p>
            <text:p>Biercy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099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ie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iercy</text:p>
            <text:p>, commune de Saint-Cyr-sur-Mori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724</text:p>
          </table:table-cell>
          <table:table-cell office:value-type="string" calcext:value-type="string">
            <text:p>Glaiolet (La fontaine de),</text:p>
          </table:table-cell>
          <table:table-cell/>
          <table:table-cell office:value-type="string" calcext:value-type="string">
            <text:p/>
            <text:p>Bilbartau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Bilbartaut</text:p>
            <text:p>, commune de 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875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lau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laumont</text:p>
            <text:p>, commune de Larch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20</text:p>
          </table:table-cell>
          <table:table-cell office:value-type="string" calcext:value-type="string">
            <text:p>Neuvill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lau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laumont</text:p>
            <text:p>, commune de Larch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425</text:p>
          </table:table-cell>
          <table:table-cell office:value-type="string" calcext:value-type="string">
            <text:p>Puits-Sarfillois (Le),</text:p>
          </table:table-cell>
          <table:table-cell office:value-type="string" calcext:value-type="string">
            <text:p>ancien pressoir</text:p>
          </table:table-cell>
          <table:table-cell office:value-type="string" calcext:value-type="string">
            <text:p/>
            <text:p>Blun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ressoir, à </text:p>
            <text:p>Blunay</text:p>
            <text:p>, commune de Melz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967</text:p>
          </table:table-cell>
          <table:table-cell office:value-type="string" calcext:value-type="string">
            <text:p>Bikad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Bois-de-Dorm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ux </text:p>
            <text:p>Bois-de-Dormelles</text:p>
            <text:p>, commune de Dormel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350</text:p>
          </table:table-cell>
          <table:table-cell office:value-type="string" calcext:value-type="string">
            <text:p>Cour-Gollier (La),</text:p>
          </table:table-cell>
          <table:table-cell office:value-type="string" calcext:value-type="string">
            <text:p>lieu dit, maison détruite</text:p>
          </table:table-cell>
          <table:table-cell office:value-type="string" calcext:value-type="string">
            <text:p/>
            <text:p>Bois-Fremi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maison détruite, à </text:p>
            <text:p>Bois-Fremi</text:p>
            <text:p>, commune de Sablonn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138</text:p>
          </table:table-cell>
          <table:table-cell office:value-type="string" calcext:value-type="string">
            <text:p>Cotté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ois-le-Com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ois-le-Comte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952</text:p>
          </table:table-cell>
          <table:table-cell office:value-type="string" calcext:value-type="string">
            <text:p>Louart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ois-le-Com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ois-le-Comte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995</text:p>
          </table:table-cell>
          <table:table-cell office:value-type="string" calcext:value-type="string">
            <text:p>Méchanvent,</text:p>
          </table:table-cell>
          <table:table-cell office:value-type="string" calcext:value-type="string">
            <text:p>ancien fief et bois</text:p>
          </table:table-cell>
          <table:table-cell office:value-type="string" calcext:value-type="string">
            <text:p/>
            <text:p>Bois-le-Com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bois, à </text:p>
            <text:p>Bois-le-Comte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389</text:p>
          </table:table-cell>
          <table:table-cell office:value-type="string" calcext:value-type="string">
            <text:p>Barbacane,</text:p>
          </table:table-cell>
          <table:table-cell office:value-type="string" calcext:value-type="string">
            <text:p>lieu dit, maison détruite</text:p>
          </table:table-cell>
          <table:table-cell office:value-type="string" calcext:value-type="string">
            <text:p/>
            <text:p>Boismina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maison détruite, à </text:p>
            <text:p>Boisminart</text:p>
            <text:p>, commune de Nanteau-sur-Ess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16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Bonnev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Bonnevault</text:p>
            <text:p>, commune de Larch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742</text:p>
          </table:table-cell>
          <table:table-cell office:value-type="string" calcext:value-type="string">
            <text:p>Vaujour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onsac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Bonsac</text:p>
            <text:p>, commune de Saint-Martin-Chennetr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220</text:p>
          </table:table-cell>
          <table:table-cell office:value-type="string" calcext:value-type="string">
            <text:p>Maison-Colard-le-Roussel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Bord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x </text:p>
            <text:p>Bordes</text:p>
            <text:p>, commune de Beauthei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066</text:p>
          </table:table-cell>
          <table:table-cell office:value-type="string" calcext:value-type="string">
            <text:p>Corf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ordes-de-Ca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x </text:p>
            <text:p>Bordes-de-Cannes</text:p>
            <text:p>, commune de Can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013</text:p>
          </table:table-cell>
          <table:table-cell office:value-type="string" calcext:value-type="string">
            <text:p>Charbonnière (La),</text:p>
          </table:table-cell>
          <table:table-cell office:value-type="string" calcext:value-type="string">
            <text:p>maison et ferme détruite</text:p>
          </table:table-cell>
          <table:table-cell office:value-type="string" calcext:value-type="string">
            <text:p/>
            <text:p>Boucher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et ferme détruite, à </text:p>
            <text:p>Bouchereau</text:p>
            <text:p>, commune de Remau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727</text:p>
          </table:table-cell>
          <table:table-cell office:value-type="string" calcext:value-type="string">
            <text:p>Robich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oui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Bouisy</text:p>
            <text:p>, commune de Bland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59</text:p>
          </table:table-cell>
          <table:table-cell office:value-type="string" calcext:value-type="string">
            <text:p>Sainte-Apolli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ré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réon</text:p>
            <text:p>, commune de La Chapelle-la-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858</text:p>
          </table:table-cell>
          <table:table-cell office:value-type="string" calcext:value-type="string">
            <text:p>Motte-de-Bressoy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ress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Bresso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665</text:p>
          </table:table-cell>
          <table:table-cell office:value-type="string" calcext:value-type="string">
            <text:p>Montpins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reu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 </text:p>
            <text:p>Breuil</text:p>
            <text:p>, près Condé-Sainte-Libiai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071</text:p>
          </table:table-cell>
          <table:table-cell office:value-type="string" calcext:value-type="string">
            <text:p>« Alsonus »,</text:p>
          </table:table-cell>
          <table:table-cell office:value-type="string" calcext:value-type="string">
            <text:p>village disparu</text:p>
          </table:table-cell>
          <table:table-cell office:value-type="string" calcext:value-type="string">
            <text:p/>
            <text:p>Bri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village disparu, en </text:p>
            <text:p>Brie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617</text:p>
          </table:table-cell>
          <table:table-cell office:value-type="string" calcext:value-type="string">
            <text:p>Gaud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r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Brinville</text:p>
            <text:p>, commune de Saint-Sauveur-sur-École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77-07763</text:p>
          </table:table-cell>
          <table:table-cell office:value-type="string" calcext:value-type="string">
            <text:p>Gode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r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Brinville</text:p>
            <text:p>, commune de Saint-Sauveur-sur-École </text:p>
            <text:p>(Annales Gâtinais, XII, 1894, p. 192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069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Bris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Brison</text:p>
            <text:p>, commune de La Croix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250</text:p>
          </table:table-cell>
          <table:table-cell office:value-type="string" calcext:value-type="string">
            <text:p>Carcaland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881</text:p>
          </table:table-cell>
          <table:table-cell office:value-type="string" calcext:value-type="string">
            <text:p>Chantemerl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03</text:p>
          </table:table-cell>
          <table:table-cell office:value-type="string" calcext:value-type="string">
            <text:p>Clos-Saint-Père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813</text:p>
          </table:table-cell>
          <table:table-cell office:value-type="string" calcext:value-type="string">
            <text:p>Croix-Canet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832</text:p>
          </table:table-cell>
          <table:table-cell office:value-type="string" calcext:value-type="string">
            <text:p>Gourgauderi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630</text:p>
          </table:table-cell>
          <table:table-cell office:value-type="string" calcext:value-type="string">
            <text:p>Marchais-Saint-Simo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853</text:p>
          </table:table-cell>
          <table:table-cell office:value-type="string" calcext:value-type="string">
            <text:p>Masure-Jean-Richard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871</text:p>
          </table:table-cell>
          <table:table-cell office:value-type="string" calcext:value-type="string">
            <text:p>Motte-des-Prés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511</text:p>
          </table:table-cell>
          <table:table-cell office:value-type="string" calcext:value-type="string">
            <text:p>Moutier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711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12</text:p>
          </table:table-cell>
          <table:table-cell office:value-type="string" calcext:value-type="string">
            <text:p>Salle (La),</text:p>
          </table:table-cell>
          <table:table-cell office:value-type="string" calcext:value-type="string">
            <text:p>ancien fief, maison détruite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maison détruite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094</text:p>
          </table:table-cell>
          <table:table-cell office:value-type="string" calcext:value-type="string">
            <text:p>Villar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rolles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27</text:p>
          </table:table-cell>
          <table:table-cell office:value-type="string" calcext:value-type="string">
            <text:p>Saint-Hubert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rumier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rumier</text:p>
            <text:p>, commune de Crou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81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chapelle en ruines</text:p>
          </table:table-cell>
          <table:table-cell office:value-type="string" calcext:value-type="string">
            <text:p/>
            <text:p>Bru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en ruines, à </text:p>
            <text:p>Brunoy</text:p>
            <text:p>, commune d’Étrép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359</text:p>
          </table:table-cell>
          <table:table-cell office:value-type="string" calcext:value-type="string">
            <text:p>Chauffour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Busse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Busserolles</text:p>
            <text:p>, commune de Saint-Ouen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925</text:p>
          </table:table-cell>
          <table:table-cell office:value-type="string" calcext:value-type="string">
            <text:p>Hay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Busse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Busserolles</text:p>
            <text:p>, commune de Saint-Ouen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89</text:p>
          </table:table-cell>
          <table:table-cell office:value-type="string" calcext:value-type="string">
            <text:p>Notre-Dam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usse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usserolles</text:p>
            <text:p>, commune de Saint-Ouen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56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B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By</text:p>
            <text:p>, commune de Thome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512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ar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arrois</text:p>
            <text:p>, commune de Qu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401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ar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arrois</text:p>
            <text:p>, commune de Bailly-Carro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918</text:p>
          </table:table-cell>
          <table:table-cell office:value-type="string" calcext:value-type="string">
            <text:p>Motte-V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haintreau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haintreauville</text:p>
            <text:p>, commune de Saint-Pierre-lès-Nemo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667</text:p>
          </table:table-cell>
          <table:table-cell office:value-type="string" calcext:value-type="string">
            <text:p>Pierres-Percé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haintreau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haintreauville</text:p>
            <text:p>, commune de Saint-Pierre-lès-Nemo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668</text:p>
          </table:table-cell>
          <table:table-cell office:value-type="string" calcext:value-type="string">
            <text:p>Beaussan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alando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réuni à celui de </text:p>
            <text:p>Chalandos</text:p>
            <text:p>, communes de Saint-Remy-la-Vanne et de Saint-Sim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418</text:p>
          </table:table-cell>
          <table:table-cell office:value-type="string" calcext:value-type="string">
            <text:p>Petite-Vache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Chalando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Chalandos</text:p>
            <text:p>, commune de Saint-Sim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546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Chamberjo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Chamberjot</text:p>
            <text:p>, commune de Noisy-sur-Éco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321</text:p>
          </table:table-cell>
          <table:table-cell office:value-type="string" calcext:value-type="string">
            <text:p>Maison-Poteau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Chamberjo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Chamberjot</text:p>
            <text:p>, commune de Noisy-sur-Éco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597</text:p>
          </table:table-cell>
          <table:table-cell office:value-type="string" calcext:value-type="string">
            <text:p>Ursulin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hamberjo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hamberjot</text:p>
            <text:p>, commune de Noisy-sur-Éco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764</text:p>
          </table:table-cell>
          <table:table-cell office:value-type="string" calcext:value-type="string">
            <text:p>Har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ampf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ampfay</text:p>
            <text:p>, commune de Villiers-Saint-Geo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476</text:p>
          </table:table-cell>
          <table:table-cell office:value-type="string" calcext:value-type="string">
            <text:p>Courtil-aux-Regnard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h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hangis</text:p>
            <text:p>, commune d’Av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448</text:p>
          </table:table-cell>
          <table:table-cell office:value-type="string" calcext:value-type="string">
            <text:p>Montceau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Ch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à </text:p>
            <text:p>Changis</text:p>
            <text:p>, commune d’Av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260</text:p>
          </table:table-cell>
          <table:table-cell office:value-type="string" calcext:value-type="string">
            <text:p>Auvergnat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a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mouvant de Monglas, au </text:p>
            <text:p>Chanoy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723</text:p>
          </table:table-cell>
          <table:table-cell office:value-type="string" calcext:value-type="string">
            <text:p>Hais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Cha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Chanoy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14</text:p>
          </table:table-cell>
          <table:table-cell office:value-type="string" calcext:value-type="string">
            <text:p>Ouche-Macé (L'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a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anoy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256</text:p>
          </table:table-cell>
          <table:table-cell office:value-type="string" calcext:value-type="string">
            <text:p>Pré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Cha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Chanoy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09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Chapend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Chapendu</text:p>
            <text:p>, commune de Mach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177</text:p>
          </table:table-cell>
          <table:table-cell office:value-type="string" calcext:value-type="string">
            <text:p>Cailloterie (La),</text:p>
          </table:table-cell>
          <table:table-cell office:value-type="string" calcext:value-type="string">
            <text:p>lieu dit et bois</text:p>
          </table:table-cell>
          <table:table-cell office:value-type="string" calcext:value-type="string">
            <text:p/>
            <text:p>Char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et bois à </text:p>
            <text:p>Charnoy</text:p>
            <text:p>, commune de Saint-Remy-la-Va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075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Châtel-lès-N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au </text:p>
            <text:p>Châtel-lès-Nangis</text:p>
            <text:p>, commune de N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907</text:p>
          </table:table-cell>
          <table:table-cell office:value-type="string" calcext:value-type="string">
            <text:p>Ferme-Roguin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Chat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Chaton</text:p>
            <text:p>, commune de Vendr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981</text:p>
          </table:table-cell>
          <table:table-cell office:value-type="string" calcext:value-type="string">
            <text:p>Lozere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at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aton</text:p>
            <text:p>, commune de Vendr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279</text:p>
          </table:table-cell>
          <table:table-cell office:value-type="string" calcext:value-type="string">
            <text:p>Presle (La),</text:p>
          </table:table-cell>
          <table:table-cell office:value-type="string" calcext:value-type="string">
            <text:p>ancien fief et ferme</text:p>
          </table:table-cell>
          <table:table-cell office:value-type="string" calcext:value-type="string">
            <text:p/>
            <text:p>Chat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ferme, à </text:p>
            <text:p>Chaton</text:p>
            <text:p>, commune de Vendr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875</text:p>
          </table:table-cell>
          <table:table-cell office:value-type="string" calcext:value-type="string">
            <text:p>Motte-d'Ormoy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ha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havigny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026</text:p>
          </table:table-cell>
          <table:table-cell office:value-type="string" calcext:value-type="string">
            <text:p>Rulicour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a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avigny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05</text:p>
          </table:table-cell>
          <table:table-cell office:value-type="string" calcext:value-type="string">
            <text:p>Grand-Corps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enout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enouteau</text:p>
            <text:p>, commune de Cheno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09</text:p>
          </table:table-cell>
          <table:table-cell office:value-type="string" calcext:value-type="string">
            <text:p>Grand-Cour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enout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enouteau</text:p>
            <text:p>, commune de Cheno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51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Chivr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Chivres</text:p>
            <text:p>, commune de Jaig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799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hoisy-le-Temp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hoisy-le-Temple</text:p>
            <text:p>, commune de Char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20</text:p>
          </table:table-cell>
          <table:table-cell office:value-type="string" calcext:value-type="string">
            <text:p>Vieilles-Fourch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hoisy-le-Temp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hoisy-le-Temple</text:p>
            <text:p>, commune de Char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488</text:p>
          </table:table-cell>
          <table:table-cell office:value-type="string" calcext:value-type="string">
            <text:p>Gabourell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lay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laye</text:p>
            <text:p>, commune de Claye-S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692</text:p>
          </table:table-cell>
          <table:table-cell office:value-type="string" calcext:value-type="string">
            <text:p>Guittry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Clay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Claye</text:p>
            <text:p>, commune de Claye-S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49</text:p>
          </table:table-cell>
          <table:table-cell office:value-type="string" calcext:value-type="string">
            <text:p>Saint-Marc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Closebarb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Closebarbe</text:p>
            <text:p>, commune de Sainte-Colomb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145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offe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offery</text:p>
            <text:p>, commune de Choisy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967</text:p>
          </table:table-cell>
          <table:table-cell office:value-type="string" calcext:value-type="string">
            <text:p>Brossard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ombr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ombreux</text:p>
            <text:p>, commune de Tourna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898</text:p>
          </table:table-cell>
          <table:table-cell office:value-type="string" calcext:value-type="string">
            <text:p>Maubuiss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mbr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mbreux</text:p>
            <text:p>, commune de Tourna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246</text:p>
          </table:table-cell>
          <table:table-cell office:value-type="string" calcext:value-type="string">
            <text:p>Caquost,</text:p>
          </table:table-cell>
          <table:table-cell office:value-type="string" calcext:value-type="string">
            <text:p>ancienne île</text:p>
          </table:table-cell>
          <table:table-cell office:value-type="string" calcext:value-type="string">
            <text:p/>
            <text:p>Condetz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île dans la Marne à </text:p>
            <text:p>Condetz</text:p>
            <text:p>, commune de La Ferté-sous-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627</text:p>
          </table:table-cell>
          <table:table-cell office:value-type="string" calcext:value-type="string">
            <text:p>Coutures-Saint-Martin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ndetz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ndetz</text:p>
            <text:p>, commune de La Ferté-sous-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580</text:p>
          </table:table-cell>
          <table:table-cell office:value-type="string" calcext:value-type="string">
            <text:p>Boro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rber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rberon</text:p>
            <text:p>, commune de Vieux-Champag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026</text:p>
          </table:table-cell>
          <table:table-cell office:value-type="string" calcext:value-type="string">
            <text:p>Corberonneri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Corber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Corberon</text:p>
            <text:p>, commune de Vieux-Champag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20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rber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rberon</text:p>
            <text:p>, commune des Mare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939</text:p>
          </table:table-cell>
          <table:table-cell office:value-type="string" calcext:value-type="string">
            <text:p>Maupas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orber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orberon</text:p>
            <text:p>, commune de Vieux-Champag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220</text:p>
          </table:table-cell>
          <table:table-cell office:value-type="string" calcext:value-type="string">
            <text:p>Moulin-de-Corberon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Corber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Corberon</text:p>
            <text:p>, commune des Mare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332</text:p>
          </table:table-cell>
          <table:table-cell office:value-type="string" calcext:value-type="string">
            <text:p>Bagneau,</text:p>
          </table:table-cell>
          <table:table-cell office:value-type="string" calcext:value-type="string">
            <text:p>ancien moulin à vent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oulin à vent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134</text:p>
          </table:table-cell>
          <table:table-cell office:value-type="string" calcext:value-type="string">
            <text:p>Butte (La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222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Cordoux</text:p>
            <text:p>, commune de Courpala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756</text:p>
          </table:table-cell>
          <table:table-cell office:value-type="string" calcext:value-type="string">
            <text:p>Haquo (Le bois),</text:p>
          </table:table-cell>
          <table:table-cell/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931</text:p>
          </table:table-cell>
          <table:table-cell office:value-type="string" calcext:value-type="string">
            <text:p>Hayeuse (La),</text:p>
          </table:table-cell>
          <table:table-cell office:value-type="string" calcext:value-type="string">
            <text:p>ferme et manoir détr.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et manoir détr.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62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698</text:p>
          </table:table-cell>
          <table:table-cell office:value-type="string" calcext:value-type="string">
            <text:p>Léchelle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057</text:p>
          </table:table-cell>
          <table:table-cell office:value-type="string" calcext:value-type="string">
            <text:p>Parré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863</text:p>
          </table:table-cell>
          <table:table-cell office:value-type="string" calcext:value-type="string">
            <text:p>Rouaize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/>
            <text:p>Cordo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ontaine, à </text:p>
            <text:p>Cordoux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518</text:p>
          </table:table-cell>
          <table:table-cell office:value-type="string" calcext:value-type="string">
            <text:p>Petit-Saint-Fiacre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Cornill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Cornillon</text:p>
            <text:p>, commune de Nanteuil-lès-M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409</text:p>
          </table:table-cell>
          <table:table-cell office:value-type="string" calcext:value-type="string">
            <text:p>Bardill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ss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Cossigny</text:p>
            <text:p>, commune de Chevry-Cos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28</text:p>
          </table:table-cell>
          <table:table-cell office:value-type="string" calcext:value-type="string">
            <text:p>Cocho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ss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ssigny</text:p>
            <text:p>, commune de Chevry-Cos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249</text:p>
          </table:table-cell>
          <table:table-cell office:value-type="string" calcext:value-type="string">
            <text:p>Grange (La),</text:p>
          </table:table-cell>
          <table:table-cell office:value-type="string" calcext:value-type="string">
            <text:p>maison et ferme détr.</text:p>
          </table:table-cell>
          <table:table-cell office:value-type="string" calcext:value-type="string">
            <text:p/>
            <text:p>Coudr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et ferme détr., au </text:p>
            <text:p>Coudray</text:p>
            <text:p>, commune de Rozay-en-Bri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434</text:p>
          </table:table-cell>
          <table:table-cell office:value-type="string" calcext:value-type="string">
            <text:p>Doyen (Le bois),</text:p>
          </table:table-cell>
          <table:table-cell/>
          <table:table-cell office:value-type="string" calcext:value-type="string">
            <text:p/>
            <text:p>Coulommes</text:p>
            <text:p/>
          </table:table-cell>
          <table:table-cell office:value-type="float" office:value="77130" calcext:value-type="float">
            <text:p>77130</text:p>
          </table:table-cell>
          <table:table-cell office:value-type="string" calcext:value-type="string">
            <text:p>à </text:p>
            <text:p>Coulomm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426</text:p>
          </table:table-cell>
          <table:table-cell office:value-type="string" calcext:value-type="string">
            <text:p>Graviers (Le bois des),</text:p>
          </table:table-cell>
          <table:table-cell/>
          <table:table-cell office:value-type="string" calcext:value-type="string">
            <text:p/>
            <text:p>Coulommes</text:p>
            <text:p/>
          </table:table-cell>
          <table:table-cell office:value-type="float" office:value="77130" calcext:value-type="float">
            <text:p>77130</text:p>
          </table:table-cell>
          <table:table-cell office:value-type="string" calcext:value-type="string">
            <text:p>à </text:p>
            <text:p>Coulomm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151</text:p>
          </table:table-cell>
          <table:table-cell office:value-type="string" calcext:value-type="string">
            <text:p>Aré (Le chemin d'),</text:p>
          </table:table-cell>
          <table:table-cell/>
          <table:table-cell office:value-type="string" calcext:value-type="string">
            <text:p/>
            <text:p>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>route de Rebais à </text:p>
            <text:p>Coulommier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300</text:p>
          </table:table-cell>
          <table:table-cell office:value-type="string" calcext:value-type="string">
            <text:p>Moncel (Le),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/>
            <text:p>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quartier de </text:p>
            <text:p>Coulommier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449</text:p>
          </table:table-cell>
          <table:table-cell office:value-type="string" calcext:value-type="string">
            <text:p>Montceau (Le),</text:p>
          </table:table-cell>
          <table:table-cell office:value-type="string" calcext:value-type="string">
            <text:p>lieu dit, ancien prieuré de Sainte-Foy</text:p>
          </table:table-cell>
          <table:table-cell office:value-type="string" calcext:value-type="string">
            <text:p/>
            <text:p>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lieu dit, ancien prieuré de Sainte-Foy, à </text:p>
            <text:p>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324</text:p>
          </table:table-cell>
          <table:table-cell office:value-type="string" calcext:value-type="string">
            <text:p>Moulin-du-Château (Le),</text:p>
          </table:table-cell>
          <table:table-cell/>
          <table:table-cell office:value-type="string" calcext:value-type="string">
            <text:p/>
            <text:p>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>à </text:p>
            <text:p>Coulommier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99</text:p>
          </table:table-cell>
          <table:table-cell office:value-type="string" calcext:value-type="string">
            <text:p>Saint-Lazare,</text:p>
          </table:table-cell>
          <table:table-cell office:value-type="string" calcext:value-type="string">
            <text:p>ancienne maladrerie</text:p>
          </table:table-cell>
          <table:table-cell office:value-type="string" calcext:value-type="string">
            <text:p/>
            <text:p>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ne maladrerie, à </text:p>
            <text:p>Coulommier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633</text:p>
          </table:table-cell>
          <table:table-cell office:value-type="string" calcext:value-type="string">
            <text:p>Champ-aux-Malade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oup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oupigny</text:p>
            <text:p>, commune de Sablonn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082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Courbet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chapelle, à </text:p>
            <text:p>Courbeton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238</text:p>
          </table:table-cell>
          <table:table-cell office:value-type="string" calcext:value-type="string">
            <text:p>Sainte-Marie-Madelei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Courbet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 à </text:p>
            <text:p>Courbeton</text:p>
            <text:p>, commune de Saint-Germain-Laval (Pouillés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410</text:p>
          </table:table-cell>
          <table:table-cell office:value-type="string" calcext:value-type="string">
            <text:p>Puits-des-Masures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ourbuiss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ourbuisson</text:p>
            <text:p>, commune de Samoi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77-03962</text:p>
          </table:table-cell>
          <table:table-cell office:value-type="string" calcext:value-type="string">
            <text:p>Compagnie-du-Chesn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urcelles-la-Rou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urcelles-la-Roue</text:p>
            <text:p>, 137</text:p>
            <text:p>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795</text:p>
          </table:table-cell>
          <table:table-cell office:value-type="string" calcext:value-type="string">
            <text:p>Obélisque (L'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ourc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ourcilly</text:p>
            <text:p>, commune de Saint-Ouen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115</text:p>
          </table:table-cell>
          <table:table-cell office:value-type="string" calcext:value-type="string">
            <text:p>Portillo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Courl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Courlon</text:p>
            <text:p>, commune de Bray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984</text:p>
          </table:table-cell>
          <table:table-cell office:value-type="string" calcext:value-type="string">
            <text:p>Croix-Jacquinot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ourtevro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ourtevroult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777</text:p>
          </table:table-cell>
          <table:table-cell office:value-type="string" calcext:value-type="string">
            <text:p>Faloise (La),</text:p>
          </table:table-cell>
          <table:table-cell office:value-type="string" calcext:value-type="string">
            <text:p>maison isolée, anc. château et fief</text:p>
          </table:table-cell>
          <table:table-cell office:value-type="string" calcext:value-type="string">
            <text:p/>
            <text:p>Courtevrous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anc. château et fief, à </text:p>
            <text:p>Courtevroust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822</text:p>
          </table:table-cell>
          <table:table-cell office:value-type="string" calcext:value-type="string">
            <text:p>Faujus,</text:p>
          </table:table-cell>
          <table:table-cell office:value-type="string" calcext:value-type="string">
            <text:p>ferme et bois</text:p>
          </table:table-cell>
          <table:table-cell office:value-type="string" calcext:value-type="string">
            <text:p/>
            <text:p>Courtevrous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et bois, dépendant autrefois du collège du Cardinal Lemoine à </text:p>
            <text:p>Courtevroust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813</text:p>
          </table:table-cell>
          <table:table-cell office:value-type="string" calcext:value-type="string">
            <text:p>Livr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Courtevrous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uisseau, affluent de l'Yères, prend sa source à </text:p>
            <text:p>Courtevroust</text:p>
            <text:p> et arrose les communes de La Croix-en-Brie et de Gast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254</text:p>
          </table:table-cell>
          <table:table-cell office:value-type="string" calcext:value-type="string">
            <text:p>Jardi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ourt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ourton</text:p>
            <text:p>, commune de Saint-Loup-de-Nau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984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Courton-Ba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, à </text:p>
            <text:p>Courton-Bas</text:p>
            <text:p>, commune de Saint-Loup-de-Nau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758</text:p>
          </table:table-cell>
          <table:table-cell office:value-type="string" calcext:value-type="string">
            <text:p>Clos-Davery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ramay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ramayel</text:p>
            <text:p>, commune de Moissy-Cramay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485</text:p>
          </table:table-cell>
          <table:table-cell office:value-type="string" calcext:value-type="string">
            <text:p>Montdenis,</text:p>
          </table:table-cell>
          <table:table-cell office:value-type="string" calcext:value-type="string">
            <text:p>ferme, ancien prieuré de Bénédictines</text:p>
          </table:table-cell>
          <table:table-cell office:value-type="string" calcext:value-type="string">
            <text:p/>
            <text:p>Cré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ncien prieuré de Bénédictines transféré à </text:p>
            <text:p>Crécy</text:p>
            <text:p> en 1833, commune de San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575</text:p>
          </table:table-cell>
          <table:table-cell office:value-type="string" calcext:value-type="string">
            <text:p>Enfer (L'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répo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répoil</text:p>
            <text:p>, commune de Cocher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05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répo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répoil</text:p>
            <text:p>, commune de Cocher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679</text:p>
          </table:table-cell>
          <table:table-cell office:value-type="string" calcext:value-type="string">
            <text:p>Maresteaux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Crépo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Crépoil</text:p>
            <text:p>, commune de Cocher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20</text:p>
          </table:table-cell>
          <table:table-cell office:value-type="string" calcext:value-type="string">
            <text:p>Saint-Leu,</text:p>
          </table:table-cell>
          <table:table-cell office:value-type="string" calcext:value-type="string">
            <text:p>fontaine, ancien pèlerinage</text:p>
          </table:table-cell>
          <table:table-cell office:value-type="string" calcext:value-type="string">
            <text:p/>
            <text:p>Crépo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ontaine, ancien pèlerinage, à </text:p>
            <text:p>Crépoil</text:p>
            <text:p>, commune de Cocher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197</text:p>
          </table:table-cell>
          <table:table-cell office:value-type="string" calcext:value-type="string">
            <text:p>Bois-du-Liard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Crim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u </text:p>
            <text:p>Crimeau</text:p>
            <text:p>, commune d’Égr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46</text:p>
          </table:table-cell>
          <table:table-cell office:value-type="string" calcext:value-type="string">
            <text:p>Saint-Mammès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Crim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au </text:p>
            <text:p>Crimeau</text:p>
            <text:p>, commune d’Égr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682</text:p>
          </table:table-cell>
          <table:table-cell office:value-type="string" calcext:value-type="string">
            <text:p>Champ-de-la-Forge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roupe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roupet</text:p>
            <text:p>, commune de Do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804</text:p>
          </table:table-cell>
          <table:table-cell office:value-type="string" calcext:value-type="string">
            <text:p>Fontaine-Sainte-Croi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rout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routes</text:p>
            <text:p>, commune de Nanteuil-sur-Mar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0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ancien moulin</text:p>
          </table:table-cell>
          <table:table-cell office:value-type="string" calcext:value-type="string">
            <text:p/>
            <text:p>Crout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oulin à </text:p>
            <text:p>Croutes</text:p>
            <text:p>, 400Nanteuil-sur-Marnecommune de 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066</text:p>
          </table:table-cell>
          <table:table-cell office:value-type="string" calcext:value-type="string">
            <text:p>Alond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u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à </text:p>
            <text:p>Cugny</text:p>
            <text:p>, commune de La Genevray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27</text:p>
          </table:table-cell>
          <table:table-cell office:value-type="string" calcext:value-type="string">
            <text:p>Grand-Courtil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Cu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Cugny</text:p>
            <text:p>, commune de La Genevray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342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/>
            <text:p>Cu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ncien fief, à </text:p>
            <text:p>Cugny</text:p>
            <text:p>, commune de La Genevray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906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ancien fief, ferme détruite</text:p>
          </table:table-cell>
          <table:table-cell office:value-type="string" calcext:value-type="string">
            <text:p/>
            <text:p>Cutr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 détruite, aux </text:p>
            <text:p>Cutrelles</text:p>
            <text:p>, commune de Vimpel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239</text:p>
          </table:table-cell>
          <table:table-cell office:value-type="string" calcext:value-type="string">
            <text:p>Crotot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Cutr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Cutrelles</text:p>
            <text:p>, commune de Vimpel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515</text:p>
          </table:table-cell>
          <table:table-cell office:value-type="string" calcext:value-type="string">
            <text:p>Grivaux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Da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Dainville</text:p>
            <text:p>, commune de Coutevro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715</text:p>
          </table:table-cell>
          <table:table-cell office:value-type="string" calcext:value-type="string">
            <text:p>Pinardiè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Da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Dainville</text:p>
            <text:p>, commune de Coutevroult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77-15239</text:p>
          </table:table-cell>
          <table:table-cell office:value-type="string" calcext:value-type="string">
            <text:p>Sainte-Marie-Madelei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Dan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 au </text:p>
            <text:p>xvii</text:p>
            <text:p>e siècle, à </text:p>
            <text:p>Dancy</text:p>
            <text:p>, commune de Trilpo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572</text:p>
          </table:table-cell>
          <table:table-cell office:value-type="string" calcext:value-type="string">
            <text:p>Chambeaudor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Échamp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Échampeu</text:p>
            <text:p>, commune de Liz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562</text:p>
          </table:table-cell>
          <table:table-cell office:value-type="string" calcext:value-type="string">
            <text:p>En-bas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Échamp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Échampeu</text:p>
            <text:p>, commune de Liz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837</text:p>
          </table:table-cell>
          <table:table-cell office:value-type="string" calcext:value-type="string">
            <text:p>Orgemon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Échamp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Échampeu</text:p>
            <text:p>, commune de Liz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242</text:p>
          </table:table-cell>
          <table:table-cell office:value-type="string" calcext:value-type="string">
            <text:p>Villett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Échamp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Échampeu</text:p>
            <text:p>, commune de Liz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17</text:p>
          </table:table-cell>
          <table:table-cell office:value-type="string" calcext:value-type="string">
            <text:p>Touch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Écoubl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Écoublay</text:p>
            <text:p>, commune de Fontenay-Tr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736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Effondré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Effondré</text:p>
            <text:p>, commune de Thome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527</text:p>
          </table:table-cell>
          <table:table-cell office:value-type="string" calcext:value-type="string">
            <text:p>Effondré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Égren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Égrenay</text:p>
            <text:p>, commune de Combs-la-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061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Égren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Égrenay</text:p>
            <text:p>, commune de Combs-la-Vill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403</text:p>
          </table:table-cell>
          <table:table-cell office:value-type="string" calcext:value-type="string">
            <text:p>Bois-Vieux-Jacques (Le),</text:p>
          </table:table-cell>
          <table:table-cell/>
          <table:table-cell office:value-type="string" calcext:value-type="string">
            <text:p/>
            <text:p>Ép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Épigny</text:p>
            <text:p>, commune de Chevry-en-Ser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764</text:p>
          </table:table-cell>
          <table:table-cell office:value-type="string" calcext:value-type="string">
            <text:p>Godet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a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arcy</text:p>
            <text:p>, commune de Dammarie-lès-Ly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226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/>
            <text:p>Farcy-lès-Ly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âteau, à </text:p>
            <text:p>Farcy-lès-Lys</text:p>
            <text:p>, commune de Dammarie-lès-Ly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637</text:p>
          </table:table-cell>
          <table:table-cell office:value-type="string" calcext:value-type="string">
            <text:p>Bouilly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arg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Fargeville</text:p>
            <text:p>, commune de Garentr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178</text:p>
          </table:table-cell>
          <table:table-cell office:value-type="string" calcext:value-type="string">
            <text:p>Coudr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arg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Fargeville</text:p>
            <text:p>, commune de Garentr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669</text:p>
          </table:table-cell>
          <table:table-cell office:value-type="string" calcext:value-type="string">
            <text:p>Lavach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arg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Fargeville</text:p>
            <text:p>, commune de Garentr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606</text:p>
          </table:table-cell>
          <table:table-cell office:value-type="string" calcext:value-type="string">
            <text:p>Vache (La)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/>
            <text:p>Farg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ncien fief, à </text:p>
            <text:p>Fargeville</text:p>
            <text:p>, commune de Garentr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884</text:p>
          </table:table-cell>
          <table:table-cell office:value-type="string" calcext:value-type="string">
            <text:p>Grand-Busset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ay</text:p>
            <text:p>, commune d’Arment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793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ay</text:p>
            <text:p>, commune d’Arment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817</text:p>
          </table:table-cell>
          <table:table-cell office:value-type="string" calcext:value-type="string">
            <text:p>Masu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ay</text:p>
            <text:p>, commune d’Arment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020</text:p>
          </table:table-cell>
          <table:table-cell office:value-type="string" calcext:value-type="string">
            <text:p>Parc-Saint-Oyer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ay</text:p>
            <text:p>, commune d’Arment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952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Fay-Banchel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 </text:p>
            <text:p>Fay-Banchelin</text:p>
            <text:p>, commune de Chailly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322</text:p>
          </table:table-cell>
          <table:table-cell office:value-type="string" calcext:value-type="string">
            <text:p>Cour-des-Nolins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é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Férolles</text:p>
            <text:p>, commune de Férolles-Att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646</text:p>
          </table:table-cell>
          <table:table-cell office:value-type="string" calcext:value-type="string">
            <text:p>Reposoir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err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errolles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796</text:p>
          </table:table-cell>
          <table:table-cell office:value-type="string" calcext:value-type="string">
            <text:p>Sollorett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esch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escheux</text:p>
            <text:p>, commune de Gesvres-le-Chapitr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704</text:p>
          </table:table-cell>
          <table:table-cell office:value-type="string" calcext:value-type="string">
            <text:p>Estrée (le bois de l'),</text:p>
          </table:table-cell>
          <table:table-cell/>
          <table:table-cell office:value-type="string" calcext:value-type="string">
            <text:p/>
            <text:p>Flai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Flaix</text:p>
            <text:p>, commune de Villiers-Saint-Geo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859</text:p>
          </table:table-cell>
          <table:table-cell office:value-type="string" calcext:value-type="string">
            <text:p>Granchott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lai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laix</text:p>
            <text:p>, commune de Villiers-Saint-Geo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067</text:p>
          </table:table-cell>
          <table:table-cell office:value-type="string" calcext:value-type="string">
            <text:p>Pontmouli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lai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Flaix</text:p>
            <text:p>, commune de Villiers-Saint-Geo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58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lai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laix</text:p>
            <text:p>, commune de Villiers-Saint-Geo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722</text:p>
          </table:table-cell>
          <table:table-cell office:value-type="string" calcext:value-type="string">
            <text:p>Glacière (La)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Flambo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Flamboin</text:p>
            <text:p>, commune de Gouai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899</text:p>
          </table:table-cell>
          <table:table-cell office:value-type="string" calcext:value-type="string">
            <text:p>Motte-Renier-Accorr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Flambo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Flamboin</text:p>
            <text:p>, commune de Gouai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96</text:p>
          </table:table-cell>
          <table:table-cell office:value-type="string" calcext:value-type="string">
            <text:p>Houdr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le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leigny</text:p>
            <text:p>, commune de R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57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leu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leury</text:p>
            <text:p>, 260Courpalaycommune de 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39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Fleu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Fleury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79</text:p>
          </table:table-cell>
          <table:table-cell office:value-type="string" calcext:value-type="string">
            <text:p>Tour-de-Fleury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Fleu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Fleury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666</text:p>
          </table:table-cell>
          <table:table-cell office:value-type="string" calcext:value-type="string">
            <text:p>Erquelin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oljuif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Foljuif</text:p>
            <text:p>, commune de Saint-Pierre-lès-Nemo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652</text:p>
          </table:table-cell>
          <table:table-cell office:value-type="string" calcext:value-type="string">
            <text:p>Guignebert,</text:p>
          </table:table-cell>
          <table:table-cell office:value-type="string" calcext:value-type="string">
            <text:p>ancienne maison seigneuriale</text:p>
          </table:table-cell>
          <table:table-cell office:value-type="string" calcext:value-type="string">
            <text:p/>
            <text:p>Foljuif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maison seigneuriale, à </text:p>
            <text:p>Foljuif</text:p>
            <text:p>, commune de Saint-Pierre-lès-Nemo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79</text:p>
          </table:table-cell>
          <table:table-cell office:value-type="string" calcext:value-type="string">
            <text:p>Hôtel-Dieu (L'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oljuif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oljuif</text:p>
            <text:p>, commune de Saint-Pierre-lès-Nemo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99</text:p>
          </table:table-cell>
          <table:table-cell office:value-type="string" calcext:value-type="string">
            <text:p>Notre-Dame-de-la-Roche,</text:p>
          </table:table-cell>
          <table:table-cell office:value-type="string" calcext:value-type="string">
            <text:p>ancien ermitage</text:p>
          </table:table-cell>
          <table:table-cell office:value-type="string" calcext:value-type="string">
            <text:p/>
            <text:p>Fontaine-Ri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ermitage à </text:p>
            <text:p>Fontaine-Riant</text:p>
            <text:p>, chapelle détruite, en la paroisse Sainte-Croix de Prov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00</text:p>
          </table:table-cell>
          <table:table-cell office:value-type="string" calcext:value-type="string">
            <text:p>Clos-Platel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ontaine-Rian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ontaine-Riante</text:p>
            <text:p>, commune de Provin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77-15962</text:p>
          </table:table-cell>
          <table:table-cell office:value-type="string" calcext:value-type="string">
            <text:p>Templ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ontaine-Rian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ontaine-Riante</text:p>
            <text:p>, 526</text:p>
            <text:p>commune de Prov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684</text:p>
          </table:table-cell>
          <table:table-cell office:value-type="string" calcext:value-type="string">
            <text:p>Montroti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Fontenei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Fonteneilles</text:p>
            <text:p>, commune de Soupp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500</text:p>
          </table:table-cell>
          <table:table-cell office:value-type="string" calcext:value-type="string">
            <text:p>Chemin-Perré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Fonten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Fontenelles</text:p>
            <text:p>, commune de Saint-Mars-en-Brie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77-1205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Fores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 </text:p>
            <text:p>vers 1875, ancien fief, à </text:p>
            <text:p>Forest</text:p>
            <text:p>, commune de Chaum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093</text:p>
          </table:table-cell>
          <table:table-cell office:value-type="string" calcext:value-type="string">
            <text:p>Ancienne-Poste (L'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Foss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 à </text:p>
            <text:p>Fossard</text:p>
            <text:p>, commune d’Esma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846</text:p>
          </table:table-cell>
          <table:table-cell office:value-type="string" calcext:value-type="string">
            <text:p>Bréau (Le),</text:p>
          </table:table-cell>
          <table:table-cell office:value-type="string" calcext:value-type="string">
            <text:p>ancienne auberge</text:p>
          </table:table-cell>
          <table:table-cell office:value-type="string" calcext:value-type="string">
            <text:p/>
            <text:p>Foss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auberge, à </text:p>
            <text:p>Fossard</text:p>
            <text:p>, commune d’Esma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530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Foss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Fossard</text:p>
            <text:p>, commune de Varennes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15</text:p>
          </table:table-cell>
          <table:table-cell office:value-type="string" calcext:value-type="string">
            <text:p>Saint-Blaise,</text:p>
          </table:table-cell>
          <table:table-cell office:value-type="string" calcext:value-type="string">
            <text:p>chapelle en ruines</text:p>
          </table:table-cell>
          <table:table-cell office:value-type="string" calcext:value-type="string">
            <text:p/>
            <text:p>Fourch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en ruines, dépendant de la commanderie de Beauvais, à </text:p>
            <text:p>Fourches</text:p>
            <text:p>, commune du Vaudoué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79</text:p>
          </table:table-cell>
          <table:table-cell office:value-type="string" calcext:value-type="string">
            <text:p>Grande-Vente (Le bois de 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Fromonc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Fromonceau</text:p>
            <text:p>, commune de Bagn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328</text:p>
          </table:table-cell>
          <table:table-cell office:value-type="string" calcext:value-type="string">
            <text:p>Darvault,</text:p>
          </table:table-cell>
          <table:table-cell office:value-type="string" calcext:value-type="string">
            <text:p>ancien hameau</text:p>
          </table:table-cell>
          <table:table-cell office:value-type="string" calcext:value-type="string">
            <text:p/>
            <text:p>Fromonville</text:p>
            <text:p/>
          </table:table-cell>
          <table:table-cell office:value-type="float" office:value="77156" calcext:value-type="float">
            <text:p>77156</text:p>
          </table:table-cell>
          <table:table-cell office:value-type="string" calcext:value-type="string">
            <text:p/>
            <text:p>ancien hameau de </text:p>
            <text:p>Fromonville</text:p>
            <text:p>, a été érigé en commune par le décret du 15 décembre 1926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706</text:p>
          </table:table-cell>
          <table:table-cell office:value-type="string" calcext:value-type="string">
            <text:p>Léguillette,</text:p>
          </table:table-cell>
          <table:table-cell office:value-type="string" calcext:value-type="string">
            <text:p>ferme, ancien fief</text:p>
          </table:table-cell>
          <table:table-cell office:value-type="string" calcext:value-type="string">
            <text:p/>
            <text:p>Fu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ncien fief, à </text:p>
            <text:p>Fussy</text:p>
            <text:p>, commune de Crou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480</text:p>
          </table:table-cell>
          <table:table-cell office:value-type="string" calcext:value-type="string">
            <text:p>Courtil-Barte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769</text:p>
          </table:table-cell>
          <table:table-cell office:value-type="string" calcext:value-type="string">
            <text:p>Croix-Blanch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280</text:p>
          </table:table-cell>
          <table:table-cell office:value-type="string" calcext:value-type="string">
            <text:p>Cuy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371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662</text:p>
          </table:table-cell>
          <table:table-cell office:value-type="string" calcext:value-type="string">
            <text:p>Fontaine-Froid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14</text:p>
          </table:table-cell>
          <table:table-cell office:value-type="string" calcext:value-type="string">
            <text:p>Hiboudièr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770</text:p>
          </table:table-cell>
          <table:table-cell office:value-type="string" calcext:value-type="string">
            <text:p>Lige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ard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ardeloup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329</text:p>
          </table:table-cell>
          <table:table-cell office:value-type="string" calcext:value-type="string">
            <text:p>Dass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Genou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relevant de la seigneurie de Bombon, à </text:p>
            <text:p>Genouilly</text:p>
            <text:p>, commune de Crise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823</text:p>
          </table:table-cell>
          <table:table-cell office:value-type="string" calcext:value-type="string">
            <text:p>Bransles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Germ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Germenoy</text:p>
            <text:p>, commune de Vaux-le-Péni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900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Germ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Germenoy</text:p>
            <text:p>, commune de Vaux-le-Péni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360</text:p>
          </table:table-cell>
          <table:table-cell office:value-type="string" calcext:value-type="string">
            <text:p>Tresmes,</text:p>
          </table:table-cell>
          <table:table-cell office:value-type="string" calcext:value-type="string">
            <text:p>ancien fief et paroisse Notre-Dame</text:p>
          </table:table-cell>
          <table:table-cell office:value-type="string" calcext:value-type="string">
            <text:p/>
            <text:p>Gesvres-le-Duc</text:p>
            <text:p/>
          </table:table-cell>
          <table:table-cell office:value-type="float" office:value="77148" calcext:value-type="float">
            <text:p>77148</text:p>
          </table:table-cell>
          <table:table-cell office:value-type="string" calcext:value-type="string">
            <text:p/>
            <text:p>ancien fief et paroisse Notre-Dame, réunie à celle de </text:p>
            <text:p>Gesvres-le-Duc</text:p>
            <text:p> le 21 novembre 1721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196</text:p>
          </table:table-cell>
          <table:table-cell office:value-type="string" calcext:value-type="string">
            <text:p>Coullemièr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Gimbrois</text:p>
            <text:p>, commune de Montceaux-lès-Prov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689</text:p>
          </table:table-cell>
          <table:table-cell office:value-type="string" calcext:value-type="string">
            <text:p>Essarts (Les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991</text:p>
          </table:table-cell>
          <table:table-cell office:value-type="string" calcext:value-type="string">
            <text:p>Fief-aux-Pampelunes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196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37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403</text:p>
          </table:table-cell>
          <table:table-cell office:value-type="string" calcext:value-type="string">
            <text:p>Granges-Saint-Ayoul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245</text:p>
          </table:table-cell>
          <table:table-cell office:value-type="string" calcext:value-type="string">
            <text:p>Maison-Dieu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382</text:p>
          </table:table-cell>
          <table:table-cell office:value-type="string" calcext:value-type="string">
            <text:p>Maisons-Rouges (Les)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ncien fief, à </text:p>
            <text:p>Gimbrois</text:p>
            <text:p>, commune de Voult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561</text:p>
          </table:table-cell>
          <table:table-cell office:value-type="string" calcext:value-type="string">
            <text:p>Mancy (Le bois de),</text:p>
          </table:table-cell>
          <table:table-cell/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440</text:p>
          </table:table-cell>
          <table:table-cell office:value-type="string" calcext:value-type="string">
            <text:p>Petit-Hôtel-Dieu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813</text:p>
          </table:table-cell>
          <table:table-cell office:value-type="string" calcext:value-type="string">
            <text:p>Souci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69</text:p>
          </table:table-cell>
          <table:table-cell office:value-type="string" calcext:value-type="string">
            <text:p>Vieux-Château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Gimbr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Gimbrois</text:p>
            <text:p>, commune de Voult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226</text:p>
          </table:table-cell>
          <table:table-cell office:value-type="string" calcext:value-type="string">
            <text:p>Moulin-de-Givry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Giv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Givry</text:p>
            <text:p>, commune de P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487</text:p>
          </table:table-cell>
          <table:table-cell office:value-type="string" calcext:value-type="string">
            <text:p>Gabot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Glois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Gloise</text:p>
            <text:p>, commune de Vaud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79</text:p>
          </table:table-cell>
          <table:table-cell office:value-type="string" calcext:value-type="string">
            <text:p>Fosse-aux-Prêtres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Gondelo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Gondelot</text:p>
            <text:p>, commune d’Aug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71</text:p>
          </table:table-cell>
          <table:table-cell office:value-type="string" calcext:value-type="string">
            <text:p>Vieux-Cimetière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Gondelo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Gondelot</text:p>
            <text:p>, commune d’Aug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825</text:p>
          </table:table-cell>
          <table:table-cell office:value-type="string" calcext:value-type="string">
            <text:p>Croix-Couvert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rand-Bré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rand-Bréau</text:p>
            <text:p>, commune de Courpala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913</text:p>
          </table:table-cell>
          <table:table-cell office:value-type="string" calcext:value-type="string">
            <text:p>Colommett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Grandcham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 à </text:p>
            <text:p>Grandchamp</text:p>
            <text:p>, commune de Tancro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634</text:p>
          </table:table-cell>
          <table:table-cell office:value-type="string" calcext:value-type="string">
            <text:p>Montmill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Grate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Grateloup</text:p>
            <text:p>, commune de Montigny-Lencoup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007</text:p>
          </table:table-cell>
          <table:table-cell office:value-type="string" calcext:value-type="string">
            <text:p>Thémy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Gué-à-Tresm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sur la Thérouanne, au </text:p>
            <text:p>Gué-à-Tresmes</text:p>
            <text:p>, commune de Co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184</text:p>
          </table:table-cell>
          <table:table-cell office:value-type="string" calcext:value-type="string">
            <text:p>Fief-Perrichon (Le),</text:p>
          </table:table-cell>
          <table:table-cell office:value-type="string" calcext:value-type="string">
            <text:p>ancien fief, maison détruite</text:p>
          </table:table-cell>
          <table:table-cell office:value-type="string" calcext:value-type="string">
            <text:p/>
            <text:p>Hai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maison détruite, aux </text:p>
            <text:p>Haies</text:p>
            <text:p>, commune de Beton-Bazoch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650</text:p>
          </table:table-cell>
          <table:table-cell office:value-type="string" calcext:value-type="string">
            <text:p>Érable (L'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Hauts-Orb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x </text:p>
            <text:p>Hauts-Orbis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76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Herbeau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Herbeauvilliers</text:p>
            <text:p>, commune de Buth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902</text:p>
          </table:table-cell>
          <table:table-cell office:value-type="string" calcext:value-type="string">
            <text:p>Haut-Pas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Hervill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Hervillers</text:p>
            <text:p>, commune de Vaux-sous-Coulomb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267</text:p>
          </table:table-cell>
          <table:table-cell office:value-type="string" calcext:value-type="string">
            <text:p>Villiers-la-Commanderie,</text:p>
          </table:table-cell>
          <table:table-cell office:value-type="string" calcext:value-type="string">
            <text:p>ancienne forteresse</text:p>
          </table:table-cell>
          <table:table-cell office:value-type="string" calcext:value-type="string">
            <text:p/>
            <text:p>Hul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forteresse à </text:p>
            <text:p>Hulay</text:p>
            <text:p>, commune de Grez-sur-Loing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572</text:p>
          </table:table-cell>
          <table:table-cell office:value-type="string" calcext:value-type="string">
            <text:p>Borgu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Jacqu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Jacqueville</text:p>
            <text:p>, commune d’Amp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031</text:p>
          </table:table-cell>
          <table:table-cell office:value-type="string" calcext:value-type="string">
            <text:p>Chardonnièr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Jacqu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Jacqueville</text:p>
            <text:p>, commune d’Amp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447</text:p>
          </table:table-cell>
          <table:table-cell office:value-type="string" calcext:value-type="string">
            <text:p>Greneteri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Jacqu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Jacqueville</text:p>
            <text:p>, commune d’Amp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166</text:p>
          </table:table-cell>
          <table:table-cell office:value-type="string" calcext:value-type="string">
            <text:p>Pendillon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Jacqu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Jacqueville</text:p>
            <text:p>, commune d’Amp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529</text:p>
          </table:table-cell>
          <table:table-cell office:value-type="string" calcext:value-type="string">
            <text:p>Rafard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Jacqu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Jacqueville</text:p>
            <text:p>, commune d’Amp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36</text:p>
          </table:table-cell>
          <table:table-cell office:value-type="string" calcext:value-type="string">
            <text:p>Vieille-Vill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Jacque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Jacqueville</text:p>
            <text:p>, commune d’Amp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797</text:p>
          </table:table-cell>
          <table:table-cell office:value-type="string" calcext:value-type="string">
            <text:p>Bouvil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Ja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Jarcy</text:p>
            <text:p>, commune de Dammarie-les-Ly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088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ancien fief et maison, chapelle détruite</text:p>
          </table:table-cell>
          <table:table-cell office:value-type="string" calcext:value-type="string">
            <text:p/>
            <text:p>J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maison, chapelle détruite, au </text:p>
            <text:p>Jard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47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J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Jard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697</text:p>
          </table:table-cell>
          <table:table-cell office:value-type="string" calcext:value-type="string">
            <text:p>Bourbière (La),</text:p>
          </table:table-cell>
          <table:table-cell office:value-type="string" calcext:value-type="string">
            <text:p>anc. lieu dit, moulin à papier</text:p>
          </table:table-cell>
          <table:table-cell office:value-type="string" calcext:value-type="string">
            <text:p/>
            <text:p>Jarri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. lieu dit, moulin à papier, au </text:p>
            <text:p>Jarriel</text:p>
            <text:p>, commune de La Trétoi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589</text:p>
          </table:table-cell>
          <table:table-cell office:value-type="string" calcext:value-type="string">
            <text:p>Enfer (L'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Jarri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au </text:p>
            <text:p>Jarriel</text:p>
            <text:p>, commune de Sablonni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513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Jar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Jarville</text:p>
            <text:p>, commune d’Obs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979</text:p>
          </table:table-cell>
          <table:table-cell office:value-type="string" calcext:value-type="string">
            <text:p>Mauvissièr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J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à </text:p>
            <text:p>Jonville</text:p>
            <text:p>, commune de Saint-Farge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981</text:p>
          </table:table-cell>
          <table:table-cell office:value-type="string" calcext:value-type="string">
            <text:p>Croix-Hennebot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l'Abloy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l'Abloye</text:p>
            <text:p>, commune de Sig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601</text:p>
          </table:table-cell>
          <table:table-cell office:value-type="string" calcext:value-type="string">
            <text:p>Coustant (Le moulin de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l'Éco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sur </text:p>
            <text:p>l'École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398</text:p>
          </table:table-cell>
          <table:table-cell office:value-type="string" calcext:value-type="string">
            <text:p>Puits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L'Épi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L'Épinoy</text:p>
            <text:p>, commune de Sain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625</text:p>
          </table:table-cell>
          <table:table-cell office:value-type="string" calcext:value-type="string">
            <text:p>Épine (L'),</text:p>
          </table:table-cell>
          <table:table-cell office:value-type="string" calcext:value-type="string">
            <text:p>ferme, ancien fief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ncien fief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59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932</text:p>
          </table:table-cell>
          <table:table-cell office:value-type="string" calcext:value-type="string">
            <text:p>Hayott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16</text:p>
          </table:table-cell>
          <table:table-cell office:value-type="string" calcext:value-type="string">
            <text:p>Hiebl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493</text:p>
          </table:table-cell>
          <table:table-cell office:value-type="string" calcext:value-type="string">
            <text:p>Malassise,</text:p>
          </table:table-cell>
          <table:table-cell office:value-type="string" calcext:value-type="string">
            <text:p>ancien fief, ferme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177</text:p>
          </table:table-cell>
          <table:table-cell office:value-type="string" calcext:value-type="string">
            <text:p>Millot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010</text:p>
          </table:table-cell>
          <table:table-cell office:value-type="string" calcext:value-type="string">
            <text:p>Moulinart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80</text:p>
          </table:table-cell>
          <table:table-cell office:value-type="string" calcext:value-type="string">
            <text:p>Tournelle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Lad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Lady</text:p>
            <text:p>, commune de Morm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449</text:p>
          </table:table-cell>
          <table:table-cell office:value-type="string" calcext:value-type="string">
            <text:p>Céni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010</text:p>
          </table:table-cell>
          <table:table-cell office:value-type="string" calcext:value-type="string">
            <text:p>Croix-Matois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538</text:p>
          </table:table-cell>
          <table:table-cell office:value-type="string" calcext:value-type="string">
            <text:p>Fontaine-Beugueton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08</text:p>
          </table:table-cell>
          <table:table-cell office:value-type="string" calcext:value-type="string">
            <text:p>Heurtoze,</text:p>
          </table:table-cell>
          <table:table-cell office:value-type="string" calcext:value-type="string">
            <text:p>hameau détruit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 détruit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143</text:p>
          </table:table-cell>
          <table:table-cell office:value-type="string" calcext:value-type="string">
            <text:p>Hurtault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13</text:p>
          </table:table-cell>
          <table:table-cell office:value-type="string" calcext:value-type="string">
            <text:p>Juchy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606</text:p>
          </table:table-cell>
          <table:table-cell office:value-type="string" calcext:value-type="string">
            <text:p>Pierre-aux-Fées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ndoy</text:p>
            <text:p>, commune de Maison-Rouge, et à Saint-Loup-de-Nau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42</text:p>
          </table:table-cell>
          <table:table-cell office:value-type="string" calcext:value-type="string">
            <text:p>Tournell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320</text:p>
          </table:table-cell>
          <table:table-cell office:value-type="string" calcext:value-type="string">
            <text:p>Train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nd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nd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002</text:p>
          </table:table-cell>
          <table:table-cell office:value-type="string" calcext:value-type="string">
            <text:p>Croix-Marguerite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Land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Landry</text:p>
            <text:p>, commune de Maison-Roug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496</text:p>
          </table:table-cell>
          <table:table-cell office:value-type="string" calcext:value-type="string">
            <text:p>Chemin-Perré (Le),</text:p>
          </table:table-cell>
          <table:table-cell/>
          <table:table-cell office:value-type="string" calcext:value-type="string">
            <text:p/>
            <text:p>Larru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Larrue</text:p>
            <text:p>, commune de Chevr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92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Lava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Laval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428</text:p>
          </table:table-cell>
          <table:table-cell office:value-type="string" calcext:value-type="string">
            <text:p>Barrage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Level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Levelay</text:p>
            <text:p>, commune de Treuz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230</text:p>
          </table:table-cell>
          <table:table-cell office:value-type="string" calcext:value-type="string">
            <text:p>Canes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Level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Levelay</text:p>
            <text:p>, commune de Treuz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171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Liber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Libernon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336</text:p>
          </table:table-cell>
          <table:table-cell office:value-type="string" calcext:value-type="string">
            <text:p>Petite-Bord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Liber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Libernon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302</text:p>
          </table:table-cell>
          <table:table-cell office:value-type="string" calcext:value-type="string">
            <text:p>Tourrin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Liber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Libernon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89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Limog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Limoges</text:p>
            <text:p>, commune de Limoges-Fourch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988</text:p>
          </table:table-cell>
          <table:table-cell office:value-type="string" calcext:value-type="string">
            <text:p>Heurtault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Lond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London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551</text:p>
          </table:table-cell>
          <table:table-cell office:value-type="string" calcext:value-type="string">
            <text:p>Murs (Les),</text:p>
          </table:table-cell>
          <table:table-cell office:value-type="string" calcext:value-type="string">
            <text:p>hameau, ancien fief</text:p>
          </table:table-cell>
          <table:table-cell office:value-type="string" calcext:value-type="string">
            <text:p/>
            <text:p>Lourp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ancien fief, à </text:p>
            <text:p>Lourps</text:p>
            <text:p>, commune de Longu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759</text:p>
          </table:table-cell>
          <table:table-cell office:value-type="string" calcext:value-type="string">
            <text:p>Nouet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Lourp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Lourps</text:p>
            <text:p>, commune de Longu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221</text:p>
          </table:table-cell>
          <table:table-cell office:value-type="string" calcext:value-type="string">
            <text:p>Persévéranc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Lourp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à </text:p>
            <text:p>Lourps</text:p>
            <text:p>, commune de Longue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98</text:p>
          </table:table-cell>
          <table:table-cell office:value-type="string" calcext:value-type="string">
            <text:p>Sainte-Genevièv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Lu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Lugny</text:p>
            <text:p>, commune de Moissy-Cramay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167</text:p>
          </table:table-cell>
          <table:table-cell office:value-type="string" calcext:value-type="string">
            <text:p>Fief-Maillar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Lun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Lunay</text:p>
            <text:p>, commune de Léche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110</text:p>
          </table:table-cell>
          <table:table-cell office:value-type="string" calcext:value-type="string">
            <text:p>Maillar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Lun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Lunay</text:p>
            <text:p>, commune de Léche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86</text:p>
          </table:table-cell>
          <table:table-cell office:value-type="string" calcext:value-type="string">
            <text:p>Notre-Dame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Lun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fondée en 1248 et détruite, à </text:p>
            <text:p>Lunay</text:p>
            <text:p>, commune de Léche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41</text:p>
          </table:table-cell>
          <table:table-cell office:value-type="string" calcext:value-type="string">
            <text:p>Saint-Didier,</text:p>
          </table:table-cell>
          <table:table-cell office:value-type="string" calcext:value-type="string">
            <text:p>chapelle de prieuré</text:p>
          </table:table-cell>
          <table:table-cell office:value-type="string" calcext:value-type="string">
            <text:p/>
            <text:p>Lu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e prieuré, ruinée en 1608, à </text:p>
            <text:p>Lury</text:p>
            <text:p>, commune d’Ocque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222</text:p>
          </table:table-cell>
          <table:table-cell office:value-type="string" calcext:value-type="string">
            <text:p>Fief-Saint-Denis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agny-Saint-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agny-Saint-Loup</text:p>
            <text:p>, commune de Brie-Comte-Robe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035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/>
            <text:p>Magny-Saint-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ncien fief, à </text:p>
            <text:p>Magny-Saint-Loup</text:p>
            <text:p>, commune de Bout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36</text:p>
          </table:table-cell>
          <table:table-cell office:value-type="string" calcext:value-type="string">
            <text:p>Saint-Loup,</text:p>
          </table:table-cell>
          <table:table-cell office:value-type="string" calcext:value-type="string">
            <text:p>maison isolée et chapelle détr.</text:p>
          </table:table-cell>
          <table:table-cell office:value-type="string" calcext:value-type="string">
            <text:p/>
            <text:p>Magny-Saint-Loup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 et chapelle détr., à </text:p>
            <text:p>Magny-Saint-Loup</text:p>
            <text:p>, commune de Bout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47</text:p>
          </table:table-cell>
          <table:table-cell office:value-type="string" calcext:value-type="string">
            <text:p>Saint-Marc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ainber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ainbervilliers</text:p>
            <text:p>, commune de Boissy-aux-Cail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778</text:p>
          </table:table-cell>
          <table:table-cell office:value-type="string" calcext:value-type="string">
            <text:p>Croix-Blanch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ainpincie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ainpincien</text:p>
            <text:p>, commune d’Andrez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071</text:p>
          </table:table-cell>
          <table:table-cell office:value-type="string" calcext:value-type="string">
            <text:p>Merisier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Maisonc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Maisoncelles</text:p>
            <text:p>, commune de Saint-Martin-du-Bosche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46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alnou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alnoue</text:p>
            <text:p>, commune d’Émerai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033</text:p>
          </table:table-cell>
          <table:table-cell office:value-type="string" calcext:value-type="string">
            <text:p>Blezy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andegr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à </text:p>
            <text:p>Mandegris</text:p>
            <text:p>, commune de Favièr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475</text:p>
          </table:table-cell>
          <table:table-cell office:value-type="string" calcext:value-type="string">
            <text:p>Chemin-Ferré (Le),</text:p>
          </table:table-cell>
          <table:table-cell/>
          <table:table-cell office:value-type="string" calcext:value-type="string">
            <text:p/>
            <text:p>Mans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ansigny</text:p>
            <text:p>, commune de Chamb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104</text:p>
          </table:table-cell>
          <table:table-cell office:value-type="string" calcext:value-type="string">
            <text:p>Patrouillards (Les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Mar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Marangis</text:p>
            <text:p>, commune de La Grande-Paroiss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780</text:p>
          </table:table-cell>
          <table:table-cell office:value-type="string" calcext:value-type="string">
            <text:p>Noyers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Maréchèr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Maréchères</text:p>
            <text:p>, commune de Champcen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83</text:p>
          </table:table-cell>
          <table:table-cell office:value-type="string" calcext:value-type="string">
            <text:p>Saint-Edm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ariva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arival</text:p>
            <text:p>, commune de Villegru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941</text:p>
          </table:table-cell>
          <table:table-cell office:value-type="string" calcext:value-type="string">
            <text:p>Croix-du-Mingue (La)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Marlot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Marlotte</text:p>
            <text:p>, commune de Bourr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216</text:p>
          </table:table-cell>
          <table:table-cell office:value-type="string" calcext:value-type="string">
            <text:p>Villeron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Marlot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Marlotte</text:p>
            <text:p>, commune de Bourron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77-12359</text:p>
          </table:table-cell>
          <table:table-cell office:value-type="string" calcext:value-type="string">
            <text:p>Moulin-Lucet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Mart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moli au </text:p>
            <text:p>xviii</text:p>
            <text:p>e siècle puis reconstruit, à </text:p>
            <text:p>Martigny</text:p>
            <text:p>, commune de Couilly-Pont-aux-Dam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287</text:p>
          </table:table-cell>
          <table:table-cell office:value-type="string" calcext:value-type="string">
            <text:p>Prés-Renard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assour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Massouris</text:p>
            <text:p>, commune de Fontaine-le-Po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32</text:p>
          </table:table-cell>
          <table:table-cell office:value-type="string" calcext:value-type="string">
            <text:p>Saint-Jacques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aucouve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aucouvent</text:p>
            <text:p>, commune d’Argentières (Pouillés anciens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176</text:p>
          </table:table-cell>
          <table:table-cell office:value-type="string" calcext:value-type="string">
            <text:p>Bois-des-Loge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aul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aulny</text:p>
            <text:p>, commune de Melz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943</text:p>
          </table:table-cell>
          <table:table-cell office:value-type="string" calcext:value-type="string">
            <text:p>Commanderi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Maul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Maulny</text:p>
            <text:p>, commune de Melz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437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aul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aulny</text:p>
            <text:p>, commune de Melz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471</text:p>
          </table:table-cell>
          <table:table-cell office:value-type="string" calcext:value-type="string">
            <text:p>Queue-des-Brosses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aul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aulny</text:p>
            <text:p>, commune de Melz-sur-Sei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851</text:p>
          </table:table-cell>
          <table:table-cell office:value-type="string" calcext:value-type="string">
            <text:p>Brébans (Le bois des),</text:p>
          </table:table-cell>
          <table:table-cell/>
          <table:table-cell office:value-type="string" calcext:value-type="string">
            <text:p/>
            <text:p>Mau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auny</text:p>
            <text:p>, commune de Melz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319</text:p>
          </table:table-cell>
          <table:table-cell office:value-type="string" calcext:value-type="string">
            <text:p>Châtillo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au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auny</text:p>
            <text:p>, commune de 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550</text:p>
          </table:table-cell>
          <table:table-cell office:value-type="string" calcext:value-type="string">
            <text:p>Courtil-Parri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au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auny</text:p>
            <text:p>, commune de 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160</text:p>
          </table:table-cell>
          <table:table-cell office:value-type="string" calcext:value-type="string">
            <text:p>Pougy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au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auny</text:p>
            <text:p>, commune de 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16</text:p>
          </table:table-cell>
          <table:table-cell office:value-type="string" calcext:value-type="string">
            <text:p>Saint-Léonard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au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auny</text:p>
            <text:p>, commune de Jos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34</text:p>
          </table:table-cell>
          <table:table-cell office:value-type="string" calcext:value-type="string">
            <text:p>Saint-Jacques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aureve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aurevert</text:p>
            <text:p>, commune de Chaum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70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aur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auroy</text:p>
            <text:p>, commune de Do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72</text:p>
          </table:table-cell>
          <table:table-cell office:value-type="string" calcext:value-type="string">
            <text:p>Tournell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aur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auroy</text:p>
            <text:p>, commune de Do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337</text:p>
          </table:table-cell>
          <table:table-cell office:value-type="string" calcext:value-type="string">
            <text:p>Trél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aur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auroy</text:p>
            <text:p>, commune de Dou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514</text:p>
          </table:table-cell>
          <table:table-cell office:value-type="string" calcext:value-type="string">
            <text:p>Courtil-Gillot-Saunier (Le),</text:p>
          </table:table-cell>
          <table:table-cell/>
          <table:table-cell office:value-type="string" calcext:value-type="string">
            <text:p/>
            <text:p>Mautro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autrou</text:p>
            <text:p>, commune de Beton-Bazoch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681</text:p>
          </table:table-cell>
          <table:table-cell office:value-type="string" calcext:value-type="string">
            <text:p>Champ-de-la-Folie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élarchez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élarchez</text:p>
            <text:p>, commune de Do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176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erlang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erlange</text:p>
            <text:p>, commune de Fo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501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Méroger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Méroger</text:p>
            <text:p>, commune de Maisoncelles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181</text:p>
          </table:table-cell>
          <table:table-cell office:value-type="string" calcext:value-type="string">
            <text:p>Coudreau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ése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ésenville</text:p>
            <text:p>, commune de Château-Land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553</text:p>
          </table:table-cell>
          <table:table-cell office:value-type="string" calcext:value-type="string">
            <text:p>Gard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és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ésinville</text:p>
            <text:p>, commune de Cheno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158</text:p>
          </table:table-cell>
          <table:table-cell office:value-type="string" calcext:value-type="string">
            <text:p>Cabane-au-Sourd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eu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Meun</text:p>
            <text:p>, commune d’Ach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286</text:p>
          </table:table-cell>
          <table:table-cell office:value-type="string" calcext:value-type="string">
            <text:p>Grange-Bigné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eu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eun</text:p>
            <text:p>, commune d’Ach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847</text:p>
          </table:table-cell>
          <table:table-cell office:value-type="string" calcext:value-type="string">
            <text:p>Loge-aux-Bergers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eu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eun</text:p>
            <text:p>, commune d’Ach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450</text:p>
          </table:table-cell>
          <table:table-cell office:value-type="string" calcext:value-type="string">
            <text:p>Moulin-Rompu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eu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Meun</text:p>
            <text:p>, commune d’Achè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336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ez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 </text:p>
            <text:p>Mez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223</text:p>
          </table:table-cell>
          <table:table-cell office:value-type="string" calcext:value-type="string">
            <text:p>Fief-Saint-Jea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éz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ézinville</text:p>
            <text:p>, commune de Cheno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797</text:p>
          </table:table-cell>
          <table:table-cell office:value-type="string" calcext:value-type="string">
            <text:p>Roineau,</text:p>
          </table:table-cell>
          <table:table-cell office:value-type="string" calcext:value-type="string">
            <text:p>ancien fief, moulin</text:p>
          </table:table-cell>
          <table:table-cell office:value-type="string" calcext:value-type="string">
            <text:p/>
            <text:p>Méz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moulin, à </text:p>
            <text:p>Mézinville</text:p>
            <text:p>, commune de Chenou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158</text:p>
          </table:table-cell>
          <table:table-cell office:value-type="string" calcext:value-type="string">
            <text:p>Maison-aux-Granges (La),</text:p>
          </table:table-cell>
          <table:table-cell/>
          <table:table-cell office:value-type="string" calcext:value-type="string">
            <text:p/>
            <text:p>M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ill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261</text:p>
          </table:table-cell>
          <table:table-cell office:value-type="string" calcext:value-type="string">
            <text:p>Sainte-Venic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ill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813</text:p>
          </table:table-cell>
          <table:table-cell office:value-type="string" calcext:value-type="string">
            <text:p>Fontaine-Saint-Fiacre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ime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imeaux</text:p>
            <text:p>, commune de Villemareui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97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imou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imouche</text:p>
            <text:p>, commune de Sivry-Cour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739</text:p>
          </table:table-cell>
          <table:table-cell office:value-type="string" calcext:value-type="string">
            <text:p>Noue (Le ru de),</text:p>
          </table:table-cell>
          <table:table-cell/>
          <table:table-cell office:value-type="string" calcext:value-type="string">
            <text:p/>
            <text:p>Mimou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imouche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499</text:p>
          </table:table-cell>
          <table:table-cell office:value-type="string" calcext:value-type="string">
            <text:p>Chemin-Perré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irv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irvault</text:p>
            <text:p>, commune de P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23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hameau détruit</text:p>
          </table:table-cell>
          <table:table-cell office:value-type="string" calcext:value-type="string">
            <text:p/>
            <text:p>Mirv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 détruit, à </text:p>
            <text:p>Mirvaux</text:p>
            <text:p>, commune de P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669</text:p>
          </table:table-cell>
          <table:table-cell office:value-type="string" calcext:value-type="string">
            <text:p>Gérard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Mirv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à </text:p>
            <text:p>Mirvaux</text:p>
            <text:p>, commune de P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05</text:p>
          </table:table-cell>
          <table:table-cell office:value-type="string" calcext:value-type="string">
            <text:p>Saint-Vincent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irv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irvaux</text:p>
            <text:p>, commune de Péc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695</text:p>
          </table:table-cell>
          <table:table-cell office:value-type="string" calcext:value-type="string">
            <text:p>Clarté (La),</text:p>
          </table:table-cell>
          <table:table-cell/>
          <table:table-cell office:value-type="string" calcext:value-type="string">
            <text:p/>
            <text:p>Mit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itoy</text:p>
            <text:p>, commune de Maison-Roug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985</text:p>
          </table:table-cell>
          <table:table-cell office:value-type="string" calcext:value-type="string">
            <text:p>Grande-Fontenelle (La),</text:p>
          </table:table-cell>
          <table:table-cell/>
          <table:table-cell office:value-type="string" calcext:value-type="string">
            <text:p/>
            <text:p>Mit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itoy</text:p>
            <text:p>, commune de Maison-Rou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791</text:p>
          </table:table-cell>
          <table:table-cell office:value-type="string" calcext:value-type="string">
            <text:p>Champ-Morel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it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204</text:p>
          </table:table-cell>
          <table:table-cell office:value-type="string" calcext:value-type="string">
            <text:p>Coulon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Mit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177</text:p>
          </table:table-cell>
          <table:table-cell office:value-type="string" calcext:value-type="string">
            <text:p>Fief-Pasquier (Le),</text:p>
          </table:table-cell>
          <table:table-cell office:value-type="string" calcext:value-type="string">
            <text:p>ancien fief, ferme détruite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 détruite, à </text:p>
            <text:p>Mit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872</text:p>
          </table:table-cell>
          <table:table-cell office:value-type="string" calcext:value-type="string">
            <text:p>Fontaines-le-Vivier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it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373</text:p>
          </table:table-cell>
          <table:table-cell office:value-type="string" calcext:value-type="string">
            <text:p>Protin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Mit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29</text:p>
          </table:table-cell>
          <table:table-cell office:value-type="string" calcext:value-type="string">
            <text:p>Salmasis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Mit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344</text:p>
          </table:table-cell>
          <table:table-cell office:value-type="string" calcext:value-type="string">
            <text:p>Tremblay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itry</text:p>
            <text:p>, commune de Mitry-Mo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846</text:p>
          </table:table-cell>
          <table:table-cell office:value-type="string" calcext:value-type="string">
            <text:p>Changy (La fontaine de),</text:p>
          </table:table-cell>
          <table:table-cell/>
          <table:table-cell office:value-type="string" calcext:value-type="string">
            <text:p/>
            <text:p>Moi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oissy</text:p>
            <text:p>, commune de Moissy-Cramay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18</text:p>
          </table:table-cell>
          <table:table-cell office:value-type="string" calcext:value-type="string">
            <text:p>Sall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i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oissy</text:p>
            <text:p>, commune de Moissy-Cramay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003</text:p>
          </table:table-cell>
          <table:table-cell office:value-type="string" calcext:value-type="string">
            <text:p>Abbati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nc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 </text:p>
            <text:p>Monceau</text:p>
            <text:p>, commune d’Av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306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c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Monceau</text:p>
            <text:p>, commune d’Av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040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Mongla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Monglas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857</text:p>
          </table:table-cell>
          <table:table-cell office:value-type="string" calcext:value-type="string">
            <text:p>Femme-Morte (La),</text:p>
          </table:table-cell>
          <table:table-cell office:value-type="string" calcext:value-type="string">
            <text:p>ancien lieu habité</text:p>
          </table:table-cell>
          <table:table-cell office:value-type="string" calcext:value-type="string">
            <text:p/>
            <text:p>Monsout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habité, à </text:p>
            <text:p>Monsoutin</text:p>
            <text:p>, commune de Tancro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644</text:p>
          </table:table-cell>
          <table:table-cell office:value-type="string" calcext:value-type="string">
            <text:p>Marcheseuil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aig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aigu</text:p>
            <text:p>, commune de Villiers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960</text:p>
          </table:table-cell>
          <table:table-cell office:value-type="string" calcext:value-type="string">
            <text:p>Temple (Le),</text:p>
          </table:table-cell>
          <table:table-cell office:value-type="string" calcext:value-type="string">
            <text:p>ancien fief des chevaliers de Malte</text:p>
          </table:table-cell>
          <table:table-cell office:value-type="string" calcext:value-type="string">
            <text:p/>
            <text:p>Montaig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es chevaliers de Malte, à </text:p>
            <text:p>Montaigu</text:p>
            <text:p>, commune de Villiers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909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ntanglaus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ntanglaust</text:p>
            <text:p>, commune de Coulomm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27</text:p>
          </table:table-cell>
          <table:table-cell office:value-type="string" calcext:value-type="string">
            <text:p>Forte-Maison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ntanglau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ontanglaut</text:p>
            <text:p>, commune de Coulomm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47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anglau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anglaut</text:p>
            <text:p>, commune de Coulomm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819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ntap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ntapeine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492</text:p>
          </table:table-cell>
          <table:table-cell office:value-type="string" calcext:value-type="string">
            <text:p>Chemin-Parré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audier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audier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214</text:p>
          </table:table-cell>
          <table:table-cell office:value-type="string" calcext:value-type="string">
            <text:p>Perrière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ontaudier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ontaudier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471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audier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audier</text:p>
            <text:p>, commune de La Chapelle-sur-Cré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049</text:p>
          </table:table-cell>
          <table:table-cell office:value-type="string" calcext:value-type="string">
            <text:p>Buchel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ntbou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Montbout</text:p>
            <text:p>, commune de Pench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575</text:p>
          </table:table-cell>
          <table:table-cell office:value-type="string" calcext:value-type="string">
            <text:p>Labenat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cou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court</text:p>
            <text:p>, commune de Montcourt-From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2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Montden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Montdenis</text:p>
            <text:p>, commune de Sanc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191</text:p>
          </table:table-cell>
          <table:table-cell office:value-type="string" calcext:value-type="string">
            <text:p>Iles-Saint-Martin (Les),</text:p>
          </table:table-cell>
          <table:table-cell/>
          <table:table-cell office:value-type="string" calcext:value-type="string">
            <text:p/>
            <text:p>Montereau</text:p>
            <text:p/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>dans la Seine, à </text:p>
            <text:p>Montereau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340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ét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éty</text:p>
            <text:p>, commune de L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87</text:p>
          </table:table-cell>
          <table:table-cell office:value-type="string" calcext:value-type="string">
            <text:p>Notre-Dam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ontét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ontéty</text:p>
            <text:p>, commune de L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127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ontét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ontéty</text:p>
            <text:p>, commune de L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48</text:p>
          </table:table-cell>
          <table:table-cell office:value-type="string" calcext:value-type="string">
            <text:p>Sarcelas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ntét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ntéty</text:p>
            <text:p>, commune de L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695</text:p>
          </table:table-cell>
          <table:table-cell office:value-type="string" calcext:value-type="string">
            <text:p>Croisonna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ntger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ontgermont</text:p>
            <text:p>, commune de Pring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999</text:p>
          </table:table-cell>
          <table:table-cell office:value-type="string" calcext:value-type="string">
            <text:p>Form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ontgla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ontglas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25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Montgla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Montglat</text:p>
            <text:p>, commune de Cern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72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Montgodefr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chapelle à </text:p>
            <text:p>Montgodefroy</text:p>
            <text:p>, commune de Maisoncelles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224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/>
            <text:p>Montgodefr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rieuré à </text:p>
            <text:p>Montgodefroy</text:p>
            <text:p>, commune de Maisoncelles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61</text:p>
          </table:table-cell>
          <table:table-cell office:value-type="string" calcext:value-type="string">
            <text:p>Saint-Jubi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ntguiche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épendant de la seigneurie, à </text:p>
            <text:p>Montguichet</text:p>
            <text:p>, commune de Signy-Signe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775</text:p>
          </table:table-cell>
          <table:table-cell office:value-type="string" calcext:value-type="string">
            <text:p>Si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ntguiche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épendant de la seigneurie de Pomponne, à </text:p>
            <text:p>Montguichet</text:p>
            <text:p>, commune de Signy-Signe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01</text:p>
          </table:table-cell>
          <table:table-cell office:value-type="string" calcext:value-type="string">
            <text:p>Saint-Germain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/>
            <text:p>Montigny-sur-Mar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à </text:p>
            <text:p>Montigny-sur-Marne</text:p>
            <text:p>, commune de Lesch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188</text:p>
          </table:table-cell>
          <table:table-cell office:value-type="string" calcext:value-type="string">
            <text:p>Fief-Picherel (Le),</text:p>
          </table:table-cell>
          <table:table-cell/>
          <table:table-cell office:value-type="string" calcext:value-type="string">
            <text:p/>
            <text:p>Montmill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Montmillon</text:p>
            <text:p>, commune de Nanteuil-sur-Mar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571</text:p>
          </table:table-cell>
          <table:table-cell office:value-type="string" calcext:value-type="string">
            <text:p>Courtils-Bardin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mo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mogis</text:p>
            <text:p>, commune de Saint-Remy-la-Va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99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ntretou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ntretout</text:p>
            <text:p>, commune de Saint-Jean-les-Deux-Jum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251</text:p>
          </table:table-cell>
          <table:table-cell office:value-type="string" calcext:value-type="string">
            <text:p>Pré-Mouraul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ntretou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ontretout</text:p>
            <text:p>, commune de Saint-Jean-les-Deux-Jum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477</text:p>
          </table:table-cell>
          <table:table-cell office:value-type="string" calcext:value-type="string">
            <text:p>Petit-Morin (Le),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/>
            <text:p>Morains-le-Petit</text:p>
            <text:p/>
          </table:table-cell>
          <table:table-cell office:value-type="float" office:value="51158" calcext:value-type="float">
            <text:p>51158</text:p>
          </table:table-cell>
          <table:table-cell office:value-type="string" calcext:value-type="string">
            <text:p/>
            <text:p>affluent de la Marne qui naît à </text:p>
            <text:p>Morains-le-Petit</text:p>
            <text:p> (Marne), entre dans le département de Seine-et-Marne au nord de la commune de Montdauphin, arrose les territoires des communes de Verdelot, Villeneuve-sur-Bellot, Bellot, Sablonnières, Orly, Saint-Ouen, Saint-Cyr et termine son cours à La Ferté-sous-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529</text:p>
          </table:table-cell>
          <table:table-cell office:value-type="string" calcext:value-type="string">
            <text:p>Fontaine-Bardin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ra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ras</text:p>
            <text:p>, commune de Saint-Ouen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401</text:p>
          </table:table-cell>
          <table:table-cell office:value-type="string" calcext:value-type="string">
            <text:p>Donjon (Le),</text:p>
          </table:table-cell>
          <table:table-cell office:value-type="string" calcext:value-type="string">
            <text:p>motte artificielle</text:p>
          </table:table-cell>
          <table:table-cell office:value-type="string" calcext:value-type="string">
            <text:p/>
            <text:p>Moret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motte artificielle située à </text:p>
            <text:p>Moret</text:p>
            <text:p>, au confluent de la Seine et du Loing (Bull. de la Soc. Archéol. Melun, 7e vol., 1875, p. cx)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201</text:p>
          </table:table-cell>
          <table:table-cell office:value-type="string" calcext:value-type="string">
            <text:p>Ingles (Le gué n'),</text:p>
          </table:table-cell>
          <table:table-cell/>
          <table:table-cell office:value-type="string" calcext:value-type="string">
            <text:p/>
            <text:p>Moret-sur-Loing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>à </text:p>
            <text:p>Moret-sur-Loing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444</text:p>
          </table:table-cell>
          <table:table-cell office:value-type="string" calcext:value-type="string">
            <text:p>Moulin-Provencher,</text:p>
          </table:table-cell>
          <table:table-cell office:value-type="string" calcext:value-type="string">
            <text:p>ancien moulin</text:p>
          </table:table-cell>
          <table:table-cell office:value-type="string" calcext:value-type="string">
            <text:p/>
            <text:p>Moret-sur-Loing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ancien moulin à </text:p>
            <text:p>Moret-sur-Loing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395</text:p>
          </table:table-cell>
          <table:table-cell office:value-type="string" calcext:value-type="string">
            <text:p>Barberonvil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r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orville</text:p>
            <text:p>, commune d’Auffer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629</text:p>
          </table:table-cell>
          <table:table-cell office:value-type="string" calcext:value-type="string">
            <text:p>Boug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Mo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Mo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265</text:p>
          </table:table-cell>
          <table:table-cell office:value-type="string" calcext:value-type="string">
            <text:p>Carmélit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r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535</text:p>
          </table:table-cell>
          <table:table-cell office:value-type="string" calcext:value-type="string">
            <text:p>Fontaine-Bertin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ul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Moulangis</text:p>
            <text:p>, commune de Voul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734</text:p>
          </table:table-cell>
          <table:table-cell office:value-type="string" calcext:value-type="string">
            <text:p>Fontaine-Morant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ul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ulangis</text:p>
            <text:p>, commune de Voul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24</text:p>
          </table:table-cell>
          <table:table-cell office:value-type="string" calcext:value-type="string">
            <text:p>Fortelle (Le clos de 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Moulang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Moulangis</text:p>
            <text:p>, commune de Voul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13</text:p>
          </table:table-cell>
          <table:table-cell office:value-type="string" calcext:value-type="string">
            <text:p>Saint-Blais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Moulig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Moulignon</text:p>
            <text:p>, commune de Saint-Farge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194</text:p>
          </table:table-cell>
          <table:table-cell office:value-type="string" calcext:value-type="string">
            <text:p>Mirodin,</text:p>
          </table:table-cell>
          <table:table-cell office:value-type="string" calcext:value-type="string">
            <text:p>ancienne fontaine</text:p>
          </table:table-cell>
          <table:table-cell office:value-type="string" calcext:value-type="string">
            <text:p/>
            <text:p>Moul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fontaine, à </text:p>
            <text:p>Mouligny</text:p>
            <text:p>, commune de L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501</text:p>
          </table:table-cell>
          <table:table-cell office:value-type="string" calcext:value-type="string">
            <text:p>Quinquempoix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Moul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Mouligny</text:p>
            <text:p>, commune de Mach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773</text:p>
          </table:table-cell>
          <table:table-cell office:value-type="string" calcext:value-type="string">
            <text:p>Fontain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Néro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Néronville</text:p>
            <text:p>, commune de Château-Land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773</text:p>
          </table:table-cell>
          <table:table-cell office:value-type="string" calcext:value-type="string">
            <text:p>Roches (Les bois des),</text:p>
          </table:table-cell>
          <table:table-cell/>
          <table:table-cell office:value-type="string" calcext:value-type="string">
            <text:p/>
            <text:p>Nesles-la-Reposte</text:p>
            <text:p/>
          </table:table-cell>
          <table:table-cell office:value-type="float" office:value="51395" calcext:value-type="float">
            <text:p>51395</text:p>
          </table:table-cell>
          <table:table-cell office:value-type="string" calcext:value-type="string">
            <text:p>à </text:p>
            <text:p>Nesles-la-Reposte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54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Ninv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Ninveau</text:p>
            <text:p>, commune de Nanteau-sur-Ess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149</text:p>
          </table:table-cell>
          <table:table-cell office:value-type="string" calcext:value-type="string">
            <text:p>Butte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Noë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Noëfort</text:p>
            <text:p>, commune de Saint-Pathu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457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Noë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Noëfort</text:p>
            <text:p>, commune de Saint-Pathu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310</text:p>
          </table:table-cell>
          <table:table-cell office:value-type="string" calcext:value-type="string">
            <text:p>Cour-des-Chaumes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Noge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Nogent</text:p>
            <text:p>, commune d’Yèb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198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Noge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Nogent</text:p>
            <text:p>, commune d’Yèb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62</text:p>
          </table:table-cell>
          <table:table-cell office:value-type="string" calcext:value-type="string">
            <text:p>Tournell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Noge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Nogent</text:p>
            <text:p>, commune d’Yèb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987</text:p>
          </table:table-cell>
          <table:table-cell office:value-type="string" calcext:value-type="string">
            <text:p>Forges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Noise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à </text:p>
            <text:p>Noisemont</text:p>
            <text:p>, commune de Nand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857</text:p>
          </table:table-cell>
          <table:table-cell office:value-type="string" calcext:value-type="string">
            <text:p>Masure-Michel (La),</text:p>
          </table:table-cell>
          <table:table-cell office:value-type="string" calcext:value-type="string">
            <text:p>hameau, ancienne chapelle de Saint-Antoine-de-Padoue</text:p>
          </table:table-cell>
          <table:table-cell office:value-type="string" calcext:value-type="string">
            <text:p/>
            <text:p>Nolongu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ancienne chapelle de Saint-Antoine-de-Padoue, à </text:p>
            <text:p>Nolongue</text:p>
            <text:p>, commune de 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07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ruiné</text:p>
          </table:table-cell>
          <table:table-cell office:value-type="string" calcext:value-type="string">
            <text:p/>
            <text:p>Nongloir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ruiné, à </text:p>
            <text:p>Nongloire</text:p>
            <text:p>, commune de Douy-la-Ramé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84</text:p>
          </table:table-cell>
          <table:table-cell office:value-type="string" calcext:value-type="string">
            <text:p>Sainte-Far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Nongloir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Nongloire</text:p>
            <text:p>, commune de Douy-la-Ramé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671</text:p>
          </table:table-cell>
          <table:table-cell office:value-type="string" calcext:value-type="string">
            <text:p>Ribaudièr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Normandi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Normandie</text:p>
            <text:p>, commune de Lorrez-le-Bocag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548</text:p>
          </table:table-cell>
          <table:table-cell office:value-type="string" calcext:value-type="string">
            <text:p>Randass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Noslong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Noslong</text:p>
            <text:p>, commune de Courcel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937</text:p>
          </table:table-cell>
          <table:table-cell office:value-type="string" calcext:value-type="string">
            <text:p>Chapelle-Perchée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Notre-Dame-de-Pitié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chapelle dédiée à </text:p>
            <text:p>Notre-Dame-de-Pitié</text:p>
            <text:p>, commune de La Chapelle-Saint-Sulpic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21</text:p>
          </table:table-cell>
          <table:table-cell office:value-type="string" calcext:value-type="string">
            <text:p>Saint-Leu,</text:p>
          </table:table-cell>
          <table:table-cell office:value-type="string" calcext:value-type="string">
            <text:p>anc. chapelle et grange</text:p>
          </table:table-cell>
          <table:table-cell office:value-type="string" calcext:value-type="string">
            <text:p/>
            <text:p>Orch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. chapelle et grange, à </text:p>
            <text:p>Orcheux</text:p>
            <text:p>, commune de Dammartin-en-Goë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933</text:p>
          </table:table-cell>
          <table:table-cell office:value-type="string" calcext:value-type="string">
            <text:p>Bibanson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442</text:p>
          </table:table-cell>
          <table:table-cell office:value-type="string" calcext:value-type="string">
            <text:p>Cellerie (La),</text:p>
          </table:table-cell>
          <table:table-cell office:value-type="string" calcext:value-type="string">
            <text:p>ancienne seigneurie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seigneurie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834</text:p>
          </table:table-cell>
          <table:table-cell office:value-type="string" calcext:value-type="string">
            <text:p>Fontaine-Saint-Martin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72</text:p>
          </table:table-cell>
          <table:table-cell office:value-type="string" calcext:value-type="string">
            <text:p>Grande-Ferm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347</text:p>
          </table:table-cell>
          <table:table-cell office:value-type="string" calcext:value-type="string">
            <text:p>Petite-Ferm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627</text:p>
          </table:table-cell>
          <table:table-cell office:value-type="string" calcext:value-type="string">
            <text:p>Pierre-Fritt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518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Orgen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Orgenoy</text:p>
            <text:p>, commune de Boissise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479</text:p>
          </table:table-cell>
          <table:table-cell office:value-type="string" calcext:value-type="string">
            <text:p>Grign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Orm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Ormoy</text:p>
            <text:p>, commune d’Auffer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545</text:p>
          </table:table-cell>
          <table:table-cell office:value-type="string" calcext:value-type="string">
            <text:p>Grosse-Born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Or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Orville</text:p>
            <text:p>, commune d’Auffer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038</text:p>
          </table:table-cell>
          <table:table-cell office:value-type="string" calcext:value-type="string">
            <text:p>Bruyères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/>
            <text:p>Or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sparu, à </text:p>
            <text:p>Orvilliers</text:p>
            <text:p>, commune de Montigny-Lencoup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708</text:p>
          </table:table-cell>
          <table:table-cell office:value-type="string" calcext:value-type="string">
            <text:p>Notre-Dame-des-Bruyères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/>
            <text:p>Or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rieuré, à </text:p>
            <text:p>Orvilliers</text:p>
            <text:p>, commune de Montigny-Lencoup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284</text:p>
          </table:table-cell>
          <table:table-cell office:value-type="string" calcext:value-type="string">
            <text:p>Jariel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Ourcq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uisseau, affluent de l'</text:p>
            <text:p>Ourcq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33</text:p>
          </table:table-cell>
          <table:table-cell office:value-type="string" calcext:value-type="string">
            <text:p>Pacauderi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Panfo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Panfou</text:p>
            <text:p>, commune de Mach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495</text:p>
          </table:table-cell>
          <table:table-cell office:value-type="string" calcext:value-type="string">
            <text:p>Écoliers (Les),</text:p>
          </table:table-cell>
          <table:table-cell office:value-type="string" calcext:value-type="string">
            <text:p>ferme et maison</text:p>
          </table:table-cell>
          <table:table-cell office:value-type="string" calcext:value-type="string">
            <text:p/>
            <text:p>Par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et maison, appartenant au collège de Dormans à </text:p>
            <text:p>Paris</text:p>
            <text:p>, commune de Dhuis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80</text:p>
          </table:table-cell>
          <table:table-cell office:value-type="string" calcext:value-type="string">
            <text:p>Sainte-Croix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Par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ayant appartenu au prieuré de Sainte-Croix de la Bretonnerie à </text:p>
            <text:p>Paris</text:p>
            <text:p>, commune de J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200</text:p>
          </table:table-cell>
          <table:table-cell office:value-type="string" calcext:value-type="string">
            <text:p>Miséricorde-de-Dieu (La),</text:p>
          </table:table-cell>
          <table:table-cell office:value-type="string" calcext:value-type="string">
            <text:p>lieu dit, ancien ermitage</text:p>
          </table:table-cell>
          <table:table-cell office:value-type="string" calcext:value-type="string">
            <text:p/>
            <text:p>Pa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ncien ermitage, à </text:p>
            <text:p>Passy</text:p>
            <text:p>, commune de Villeb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714</text:p>
          </table:table-cell>
          <table:table-cell office:value-type="string" calcext:value-type="string">
            <text:p>Pinard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a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Passy</text:p>
            <text:p>, commune de Villeb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957</text:p>
          </table:table-cell>
          <table:table-cell office:value-type="string" calcext:value-type="string">
            <text:p>Poloneri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a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 à </text:p>
            <text:p>Passy</text:p>
            <text:p>, commune de Villeb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712</text:p>
          </table:table-cell>
          <table:table-cell office:value-type="string" calcext:value-type="string">
            <text:p>Riquart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Pa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Passy</text:p>
            <text:p>, commune de Villeb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94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Pas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Passy</text:p>
            <text:p>, commune de Villeb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456</text:p>
          </table:table-cell>
          <table:table-cell office:value-type="string" calcext:value-type="string">
            <text:p>Grès (Les),</text:p>
          </table:table-cell>
          <table:table-cell office:value-type="string" calcext:value-type="string">
            <text:p>ancien fief et ferme</text:p>
          </table:table-cell>
          <table:table-cell office:value-type="string" calcext:value-type="string">
            <text:p/>
            <text:p>Pecqu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ferme, à </text:p>
            <text:p>Pecqueux</text:p>
            <text:p>, commune d’Aubepie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939</text:p>
          </table:table-cell>
          <table:table-cell office:value-type="string" calcext:value-type="string">
            <text:p>Bicêtre,</text:p>
          </table:table-cell>
          <table:table-cell office:value-type="string" calcext:value-type="string">
            <text:p>ancien château</text:p>
          </table:table-cell>
          <table:table-cell office:value-type="string" calcext:value-type="string">
            <text:p/>
            <text:p>Petit-Buiss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château, au </text:p>
            <text:p>Petit-Buisson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541</text:p>
          </table:table-cell>
          <table:table-cell office:value-type="string" calcext:value-type="string">
            <text:p>Basse-Vill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etit-J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Petit-Jard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765</text:p>
          </table:table-cell>
          <table:table-cell office:value-type="string" calcext:value-type="string">
            <text:p>Champigny (Le Four d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etit-J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Petit-Jard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882</text:p>
          </table:table-cell>
          <table:table-cell office:value-type="string" calcext:value-type="string">
            <text:p>Haute-Vill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etit-J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Petit-Jard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262</text:p>
          </table:table-cell>
          <table:table-cell office:value-type="string" calcext:value-type="string">
            <text:p>Maison-Gautier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etit-Montgou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 </text:p>
            <text:p>Petit-Montgouin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269</text:p>
          </table:table-cell>
          <table:table-cell office:value-type="string" calcext:value-type="string">
            <text:p>Moulin-d'Enfer (Le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Petit-Mor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sur le </text:p>
            <text:p>Petit-Morin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484</text:p>
          </table:table-cell>
          <table:table-cell office:value-type="string" calcext:value-type="string">
            <text:p>Chemin-Paré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etit-Par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Petit-Paris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621</text:p>
          </table:table-cell>
          <table:table-cell office:value-type="string" calcext:value-type="string">
            <text:p>Chibouted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etit-Sauls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Petit-Saulsoy</text:p>
            <text:p>, commune de Do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35</text:p>
          </table:table-cell>
          <table:table-cell office:value-type="string" calcext:value-type="string">
            <text:p>Nitot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etit-Sauls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Petit-Saulsoy</text:p>
            <text:p>, commune de Do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504</text:p>
          </table:table-cell>
          <table:table-cell office:value-type="string" calcext:value-type="string">
            <text:p>Fontaine-aux-Bois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ig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Pigy</text:p>
            <text:p>, commune de Léche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535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Pleig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Pleignes</text:p>
            <text:p>, commune de From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21</text:p>
          </table:table-cell>
          <table:table-cell office:value-type="string" calcext:value-type="string">
            <text:p>Clozeaux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Pleig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Pleignes</text:p>
            <text:p>, commune de Montcourt-From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889</text:p>
          </table:table-cell>
          <table:table-cell office:value-type="string" calcext:value-type="string">
            <text:p>Grand-Chaillot (Le),</text:p>
          </table:table-cell>
          <table:table-cell office:value-type="string" calcext:value-type="string">
            <text:p>ancien château</text:p>
          </table:table-cell>
          <table:table-cell office:value-type="string" calcext:value-type="string">
            <text:p/>
            <text:p>Pleig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château, à </text:p>
            <text:p>Pleignes</text:p>
            <text:p>, commune de Montcourt-From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887</text:p>
          </table:table-cell>
          <table:table-cell office:value-type="string" calcext:value-type="string">
            <text:p>Haut-Forel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Pleig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Pleignes</text:p>
            <text:p>, commune de Montcourt-Fromon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012</text:p>
          </table:table-cell>
          <table:table-cell office:value-type="string" calcext:value-type="string">
            <text:p>Bruli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lessis-aux-Tourn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Plessis-aux-Tournelles</text:p>
            <text:p>, commune de Cucharm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033</text:p>
          </table:table-cell>
          <table:table-cell office:value-type="string" calcext:value-type="string">
            <text:p>Corbier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lessis-aux-Tourn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Plessis-aux-Tournelles</text:p>
            <text:p>, commune de Cucharm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869</text:p>
          </table:table-cell>
          <table:table-cell office:value-type="string" calcext:value-type="string">
            <text:p>Orme-Quentin (L'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Plessis-aux-Tourne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u </text:p>
            <text:p>Plessis-aux-Tournelles</text:p>
            <text:p>, commune de Cucharm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164</text:p>
          </table:table-cell>
          <table:table-cell office:value-type="string" calcext:value-type="string">
            <text:p>Maison-aux-Vestes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lessis-Hen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Plessis-Henault</text:p>
            <text:p>, commune de Saint-Ju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527</text:p>
          </table:table-cell>
          <table:table-cell office:value-type="string" calcext:value-type="string">
            <text:p>Chêne-Rabier (Le),</text:p>
          </table:table-cell>
          <table:table-cell office:value-type="string" calcext:value-type="string">
            <text:p>ferme détruite, ancienne chapelle</text:p>
          </table:table-cell>
          <table:table-cell office:value-type="string" calcext:value-type="string">
            <text:p/>
            <text:p>Plessis-Hén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ancienne chapelle, au </text:p>
            <text:p>Plessis-Hénault</text:p>
            <text:p>, commune de Saint-Ju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718</text:p>
          </table:table-cell>
          <table:table-cell office:value-type="string" calcext:value-type="string">
            <text:p>Notre-Dame-du-Chêne-Rabier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Plessis-Hén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au </text:p>
            <text:p>Plessis-Hénault</text:p>
            <text:p>, commune de Saint-Just (Pouillés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13</text:p>
          </table:table-cell>
          <table:table-cell office:value-type="string" calcext:value-type="string">
            <text:p>Tour-Morouard (La),</text:p>
          </table:table-cell>
          <table:table-cell office:value-type="string" calcext:value-type="string">
            <text:p>château, ancien fief</text:p>
          </table:table-cell>
          <table:table-cell office:value-type="string" calcext:value-type="string">
            <text:p/>
            <text:p>Plessis-la-Tour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âteau, ancien fief, au </text:p>
            <text:p>Plessis-la-Tour</text:p>
            <text:p>, commune de Beauche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874</text:p>
          </table:table-cell>
          <table:table-cell office:value-type="string" calcext:value-type="string">
            <text:p>Bertauch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lessis-Pig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 </text:p>
            <text:p>Plessis-Pigy</text:p>
            <text:p>, commune de Léche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94</text:p>
          </table:table-cell>
          <table:table-cell office:value-type="string" calcext:value-type="string">
            <text:p>Sainte-Geneviève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Plou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chapelle, à </text:p>
            <text:p>Plouy</text:p>
            <text:p>, commune de Grisy-Suis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027</text:p>
          </table:table-cell>
          <table:table-cell office:value-type="string" calcext:value-type="string">
            <text:p>Affinoire (L'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ont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 à </text:p>
            <text:p>Pontault</text:p>
            <text:p>, commune de Pontault-Comb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952</text:p>
          </table:table-cell>
          <table:table-cell office:value-type="string" calcext:value-type="string">
            <text:p>Commanderie-de-Saint-Jacques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Pont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Pontault</text:p>
            <text:p>, commune de Pontault-Comb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509</text:p>
          </table:table-cell>
          <table:table-cell office:value-type="string" calcext:value-type="string">
            <text:p>Chêne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Pontfrau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Pontfraud</text:p>
            <text:p>, commune de Château-Land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282</text:p>
          </table:table-cell>
          <table:table-cell office:value-type="string" calcext:value-type="string">
            <text:p>Cygne,</text:p>
          </table:table-cell>
          <table:table-cell office:value-type="string" calcext:value-type="string">
            <text:p>ferme, auberge</text:p>
          </table:table-cell>
          <table:table-cell office:value-type="string" calcext:value-type="string">
            <text:p/>
            <text:p>Ponthier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uberge à </text:p>
            <text:p>Ponthierry</text:p>
            <text:p>, commune de Saint-Fargeau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027</text:p>
          </table:table-cell>
          <table:table-cell office:value-type="string" calcext:value-type="string">
            <text:p>Pont-de-Limon (Le),</text:p>
          </table:table-cell>
          <table:table-cell/>
          <table:table-cell office:value-type="string" calcext:value-type="string">
            <text:p/>
            <text:p>Pontpierr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Pontpierre</text:p>
            <text:p>, commune de Courtome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551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Pouilly-Galeran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Pouilly-Galerand</text:p>
            <text:p>, commune de Saint-Germain-Lax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947</text:p>
          </table:table-cell>
          <table:table-cell office:value-type="string" calcext:value-type="string">
            <text:p>Bichot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964</text:p>
          </table:table-cell>
          <table:table-cell office:value-type="string" calcext:value-type="string">
            <text:p>Chapelle-Saint-Pri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006</text:p>
          </table:table-cell>
          <table:table-cell office:value-type="string" calcext:value-type="string">
            <text:p>Coppopie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396</text:p>
          </table:table-cell>
          <table:table-cell office:value-type="string" calcext:value-type="string">
            <text:p>Cour-Robert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857</text:p>
          </table:table-cell>
          <table:table-cell office:value-type="string" calcext:value-type="string">
            <text:p>Fontaine-Saint-Pri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605</text:p>
          </table:table-cell>
          <table:table-cell office:value-type="string" calcext:value-type="string">
            <text:p>Marai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846</text:p>
          </table:table-cell>
          <table:table-cell office:value-type="string" calcext:value-type="string">
            <text:p>Or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Pouilly-le-Fort</text:p>
            <text:p>, commune de Saint-Germain-Lax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220</text:p>
          </table:table-cell>
          <table:table-cell office:value-type="string" calcext:value-type="string">
            <text:p>Perruchey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555</text:p>
          </table:table-cell>
          <table:table-cell office:value-type="string" calcext:value-type="string">
            <text:p>Saint-Prix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Pouilly-le-Fort</text:p>
            <text:p>, commune de Vert-Saint-Deni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77-16390</text:p>
          </table:table-cell>
          <table:table-cell office:value-type="string" calcext:value-type="string">
            <text:p>Trinité (La)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Pouilly-le-Fo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Pouilly-le-Fort</text:p>
            <text:p>, commune de Vert-Saint-Denis, fondée vers 1319 </text:p>
            <text:p>(Arch. S.-et-M., E 343 et Arch. Yonne, G 68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53</text:p>
          </table:table-cell>
          <table:table-cell office:value-type="string" calcext:value-type="string">
            <text:p>Saule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Prémo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Prémol</text:p>
            <text:p>, commune de Guér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637</text:p>
          </table:table-cell>
          <table:table-cell office:value-type="string" calcext:value-type="string">
            <text:p>Champbenoît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bbaye de Notre-Dame, devenue un prieuré qui fut transférée à </text:p>
            <text:p>Provins</text:p>
            <text:p> en 1625, commune de Po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267</text:p>
          </table:table-cell>
          <table:table-cell office:value-type="string" calcext:value-type="string">
            <text:p>Culoison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lieu dit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14</text:p>
          </table:table-cell>
          <table:table-cell office:value-type="string" calcext:value-type="string">
            <text:p>Fort-Cadas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près du château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225</text:p>
          </table:table-cell>
          <table:table-cell office:value-type="string" calcext:value-type="string">
            <text:p>Maison-d'Égypte (La),</text:p>
          </table:table-cell>
          <table:table-cell office:value-type="string" calcext:value-type="string">
            <text:p>ancienne maison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ne maison transférée en 1625 à </text:p>
            <text:p>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384</text:p>
          </table:table-cell>
          <table:table-cell office:value-type="string" calcext:value-type="string">
            <text:p>Moulin-le-Comte (Le),</text:p>
          </table:table-cell>
          <table:table-cell/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723</text:p>
          </table:table-cell>
          <table:table-cell office:value-type="string" calcext:value-type="string">
            <text:p>Notre-Dame-du-Val,</text:p>
          </table:table-cell>
          <table:table-cell office:value-type="string" calcext:value-type="string">
            <text:p>ancienne abbay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ne abbaye à </text:p>
            <text:p>Provins</text:p>
            <text:p>, détruite sous Louis XI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294</text:p>
          </table:table-cell>
          <table:table-cell office:value-type="string" calcext:value-type="string">
            <text:p>Petit-Châtel (Le),</text:p>
          </table:table-cell>
          <table:table-cell/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près de la porte Hodois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713</text:p>
          </table:table-cell>
          <table:table-cell office:value-type="string" calcext:value-type="string">
            <text:p>Pinacle (Le),</text:p>
          </table:table-cell>
          <table:table-cell office:value-type="string" calcext:value-type="string">
            <text:p>lieu d'exécution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lieu d'exécution à </text:p>
            <text:p>Provins</text:p>
            <text:p>, ancienne résidence des mair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731</text:p>
          </table:table-cell>
          <table:table-cell office:value-type="string" calcext:value-type="string">
            <text:p>Pinte (Le ru de la),</text:p>
          </table:table-cell>
          <table:table-cell/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107</text:p>
          </table:table-cell>
          <table:table-cell office:value-type="string" calcext:value-type="string">
            <text:p>Porte-Jouy,</text:p>
          </table:table-cell>
          <table:table-cell office:value-type="string" calcext:value-type="string">
            <text:p>restes de fortifications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restes de fortifications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91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chapelle détruite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497</text:p>
          </table:table-cell>
          <table:table-cell office:value-type="string" calcext:value-type="string">
            <text:p>Saint-Médard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ne chapelle devenue l'église Saint-Ayoul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09</text:p>
          </table:table-cell>
          <table:table-cell office:value-type="string" calcext:value-type="string">
            <text:p>Tour-le-Roi (La),</text:p>
          </table:table-cell>
          <table:table-cell office:value-type="string" calcext:value-type="string">
            <text:p>ancien fief, ancienne forteress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fief, ancienne forteresse à </text:p>
            <text:p>Provins</text:p>
            <text:p>, appelée aussi le Pâté aux Angla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94</text:p>
          </table:table-cell>
          <table:table-cell office:value-type="string" calcext:value-type="string">
            <text:p>Tournillon (Le),</text:p>
          </table:table-cell>
          <table:table-cell office:value-type="string" calcext:value-type="string">
            <text:p>restes de fortifications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restes de fortifications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16</text:p>
          </table:table-cell>
          <table:table-cell office:value-type="string" calcext:value-type="string">
            <text:p>Vieille-Log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à </text:p>
            <text:p>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080</text:p>
          </table:table-cell>
          <table:table-cell office:value-type="string" calcext:value-type="string">
            <text:p>Croix-Sainte-Berth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Quin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Quincy</text:p>
            <text:p>, commune de Quincy-Ség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737</text:p>
          </table:table-cell>
          <table:table-cell office:value-type="string" calcext:value-type="string">
            <text:p>Fontaine-Morin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Quin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Quincy</text:p>
            <text:p>, commune de Quincy-Ség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83</text:p>
          </table:table-cell>
          <table:table-cell office:value-type="string" calcext:value-type="string">
            <text:p>Grandfou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Quin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Quincy</text:p>
            <text:p>, commune de Quincy-Ség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23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Quin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Quincy</text:p>
            <text:p>, commune de Saint-Hill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321</text:p>
          </table:table-cell>
          <table:table-cell office:value-type="string" calcext:value-type="string">
            <text:p>Moulin-Drevault (Le),</text:p>
          </table:table-cell>
          <table:table-cell office:value-type="string" calcext:value-type="string">
            <text:p>moulin à drap</text:p>
          </table:table-cell>
          <table:table-cell office:value-type="string" calcext:value-type="string">
            <text:p/>
            <text:p>Quintejoie</text:p>
            <text:p/>
          </table:table-cell>
          <table:table-cell office:value-type="float" office:value="77128" calcext:value-type="float">
            <text:p>77128</text:p>
          </table:table-cell>
          <table:table-cell office:value-type="string" calcext:value-type="string">
            <text:p/>
            <text:p>moulin à drap sur le Grand-Morin, à </text:p>
            <text:p>Quintejoie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957</text:p>
          </table:table-cell>
          <table:table-cell office:value-type="string" calcext:value-type="string">
            <text:p>Forêt-Périgord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Rade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Rademont</text:p>
            <text:p>, commune de Vendr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282</text:p>
          </table:table-cell>
          <table:table-cell office:value-type="string" calcext:value-type="string">
            <text:p>Jariel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Rade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Rademont</text:p>
            <text:p>, commune de Vendr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916</text:p>
          </table:table-cell>
          <table:table-cell office:value-type="string" calcext:value-type="string">
            <text:p>Maulnoy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Rade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Rademont</text:p>
            <text:p>, commune de Vendres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824</text:p>
          </table:table-cell>
          <table:table-cell office:value-type="string" calcext:value-type="string">
            <text:p>Verdo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Rademo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Rademont</text:p>
            <text:p>, commune de Vendres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376</text:p>
          </table:table-cell>
          <table:table-cell office:value-type="string" calcext:value-type="string">
            <text:p>« Voupa »,</text:p>
          </table:table-cell>
          <table:table-cell/>
          <table:table-cell office:value-type="string" calcext:value-type="string">
            <text:p/>
            <text:p>Raro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Raroy</text:p>
            <text:p>, commune de Gesv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315</text:p>
          </table:table-cell>
          <table:table-cell office:value-type="string" calcext:value-type="string">
            <text:p>Moulin-Dieu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Rebou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Rebours</text:p>
            <text:p>, commune de Villeme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672</text:p>
          </table:table-cell>
          <table:table-cell office:value-type="string" calcext:value-type="string">
            <text:p>Gergog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Réez</text:p>
            <text:p/>
          </table:table-cell>
          <table:table-cell office:value-type="float" office:value="60527" calcext:value-type="float">
            <text:p>60527</text:p>
          </table:table-cell>
          <table:table-cell office:value-type="string" calcext:value-type="string">
            <text:p/>
            <text:p>rivière, affluent de l'Ourcq, qui prend sa source à </text:p>
            <text:p>Réez</text:p>
            <text:p> (Oise) et arrose le territoire de May-en-Multie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945</text:p>
          </table:table-cell>
          <table:table-cell office:value-type="string" calcext:value-type="string">
            <text:p>Vieuvill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Réveill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Réveillon</text:p>
            <text:p>, commune de Saint-Simé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440</text:p>
          </table:table-cell>
          <table:table-cell office:value-type="string" calcext:value-type="string">
            <text:p>Fond-des-Normands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Réz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Rézel</text:p>
            <text:p>, commune de Germigny-l'Évêq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375</text:p>
          </table:table-cell>
          <table:table-cell office:value-type="string" calcext:value-type="string">
            <text:p>Voulzi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Richebourg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prend sa source à </text:p>
            <text:p>Richebourg</text:p>
            <text:p> (commune de Léchelle), arrose les territoires des communes de Saint-Brice, Provins, Poigny, Sainte-Colombe, Longueville, Jutigny, Chalmaison, Éverly, Les Ormes, Saint-Sauveur, et achève son cours à Mouy, un peu en aval de Bray-sur-Seine, après un cours de 41 kilomètr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440</text:p>
          </table:table-cell>
          <table:table-cell office:value-type="string" calcext:value-type="string">
            <text:p>Pannié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Ri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 en 1777, à </text:p>
            <text:p>Rieux</text:p>
            <text:p>, commune de May-en-Multie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269</text:p>
          </table:table-cell>
          <table:table-cell office:value-type="string" calcext:value-type="string">
            <text:p>Carmier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Rogen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Rogenvilliers</text:p>
            <text:p>, commune de Rampill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236</text:p>
          </table:table-cell>
          <table:table-cell office:value-type="string" calcext:value-type="string">
            <text:p>Croté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Rogen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Rogenvilliers</text:p>
            <text:p>, communes de Fontains et de Rampill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187</text:p>
          </table:table-cell>
          <table:table-cell office:value-type="string" calcext:value-type="string">
            <text:p>Minière (Le bois de la),</text:p>
          </table:table-cell>
          <table:table-cell/>
          <table:table-cell office:value-type="string" calcext:value-type="string">
            <text:p/>
            <text:p>Roissy-en-Brie</text:p>
            <text:p/>
          </table:table-cell>
          <table:table-cell office:value-type="float" office:value="77390" calcext:value-type="float">
            <text:p>77390</text:p>
          </table:table-cell>
          <table:table-cell office:value-type="string" calcext:value-type="string">
            <text:p>à </text:p>
            <text:p>Roissy-en-Brie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708</text:p>
          </table:table-cell>
          <table:table-cell office:value-type="string" calcext:value-type="string">
            <text:p>Bécossé,</text:p>
          </table:table-cell>
          <table:table-cell office:value-type="string" calcext:value-type="string">
            <text:p>ancien fief, ferme et bois</text:p>
          </table:table-cell>
          <table:table-cell office:value-type="string" calcext:value-type="string">
            <text:p/>
            <text:p>Roma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 et bois, à </text:p>
            <text:p>Romaine</text:p>
            <text:p>, commune de Pont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300</text:p>
          </table:table-cell>
          <table:table-cell office:value-type="string" calcext:value-type="string">
            <text:p>Tour-Oudry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Roma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Romaine</text:p>
            <text:p>, commune de Pontault-Comb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066</text:p>
          </table:table-cell>
          <table:table-cell office:value-type="string" calcext:value-type="string">
            <text:p>Bois (Le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/>
            <text:p>Romain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rieuré à </text:p>
            <text:p>Romainvilliers</text:p>
            <text:p>, commune de Bailly-Romainvillier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624</text:p>
          </table:table-cell>
          <table:table-cell office:value-type="string" calcext:value-type="string">
            <text:p>Larret (Le ru du),</text:p>
          </table:table-cell>
          <table:table-cell/>
          <table:table-cell office:value-type="string" calcext:value-type="string">
            <text:p/>
            <text:p>Rome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Petit-Morin, coule à </text:p>
            <text:p>Romeny</text:p>
            <text:p> et à Courcelles-la-Roue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080</text:p>
          </table:table-cell>
          <table:table-cell office:value-type="string" calcext:value-type="string">
            <text:p>Cormori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Rouvr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Rouvray</text:p>
            <text:p>, commune de Champ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463</text:p>
          </table:table-cell>
          <table:table-cell office:value-type="string" calcext:value-type="string">
            <text:p>Barricade (La),</text:p>
          </table:table-cell>
          <table:table-cell office:value-type="string" calcext:value-type="string">
            <text:p>maison isolée, ancien fief</text:p>
          </table:table-cell>
          <table:table-cell office:value-type="string" calcext:value-type="string">
            <text:p/>
            <text:p>Rut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ancien fief à </text:p>
            <text:p>Rutel</text:p>
            <text:p>, commune de Ville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965</text:p>
          </table:table-cell>
          <table:table-cell office:value-type="string" calcext:value-type="string">
            <text:p>Compans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Rut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Rutel</text:p>
            <text:p>, commune de Ville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708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Rut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à </text:p>
            <text:p>Rutel</text:p>
            <text:p>, près M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622</text:p>
          </table:table-cell>
          <table:table-cell office:value-type="string" calcext:value-type="string">
            <text:p>Pierre-Droit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aint-Germ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aint-Germain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826</text:p>
          </table:table-cell>
          <table:table-cell office:value-type="string" calcext:value-type="string">
            <text:p>Verge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aint-Gobe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aint-Gobert</text:p>
            <text:p>, commune de Barc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754</text:p>
          </table:table-cell>
          <table:table-cell office:value-type="string" calcext:value-type="string">
            <text:p>Clos-Closson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Saint-L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Saint-Leu</text:p>
            <text:p>, commune de Cess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562</text:p>
          </table:table-cell>
          <table:table-cell office:value-type="string" calcext:value-type="string">
            <text:p>Garde-Rob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aint-Le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aint-Leu</text:p>
            <text:p>, commune de Cess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0762</text:p>
          </table:table-cell>
          <table:table-cell office:value-type="string" calcext:value-type="string">
            <text:p>Belle-Idée (La)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/>
            <text:p>Saint-Mart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</text:p>
            <text:p>Saint-Martin</text:p>
            <text:p>, commune de Voul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764</text:p>
          </table:table-cell>
          <table:table-cell office:value-type="string" calcext:value-type="string">
            <text:p>Bout-d'en-Haut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Saint-Mart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à </text:p>
            <text:p>Saint-Martin</text:p>
            <text:p>, commune de Voul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786</text:p>
          </table:table-cell>
          <table:table-cell office:value-type="string" calcext:value-type="string">
            <text:p>Bout-la-Paille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Saint-Mart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à </text:p>
            <text:p>Saint-Martin</text:p>
            <text:p>, commune de Voula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877</text:p>
          </table:table-cell>
          <table:table-cell office:value-type="string" calcext:value-type="string">
            <text:p>Rougeaux,</text:p>
          </table:table-cell>
          <table:table-cell office:value-type="string" calcext:value-type="string">
            <text:p>seigneurie disparue</text:p>
          </table:table-cell>
          <table:table-cell office:value-type="string" calcext:value-type="string">
            <text:p/>
            <text:p>Saint-Martin-du-Tertr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seigneurie disparue, à </text:p>
            <text:p>Saint-Martin-du-Tertre</text:p>
            <text:p>, commune de Montereau-fault-Y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713</text:p>
          </table:table-cell>
          <table:table-cell office:value-type="string" calcext:value-type="string">
            <text:p>Bourg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aint-Mauric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aint-Maurice</text:p>
            <text:p>, commune de Montereau-fault-Y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048</text:p>
          </table:table-cell>
          <table:table-cell office:value-type="string" calcext:value-type="string">
            <text:p>Fief-de-Berro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aint-Mauric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aint-Maurice</text:p>
            <text:p>, faubourg de Montereau-fault-Y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693</text:p>
          </table:table-cell>
          <table:table-cell office:value-type="string" calcext:value-type="string">
            <text:p>Madeleine-d'Orthies (La),</text:p>
          </table:table-cell>
          <table:table-cell office:value-type="string" calcext:value-type="string">
            <text:p>chapelle détruite et prieuré</text:p>
          </table:table-cell>
          <table:table-cell office:value-type="string" calcext:value-type="string">
            <text:p/>
            <text:p>Sainte-Avoy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 et prieuré dépendant de l'abbaye de Juilly, à </text:p>
            <text:p>Sainte-Avoye</text:p>
            <text:p>, commune de Dammartin-sur-Tigea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906</text:p>
          </table:table-cell>
          <table:table-cell office:value-type="string" calcext:value-type="string">
            <text:p>Hauts-Champ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ant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Santeux</text:p>
            <text:p>, commune du Châtelet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630</text:p>
          </table:table-cell>
          <table:table-cell office:value-type="string" calcext:value-type="string">
            <text:p>Fontaine-des-Parnemailtes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aulc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u </text:p>
            <text:p>Saulceau</text:p>
            <text:p>, commune de Nemo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111</text:p>
          </table:table-cell>
          <table:table-cell office:value-type="string" calcext:value-type="string">
            <text:p>Corré (La),</text:p>
          </table:table-cell>
          <table:table-cell office:value-type="string" calcext:value-type="string">
            <text:p>ancien fief et manoir</text:p>
          </table:table-cell>
          <table:table-cell office:value-type="string" calcext:value-type="string">
            <text:p/>
            <text:p>Sa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manoir, à </text:p>
            <text:p>Savigny</text:p>
            <text:p>, commune de Saint-Hill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28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Sa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Savigny</text:p>
            <text:p>, commune de Sancy-lès-Prov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011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a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avigny</text:p>
            <text:p>, commune de Saint-Hill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544</text:p>
          </table:table-cell>
          <table:table-cell office:value-type="string" calcext:value-type="string">
            <text:p>Courtil-Mille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Sc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Sceau</text:p>
            <text:p>, commune de La Croix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019</text:p>
          </table:table-cell>
          <table:table-cell office:value-type="string" calcext:value-type="string">
            <text:p>Melun,</text:p>
          </table:table-cell>
          <table:table-cell office:value-type="string" calcext:value-type="string">
            <text:p>chef-lieu</text:p>
          </table:table-cell>
          <table:table-cell office:value-type="string" calcext:value-type="string">
            <text:p/>
            <text:p>S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ef-lieu du département, sur la </text:p>
            <text:p>Seine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87</text:p>
          </table:table-cell>
          <table:table-cell office:value-type="string" calcext:value-type="string">
            <text:p>Moulin-Brûlé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Septvei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Septveilles</text:p>
            <text:p>, commune de Sainte-Colomb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96</text:p>
          </table:table-cell>
          <table:table-cell office:value-type="string" calcext:value-type="string">
            <text:p>Grand-Grai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Sermais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Sermaise</text:p>
            <text:p>, commune de Bois-le-B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101</text:p>
          </table:table-cell>
          <table:table-cell office:value-type="string" calcext:value-type="string">
            <text:p>Grand-Hôtel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ermais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ermaise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218</text:p>
          </table:table-cell>
          <table:table-cell office:value-type="string" calcext:value-type="string">
            <text:p>Grands-Pignon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ermais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ermaise</text:p>
            <text:p>, commune de Bois-le-R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989</text:p>
          </table:table-cell>
          <table:table-cell office:value-type="string" calcext:value-type="string">
            <text:p>Fief-au-Regnard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er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ervigny</text:p>
            <text:p>, commune de Lieusai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134</text:p>
          </table:table-cell>
          <table:table-cell office:value-type="string" calcext:value-type="string">
            <text:p>Hunotièr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er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ervigny</text:p>
            <text:p>, commune de Lieusai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873</text:p>
          </table:table-cell>
          <table:table-cell office:value-type="string" calcext:value-type="string">
            <text:p>Plessis-Cerné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er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ervigny</text:p>
            <text:p>, commune de Lieusai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254</text:p>
          </table:table-cell>
          <table:table-cell office:value-type="string" calcext:value-type="string">
            <text:p>Pré-Regnard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ervign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Servigny</text:p>
            <text:p>, commune de Lieusai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379</text:p>
          </table:table-cell>
          <table:table-cell office:value-type="string" calcext:value-type="string">
            <text:p>Cour-Moreau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iv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ivr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78</text:p>
          </table:table-cell>
          <table:table-cell office:value-type="string" calcext:value-type="string">
            <text:p>Grande-Ferm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Siv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Sivr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88</text:p>
          </table:table-cell>
          <table:table-cell office:value-type="string" calcext:value-type="string">
            <text:p>Grande-Foss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Siv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Sivr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998</text:p>
          </table:table-cell>
          <table:table-cell office:value-type="string" calcext:value-type="string">
            <text:p>Grande-Log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iv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ivry</text:p>
            <text:p>, commune de Sivry-Cour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07</text:p>
          </table:table-cell>
          <table:table-cell office:value-type="string" calcext:value-type="string">
            <text:p>Orvin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Somme-Fontaine</text:p>
            <text:p/>
          </table:table-cell>
          <table:table-cell table:style-name="ce17" office:value-type="float" office:value="10348" calcext:value-type="float">
            <text:p>10348</text:p>
          </table:table-cell>
          <table:table-cell office:value-type="string" calcext:value-type="string">
            <text:p/>
            <text:p>rivière, affluent de la Seine, qui, provenant de </text:p>
            <text:p>Somme-Fontaine</text:p>
            <text:p> (Aube) termine son cours à Courceroy, commune de Villiers-sur-Seine, après avoir traversé plusieurs communes du département de l'Aub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286</text:p>
          </table:table-cell>
          <table:table-cell office:value-type="string" calcext:value-type="string">
            <text:p>Fleurimont,</text:p>
          </table:table-cell>
          <table:table-cell office:value-type="string" calcext:value-type="string">
            <text:p>ancien fief et ferme</text:p>
          </table:table-cell>
          <table:table-cell office:value-type="string" calcext:value-type="string">
            <text:p/>
            <text:p>Sou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ferme, à </text:p>
            <text:p>Souilly</text:p>
            <text:p>, commune de Claye-S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57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Sou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Souilly</text:p>
            <text:p>, commune de Claye-S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802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Sou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Souilly</text:p>
            <text:p>, commune de Claye-S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354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manoir détruit</text:p>
          </table:table-cell>
          <table:table-cell office:value-type="string" calcext:value-type="string">
            <text:p/>
            <text:p>Sur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anoir détruit, à </text:p>
            <text:p>Surville</text:p>
            <text:p>, commune de Montereau-fault-Yon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438</text:p>
          </table:table-cell>
          <table:table-cell office:value-type="string" calcext:value-type="string">
            <text:p>Fomer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Tach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Tachy</text:p>
            <text:p>, commune de Chalmais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67</text:p>
          </table:table-cell>
          <table:table-cell office:value-type="string" calcext:value-type="string">
            <text:p>Moulin-Bernard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Tachy</text:p>
            <text:p/>
          </table:table-cell>
          <table:table-cell office:value-type="float" office:value="77076" calcext:value-type="float">
            <text:p>77076</text:p>
          </table:table-cell>
          <table:table-cell office:value-type="string" calcext:value-type="string">
            <text:p/>
            <text:p>moulin détruit, à </text:p>
            <text:p>Tachy</text:p>
            <text:p> ou à Jut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683</text:p>
          </table:table-cell>
          <table:table-cell office:value-type="string" calcext:value-type="string">
            <text:p>Essarts (Les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/>
            <text:p>Tav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bois, à </text:p>
            <text:p>Tavers</text:p>
            <text:p>, commune de La Grande-Paroiss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590</text:p>
          </table:table-cell>
          <table:table-cell office:value-type="string" calcext:value-type="string">
            <text:p>Fontaine-de-Fien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The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 </text:p>
            <text:p>Theil</text:p>
            <text:p>, commune de Coulomm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370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Til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Tilly</text:p>
            <text:p>, commune de Saint-Farge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557</text:p>
          </table:table-cell>
          <table:table-cell office:value-type="string" calcext:value-type="string">
            <text:p>Courtil-Rayer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Torvoi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Torvois</text:p>
            <text:p>, commune de Sourdu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499</text:p>
          </table:table-cell>
          <table:table-cell office:value-type="string" calcext:value-type="string">
            <text:p>Quinquempoix,</text:p>
          </table:table-cell>
          <table:table-cell office:value-type="string" calcext:value-type="string">
            <text:p>manoir détruit</text:p>
          </table:table-cell>
          <table:table-cell office:value-type="string" calcext:value-type="string">
            <text:p/>
            <text:p>Tournanfuy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noir détruit, à </text:p>
            <text:p>Tournanfuye</text:p>
            <text:p>, commune de La Celle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956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ancien moulin</text:p>
          </table:table-cell>
          <table:table-cell office:value-type="string" calcext:value-type="string">
            <text:p/>
            <text:p>Tou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oulin, à </text:p>
            <text:p>Toury</text:p>
            <text:p>, commune d’Hermé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255</text:p>
          </table:table-cell>
          <table:table-cell office:value-type="string" calcext:value-type="string">
            <text:p>Saint-Étien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Tr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Train</text:p>
            <text:p>, commune de Villecerf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97</text:p>
          </table:table-cell>
          <table:table-cell office:value-type="string" calcext:value-type="string">
            <text:p>Tour-de-Villecerf (La),</text:p>
          </table:table-cell>
          <table:table-cell office:value-type="string" calcext:value-type="string">
            <text:p>ruine</text:p>
          </table:table-cell>
          <table:table-cell office:value-type="string" calcext:value-type="string">
            <text:p/>
            <text:p>Tr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uine, à </text:p>
            <text:p>Train</text:p>
            <text:p>, commune de Villecerf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881</text:p>
          </table:table-cell>
          <table:table-cell office:value-type="string" calcext:value-type="string">
            <text:p>Croix-de-Saint-Abdon,</text:p>
          </table:table-cell>
          <table:table-cell/>
          <table:table-cell office:value-type="string" calcext:value-type="string">
            <text:p/>
            <text:p>Tréch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Tréchy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532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Tréch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Tréchy</text:p>
            <text:p>, commune de Saint-Germain-Lava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402</text:p>
          </table:table-cell>
          <table:table-cell office:value-type="string" calcext:value-type="string">
            <text:p>Montapir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Trémainv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Trémainville</text:p>
            <text:p>, commune de Larch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425</text:p>
          </table:table-cell>
          <table:table-cell office:value-type="string" calcext:value-type="string">
            <text:p>Bonne-Nouvelle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Trembl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ief au </text:p>
            <text:p>Tremblay</text:p>
            <text:p>, commune de Mitry-Mo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604</text:p>
          </table:table-cell>
          <table:table-cell office:value-type="string" calcext:value-type="string">
            <text:p>Guenon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Trembla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Tremblay</text:p>
            <text:p>, commune de Thieux [ou Mitry-Mory]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143</text:p>
          </table:table-cell>
          <table:table-cell office:value-type="string" calcext:value-type="string">
            <text:p>Le Vieux-Tresmes,</text:p>
          </table:table-cell>
          <table:table-cell office:value-type="string" calcext:value-type="string">
            <text:p>ancien château ruiné</text:p>
          </table:table-cell>
          <table:table-cell office:value-type="string" calcext:value-type="string">
            <text:p/>
            <text:p>Tresm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château ruiné, à </text:p>
            <text:p>Tresmes</text:p>
            <text:p>, commune de Crouy-sur-Ourcq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152</text:p>
          </table:table-cell>
          <table:table-cell office:value-type="string" calcext:value-type="string">
            <text:p>Coucy (Le bois de),</text:p>
          </table:table-cell>
          <table:table-cell/>
          <table:table-cell office:value-type="string" calcext:value-type="string">
            <text:p/>
            <text:p>Tresm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is à </text:p>
            <text:p>Tresmes</text:p>
            <text:p> [Gesvres], commune de Crouy-sur-Ourcq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340</text:p>
          </table:table-cell>
          <table:table-cell office:value-type="string" calcext:value-type="string">
            <text:p>Deffouace (Le bois de la),</text:p>
          </table:table-cell>
          <table:table-cell/>
          <table:table-cell office:value-type="string" calcext:value-type="string">
            <text:p/>
            <text:p>Tresm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Tresmes</text:p>
            <text:p>, commune de Crou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888</text:p>
          </table:table-cell>
          <table:table-cell office:value-type="string" calcext:value-type="string">
            <text:p>Ormo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Tresm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Tresmes</text:p>
            <text:p>, commune de Crouy-sur-Ourcq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689</text:p>
          </table:table-cell>
          <table:table-cell office:value-type="string" calcext:value-type="string">
            <text:p>Rieux,</text:p>
          </table:table-cell>
          <table:table-cell office:value-type="string" calcext:value-type="string">
            <text:p>lieu dit, ancien fief, ancienne paroisse réunie</text:p>
          </table:table-cell>
          <table:table-cell office:value-type="string" calcext:value-type="string">
            <text:p/>
            <text:p>Tresm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ncien fief, ancienne paroisse réunie à </text:p>
            <text:p>Tresmes</text:p>
            <text:p> [Gesvres] en 1404, communes de Crouy-sur-Ourcq et de May-en-Multie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264</text:p>
          </table:table-cell>
          <table:table-cell office:value-type="string" calcext:value-type="string">
            <text:p>Châtel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Trois-Moulin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Trois-Moulins</text:p>
            <text:p>, commune de Melu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462</text:p>
          </table:table-cell>
          <table:table-cell office:value-type="string" calcext:value-type="string">
            <text:p>Fromag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aljoua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aljouan</text:p>
            <text:p>, commune de Villeneuve-les-Bord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091</text:p>
          </table:table-cell>
          <table:table-cell office:value-type="string" calcext:value-type="string">
            <text:p>Port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an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anry</text:p>
            <text:p>, commune de 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980</text:p>
          </table:table-cell>
          <table:table-cell office:value-type="string" calcext:value-type="string">
            <text:p>Terrier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an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anry</text:p>
            <text:p>, commune de Jouar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796</text:p>
          </table:table-cell>
          <table:table-cell office:value-type="string" calcext:value-type="string">
            <text:p>Bouveri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arennes</text:p>
            <text:p>, commune de Jabli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077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x </text:p>
            <text:p>Varennes</text:p>
            <text:p>, commune de Soupp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699</text:p>
          </table:table-cell>
          <table:table-cell office:value-type="string" calcext:value-type="string">
            <text:p>Clay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arennes</text:p>
            <text:p>, commune de Jabli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886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à </text:p>
            <text:p>Varennes</text:p>
            <text:p>, commune de Jabli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656</text:p>
          </table:table-cell>
          <table:table-cell office:value-type="string" calcext:value-type="string">
            <text:p>Pierre-Saint-Marti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arennes</text:p>
            <text:p>, commune de Jabli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344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Varennes</text:p>
            <text:p>, commune de Jabli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490</text:p>
          </table:table-cell>
          <table:table-cell office:value-type="string" calcext:value-type="string">
            <text:p>Quinclou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arennes</text:p>
            <text:p>, commune de Jabli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899</text:p>
          </table:table-cell>
          <table:table-cell office:value-type="string" calcext:value-type="string">
            <text:p>Rouill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aren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arennes</text:p>
            <text:p>, commune de Jablin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652</text:p>
          </table:table-cell>
          <table:table-cell office:value-type="string" calcext:value-type="string">
            <text:p>Saulces-la-Vieille (Le ru des),</text:p>
          </table:table-cell>
          <table:table-cell/>
          <table:table-cell office:value-type="string" calcext:value-type="string">
            <text:p/>
            <text:p>Vaudoy</text:p>
            <text:p/>
          </table:table-cell>
          <table:table-cell office:value-type="float" office:value="77486" calcext:value-type="float">
            <text:p>77486</text:p>
          </table:table-cell>
          <table:table-cell office:value-type="string" calcext:value-type="string">
            <text:p>venant de </text:p>
            <text:p>Vaudoy</text:p>
            <text:p>, arrose le territoire de Brie-Comte-Robe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039</text:p>
          </table:table-cell>
          <table:table-cell office:value-type="string" calcext:value-type="string">
            <text:p>Charité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V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aux </text:p>
            <text:p>Vaux</text:p>
            <text:p>, commune de Rampill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812</text:p>
          </table:table-cell>
          <table:table-cell office:value-type="string" calcext:value-type="string">
            <text:p>Goucelin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aux-la-R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aux-la-Reine</text:p>
            <text:p>, commune de Combs-la-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06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aux-la-R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aux-la-Reine</text:p>
            <text:p>, commune de Combs-la-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198</text:p>
          </table:table-cell>
          <table:table-cell office:value-type="string" calcext:value-type="string">
            <text:p>Moulin-Chemin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Vaux-la-R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</text:p>
            <text:p>Vaux-la-Reine</text:p>
            <text:p>, commune de Combs-la-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725</text:p>
          </table:table-cell>
          <table:table-cell office:value-type="string" calcext:value-type="string">
            <text:p>Pinocharderi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aux-la-R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aux-la-Reine</text:p>
            <text:p>, commune de Combs-la-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270</text:p>
          </table:table-cell>
          <table:table-cell office:value-type="string" calcext:value-type="string">
            <text:p>Tournelles (Les),</text:p>
          </table:table-cell>
          <table:table-cell office:value-type="string" calcext:value-type="string">
            <text:p>ancien fief, maison détruite</text:p>
          </table:table-cell>
          <table:table-cell office:value-type="string" calcext:value-type="string">
            <text:p/>
            <text:p>Vaux-la-Rei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maison détruite, à </text:p>
            <text:p>Vaux-la-Reine</text:p>
            <text:p>, commune de Combs-la-Vill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77-07759</text:p>
          </table:table-cell>
          <table:table-cell office:value-type="string" calcext:value-type="string">
            <text:p>Gode (La),</text:p>
          </table:table-cell>
          <table:table-cell office:value-type="string" calcext:value-type="string">
            <text:p>ancien fief et manoir détr.</text:p>
          </table:table-cell>
          <table:table-cell office:value-type="string" calcext:value-type="string">
            <text:p/>
            <text:p>Vaux-le-Rece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manoir détr. au </text:p>
            <text:p>xvii</text:p>
            <text:p>e siècle, à </text:p>
            <text:p>Vaux-le-Recel</text:p>
            <text:p>, commune de Cham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442</text:p>
          </table:table-cell>
          <table:table-cell office:value-type="string" calcext:value-type="string">
            <text:p>Moulin-Venise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Venis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à </text:p>
            <text:p>Venise</text:p>
            <text:p>, commune de Ville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376</text:p>
          </table:table-cell>
          <table:table-cell office:value-type="string" calcext:value-type="string">
            <text:p>Saint-Ladre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Venis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Venise</text:p>
            <text:p>, commune de Ville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125</text:p>
          </table:table-cell>
          <table:table-cell office:value-type="string" calcext:value-type="string">
            <text:p>Mainfro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ern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erneau</text:p>
            <text:p>, commune de Cess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902</text:p>
          </table:table-cell>
          <table:table-cell office:value-type="string" calcext:value-type="string">
            <text:p>Mott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ernouille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ernouillet</text:p>
            <text:p>, commune de Lieusai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786</text:p>
          </table:table-cell>
          <table:table-cell office:value-type="string" calcext:value-type="string">
            <text:p>Martinvilliers,</text:p>
          </table:table-cell>
          <table:table-cell office:value-type="string" calcext:value-type="string">
            <text:p>ancienne auberge</text:p>
          </table:table-cell>
          <table:table-cell office:value-type="string" calcext:value-type="string">
            <text:p/>
            <text:p>Vert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auberge, à </text:p>
            <text:p>Verteau</text:p>
            <text:p>, commune de Chevrainvill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828</text:p>
          </table:table-cell>
          <table:table-cell office:value-type="string" calcext:value-type="string">
            <text:p>Soulet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ert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erteau</text:p>
            <text:p>, commune de Chevrainvillie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594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ez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ez</text:p>
            <text:p>, commune de Voisen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258</text:p>
          </table:table-cell>
          <table:table-cell office:value-type="string" calcext:value-type="string">
            <text:p>Courbillais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Vierc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Viercy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850</text:p>
          </table:table-cell>
          <table:table-cell office:value-type="string" calcext:value-type="string">
            <text:p>Haute-Maison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/>
            <text:p>Vign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anoir, à </text:p>
            <text:p>Vignolles</text:p>
            <text:p>, commune de Tourna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565</text:p>
          </table:table-cell>
          <table:table-cell office:value-type="string" calcext:value-type="string">
            <text:p>Tuilerie-de-Vignolles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gnoll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gnolles</text:p>
            <text:p>, commune de Tourna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934</text:p>
          </table:table-cell>
          <table:table-cell office:value-type="string" calcext:value-type="string">
            <text:p>Chapelle-Neuve (La)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Villai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Villaines</text:p>
            <text:p>, commune de Pre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975</text:p>
          </table:table-cell>
          <table:table-cell office:value-type="string" calcext:value-type="string">
            <text:p>Chapelle-Vieille (La)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Villain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Villaines</text:p>
            <text:p>, commune de Pre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78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arceau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arceau</text:p>
            <text:p>, commune de Grisy-sur-Se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864</text:p>
          </table:table-cell>
          <table:table-cell office:value-type="string" calcext:value-type="string">
            <text:p>Chant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287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anoir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178</text:p>
          </table:table-cell>
          <table:table-cell office:value-type="string" calcext:value-type="string">
            <text:p>Croix-Saint-Nicolas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819</text:p>
          </table:table-cell>
          <table:table-cell office:value-type="string" calcext:value-type="string">
            <text:p>Fauconnièr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965</text:p>
          </table:table-cell>
          <table:table-cell office:value-type="string" calcext:value-type="string">
            <text:p>Feularde,</text:p>
          </table:table-cell>
          <table:table-cell office:value-type="string" calcext:value-type="string">
            <text:p>ancien fief, ferme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ferme, à </text:p>
            <text:p>Villaroche</text:p>
            <text:p>, commune de Réau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214</text:p>
          </table:table-cell>
          <table:table-cell office:value-type="string" calcext:value-type="string">
            <text:p>Fief-Renaudon (Le),</text:p>
          </table:table-cell>
          <table:table-cell/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Villaroche</text:p>
            <text:p>, commune de Montereau-sur-le-Jar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117</text:p>
          </table:table-cell>
          <table:table-cell office:value-type="string" calcext:value-type="string">
            <text:p>Hout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279</text:p>
          </table:table-cell>
          <table:table-cell office:value-type="string" calcext:value-type="string">
            <text:p>Monbet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878</text:p>
          </table:table-cell>
          <table:table-cell office:value-type="string" calcext:value-type="string">
            <text:p>Ormeteau (L'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aroch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aroche</text:p>
            <text:p>, commune de Ré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746</text:p>
          </table:table-cell>
          <table:table-cell office:value-type="string" calcext:value-type="string">
            <text:p>Étroitefontaine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a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ars</text:p>
            <text:p>, commune de Choisy-en-Br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562</text:p>
          </table:table-cell>
          <table:table-cell office:value-type="string" calcext:value-type="string">
            <text:p>Bordes-la-Croix-Rambault (Les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Villebourguig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Villebourguignon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036</text:p>
          </table:table-cell>
          <table:table-cell office:value-type="string" calcext:value-type="string">
            <text:p>Croix-Rambault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Villebourguig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Villebourguignon</text:p>
            <text:p>, commune de Jouy-le-Chât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620</text:p>
          </table:table-cell>
          <table:table-cell office:value-type="string" calcext:value-type="string">
            <text:p>Épigny,</text:p>
          </table:table-cell>
          <table:table-cell office:value-type="string" calcext:value-type="string">
            <text:p>hameau, ancien fief</text:p>
          </table:table-cell>
          <table:table-cell office:value-type="string" calcext:value-type="string">
            <text:p/>
            <text:p>Villechass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hameau, ancien fief, à </text:p>
            <text:p>Villechasson</text:p>
            <text:p>, communes de Chevry-en-Sereine et de Di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2248</text:p>
          </table:table-cell>
          <table:table-cell office:value-type="string" calcext:value-type="string">
            <text:p>Carbanete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Villegenard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Villegenard</text:p>
            <text:p>, commune de Pre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093</text:p>
          </table:table-cell>
          <table:table-cell office:value-type="string" calcext:value-type="string">
            <text:p>Fosse-Giroust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llem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llemain</text:p>
            <text:p>, commune de Grisy-Suis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120</text:p>
          </table:table-cell>
          <table:table-cell office:value-type="string" calcext:value-type="string">
            <text:p>Huaux (La Fontaine d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em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emain</text:p>
            <text:p>, commune de Grisy-Suis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109</text:p>
          </table:table-cell>
          <table:table-cell office:value-type="string" calcext:value-type="string">
            <text:p>Maillarderi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em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emain</text:p>
            <text:p>, commune de Grisy-Suis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040</text:p>
          </table:table-cell>
          <table:table-cell office:value-type="string" calcext:value-type="string">
            <text:p>Ménil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/>
            <text:p>Villemai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à </text:p>
            <text:p>Villemain</text:p>
            <text:p>, commune de Grisy-Suis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574</text:p>
          </table:table-cell>
          <table:table-cell office:value-type="string" calcext:value-type="string">
            <text:p>Enfer (L'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llemari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llemarie</text:p>
            <text:p>, commune de Closfontain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312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llemen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llemeneux</text:p>
            <text:p>, commune de Brie-Comte-Robe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015</text:p>
          </table:table-cell>
          <table:table-cell office:value-type="string" calcext:value-type="string">
            <text:p>Mélian,</text:p>
          </table:table-cell>
          <table:table-cell office:value-type="string" calcext:value-type="string">
            <text:p>ancien fief, maison détruite</text:p>
          </table:table-cell>
          <table:table-cell office:value-type="string" calcext:value-type="string">
            <text:p/>
            <text:p>Villemene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maison détruite à </text:p>
            <text:p>Villemeneux</text:p>
            <text:p>, commune de Brie-Comte-Rober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639</text:p>
          </table:table-cell>
          <table:table-cell office:value-type="string" calcext:value-type="string">
            <text:p>Cho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eme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emenon</text:p>
            <text:p>, commune de Servon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77-15119</text:p>
          </table:table-cell>
          <table:table-cell office:value-type="string" calcext:value-type="string">
            <text:p>Saint-Cassien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Villeme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Villemenon</text:p>
            <text:p>, commune de Servon, en ruines au </text:p>
            <text:p>xviii</text:p>
            <text:p>e siè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287</text:p>
          </table:table-cell>
          <table:table-cell office:value-type="string" calcext:value-type="string">
            <text:p>Saint-Gatien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Villeme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Villemenon</text:p>
            <text:p>, commune de Serv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3679</text:p>
          </table:table-cell>
          <table:table-cell office:value-type="string" calcext:value-type="string">
            <text:p>Cinq-Quartier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llenavott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llenavotte</text:p>
            <text:p>, commune de Vimpel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671</text:p>
          </table:table-cell>
          <table:table-cell office:value-type="string" calcext:value-type="string">
            <text:p>Creusot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233</text:p>
          </table:table-cell>
          <table:table-cell office:value-type="string" calcext:value-type="string">
            <text:p>Crosot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 sur l'Yères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422</text:p>
          </table:table-cell>
          <table:table-cell office:value-type="string" calcext:value-type="string">
            <text:p>Fresnes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036</text:p>
          </table:table-cell>
          <table:table-cell office:value-type="string" calcext:value-type="string">
            <text:p>Grande-Maison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198</text:p>
          </table:table-cell>
          <table:table-cell office:value-type="string" calcext:value-type="string">
            <text:p>Grands-Courtil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9420</text:p>
          </table:table-cell>
          <table:table-cell office:value-type="string" calcext:value-type="string">
            <text:p>Jumard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815</text:p>
          </table:table-cell>
          <table:table-cell office:value-type="string" calcext:value-type="string">
            <text:p>Plarderi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23</text:p>
          </table:table-cell>
          <table:table-cell office:value-type="string" calcext:value-type="string">
            <text:p>Salle-Regnault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eneuve-la-Huré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eneuve-la-Hurée</text:p>
            <text:p>, commune de Voins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429</text:p>
          </table:table-cell>
          <table:table-cell office:value-type="string" calcext:value-type="string">
            <text:p>Frestonniè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er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eron</text:p>
            <text:p>, commune de Villeme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231</text:p>
          </table:table-cell>
          <table:table-cell office:value-type="string" calcext:value-type="string">
            <text:p>Four-de-Chiot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/>
            <text:p>Vill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</text:p>
            <text:p>Villers</text:p>
            <text:p>, commune d’Aul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38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ers-le-Rigaul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ers-le-Rigault</text:p>
            <text:p>, commune de Co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548</text:p>
          </table:table-cell>
          <table:table-cell office:value-type="string" calcext:value-type="string">
            <text:p>Courtil-Noël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ers-sur-Rog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ers-sur-Rognon</text:p>
            <text:p>, commune d’Aul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624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ers-sur-Rogn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ers-sur-Rognon</text:p>
            <text:p>, commune d’Aulno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370</text:p>
          </table:table-cell>
          <table:table-cell office:value-type="string" calcext:value-type="string">
            <text:p>Grange-Roug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lliers</text:p>
            <text:p>, commune de Machaul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4887</text:p>
          </table:table-cell>
          <table:table-cell office:value-type="string" calcext:value-type="string">
            <text:p>Rougemon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/>
            <text:p>Villier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</text:p>
            <text:p>Villiers</text:p>
            <text:p>, commune de Tourna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081</text:p>
          </table:table-cell>
          <table:table-cell office:value-type="string" calcext:value-type="string">
            <text:p>Fief-du-Chapitr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ineuil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ineuil</text:p>
            <text:p>, commune de Saint-Mesm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344</text:p>
          </table:table-cell>
          <table:table-cell office:value-type="string" calcext:value-type="string">
            <text:p>Monperthuis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/>
            <text:p>Vi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</text:p>
            <text:p>Visy</text:p>
            <text:p>, commune de Fontenay-Trésign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311</text:p>
          </table:table-cell>
          <table:table-cell office:value-type="string" calcext:value-type="string">
            <text:p>Moulin-de-Visy (Le),</text:p>
          </table:table-cell>
          <table:table-cell/>
          <table:table-cell office:value-type="string" calcext:value-type="string">
            <text:p/>
            <text:p>Vis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</text:p>
            <text:p>Visy</text:p>
            <text:p>, commune de Fontenay-Trésign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5150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/>
            <text:p>Vitr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</text:p>
            <text:p>Vitry</text:p>
            <text:p>, commune de Guign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059</text:p>
          </table:table-cell>
          <table:table-cell office:value-type="string" calcext:value-type="string">
            <text:p>Fief-de-la-Gabriell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oisin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oisins</text:p>
            <text:p>, commune de Claye-Souil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348</text:p>
          </table:table-cell>
          <table:table-cell office:value-type="string" calcext:value-type="string">
            <text:p>Fournières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Vorpillièr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</text:p>
            <text:p>Vorpillières</text:p>
            <text:p>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0205</text:p>
          </table:table-cell>
          <table:table-cell office:value-type="string" calcext:value-type="string">
            <text:p>Maison-Brûlé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/>
            <text:p>Vosve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</text:p>
            <text:p>Vosves</text:p>
            <text:p>, commune de Dammarie-lès-Ly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435</text:p>
          </table:table-cell>
          <table:table-cell office:value-type="string" calcext:value-type="string">
            <text:p>Moulino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/>
            <text:p>Yvernaill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</text:p>
            <text:p>Yvernaille</text:p>
            <text:p>, commune de Morma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023</text:p>
          </table:table-cell>
          <table:table-cell office:value-type="string" calcext:value-type="string">
            <text:p>Paré (Le),</text:p>
          </table:table-cell>
          <table:table-cell office:value-type="string" calcext:value-type="string">
            <text:p>ancienne voie romaine</text:p>
          </table:table-cell>
          <table:table-cell office:value-type="string" calcext:value-type="string">
            <text:p><text:s/>de Melun à Rozay, passant à Courtomer</text:p>
          </table:table-cell>
          <table:table-cell office:value-type="string" calcext:value-type="string">
            <text:p>77288/77393/77138</text:p>
          </table:table-cell>
          <table:table-cell office:value-type="string" calcext:value-type="string">
            <text:p/>
            <text:p>ancienne voie romaine </text:p>
            <text:p> de Melun à Rozay, passant à Courtom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103</text:p>
          </table:table-cell>
          <table:table-cell office:value-type="string" calcext:value-type="string">
            <text:p>Mail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abbaye de Joua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ppartenant à l'abbaye de Jouarr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703</text:p>
          </table:table-cell>
          <table:table-cell office:value-type="string" calcext:value-type="string">
            <text:p>Bourbonnières (Les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abbaye de Pont-aux-Dam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bois appartenant à l'abbaye de Pont-aux-Dam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708</text:p>
          </table:table-cell>
          <table:table-cell office:value-type="string" calcext:value-type="string">
            <text:p>Clign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'Ourcq, qui arrose les territoires des Vaux-sous-Coulombs et de Crouy-sur-Ourcq, en séparant sur une partie de son cours le département de Seine-et-Marne de celui de l'Ais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144</text:p>
          </table:table-cell>
          <table:table-cell office:value-type="string" calcext:value-type="string">
            <text:p>Grand-Mor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mont d'Esbly</text:p>
          </table:table-cell>
          <table:table-cell office:value-type="float" office:value="77171" calcext:value-type="float">
            <text:p>77171</text:p>
          </table:table-cell>
          <table:table-cell office:value-type="string" calcext:value-type="string">
            <text:p/>
            <text:p>rivière, affluent de la Marne, prend sa source dans le département de la Marne (Lachy), entre dans le département de Seine-et-Marne à Meilleray, et arrose successivement les territoires des communes de La Chapelle-Véronge, Saint-Martin-des-Champs, La Ferté-Gaucher, Jouy-sur-Morin, Saint-Remy-la-Vanne, Saint-Siméon, Chauffry, Boissy-le-Châtel, Coulommiers, Mouroux, Pommeuse, Faremoutiers, La Celle-sur-Morin, Guérard, Dammartin-sur-Tigeaux, Tigeaux, La Chapelle-sur-Crécy, Crécy-en-Brie, Villiers-sur-Morin, Saint-Germain-sur-Morin, Couilly, Montry, Condé-Sainte-Libiaire et termine son cours en amont d'Esbl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921</text:p>
          </table:table-cell>
          <table:table-cell office:value-type="string" calcext:value-type="string">
            <text:p>Ourcq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mont de Congis</text:p>
          </table:table-cell>
          <table:table-cell office:value-type="float" office:value="77126" calcext:value-type="float">
            <text:p>77126</text:p>
          </table:table-cell>
          <table:table-cell office:value-type="string" calcext:value-type="string">
            <text:p/>
            <text:p>rivière, affluent de la Marne, née dans le département de l'Aisne, entre dans le département de Seine-et-Marne à l'embouchure du Clignon, arrose les territoires des communes de Crouy-sur-Ourcq, May-en-Multien, Ocquerre, Lizy-sur-Ourcq et se termine en amont de Cong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401</text:p>
          </table:table-cell>
          <table:table-cell office:value-type="string" calcext:value-type="string">
            <text:p>Yvron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mont de Courtomer</text:p>
          </table:table-cell>
          <table:table-cell office:value-type="float" office:value="77138" calcext:value-type="float">
            <text:p>77138</text:p>
          </table:table-cell>
          <table:table-cell office:value-type="string" calcext:value-type="string">
            <text:p/>
            <text:p>rivière, affluent de l'Yères, prend sa source à Vieux-Champagne et se termine en amont de Courtomer après avoir arrosé sur un parcours de 17 kilomètres les territoires des communes de Châteaubleau, La Croix-en-Brie, Closfontaine, Gastins, Courpalay et La Chapelle-Yg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397</text:p>
          </table:table-cell>
          <table:table-cell office:value-type="string" calcext:value-type="string">
            <text:p>Yonne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mont de Misy</text:p>
          </table:table-cell>
          <table:table-cell office:value-type="float" office:value="77293" calcext:value-type="float">
            <text:p>77293</text:p>
          </table:table-cell>
          <table:table-cell office:value-type="string" calcext:value-type="string">
            <text:p/>
            <text:p>rivière, affluent de la Seine, prend sa source dans le département de la Nièvre, entre dans le département de Seine-et-Marne à 2 kilomètres en amont de Misy, et se termine à Montereau-fault-Yonne, après avoir, pendant 16 kilomètres, arrosé les territoires des communes de Misy, Barbey, La Brosse-Montceaux, Marolles-sur-Seine, Cannes, Montereau et Varenn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461</text:p>
          </table:table-cell>
          <table:table-cell office:value-type="string" calcext:value-type="string">
            <text:p>Durta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mont de Sainte-Colombe</text:p>
          </table:table-cell>
          <table:table-cell office:value-type="float" office:value="77404" calcext:value-type="float">
            <text:p>77404</text:p>
          </table:table-cell>
          <table:table-cell office:value-type="string" calcext:value-type="string">
            <text:p/>
            <text:p>rivière, affluent de la Voulzie, naît aux environs de Saint-Hilliers</text:p>
            <text:p>, traverse le Provinsterritoire de la commune de  et termine son cours un peu en amont de Sainte-Colomb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641</text:p>
          </table:table-cell>
          <table:table-cell office:value-type="string" calcext:value-type="string">
            <text:p>Genestoy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ancien diocèse de Me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dans l'ancien diocèse de Meaux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7375</text:p>
          </table:table-cell>
          <table:table-cell office:value-type="string" calcext:value-type="string">
            <text:p>Voulzi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val de Bray-sur-Seine</text:p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rivière, affluent de la Seine, prend sa source à </text:p>
            <text:p>Richebourg</text:p>
            <text:p> (commune de Léchelle), arrose les territoires des communes de Saint-Brice, Provins, Poigny, Sainte-Colombe, Longueville, Jutigny, Chalmaison, Éverly, Les Ormes, Saint-Sauveur, et achève son cours à Mouy, un peu en aval de Bray-sur-Seine, après un cours de 41 kilomètr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378</text:p>
          </table:table-cell>
          <table:table-cell office:value-type="string" calcext:value-type="string">
            <text:p>Baloquin (L'île),</text:p>
          </table:table-cell>
          <table:table-cell/>
          <table:table-cell office:value-type="string" calcext:value-type="string">
            <text:p>aval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>dans la Seine, en aval de Melu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647</text:p>
          </table:table-cell>
          <table:table-cell office:value-type="string" calcext:value-type="string">
            <text:p>Pierrepercée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>aval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maison détruite, ancien fief, en aval de Melun</text:p>
            <text:p> sur la Sei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259</text:p>
          </table:table-cell>
          <table:table-cell office:value-type="string" calcext:value-type="string">
            <text:p>Fillettes (Les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ailliage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ferme, au bailliage de Melun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754</text:p>
          </table:table-cell>
          <table:table-cell office:value-type="string" calcext:value-type="string">
            <text:p>Servins,</text:p>
          </table:table-cell>
          <table:table-cell/>
          <table:table-cell office:value-type="string" calcext:value-type="string">
            <text:p>baronnie de Bray-sur-Seine</text:p>
            <text:p/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>dans la baronnie de Bray-sur-Sein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385</text:p>
          </table:table-cell>
          <table:table-cell office:value-type="string" calcext:value-type="string">
            <text:p>Dois (La),</text:p>
          </table:table-cell>
          <table:table-cell office:value-type="string" calcext:value-type="string">
            <text:p>anc. lieu dit, fontaine</text:p>
          </table:table-cell>
          <table:table-cell office:value-type="string" calcext:value-type="string">
            <text:p>bois de Morilla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. lieu dit, fontaine, près de Loupillon et du bois de Morillas, commune de Maisoncelles-en-Bri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692</text:p>
          </table:table-cell>
          <table:table-cell office:value-type="string" calcext:value-type="string">
            <text:p>Gilain (Le ru de),</text:p>
          </table:table-cell>
          <table:table-cell/>
          <table:table-cell office:value-type="string" calcext:value-type="string">
            <text:p>bois de Saint-Oue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dans le bois de Saint-Ouen</text:p>
            <text:p>, arrose les territoires de Lady et de Bombon, et se jette au pont de Percy dans le ru de Bressoy, affluent de l'Almon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237</text:p>
          </table:table-cell>
          <table:table-cell office:value-type="string" calcext:value-type="string">
            <text:p>Aulnoy-les-Minimes,</text:p>
          </table:table-cell>
          <table:table-cell office:value-type="string" calcext:value-type="string">
            <text:p>anc. paroisse et couvent</text:p>
          </table:table-cell>
          <table:table-cell office:value-type="string" calcext:value-type="string">
            <text:p>Bois de Vincen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. paroisse et couvent de l'ordre de Grandmont cédé en 1600 aux Minimes du Bois de Vincenn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086</text:p>
          </table:table-cell>
          <table:table-cell office:value-type="string" calcext:value-type="string">
            <text:p>Saint-André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bois des Trotign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au bois des Trotignons, commune de Lescheroll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011</text:p>
          </table:table-cell>
          <table:table-cell office:value-type="string" calcext:value-type="string">
            <text:p>Croix-Médar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bord du grand chemin de Provins à Nog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commune de Melz-sur-Seine, au bord du grand chemin de Provins à Nogen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660</text:p>
          </table:table-cell>
          <table:table-cell office:value-type="string" calcext:value-type="string">
            <text:p>Fontaine-Fourtiau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Bordes d'And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x Bordes d'Andy, commune de Criseno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811</text:p>
          </table:table-cell>
          <table:table-cell office:value-type="string" calcext:value-type="string">
            <text:p>Masserott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Bordes de Can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x Bordes de Cannes, commune de Cann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229</text:p>
          </table:table-cell>
          <table:table-cell office:value-type="string" calcext:value-type="string">
            <text:p>Canes (?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bords de la S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 sur les bords de la Seine, commune inconnu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144</text:p>
          </table:table-cell>
          <table:table-cell office:value-type="string" calcext:value-type="string">
            <text:p>Husseaux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ampeaux et de Saint-Méry</text:p>
          </table:table-cell>
          <table:table-cell office:value-type="string" calcext:value-type="string">
            <text:p>77082/77426</text:p>
          </table:table-cell>
          <table:table-cell office:value-type="string" calcext:value-type="string">
            <text:p/>
            <text:p>ancien fief voisin de Champeaux et de Saint-Mér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836</text:p>
          </table:table-cell>
          <table:table-cell office:value-type="string" calcext:value-type="string">
            <text:p>Brasset-Breneur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âteau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ruisseau qui coule non loin du château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691</text:p>
          </table:table-cell>
          <table:table-cell office:value-type="string" calcext:value-type="string">
            <text:p>Bouloy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au de Courcham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épendant du château de Courchamp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924</text:p>
          </table:table-cell>
          <table:table-cell office:value-type="string" calcext:value-type="string">
            <text:p>Fontineau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au de Courcham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épendant du château de Courchamp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7417</text:p>
          </table:table-cell>
          <table:table-cell office:value-type="string" calcext:value-type="string">
            <text:p>Fréquembaut (Le pont de),</text:p>
          </table:table-cell>
          <table:table-cell/>
          <table:table-cell office:value-type="string" calcext:value-type="string">
            <text:p>château de Montereau-fault-Yonne</text:p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>autrefois jeté sur les fossés du château de Montereau-fault-Yon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781</text:p>
          </table:table-cell>
          <table:table-cell office:value-type="string" calcext:value-type="string">
            <text:p>Fanevie (La),</text:p>
          </table:table-cell>
          <table:table-cell office:value-type="string" calcext:value-type="string">
            <text:p>ancienne maison</text:p>
          </table:table-cell>
          <table:table-cell office:value-type="string" calcext:value-type="string">
            <text:p>château de Provins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ne maison au château de Provin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389</text:p>
          </table:table-cell>
          <table:table-cell office:value-type="string" calcext:value-type="string">
            <text:p>Trinité (La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château de Thiercelie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chapelle, au château de Thiercelieux, commune de Montolive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3207</text:p>
          </table:table-cell>
          <table:table-cell office:value-type="string" calcext:value-type="string">
            <text:p>Perré (Le),</text:p>
          </table:table-cell>
          <table:table-cell office:value-type="string" calcext:value-type="string">
            <text:p>ancienne voie romaine</text:p>
          </table:table-cell>
          <table:table-cell office:value-type="string" calcext:value-type="string">
            <text:p>Châteaubleau et Maison-Rouge</text:p>
          </table:table-cell>
          <table:table-cell office:value-type="string" calcext:value-type="string">
            <text:p>77098/77272</text:p>
          </table:table-cell>
          <table:table-cell office:value-type="string" calcext:value-type="string">
            <text:p/>
            <text:p>ancienne voie romaine passant à Lizines venant de Châteaubleau et Maison-Roug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364</text:p>
          </table:table-cell>
          <table:table-cell office:value-type="string" calcext:value-type="string">
            <text:p>Saint-Julie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llenie d'Oisser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relevant de la châtellenie d'Oissery, fontaine, commune de Vendres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904</text:p>
          </table:table-cell>
          <table:table-cell office:value-type="string" calcext:value-type="string">
            <text:p>Bessy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hâtellenie de Bray-sur-Seine</text:p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maison en la châtellenie de Br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563</text:p>
          </table:table-cell>
          <table:table-cell office:value-type="string" calcext:value-type="string">
            <text:p>Groucar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llenie de Bray-sur-Seine</text:p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ancien fief dans la châtellenie de Br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936</text:p>
          </table:table-cell>
          <table:table-cell office:value-type="string" calcext:value-type="string">
            <text:p>Maupa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Bray-sur-Seine</text:p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ancien lieu dit dans la châtellenie de Br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183</text:p>
          </table:table-cell>
          <table:table-cell office:value-type="string" calcext:value-type="string">
            <text:p>Minaut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châtellenie de Bray-sur-Seine</text:p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moulin détruit, dans la châtellenie de Br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949</text:p>
          </table:table-cell>
          <table:table-cell office:value-type="string" calcext:value-type="string">
            <text:p>Rouvr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Bray-sur-Seine</text:p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ancien lieu dit, en la châtellenie de Br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309</text:p>
          </table:table-cell>
          <table:table-cell office:value-type="string" calcext:value-type="string">
            <text:p>« Avoncles »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 dans la châtellenie de Coulommier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0956</text:p>
          </table:table-cell>
          <table:table-cell office:value-type="string" calcext:value-type="string">
            <text:p>Bière (Le bois de),</text:p>
          </table:table-cell>
          <table:table-cell/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>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095</text:p>
          </table:table-cell>
          <table:table-cell office:value-type="string" calcext:value-type="string">
            <text:p>« Bulemer »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bois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446</text:p>
          </table:table-cell>
          <table:table-cell office:value-type="string" calcext:value-type="string">
            <text:p>Celpoy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moulin détruit,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389</text:p>
          </table:table-cell>
          <table:table-cell office:value-type="string" calcext:value-type="string">
            <text:p>Chaumon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fief à Boissy-le-Chatel,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243</text:p>
          </table:table-cell>
          <table:table-cell office:value-type="string" calcext:value-type="string">
            <text:p>Jard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moulin détruit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357</text:p>
          </table:table-cell>
          <table:table-cell office:value-type="string" calcext:value-type="string">
            <text:p>Joigny,</text:p>
          </table:table-cell>
          <table:table-cell office:value-type="string" calcext:value-type="string">
            <text:p>ancien fief et bois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fief et bois,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651</text:p>
          </table:table-cell>
          <table:table-cell office:value-type="string" calcext:value-type="string">
            <text:p>Marcong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110</text:p>
          </table:table-cell>
          <table:table-cell office:value-type="string" calcext:value-type="string">
            <text:p>Mesnil-Angot (Le),</text:p>
          </table:table-cell>
          <table:table-cell office:value-type="string" calcext:value-type="string">
            <text:p>ancien fief et château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fief et château,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537</text:p>
          </table:table-cell>
          <table:table-cell office:value-type="string" calcext:value-type="string">
            <text:p>Montgautier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maison détruite, près de la forêt du Mant,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632</text:p>
          </table:table-cell>
          <table:table-cell office:value-type="string" calcext:value-type="string">
            <text:p>Nios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, dans la châtellenie de Coulommier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3190</text:p>
          </table:table-cell>
          <table:table-cell office:value-type="string" calcext:value-type="string">
            <text:p>Periers (Le bois des),</text:p>
          </table:table-cell>
          <table:table-cell/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>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228</text:p>
          </table:table-cell>
          <table:table-cell office:value-type="string" calcext:value-type="string">
            <text:p>Pré-de-Louvay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bois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242</text:p>
          </table:table-cell>
          <table:table-cell office:value-type="string" calcext:value-type="string">
            <text:p>Pré-Girart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bois,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244</text:p>
          </table:table-cell>
          <table:table-cell office:value-type="string" calcext:value-type="string">
            <text:p>Pré-Houdry,</text:p>
          </table:table-cell>
          <table:table-cell office:value-type="string" calcext:value-type="string">
            <text:p>grange détruite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grange détruite dans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829</text:p>
          </table:table-cell>
          <table:table-cell office:value-type="string" calcext:value-type="string">
            <text:p>Vergeret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châtellenie de Coulommiers</text:p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lieu dit, en la châtellenie de Coulomm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624</text:p>
          </table:table-cell>
          <table:table-cell office:value-type="string" calcext:value-type="string">
            <text:p>Coutur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llenie de Grez-sur-Loing</text:p>
          </table:table-cell>
          <table:table-cell office:value-type="float" office:value="77216" calcext:value-type="float">
            <text:p>77216</text:p>
          </table:table-cell>
          <table:table-cell office:value-type="string" calcext:value-type="string">
            <text:p/>
            <text:p>ancien fief, dans la châtellenie de Grez-sur-Loing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043</text:p>
          </table:table-cell>
          <table:table-cell office:value-type="string" calcext:value-type="string">
            <text:p>Aitre (L'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châtellenie de Jouy-le-Châtel</text:p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lieu dit, dans la châtellenie de Jouy-le-Chât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893</text:p>
          </table:table-cell>
          <table:table-cell office:value-type="string" calcext:value-type="string">
            <text:p>Grand-Champ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>châtellenie de Jouy-le-Châtel</text:p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maison détruite, ancien fief dans la châtellenie de Jouy-le-Chât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583</text:p>
          </table:table-cell>
          <table:table-cell office:value-type="string" calcext:value-type="string">
            <text:p>« Rebessis »,</text:p>
          </table:table-cell>
          <table:table-cell office:value-type="string" calcext:value-type="string">
            <text:p>ancien lieu habité</text:p>
          </table:table-cell>
          <table:table-cell office:value-type="string" calcext:value-type="string">
            <text:p>châtellenie de Jouy-le-Châtel</text:p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habité, dans la châtellenie de Jouy-le-Chât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829</text:p>
          </table:table-cell>
          <table:table-cell office:value-type="string" calcext:value-type="string">
            <text:p>Soum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Jouy-le-Châtel</text:p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 dans la châtellenie de Jouy-le-Chât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996</text:p>
          </table:table-cell>
          <table:table-cell office:value-type="string" calcext:value-type="string">
            <text:p>Tertre-Revillo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Jouy-le-Châtel</text:p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, dans la châtellenie de Jouy-le-Chât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383</text:p>
          </table:table-cell>
          <table:table-cell office:value-type="string" calcext:value-type="string">
            <text:p>Triencourt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châtellenie de Jouy-le-Châtel</text:p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moulin détruit, dans la châtellenie de Jouy-le-Chât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601</text:p>
          </table:table-cell>
          <table:table-cell office:value-type="string" calcext:value-type="string">
            <text:p>Boucardoi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 dans la châtellenie de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623</text:p>
          </table:table-cell>
          <table:table-cell office:value-type="string" calcext:value-type="string">
            <text:p>Couture-Elouis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 dans la châtellenie de Meaux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5031</text:p>
          </table:table-cell>
          <table:table-cell office:value-type="string" calcext:value-type="string">
            <text:p>Croix-Pintard (La),</text:p>
          </table:table-cell>
          <table:table-cell/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>dans la châtellenie de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161</text:p>
          </table:table-cell>
          <table:table-cell office:value-type="string" calcext:value-type="string">
            <text:p>Maison-aux-Malades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 dans la châtellenie de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388</text:p>
          </table:table-cell>
          <table:table-cell office:value-type="string" calcext:value-type="string">
            <text:p>Montaillan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, dans la châtellenie de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373</text:p>
          </table:table-cell>
          <table:table-cell office:value-type="string" calcext:value-type="string">
            <text:p>Moulin-Hugues-de-la-Monnaie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moulin détruit, dans la châtellenie de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661</text:p>
          </table:table-cell>
          <table:table-cell office:value-type="string" calcext:value-type="string">
            <text:p>« Saunel »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llenie de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fief, dans la châtellenie de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224</text:p>
          </table:table-cell>
          <table:table-cell office:value-type="string" calcext:value-type="string">
            <text:p>Villero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Montereau</text:p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/>
            <text:p>ancien lieu dit, dans la châtellenie de Montereau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184</text:p>
          </table:table-cell>
          <table:table-cell office:value-type="string" calcext:value-type="string">
            <text:p>Minay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châtellenie de Nanteau-sur-Lunain</text:p>
          </table:table-cell>
          <table:table-cell office:value-type="float" office:value="77329" calcext:value-type="float">
            <text:p>77329</text:p>
          </table:table-cell>
          <table:table-cell office:value-type="string" calcext:value-type="string">
            <text:p/>
            <text:p>maison détruite, relevant de la châtellenie de Nanteau-sur-Lunai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801</text:p>
          </table:table-cell>
          <table:table-cell office:value-type="string" calcext:value-type="string">
            <text:p>Champregnier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Provins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 dans la châtellenie de Provin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4846</text:p>
          </table:table-cell>
          <table:table-cell office:value-type="string" calcext:value-type="string">
            <text:p>Croix-de-Hantes (La),</text:p>
          </table:table-cell>
          <table:table-cell/>
          <table:table-cell office:value-type="string" calcext:value-type="string">
            <text:p>châtellenie de Provins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dans la châtellenie de Provin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5705</text:p>
          </table:table-cell>
          <table:table-cell office:value-type="string" calcext:value-type="string">
            <text:p>Étanches (Le bois d'),</text:p>
          </table:table-cell>
          <table:table-cell/>
          <table:table-cell office:value-type="string" calcext:value-type="string">
            <text:p>châtellenie de Provins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dans la châtellenie de Provin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148</text:p>
          </table:table-cell>
          <table:table-cell office:value-type="string" calcext:value-type="string">
            <text:p>Villegirou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âtellenie de Provins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, dans la châtellenie de Provin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426</text:p>
          </table:table-cell>
          <table:table-cell office:value-type="string" calcext:value-type="string">
            <text:p>Court-à-Regnar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âtellenie de Torcy</text:p>
          </table:table-cell>
          <table:table-cell office:value-type="float" office:value="77468" calcext:value-type="float">
            <text:p>77468</text:p>
          </table:table-cell>
          <table:table-cell office:value-type="string" calcext:value-type="string">
            <text:p/>
            <text:p>ancien fief mouvant de la châtellenie de Torcy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5099</text:p>
          </table:table-cell>
          <table:table-cell office:value-type="string" calcext:value-type="string">
            <text:p>Croix-Saint-Étienne,</text:p>
          </table:table-cell>
          <table:table-cell/>
          <table:table-cell office:value-type="string" calcext:value-type="string">
            <text:p>chemin de Césa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e chemin de César, commune de Bransl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129</text:p>
          </table:table-cell>
          <table:table-cell office:value-type="string" calcext:value-type="string">
            <text:p>Métai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emin de Larchant à Puise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sur le chemin de Larchant à Puisele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828</text:p>
          </table:table-cell>
          <table:table-cell office:value-type="string" calcext:value-type="string">
            <text:p>Croix-d'Auga (La),</text:p>
          </table:table-cell>
          <table:table-cell office:value-type="string" calcext:value-type="string">
            <text:p>croix</text:p>
          </table:table-cell>
          <table:table-cell office:value-type="string" calcext:value-type="string">
            <text:p>chemin de Mel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roix érigée avant 1616 dans la forêt de Fontainebleau, sur le chemin de Melun, aujourd'hui disparu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646</text:p>
          </table:table-cell>
          <table:table-cell office:value-type="string" calcext:value-type="string">
            <text:p>Marchoi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hemin de Mitry à Che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sur le chemin de Mitry à Chelles, commune de Villeparis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547</text:p>
          </table:table-cell>
          <table:table-cell office:value-type="string" calcext:value-type="string">
            <text:p>Grosse-Born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hemin de Mitry à Me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sur le chemin de Mitry à Meaux, commune de Mitry-Mor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065</text:p>
          </table:table-cell>
          <table:table-cell office:value-type="string" calcext:value-type="string">
            <text:p>Croix-Saint-Ail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chemin de Rebais à Joua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sur le chemin de Rebais à Jouarre, commune de Dou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2938</text:p>
          </table:table-cell>
          <table:table-cell office:value-type="string" calcext:value-type="string">
            <text:p>Chapelle-Quinette (La),</text:p>
          </table:table-cell>
          <table:table-cell/>
          <table:table-cell office:value-type="string" calcext:value-type="string">
            <text:p>cimetière de Donnemarie-en-Montois</text:p>
          </table:table-cell>
          <table:table-cell office:value-type="float" office:value="77159" calcext:value-type="float">
            <text:p>77159</text:p>
          </table:table-cell>
          <table:table-cell office:value-type="string" calcext:value-type="string">
            <text:p>au cimetière de Donnemarie-en-Monto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606</text:p>
          </table:table-cell>
          <table:table-cell office:value-type="string" calcext:value-type="string">
            <text:p>Saint-Vincent-de-l'Aîtr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cimetière de Lagny</text:p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/>
            <text:p>chapelle détruite, dans le cimetière de Lagn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244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comté de Cé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relevant du comté de Cél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921</text:p>
          </table:table-cell>
          <table:table-cell office:value-type="string" calcext:value-type="string">
            <text:p>Brie (La),</text:p>
          </table:table-cell>
          <table:table-cell office:value-type="string" calcext:value-type="string">
            <text:p>ancien pagus</text:p>
          </table:table-cell>
          <table:table-cell office:value-type="string" calcext:value-type="string">
            <text:p>comté de Champagn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agus, qui fut rattaché, au moyen âge, au comté de Champagne</text:p>
            <text:p> jusqu'à sa réunion au domaine royal, et se trouve compris dans les départements de la Marne et de Seine-et-Mar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290</text:p>
          </table:table-cell>
          <table:table-cell office:value-type="string" calcext:value-type="string">
            <text:p>Courc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comté de Melu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dans le comté de Melun</text:p>
            <text:p>.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DT77-15293</text:p>
          </table:table-cell>
          <table:table-cell table:style-name="ce5" office:value-type="string" calcext:value-type="string">
            <text:p>Saint-Georges (Le bois),</text:p>
          </table:table-cell>
          <table:table-cell table:style-name="ce5"/>
          <table:table-cell table:style-name="ce5" office:value-type="string" calcext:value-type="string">
            <text:p>confins de Lizineset </text:p>
          </table:table-cell>
          <table:table-cell table:style-name="ce18"/>
          <table:table-cell table:style-name="ce5" office:value-type="string" calcext:value-type="string">
            <text:p>aux confins de Lizineset 499de Mons.</text:p>
          </table:table-cell>
          <table:table-cell table:style-name="ce5" table:number-columns-repeated="1018"/>
        </table:table-row>
        <table:table-row table:style-name="ro3">
          <table:table-cell office:value-type="string" calcext:value-type="string">
            <text:p>DT77-07619</text:p>
          </table:table-cell>
          <table:table-cell office:value-type="string" calcext:value-type="string">
            <text:p>Gaudrielle (La),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côté de Bouillancy</text:p>
            <text:p/>
          </table:table-cell>
          <table:table-cell office:value-type="float" office:value="60091" calcext:value-type="float">
            <text:p>60091</text:p>
          </table:table-cell>
          <table:table-cell office:value-type="string" calcext:value-type="string">
            <text:p/>
            <text:p>forêt du côté de Bouillanc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951</text:p>
          </table:table-cell>
          <table:table-cell office:value-type="string" calcext:value-type="string">
            <text:p>Festigny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ôté de Nesle-la-Reposte</text:p>
            <text:p/>
          </table:table-cell>
          <table:table-cell office:value-type="float" office:value="51395" calcext:value-type="float">
            <text:p>51395</text:p>
          </table:table-cell>
          <table:table-cell office:value-type="string" calcext:value-type="string">
            <text:p/>
            <text:p>maison du côté de Nesle-la-Repost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624</text:p>
          </table:table-cell>
          <table:table-cell office:value-type="string" calcext:value-type="string">
            <text:p>Larret (Le ru du),</text:p>
          </table:table-cell>
          <table:table-cell/>
          <table:table-cell office:value-type="string" calcext:value-type="string">
            <text:p>Courcelles-la-Ro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u Petit-Morin, coule à </text:p>
            <text:p>Romeny</text:p>
            <text:p> et à Courcelles-la-Roue, commune de Saint-Cyr-sur-Mor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07</text:p>
          </table:table-cell>
          <table:table-cell office:value-type="string" calcext:value-type="string">
            <text:p>Orvin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Courcero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qui, provenant de </text:p>
            <text:p>Somme-Fontaine</text:p>
            <text:p> (Aube) termine son cours à Courceroy, commune de Villiers-sur-Seine, après avoir traversé plusieurs communes du département de l'Aub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921</text:p>
          </table:table-cell>
          <table:table-cell office:value-type="string" calcext:value-type="string">
            <text:p>Ourcq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'Ais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Marne, née dans le département de l'Aisne, entre dans le département de Seine-et-Marne à l'embouchure du Clignon, arrose les territoires des communes de Crouy-sur-Ourcq, May-en-Multien, Ocquerre, Lizy-sur-Ourcq et se termine en amont de Congi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2907</text:p>
          </table:table-cell>
          <table:table-cell office:value-type="string" calcext:value-type="string">
            <text:p>Orvin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'Aub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qui, provenant de </text:p>
            <text:p>Somme-Fontaine</text:p>
            <text:p> (Aube) termine son cours à Courceroy, commune de Villiers-sur-Seine, après avoir traversé plusieurs communes du département de l'Aub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724</text:p>
          </table:table-cell>
          <table:table-cell office:value-type="string" calcext:value-type="string">
            <text:p>Seine (La),</text:p>
          </table:table-cell>
          <table:table-cell office:value-type="string" calcext:value-type="string">
            <text:p>fleuve</text:p>
          </table:table-cell>
          <table:table-cell office:value-type="string" calcext:value-type="string">
            <text:p>département de l'Aub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leuve, vient du département de l'Aube et entre dans le département de Seine-et-Marne à Melz-sur-Seine, sert de limite aux deux départements sur une longueur de 400 mètres, et, après être rentrée dans le département de l'Aube, rejoint celui de Seine-et-Marne à Villiers-sur-Seine, le traverse ensuite dans toute sa longueur jusqu'à Nandy où elle entre dans le département de Seine-et-Ois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724</text:p>
          </table:table-cell>
          <table:table-cell office:value-type="string" calcext:value-type="string">
            <text:p>Seine (La),</text:p>
          </table:table-cell>
          <table:table-cell office:value-type="string" calcext:value-type="string">
            <text:p>fleuve</text:p>
          </table:table-cell>
          <table:table-cell office:value-type="string" calcext:value-type="string">
            <text:p>département de l'Aub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leuve, vient du département de l'Aube et entre dans le département de Seine-et-Marne à Melz-sur-Seine, sert de limite aux deux départements sur une longueur de 400 mètres, et, après être rentrée dans le département de l'Aube, rejoint celui de Seine-et-Marne à Villiers-sur-Seine, le traverse ensuite dans toute sa longueur jusqu'à Nandy où elle entre dans le département de Seine-et-Ois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017</text:p>
          </table:table-cell>
          <table:table-cell office:value-type="string" calcext:value-type="string">
            <text:p>Luna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u Loing, prend naissance dans le département de l'Yonne, arrose le territoire des communes de Lorrez-le-Bocage, Paley, Nanteau-sur-Lunain, Treuzy, Nonville, et termine son cours à Epis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902</text:p>
          </table:table-cell>
          <table:table-cell office:value-type="string" calcext:value-type="string">
            <text:p>Orvanne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u Loing, qui prend sa source dans le département de l'Yonne, entre en Seine-et-Marne sur le territoire de Blennes, puis arrose les territoires des communes de Diant, Voulx, Thoury-Ferrottes, Flagy, Dormelles, Villecerf, Montarlot et More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144</text:p>
          </table:table-cell>
          <table:table-cell office:value-type="string" calcext:value-type="string">
            <text:p>Grand-Mor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Mar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Marne, prend sa source dans le département de la Marne (Lachy), entre dans le département de Seine-et-Marne à Meilleray, et arrose successivement les territoires des communes de La Chapelle-Véronge, Saint-Martin-des-Champs, La Ferté-Gaucher, Jouy-sur-Morin, Saint-Remy-la-Vanne, Saint-Siméon, Chauffry, Boissy-le-Châtel, Coulommiers, Mouroux, Pommeuse, Faremoutiers, La Celle-sur-Morin, Guérard, Dammartin-sur-Tigeaux, Tigeaux, La Chapelle-sur-Crécy, Crécy-en-Brie, Villiers-sur-Morin, Saint-Germain-sur-Morin, Couilly, Montry, Condé-Sainte-Libiaire et termine son cours en amont d'Esbl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732</text:p>
          </table:table-cell>
          <table:table-cell office:value-type="string" calcext:value-type="string">
            <text:p>Mar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Marne, traverse tout le département, de Citry à Chelles, et en sort pour entrer dans le département de Seine-et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vient du département de la Marne, traverse tout le département, de Citry à Chelles, et en sort pour entrer dans le département de Seine-et-Ois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397</text:p>
          </table:table-cell>
          <table:table-cell office:value-type="string" calcext:value-type="string">
            <text:p>Yonne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Nièv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prend sa source dans le département de la Nièvre, entre dans le département de Seine-et-Marne à 2 kilomètres en amont de Misy, et se termine à Montereau-fault-Yonne, après avoir, pendant 16 kilomètres, arrosé les territoires des communes de Misy, Barbey, La Brosse-Montceaux, Marolles-sur-Seine, Cannes, Montereau et Varenn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022</text:p>
          </table:table-cell>
          <table:table-cell office:value-type="string" calcext:value-type="string">
            <text:p>Melunais (Pays),</text:p>
          </table:table-cell>
          <table:table-cell office:value-type="string" calcext:value-type="string">
            <text:p>ancien « pagus »</text:p>
          </table:table-cell>
          <table:table-cell office:value-type="string" calcext:value-type="string">
            <text:p>département de Seine-et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« pagus », s'étendant sur le sud du département de Seine-et-Marne et sur l'extrémité sud-orientale du département de Seine-et-Ois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4581</text:p>
          </table:table-cell>
          <table:table-cell office:value-type="string" calcext:value-type="string">
            <text:p>Rebais (Le ru de),</text:p>
          </table:table-cell>
          <table:table-cell/>
          <table:table-cell office:value-type="string" calcext:value-type="string">
            <text:p>département de Seine-et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'École, prend naissance dans le département de Seine-et-Oise, traverse le parc du château de Cély-en-Bière et termine son cours à Ponthierr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724</text:p>
          </table:table-cell>
          <table:table-cell office:value-type="string" calcext:value-type="string">
            <text:p>Seine (La),</text:p>
          </table:table-cell>
          <table:table-cell office:value-type="string" calcext:value-type="string">
            <text:p>fleuve</text:p>
          </table:table-cell>
          <table:table-cell office:value-type="string" calcext:value-type="string">
            <text:p>département de Seine-et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leuve, vient du département de l'Aube et entre dans le département de Seine-et-Marne à Melz-sur-Seine, sert de limite aux deux départements sur une longueur de 400 mètres, et, après être rentrée dans le département de l'Aube, rejoint celui de Seine-et-Marne à Villiers-sur-Seine, le traverse ensuite dans toute sa longueur jusqu'à Nandy où elle entre dans le département de Seine-et-Ois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5732</text:p>
          </table:table-cell>
          <table:table-cell office:value-type="string" calcext:value-type="string">
            <text:p>Senart (La forêt de),</text:p>
          </table:table-cell>
          <table:table-cell/>
          <table:table-cell office:value-type="string" calcext:value-type="string">
            <text:p>département de Seine-et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uvre une très faible partie du territoire englobé dans la partie occidentale du département de Seine-et-Marne, le reste étant compris dans le département de Seine-et-Ois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482</text:p>
          </table:table-cell>
          <table:table-cell office:value-type="string" calcext:value-type="string">
            <text:p>Fusa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Loir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u Loing, prend sa source dans le département du Loiret, entre dans le département de Seine-et-Marne à Chateau-Landon, et parcourt les territoires de cette commune et de celle de Soupp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609</text:p>
          </table:table-cell>
          <table:table-cell office:value-type="string" calcext:value-type="string">
            <text:p>Gâtinais (Le),</text:p>
          </table:table-cell>
          <table:table-cell office:value-type="string" calcext:value-type="string">
            <text:p>ancien « pagus »</text:p>
          </table:table-cell>
          <table:table-cell office:value-type="string" calcext:value-type="string">
            <text:p>département du Loir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« pagus » s'étendant sur la partie méridionale du département de Seine-et-Marne et la moitié nord du département du Loiret, et dont le centre primitif fut Chateau-Lando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899</text:p>
          </table:table-cell>
          <table:table-cell office:value-type="string" calcext:value-type="string">
            <text:p>Loing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u Loir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prend sa source dans le département du Loiret et entre dans celui de Seine-et-Marne à Bransles, au confluent du Bez ; il arrose successivement les territoires des communes de Château-Landon, Souppes, La Madeleine, Bagneaux, Saint-Pierre-lès-Nemours, Nemours, Montcourt-Fromonville, Grez-sur-Loing, La Genevraye, Montigny-sur-Loing, Épisy, Écuelles et Moret-sur-Loing, où se termine son cours de 250 kilomètr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442</text:p>
          </table:table-cell>
          <table:table-cell office:value-type="string" calcext:value-type="string">
            <text:p>Courtenet,</text:p>
          </table:table-cell>
          <table:table-cell office:value-type="string" calcext:value-type="string">
            <text:p>hameau disparu</text:p>
          </table:table-cell>
          <table:table-cell office:value-type="string" calcext:value-type="string">
            <text:p>entre Andrezel et Champeaux</text:p>
          </table:table-cell>
          <table:table-cell office:value-type="string" calcext:value-type="string">
            <text:p>77004/77082</text:p>
          </table:table-cell>
          <table:table-cell office:value-type="string" calcext:value-type="string">
            <text:p/>
            <text:p>hameau disparu, entre Andrezel et Champeaux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451</text:p>
          </table:table-cell>
          <table:table-cell office:value-type="string" calcext:value-type="string">
            <text:p>Saint-Marcel,</text:p>
          </table:table-cell>
          <table:table-cell office:value-type="string" calcext:value-type="string">
            <text:p>hameau disparu</text:p>
          </table:table-cell>
          <table:table-cell office:value-type="string" calcext:value-type="string">
            <text:p>entre Brou et Villevaudé</text:p>
          </table:table-cell>
          <table:table-cell office:value-type="string" calcext:value-type="string">
            <text:p>77055/77517</text:p>
          </table:table-cell>
          <table:table-cell office:value-type="string" calcext:value-type="string">
            <text:p/>
            <text:p>hameau disparu </text:p>
            <text:p>entre Brou et Villevaudé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228</text:p>
          </table:table-cell>
          <table:table-cell office:value-type="string" calcext:value-type="string">
            <text:p>Fief-Saint-Perrie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tre Champeaux et Fouju</text:p>
          </table:table-cell>
          <table:table-cell office:value-type="string" calcext:value-type="string">
            <text:p>77082/77195</text:p>
          </table:table-cell>
          <table:table-cell office:value-type="string" calcext:value-type="string">
            <text:p/>
            <text:p>ancien fief, situé entre Champeaux et Fouju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403</text:p>
          </table:table-cell>
          <table:table-cell office:value-type="string" calcext:value-type="string">
            <text:p>Trois-Evêchés (La borne d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tre Chaumes et Liverdy</text:p>
          </table:table-cell>
          <table:table-cell office:value-type="string" calcext:value-type="string">
            <text:p>77107/77254</text:p>
          </table:table-cell>
          <table:table-cell office:value-type="string" calcext:value-type="string">
            <text:p/>
            <text:p>ancien lieu dit, entre Chaumes et Liverd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923</text:p>
          </table:table-cell>
          <table:table-cell office:value-type="string" calcext:value-type="string">
            <text:p>Brie-du-Breuil,</text:p>
          </table:table-cell>
          <table:table-cell office:value-type="string" calcext:value-type="string">
            <text:p>château détruit</text:p>
          </table:table-cell>
          <table:table-cell office:value-type="string" calcext:value-type="string">
            <text:p>entre Chenoise et Saint-Hilliers</text:p>
          </table:table-cell>
          <table:table-cell office:value-type="string" calcext:value-type="string">
            <text:p>77109/77414</text:p>
          </table:table-cell>
          <table:table-cell office:value-type="string" calcext:value-type="string">
            <text:p/>
            <text:p>château détruit, entre Chenoise et Saint-Hill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114</text:p>
          </table:table-cell>
          <table:table-cell office:value-type="string" calcext:value-type="string">
            <text:p>Corroy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tre Chenoise et Villegagnon</text:p>
          </table:table-cell>
          <table:table-cell office:value-type="string" calcext:value-type="string">
            <text:p>77109/77020</text:p>
          </table:table-cell>
          <table:table-cell office:value-type="string" calcext:value-type="string">
            <text:p/>
            <text:p>lieu dit, entre Chenoise et Villegagno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589</text:p>
          </table:table-cell>
          <table:table-cell office:value-type="string" calcext:value-type="string">
            <text:p>Courtory,</text:p>
          </table:table-cell>
          <table:table-cell office:value-type="string" calcext:value-type="string">
            <text:p>anc. lieu dit et maladrerie</text:p>
          </table:table-cell>
          <table:table-cell office:value-type="string" calcext:value-type="string">
            <text:p>entre Chessy et Coupvray</text:p>
          </table:table-cell>
          <table:table-cell office:value-type="string" calcext:value-type="string">
            <text:p>77111/77132</text:p>
          </table:table-cell>
          <table:table-cell office:value-type="string" calcext:value-type="string">
            <text:p/>
            <text:p>anc. lieu dit et maladrerie, entre Chessy et Coupvra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699</text:p>
          </table:table-cell>
          <table:table-cell office:value-type="string" calcext:value-type="string">
            <text:p>Léchelle (Le bois de),</text:p>
          </table:table-cell>
          <table:table-cell/>
          <table:table-cell office:value-type="string" calcext:value-type="string">
            <text:p>entre Chevry-Cossigny et Presles</text:p>
          </table:table-cell>
          <table:table-cell office:value-type="string" calcext:value-type="string">
            <text:p>77114/77377</text:p>
          </table:table-cell>
          <table:table-cell office:value-type="string" calcext:value-type="string">
            <text:p/>
            <text:p>entre Chevry-Cossigny et Presl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946</text:p>
          </table:table-cell>
          <table:table-cell office:value-type="string" calcext:value-type="string">
            <text:p>Teillière (La),</text:p>
          </table:table-cell>
          <table:table-cell office:value-type="string" calcext:value-type="string">
            <text:p>maison détruite et ancien bois</text:p>
          </table:table-cell>
          <table:table-cell office:value-type="string" calcext:value-type="string">
            <text:p>entre Claye et Mitry-Mory</text:p>
          </table:table-cell>
          <table:table-cell office:value-type="string" calcext:value-type="string">
            <text:p>77118/77294</text:p>
          </table:table-cell>
          <table:table-cell office:value-type="string" calcext:value-type="string">
            <text:p/>
            <text:p>maison détruite et ancien bois sis entre Claye et Mitry-Mo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780</text:p>
          </table:table-cell>
          <table:table-cell office:value-type="string" calcext:value-type="string">
            <text:p>Faneaux (Le bois),</text:p>
          </table:table-cell>
          <table:table-cell/>
          <table:table-cell office:value-type="string" calcext:value-type="string">
            <text:p>entre Cocherel et Rouget</text:p>
          </table:table-cell>
          <table:table-cell office:value-type="string" calcext:value-type="string">
            <text:p>77120/77078</text:p>
          </table:table-cell>
          <table:table-cell office:value-type="string" calcext:value-type="string">
            <text:p>situé entre Cocherel et Rouget, et défriché au </text:p>
            <text:p>xvi</text:p>
            <text:p>e siècl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111</text:p>
          </table:table-cell>
          <table:table-cell office:value-type="string" calcext:value-type="string">
            <text:p>Anges (Les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tre Collégien et Croissy-Beaubourg</text:p>
          </table:table-cell>
          <table:table-cell office:value-type="string" calcext:value-type="string">
            <text:p>77121/77146</text:p>
          </table:table-cell>
          <table:table-cell office:value-type="string" calcext:value-type="string">
            <text:p/>
            <text:p>moulin détruit, entre Collégien et Croissy-Beaubourg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774</text:p>
          </table:table-cell>
          <table:table-cell office:value-type="string" calcext:value-type="string">
            <text:p>Fontaine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tre Couilly et Crécy-en-Brie</text:p>
          </table:table-cell>
          <table:table-cell office:value-type="string" calcext:value-type="string">
            <text:p>77128/77142</text:p>
          </table:table-cell>
          <table:table-cell office:value-type="string" calcext:value-type="string">
            <text:p/>
            <text:p>maison détruite, entre Couilly et Crécy-en-Bri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4001</text:p>
          </table:table-cell>
          <table:table-cell office:value-type="string" calcext:value-type="string">
            <text:p>Contrailles (Le ru de),</text:p>
          </table:table-cell>
          <table:table-cell/>
          <table:table-cell office:value-type="string" calcext:value-type="string">
            <text:p>entre Courpalay et La Chapelle-Iger</text:p>
          </table:table-cell>
          <table:table-cell office:value-type="string" calcext:value-type="string">
            <text:p>77135//77087</text:p>
          </table:table-cell>
          <table:table-cell office:value-type="string" calcext:value-type="string">
            <text:p>affluent de l'Yvron, coule entre Courpalay et La Chapelle-Ig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122</text:p>
          </table:table-cell>
          <table:table-cell office:value-type="string" calcext:value-type="string">
            <text:p>Mainferme,</text:p>
          </table:table-cell>
          <table:table-cell office:value-type="string" calcext:value-type="string">
            <text:p>bois et ancien fief</text:p>
          </table:table-cell>
          <table:table-cell office:value-type="string" calcext:value-type="string">
            <text:p>entre Émerainville et Torcy</text:p>
          </table:table-cell>
          <table:table-cell office:value-type="string" calcext:value-type="string">
            <text:p>77169/77468</text:p>
          </table:table-cell>
          <table:table-cell office:value-type="string" calcext:value-type="string">
            <text:p/>
            <text:p>bois et ancien fief, entre Émerainville et Torcy, et dépendant de cette seigneuri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484</text:p>
          </table:table-cell>
          <table:table-cell office:value-type="string" calcext:value-type="string">
            <text:p>Grill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tre Faremoutiers et Touquin</text:p>
          </table:table-cell>
          <table:table-cell office:value-type="string" calcext:value-type="string">
            <text:p>77176/77469</text:p>
          </table:table-cell>
          <table:table-cell office:value-type="string" calcext:value-type="string">
            <text:p/>
            <text:p>ancien fief, entre Faremoutiers et Touqui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622</text:p>
          </table:table-cell>
          <table:table-cell office:value-type="string" calcext:value-type="string">
            <text:p>Couture-Auxilien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tre Fromont et Rumont</text:p>
          </table:table-cell>
          <table:table-cell office:value-type="string" calcext:value-type="string">
            <text:p>77198/77395</text:p>
          </table:table-cell>
          <table:table-cell office:value-type="string" calcext:value-type="string">
            <text:p/>
            <text:p>ancien fief situé entre Fromont et Rumon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3818</text:p>
          </table:table-cell>
          <table:table-cell office:value-type="string" calcext:value-type="string">
            <text:p>Plateaux (Les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tre Gretz et Tournan</text:p>
          </table:table-cell>
          <table:table-cell office:value-type="string" calcext:value-type="string">
            <text:p>77215/77470</text:p>
          </table:table-cell>
          <table:table-cell office:value-type="string" calcext:value-type="string">
            <text:p/>
            <text:p>moulin détruit, entre Gretz et Tourna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627</text:p>
          </table:table-cell>
          <table:table-cell office:value-type="string" calcext:value-type="string">
            <text:p>Chigneux (Le pont d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tre Guignes et Gobert sur le chemin de Paris</text:p>
          </table:table-cell>
          <table:table-cell office:value-type="string" calcext:value-type="string">
            <text:p>77222//</text:p>
          </table:table-cell>
          <table:table-cell office:value-type="string" calcext:value-type="string">
            <text:p/>
            <text:p>lieu dit « entre Guignes et Gobert sur le chemin de Paris »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075</text:p>
          </table:table-cell>
          <table:table-cell office:value-type="string" calcext:value-type="string">
            <text:p>Fief-d'Évrard-le-Devi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tre La Chapelle-Gauthier et Villefermoy</text:p>
          </table:table-cell>
          <table:table-cell office:value-type="string" calcext:value-type="string">
            <text:p>/77086/77191</text:p>
          </table:table-cell>
          <table:table-cell office:value-type="string" calcext:value-type="string">
            <text:p/>
            <text:p>ancien fief, entre La Chapelle-Gauthier et Villefermo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352</text:p>
          </table:table-cell>
          <table:table-cell office:value-type="string" calcext:value-type="string">
            <text:p>Chaudr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tre La Chapelle-sur-Crécy et Guérard</text:p>
          </table:table-cell>
          <table:table-cell office:value-type="string" calcext:value-type="string">
            <text:p>/77142/77219</text:p>
          </table:table-cell>
          <table:table-cell office:value-type="string" calcext:value-type="string">
            <text:p/>
            <text:p>ancien lieu dit, entre La Chapelle-sur-Crécy et Guérard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754</text:p>
          </table:table-cell>
          <table:table-cell office:value-type="string" calcext:value-type="string">
            <text:p>Évreux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tre La Grande-Paroisse et Montereau-fault-Yonne</text:p>
          </table:table-cell>
          <table:table-cell office:value-type="string" calcext:value-type="string">
            <text:p>/77210/77305</text:p>
          </table:table-cell>
          <table:table-cell office:value-type="string" calcext:value-type="string">
            <text:p/>
            <text:p>ancien fief, entre La Grande-Paroisse et Montereau-fault-Yon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779</text:p>
          </table:table-cell>
          <table:table-cell office:value-type="string" calcext:value-type="string">
            <text:p>Boutevau (Les bois de),</text:p>
          </table:table-cell>
          <table:table-cell/>
          <table:table-cell office:value-type="string" calcext:value-type="string">
            <text:p>entre La Grande-Paroisse et Valence-en-Brie</text:p>
          </table:table-cell>
          <table:table-cell office:value-type="string" calcext:value-type="string">
            <text:p>/77210/77480</text:p>
          </table:table-cell>
          <table:table-cell office:value-type="string" calcext:value-type="string">
            <text:p/>
            <text:p>entre La Grande-Paroisse et Valence-en-Bri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6011</text:p>
          </table:table-cell>
          <table:table-cell office:value-type="string" calcext:value-type="string">
            <text:p>Thérouanne (L'île de),</text:p>
          </table:table-cell>
          <table:table-cell/>
          <table:table-cell office:value-type="string" calcext:value-type="string">
            <text:p>entre le Port à l'Aiguille et le pont de Samois</text:p>
          </table:table-cell>
          <table:table-cell office:value-type="string" calcext:value-type="string">
            <text:p>///77441</text:p>
          </table:table-cell>
          <table:table-cell office:value-type="string" calcext:value-type="string">
            <text:p>dans la Seine, entre le Port à l'Aiguille et le pont de Samo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528</text:p>
          </table:table-cell>
          <table:table-cell office:value-type="string" calcext:value-type="string">
            <text:p>Gallevesse (La),</text:p>
          </table:table-cell>
          <table:table-cell office:value-type="string" calcext:value-type="string">
            <text:p>ancienne région étrange</text:p>
          </table:table-cell>
          <table:table-cell office:value-type="string" calcext:value-type="string">
            <text:p>entre le Surmelin (département de la Marne), Gandelu (département de l'Aisne), Château-Thierry, en englobant la Brie dans sa partie septentrionale, le Montois et le Mulcien, et même une petite partie de la Champagne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région étrange dont il est difficile de déterminer les limites, qui varient, suivant les anciens géographes, entre le Surmelin (département de la Marne), Gandelu (département de l'Aisne), Château-Thierry, en englobant la Brie dans sa partie septentrionale, le Montois et le Mulcien, et même une petite partie de la Champagne 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570</text:p>
          </table:table-cell>
          <table:table-cell office:value-type="string" calcext:value-type="string">
            <text:p>Batard (Le ru),</text:p>
          </table:table-cell>
          <table:table-cell/>
          <table:table-cell office:value-type="string" calcext:value-type="string">
            <text:p>entre Lumigny et Marles</text:p>
          </table:table-cell>
          <table:table-cell office:value-type="string" calcext:value-type="string">
            <text:p>77264/77277</text:p>
          </table:table-cell>
          <table:table-cell office:value-type="string" calcext:value-type="string">
            <text:p/>
            <text:p>entre Lumigny et Marl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280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tre Lumigny et Touquin</text:p>
          </table:table-cell>
          <table:table-cell office:value-type="string" calcext:value-type="string">
            <text:p>77264/77469</text:p>
          </table:table-cell>
          <table:table-cell office:value-type="string" calcext:value-type="string">
            <text:p/>
            <text:p>moulin détruit </text:p>
            <text:p>entre Lumigny et Touqui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493</text:p>
          </table:table-cell>
          <table:table-cell office:value-type="string" calcext:value-type="string">
            <text:p>Chemin-Parré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tre Maisoncelles-en-Brie et Vaucourtois</text:p>
          </table:table-cell>
          <table:table-cell office:value-type="string" calcext:value-type="string">
            <text:p>77270/77484</text:p>
          </table:table-cell>
          <table:table-cell office:value-type="string" calcext:value-type="string">
            <text:p/>
            <text:p>ancien lieu dit, entre Maisoncelles-en-Brie et Vaucourto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796</text:p>
          </table:table-cell>
          <table:table-cell office:value-type="string" calcext:value-type="string">
            <text:p>Martroy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tre Marolles-sur-Seine et Montereau</text:p>
          </table:table-cell>
          <table:table-cell office:value-type="string" calcext:value-type="string">
            <text:p>77279/77305</text:p>
          </table:table-cell>
          <table:table-cell office:value-type="string" calcext:value-type="string">
            <text:p/>
            <text:p>ancien lieu dit, entre Marolles-sur-Seine et Montereau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933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tre Marolles-sur-Seine et Montereau-fault-Yonne</text:p>
          </table:table-cell>
          <table:table-cell office:value-type="string" calcext:value-type="string">
            <text:p>77279/77305</text:p>
          </table:table-cell>
          <table:table-cell office:value-type="string" calcext:value-type="string">
            <text:p/>
            <text:p>ancien lieu dit </text:p>
            <text:p>entre Marolles-sur-Seine et Montereau-fault-Yon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101</text:p>
          </table:table-cell>
          <table:table-cell office:value-type="string" calcext:value-type="string">
            <text:p>Cornillon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>entre Mitou et Maison-Rouge</text:p>
          </table:table-cell>
          <table:table-cell office:value-type="string" calcext:value-type="string">
            <text:p>/77272</text:p>
          </table:table-cell>
          <table:table-cell table:style-name="ce7" office:value-type="string" calcext:value-type="string">
            <text:p/>
            <text:p>maison isolée, entre Mitou et Maison-Roug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744</text:p>
          </table:table-cell>
          <table:table-cell office:value-type="string" calcext:value-type="string">
            <text:p>Vauleu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>entre Mitry-Mory et Villeneuve-sous-Dammartin</text:p>
          </table:table-cell>
          <table:table-cell office:value-type="string" calcext:value-type="string">
            <text:p>77294/77511</text:p>
          </table:table-cell>
          <table:table-cell office:value-type="string" calcext:value-type="string">
            <text:p/>
            <text:p>lieu disparu </text:p>
            <text:p>entre Mitry-Mory et Villeneuve-sous-Dammarti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870</text:p>
          </table:table-cell>
          <table:table-cell office:value-type="string" calcext:value-type="string">
            <text:p>Motte-des-Passereaux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tre Montereau-fault-Yonne et Forges</text:p>
          </table:table-cell>
          <table:table-cell office:value-type="string" calcext:value-type="string">
            <text:p>77305/77194</text:p>
          </table:table-cell>
          <table:table-cell office:value-type="string" calcext:value-type="string">
            <text:p/>
            <text:p>ancien fief, entre Montereau-fault-Yonne et Forg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3269</text:p>
          </table:table-cell>
          <table:table-cell office:value-type="string" calcext:value-type="string">
            <text:p>Petit-Buisso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tre Mormant et Grandpuits</text:p>
          </table:table-cell>
          <table:table-cell office:value-type="string" calcext:value-type="string">
            <text:p>77317/77211</text:p>
          </table:table-cell>
          <table:table-cell office:value-type="string" calcext:value-type="string">
            <text:p/>
            <text:p>maison détruite, entre Mormant et Grandpuit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617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>ancienne maladrerie</text:p>
          </table:table-cell>
          <table:table-cell office:value-type="string" calcext:value-type="string">
            <text:p>entre Nemours et Souppes</text:p>
          </table:table-cell>
          <table:table-cell office:value-type="string" calcext:value-type="string">
            <text:p>77333/77458</text:p>
          </table:table-cell>
          <table:table-cell office:value-type="string" calcext:value-type="string">
            <text:p/>
            <text:p>ancienne maladrerie </text:p>
            <text:p>entre Nemours et Soupp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323</text:p>
          </table:table-cell>
          <table:table-cell office:value-type="string" calcext:value-type="string">
            <text:p>Trami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tre Provins et Jutigny</text:p>
          </table:table-cell>
          <table:table-cell office:value-type="string" calcext:value-type="string">
            <text:p>77379/77242</text:p>
          </table:table-cell>
          <table:table-cell office:value-type="string" calcext:value-type="string">
            <text:p/>
            <text:p>moulin détruit sur la Voulzie, entre Provins et Jutign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749</text:p>
          </table:table-cell>
          <table:table-cell office:value-type="string" calcext:value-type="string">
            <text:p>Bourseaux,</text:p>
          </table:table-cell>
          <table:table-cell office:value-type="string" calcext:value-type="string">
            <text:p>ancien fief, maison détruite</text:p>
          </table:table-cell>
          <table:table-cell office:value-type="string" calcext:value-type="string">
            <text:p>entre Sivry-Courtry et Fontaine-le-Port</text:p>
          </table:table-cell>
          <table:table-cell office:value-type="string" calcext:value-type="string">
            <text:p>77453/77188</text:p>
          </table:table-cell>
          <table:table-cell office:value-type="string" calcext:value-type="string">
            <text:p/>
            <text:p>ancien fief, maison détruite, entre Sivry-Courtry et Fontaine-le-Por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677</text:p>
          </table:table-cell>
          <table:table-cell office:value-type="string" calcext:value-type="string">
            <text:p>Essart-Nantier (L'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entre Valence et la Seine</text:p>
          </table:table-cell>
          <table:table-cell office:value-type="string" calcext:value-type="string">
            <text:p>77480/</text:p>
          </table:table-cell>
          <table:table-cell office:value-type="string" calcext:value-type="string">
            <text:p/>
            <text:p>bois situé entre Valence et la 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489</text:p>
          </table:table-cell>
          <table:table-cell office:value-type="string" calcext:value-type="string">
            <text:p>Chemin-Paré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tre Villiers-Saint-Georges et Champcouelle</text:p>
          </table:table-cell>
          <table:table-cell office:value-type="string" calcext:value-type="string">
            <text:p>77519/77519</text:p>
          </table:table-cell>
          <table:table-cell office:value-type="string" calcext:value-type="string">
            <text:p/>
            <text:p>ancien lieu dit, entre Villiers-Saint-Georges et Champcouell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5147</text:p>
          </table:table-cell>
          <table:table-cell office:value-type="string" calcext:value-type="string">
            <text:p>Croix-Saint-Laurent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tre Voinsles et Rozay</text:p>
          </table:table-cell>
          <table:table-cell office:value-type="string" calcext:value-type="string">
            <text:p>77527/77393</text:p>
          </table:table-cell>
          <table:table-cell office:value-type="string" calcext:value-type="string">
            <text:p>au Breuil, entre Voinsles et Roza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545</text:p>
          </table:table-cell>
          <table:table-cell office:value-type="string" calcext:value-type="string">
            <text:p>Justice-Isaac (La),</text:p>
          </table:table-cell>
          <table:table-cell office:value-type="string" calcext:value-type="string">
            <text:p>ancien lieu habité</text:p>
          </table:table-cell>
          <table:table-cell office:value-type="string" calcext:value-type="string">
            <text:p>entre Voinsles et Rozay-en-Brie</text:p>
          </table:table-cell>
          <table:table-cell office:value-type="string" calcext:value-type="string">
            <text:p>77527/77393</text:p>
          </table:table-cell>
          <table:table-cell office:value-type="string" calcext:value-type="string">
            <text:p/>
            <text:p>ancien lieu habité, entre Voinsles et Rozay-en-Bri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596</text:p>
          </table:table-cell>
          <table:table-cell office:value-type="string" calcext:value-type="string">
            <text:p>Ursine (L'),</text:p>
          </table:table-cell>
          <table:table-cell office:value-type="string" calcext:value-type="string">
            <text:p>hameau détruit, ancien fief</text:p>
          </table:table-cell>
          <table:table-cell office:value-type="string" calcext:value-type="string">
            <text:p>entre Voulangis et Villiers-sur-Morin</text:p>
          </table:table-cell>
          <table:table-cell office:value-type="string" calcext:value-type="string">
            <text:p>77529/77521</text:p>
          </table:table-cell>
          <table:table-cell office:value-type="string" calcext:value-type="string">
            <text:p/>
            <text:p>hameau détruit, ancien fief, entre Voulangis et Villiers-sur-Mori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899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'Amillis et de Choisy-en-Brie</text:p>
            <text:p/>
          </table:table-cell>
          <table:table-cell office:value-type="string" calcext:value-type="string">
            <text:p>77002/77116</text:p>
          </table:table-cell>
          <table:table-cell office:value-type="string" calcext:value-type="string">
            <text:p/>
            <text:p>ancien lieu dit, aux environs d'Amillis et de Chois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907</text:p>
          </table:table-cell>
          <table:table-cell office:value-type="string" calcext:value-type="string">
            <text:p>Béthencour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'Oissery</text:p>
            <text:p/>
          </table:table-cell>
          <table:table-cell office:value-type="float" office:value="77344" calcext:value-type="float">
            <text:p>77344</text:p>
          </table:table-cell>
          <table:table-cell office:value-type="string" calcext:value-type="string">
            <text:p/>
            <text:p>ancien lieu dit, aux environs d'Oisse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54</text:p>
          </table:table-cell>
          <table:table-cell office:value-type="string" calcext:value-type="string">
            <text:p>Bochero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Beautheil</text:p>
            <text:p/>
          </table:table-cell>
          <table:table-cell office:value-type="float" office:value="77028" calcext:value-type="float">
            <text:p>77028</text:p>
          </table:table-cell>
          <table:table-cell office:value-type="string" calcext:value-type="string">
            <text:p/>
            <text:p>maison détruite, aux environs de Beauthei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733</text:p>
          </table:table-cell>
          <table:table-cell office:value-type="string" calcext:value-type="string">
            <text:p>Morais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Bernay et de Courtomer</text:p>
            <text:p/>
          </table:table-cell>
          <table:table-cell office:value-type="string" calcext:value-type="string">
            <text:p>77031/77138</text:p>
          </table:table-cell>
          <table:table-cell office:value-type="string" calcext:value-type="string">
            <text:p/>
            <text:p>ancien fief, aux environs de Bernay et de Courtomer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386</text:p>
          </table:table-cell>
          <table:table-cell office:value-type="string" calcext:value-type="string">
            <text:p>Franchis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Bezalles et de Boisdon</text:p>
            <text:p/>
          </table:table-cell>
          <table:table-cell office:value-type="string" calcext:value-type="string">
            <text:p>77033/77036</text:p>
          </table:table-cell>
          <table:table-cell office:value-type="string" calcext:value-type="string">
            <text:p/>
            <text:p>ancien lieu dit, aux environs de Bezalles et de Boisdon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002</text:p>
          </table:table-cell>
          <table:table-cell office:value-type="string" calcext:value-type="string">
            <text:p>Bruglande (Le bois de),</text:p>
          </table:table-cell>
          <table:table-cell/>
          <table:table-cell office:value-type="string" calcext:value-type="string">
            <text:p>environs de Blennes</text:p>
            <text:p/>
          </table:table-cell>
          <table:table-cell office:value-type="float" office:value="77035" calcext:value-type="float">
            <text:p>77035</text:p>
          </table:table-cell>
          <table:table-cell office:value-type="string" calcext:value-type="string">
            <text:p>aux environs de Blenn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631</text:p>
          </table:table-cell>
          <table:table-cell office:value-type="string" calcext:value-type="string">
            <text:p>Marchais-Salé (Le),</text:p>
          </table:table-cell>
          <table:table-cell office:value-type="string" calcext:value-type="string">
            <text:p>ancien fief, ferme détruite</text:p>
          </table:table-cell>
          <table:table-cell office:value-type="string" calcext:value-type="string">
            <text:p>environs de Bréau et de Champeaux</text:p>
            <text:p/>
          </table:table-cell>
          <table:table-cell office:value-type="string" calcext:value-type="string">
            <text:p>77052/77082</text:p>
          </table:table-cell>
          <table:table-cell office:value-type="string" calcext:value-type="string">
            <text:p/>
            <text:p>ancien fief, ferme détruite, aux environs de Bréau et de Champ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308</text:p>
          </table:table-cell>
          <table:table-cell office:value-type="string" calcext:value-type="string">
            <text:p>Boisnoir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hailly-en-Bière</text:p>
            <text:p/>
          </table:table-cell>
          <table:table-cell office:value-type="float" office:value="77069" calcext:value-type="float">
            <text:p>77069</text:p>
          </table:table-cell>
          <table:table-cell office:value-type="string" calcext:value-type="string">
            <text:p/>
            <text:p>ancien fief aux environs de Chailly-en-Bièr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788</text:p>
          </table:table-cell>
          <table:table-cell office:value-type="string" calcext:value-type="string">
            <text:p>Nuisement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virons de Chamigny et de Reuil</text:p>
            <text:p/>
          </table:table-cell>
          <table:table-cell office:value-type="string" calcext:value-type="string">
            <text:p>77078/77388</text:p>
          </table:table-cell>
          <table:table-cell office:value-type="string" calcext:value-type="string">
            <text:p/>
            <text:p>lieu dit aux environs de Chamigny et de Reui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985</text:p>
          </table:table-cell>
          <table:table-cell office:value-type="string" calcext:value-type="string">
            <text:p>Luat (Le),</text:p>
          </table:table-cell>
          <table:table-cell office:value-type="string" calcext:value-type="string">
            <text:p>lieu dit, ancien bois</text:p>
          </table:table-cell>
          <table:table-cell office:value-type="string" calcext:value-type="string">
            <text:p>environs de Chartronges</text:p>
            <text:p/>
          </table:table-cell>
          <table:table-cell office:value-type="float" office:value="77097" calcext:value-type="float">
            <text:p>77097</text:p>
          </table:table-cell>
          <table:table-cell office:value-type="string" calcext:value-type="string">
            <text:p/>
            <text:p>lieu dit, ancien bois, aux environs de Chartronge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520</text:p>
          </table:table-cell>
          <table:table-cell office:value-type="string" calcext:value-type="string">
            <text:p>Grollois (La forêt de),</text:p>
          </table:table-cell>
          <table:table-cell/>
          <table:table-cell office:value-type="string" calcext:value-type="string">
            <text:p>environs de Château-Landon</text:p>
            <text:p/>
          </table:table-cell>
          <table:table-cell office:value-type="float" office:value="77099" calcext:value-type="float">
            <text:p>77099</text:p>
          </table:table-cell>
          <table:table-cell office:value-type="string" calcext:value-type="string">
            <text:p>aux environs de Château-Land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225</text:p>
          </table:table-cell>
          <table:table-cell office:value-type="string" calcext:value-type="string">
            <text:p>Grand-Tille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hâtenay</text:p>
            <text:p/>
          </table:table-cell>
          <table:table-cell office:value-type="float" office:value="77101" calcext:value-type="float">
            <text:p>77101</text:p>
          </table:table-cell>
          <table:table-cell office:value-type="string" calcext:value-type="string">
            <text:p/>
            <text:p>ancien fief, aux environs de Châten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459</text:p>
          </table:table-cell>
          <table:table-cell office:value-type="string" calcext:value-type="string">
            <text:p>Querrevil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henou</text:p>
            <text:p/>
          </table:table-cell>
          <table:table-cell office:value-type="float" office:value="77110" calcext:value-type="float">
            <text:p>77110</text:p>
          </table:table-cell>
          <table:table-cell office:value-type="string" calcext:value-type="string">
            <text:p/>
            <text:p>ancien fief, aux environs de Cheno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101</text:p>
          </table:table-cell>
          <table:table-cell office:value-type="string" calcext:value-type="string">
            <text:p>Fossé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Chevru</text:p>
            <text:p/>
          </table:table-cell>
          <table:table-cell office:value-type="float" office:value="77113" calcext:value-type="float">
            <text:p>77113</text:p>
          </table:table-cell>
          <table:table-cell office:value-type="string" calcext:value-type="string">
            <text:p/>
            <text:p>maison détruite, aux environs de Chevr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394</text:p>
          </table:table-cell>
          <table:table-cell office:value-type="string" calcext:value-type="string">
            <text:p>« Triticourt »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>environs de Chevry-en-Sereine et de Villecerf</text:p>
            <text:p/>
          </table:table-cell>
          <table:table-cell office:value-type="string" calcext:value-type="string">
            <text:p>77115/77501</text:p>
          </table:table-cell>
          <table:table-cell office:value-type="string" calcext:value-type="string">
            <text:p/>
            <text:p>lieu disparu aux environs de Chevry-en-Sereine et de Villecerf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559</text:p>
          </table:table-cell>
          <table:table-cell office:value-type="string" calcext:value-type="string">
            <text:p>Saint-Quiriace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virons de Choisy-en-Brie</text:p>
            <text:p/>
          </table:table-cell>
          <table:table-cell office:value-type="float" office:value="77116" calcext:value-type="float">
            <text:p>77116</text:p>
          </table:table-cell>
          <table:table-cell office:value-type="string" calcext:value-type="string">
            <text:p/>
            <text:p>moulin détruit, aux environs de Chois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592</text:p>
          </table:table-cell>
          <table:table-cell office:value-type="string" calcext:value-type="string">
            <text:p>Laleuf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fief, aux environs de 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622</text:p>
          </table:table-cell>
          <table:table-cell office:value-type="string" calcext:value-type="string">
            <text:p>Bouger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Coupvray</text:p>
            <text:p/>
          </table:table-cell>
          <table:table-cell office:value-type="float" office:value="77132" calcext:value-type="float">
            <text:p>77132</text:p>
          </table:table-cell>
          <table:table-cell office:value-type="string" calcext:value-type="string">
            <text:p/>
            <text:p>ancien lieu dit, aux environs de Coupvr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28</text:p>
          </table:table-cell>
          <table:table-cell office:value-type="string" calcext:value-type="string">
            <text:p>Blesnur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oupvray et d'Esbly</text:p>
            <text:p/>
          </table:table-cell>
          <table:table-cell office:value-type="string" calcext:value-type="string">
            <text:p>77132/77171</text:p>
          </table:table-cell>
          <table:table-cell office:value-type="string" calcext:value-type="string">
            <text:p/>
            <text:p>ancien fief, aux environs de Coupvray et d'Esbl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032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environs de Courcelles et de Marolles-sur-Seine</text:p>
            <text:p/>
          </table:table-cell>
          <table:table-cell office:value-type="string" calcext:value-type="string">
            <text:p>77133/77279</text:p>
          </table:table-cell>
          <table:table-cell office:value-type="string" calcext:value-type="string">
            <text:p/>
            <text:p>bois aux environs de Courcelles et de Marolles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990</text:p>
          </table:table-cell>
          <table:table-cell office:value-type="string" calcext:value-type="string">
            <text:p>Tertre-de-Lumigny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ourpalay</text:p>
            <text:p/>
          </table:table-cell>
          <table:table-cell office:value-type="float" office:value="77135" calcext:value-type="float">
            <text:p>77135</text:p>
          </table:table-cell>
          <table:table-cell office:value-type="string" calcext:value-type="string">
            <text:p/>
            <text:p>ancien fief, aux environs de Courpalay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119</text:p>
          </table:table-cell>
          <table:table-cell office:value-type="string" calcext:value-type="string">
            <text:p>Touches (Le bois des),</text:p>
          </table:table-cell>
          <table:table-cell/>
          <table:table-cell office:value-type="string" calcext:value-type="string">
            <text:p>environs de Courpalay</text:p>
            <text:p/>
          </table:table-cell>
          <table:table-cell office:value-type="float" office:value="77135" calcext:value-type="float">
            <text:p>77135</text:p>
          </table:table-cell>
          <table:table-cell office:value-type="string" calcext:value-type="string">
            <text:p>aux environs de Courpal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728</text:p>
          </table:table-cell>
          <table:table-cell office:value-type="string" calcext:value-type="string">
            <text:p>Lessard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Crécy-en-Brie</text:p>
            <text:p/>
          </table:table-cell>
          <table:table-cell office:value-type="float" office:value="77142" calcext:value-type="float">
            <text:p>77142</text:p>
          </table:table-cell>
          <table:table-cell office:value-type="string" calcext:value-type="string">
            <text:p/>
            <text:p>ancien fief, aux environs de Créc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290</text:p>
          </table:table-cell>
          <table:table-cell office:value-type="string" calcext:value-type="string">
            <text:p>Aventure (L'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environs de Dammartin-en-Goële</text:p>
            <text:p/>
          </table:table-cell>
          <table:table-cell office:value-type="float" office:value="77153" calcext:value-type="float">
            <text:p>77153</text:p>
          </table:table-cell>
          <table:table-cell office:value-type="string" calcext:value-type="string">
            <text:p/>
            <text:p>ferme détruite, aux environs de Dammartin-en-Goël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646</text:p>
          </table:table-cell>
          <table:table-cell office:value-type="string" calcext:value-type="string">
            <text:p>Guichery (Les bois de),</text:p>
          </table:table-cell>
          <table:table-cell/>
          <table:table-cell office:value-type="string" calcext:value-type="string">
            <text:p>environs de Diant et de Paley</text:p>
            <text:p/>
          </table:table-cell>
          <table:table-cell office:value-type="string" calcext:value-type="string">
            <text:p>77158/77353</text:p>
          </table:table-cell>
          <table:table-cell office:value-type="string" calcext:value-type="string">
            <text:p>aux environs de Diant et de Pale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616</text:p>
          </table:table-cell>
          <table:table-cell office:value-type="string" calcext:value-type="string">
            <text:p>Guergu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Donnemarie-en-Montois</text:p>
            <text:p/>
          </table:table-cell>
          <table:table-cell office:value-type="float" office:value="77159" calcext:value-type="float">
            <text:p>77159</text:p>
          </table:table-cell>
          <table:table-cell office:value-type="string" calcext:value-type="string">
            <text:p/>
            <text:p>ancien lieu dit, aux environs de Donnemarie-en-Montoi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991</text:p>
          </table:table-cell>
          <table:table-cell office:value-type="string" calcext:value-type="string">
            <text:p>Méance (Le bois de),</text:p>
          </table:table-cell>
          <table:table-cell/>
          <table:table-cell office:value-type="string" calcext:value-type="string">
            <text:p>environs de Doue</text:p>
            <text:p/>
          </table:table-cell>
          <table:table-cell office:value-type="float" office:value="77162" calcext:value-type="float">
            <text:p>77162</text:p>
          </table:table-cell>
          <table:table-cell office:value-type="string" calcext:value-type="string">
            <text:p>aux environs de Dou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920</text:p>
          </table:table-cell>
          <table:table-cell office:value-type="string" calcext:value-type="string">
            <text:p>Comb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virons de Faremoutiers</text:p>
            <text:p/>
          </table:table-cell>
          <table:table-cell office:value-type="float" office:value="77176" calcext:value-type="float">
            <text:p>77176</text:p>
          </table:table-cell>
          <table:table-cell office:value-type="string" calcext:value-type="string">
            <text:p/>
            <text:p>lieu dit, aux environs de Faremout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759</text:p>
          </table:table-cell>
          <table:table-cell office:value-type="string" calcext:value-type="string">
            <text:p>Marquion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virons de Faremoutiers</text:p>
            <text:p/>
          </table:table-cell>
          <table:table-cell office:value-type="float" office:value="77176" calcext:value-type="float">
            <text:p>77176</text:p>
          </table:table-cell>
          <table:table-cell office:value-type="string" calcext:value-type="string">
            <text:p/>
            <text:p>moulin détruit, aux environs de Faremoutier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669</text:p>
          </table:table-cell>
          <table:table-cell office:value-type="string" calcext:value-type="string">
            <text:p>Boulin (La grange de),</text:p>
          </table:table-cell>
          <table:table-cell/>
          <table:table-cell office:value-type="string" calcext:value-type="string">
            <text:p>environs de Gimbrois et Villegruis</text:p>
            <text:p/>
          </table:table-cell>
          <table:table-cell office:value-type="string" calcext:value-type="string">
            <text:p>77530/77262</text:p>
          </table:table-cell>
          <table:table-cell office:value-type="string" calcext:value-type="string">
            <text:p>aux environs de Gimbrois et Villegru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206</text:p>
          </table:table-cell>
          <table:table-cell office:value-type="string" calcext:value-type="string">
            <text:p>Tourill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Gouaix</text:p>
            <text:p/>
          </table:table-cell>
          <table:table-cell office:value-type="float" office:value="77208" calcext:value-type="float">
            <text:p>77208</text:p>
          </table:table-cell>
          <table:table-cell office:value-type="string" calcext:value-type="string">
            <text:p/>
            <text:p>ancien fief dépendant de l'abbaye de Preuilly, aux environs de Gouai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868</text:p>
          </table:table-cell>
          <table:table-cell office:value-type="string" calcext:value-type="string">
            <text:p>Chantefolie,</text:p>
          </table:table-cell>
          <table:table-cell office:value-type="string" calcext:value-type="string">
            <text:p>lieu dit et bois</text:p>
          </table:table-cell>
          <table:table-cell office:value-type="string" calcext:value-type="string">
            <text:p>environs de Grandpuits</text:p>
            <text:p/>
          </table:table-cell>
          <table:table-cell office:value-type="float" office:value="77211" calcext:value-type="float">
            <text:p>77211</text:p>
          </table:table-cell>
          <table:table-cell office:value-type="string" calcext:value-type="string">
            <text:p/>
            <text:p>lieu dit et bois, aux environs de Grandpuit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699</text:p>
          </table:table-cell>
          <table:table-cell office:value-type="string" calcext:value-type="string">
            <text:p>Fontaine-Lareneuse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virons de Gravon</text:p>
            <text:p/>
          </table:table-cell>
          <table:table-cell office:value-type="float" office:value="77212" calcext:value-type="float">
            <text:p>77212</text:p>
          </table:table-cell>
          <table:table-cell office:value-type="string" calcext:value-type="string">
            <text:p/>
            <text:p>lieu dit, aux environs de Grav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286</text:p>
          </table:table-cell>
          <table:table-cell office:value-type="string" calcext:value-type="string">
            <text:p>Moulin-des-Cailletots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virons de Gretz</text:p>
            <text:p/>
          </table:table-cell>
          <table:table-cell office:value-type="float" office:value="77215" calcext:value-type="float">
            <text:p>77215</text:p>
          </table:table-cell>
          <table:table-cell office:value-type="string" calcext:value-type="string">
            <text:p/>
            <text:p>moulin détruit, aux environs de Gretz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8506</text:p>
          </table:table-cell>
          <table:table-cell office:value-type="string" calcext:value-type="string">
            <text:p>Griselles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virons de Grez-sur-Loing</text:p>
            <text:p/>
          </table:table-cell>
          <table:table-cell office:value-type="float" office:value="77216" calcext:value-type="float">
            <text:p>77216</text:p>
          </table:table-cell>
          <table:table-cell office:value-type="string" calcext:value-type="string">
            <text:p/>
            <text:p>moulin détruit, aux environs de Grez-sur-Loing</text:p>
            <text:p> </text:p>
            <text:p>(Arch. hospit. Nemours, B 28)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877</text:p>
          </table:table-cell>
          <table:table-cell office:value-type="string" calcext:value-type="string">
            <text:p>Vesmes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Jaignes</text:p>
            <text:p/>
          </table:table-cell>
          <table:table-cell office:value-type="float" office:value="77235" calcext:value-type="float">
            <text:p>77235</text:p>
          </table:table-cell>
          <table:table-cell office:value-type="string" calcext:value-type="string">
            <text:p/>
            <text:p>maison détruite, aux environs de Jaign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136</text:p>
          </table:table-cell>
          <table:table-cell office:value-type="string" calcext:value-type="string">
            <text:p>Butt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fief mouvant de Villegagnon, aux environs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394</text:p>
          </table:table-cell>
          <table:table-cell office:value-type="string" calcext:value-type="string">
            <text:p>Moulin-Martin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virons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moulin détruit, aux environs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837</text:p>
          </table:table-cell>
          <table:table-cell office:value-type="string" calcext:value-type="string">
            <text:p>Masure-au-Carrois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Jutigny</text:p>
            <text:p/>
          </table:table-cell>
          <table:table-cell office:value-type="float" office:value="77242" calcext:value-type="float">
            <text:p>77242</text:p>
          </table:table-cell>
          <table:table-cell office:value-type="string" calcext:value-type="string">
            <text:p/>
            <text:p>maison détruite, aux environs de Jut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838</text:p>
          </table:table-cell>
          <table:table-cell office:value-type="string" calcext:value-type="string">
            <text:p>Masure-aux-Grollés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Jutigny</text:p>
            <text:p/>
          </table:table-cell>
          <table:table-cell office:value-type="float" office:value="77242" calcext:value-type="float">
            <text:p>77242</text:p>
          </table:table-cell>
          <table:table-cell office:value-type="string" calcext:value-type="string">
            <text:p/>
            <text:p>maison détruite, aux environs de Jut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861</text:p>
          </table:table-cell>
          <table:table-cell office:value-type="string" calcext:value-type="string">
            <text:p>Masure-Quinquenel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Jutigny</text:p>
            <text:p/>
          </table:table-cell>
          <table:table-cell office:value-type="float" office:value="77242" calcext:value-type="float">
            <text:p>77242</text:p>
          </table:table-cell>
          <table:table-cell office:value-type="string" calcext:value-type="string">
            <text:p/>
            <text:p>maison détruite, aux environs de Jutigny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474</text:p>
          </table:table-cell>
          <table:table-cell office:value-type="string" calcext:value-type="string">
            <text:p>Chemin-Ferré (Le),</text:p>
          </table:table-cell>
          <table:table-cell/>
          <table:table-cell office:value-type="string" calcext:value-type="string">
            <text:p>environs de La Celle-en-Brie et de Pommeuse</text:p>
            <text:p/>
          </table:table-cell>
          <table:table-cell office:value-type="string" calcext:value-type="string">
            <text:p>/77063/77371</text:p>
          </table:table-cell>
          <table:table-cell office:value-type="string" calcext:value-type="string">
            <text:p>aux environs de La Celle-en-Brie et de Pommeus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552</text:p>
          </table:table-cell>
          <table:table-cell office:value-type="string" calcext:value-type="string">
            <text:p>« Cheois »,</text:p>
          </table:table-cell>
          <table:table-cell office:value-type="string" calcext:value-type="string">
            <text:p>prieuré disparu</text:p>
          </table:table-cell>
          <table:table-cell office:value-type="string" calcext:value-type="string">
            <text:p>environs de La Chapelle-la-Reine</text:p>
            <text:p/>
          </table:table-cell>
          <table:table-cell office:value-type="string" calcext:value-type="string">
            <text:p>/77088</text:p>
          </table:table-cell>
          <table:table-cell office:value-type="string" calcext:value-type="string">
            <text:p/>
            <text:p>prieuré disparu dès le moyen âge, aux environs de La Chapelle-la-Rein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515</text:p>
          </table:table-cell>
          <table:table-cell office:value-type="string" calcext:value-type="string">
            <text:p>Borde-Loseau (La),</text:p>
          </table:table-cell>
          <table:table-cell/>
          <table:table-cell office:value-type="string" calcext:value-type="string">
            <text:p>environs de La Croix-en-Brie</text:p>
            <text:p/>
          </table:table-cell>
          <table:table-cell office:value-type="string" calcext:value-type="string">
            <text:p>/77147</text:p>
          </table:table-cell>
          <table:table-cell office:value-type="string" calcext:value-type="string">
            <text:p>aux environs de La Croix-en-Bri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757</text:p>
          </table:table-cell>
          <table:table-cell office:value-type="string" calcext:value-type="string">
            <text:p>Vaupoutrois (Le bois de),</text:p>
          </table:table-cell>
          <table:table-cell/>
          <table:table-cell office:value-type="string" calcext:value-type="string">
            <text:p>environs de La Croix-en-Brie</text:p>
            <text:p/>
          </table:table-cell>
          <table:table-cell office:value-type="string" calcext:value-type="string">
            <text:p>/77147</text:p>
          </table:table-cell>
          <table:table-cell office:value-type="string" calcext:value-type="string">
            <text:p>aux environs de La Croix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525</text:p>
          </table:table-cell>
          <table:table-cell office:value-type="string" calcext:value-type="string">
            <text:p>Rademont,</text:p>
          </table:table-cell>
          <table:table-cell office:value-type="string" calcext:value-type="string">
            <text:p>ferme, anc. prieuré, maison détruite, ancien bois</text:p>
          </table:table-cell>
          <table:table-cell office:value-type="string" calcext:value-type="string">
            <text:p>environs de La Haute-Maison</text:p>
            <text:p/>
          </table:table-cell>
          <table:table-cell office:value-type="string" calcext:value-type="string">
            <text:p>/77225</text:p>
          </table:table-cell>
          <table:table-cell office:value-type="string" calcext:value-type="string">
            <text:p/>
            <text:p>ferme, anc. prieuré, maison détruite, ancien bois, aux environs de La Haute-Mais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391</text:p>
          </table:table-cell>
          <table:table-cell office:value-type="string" calcext:value-type="string">
            <text:p>Domaine (Le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environs de La Houssaye</text:p>
            <text:p/>
          </table:table-cell>
          <table:table-cell office:value-type="string" calcext:value-type="string">
            <text:p>/77229</text:p>
          </table:table-cell>
          <table:table-cell office:value-type="string" calcext:value-type="string">
            <text:p/>
            <text:p>ferme détruite, aux environs de La Houssay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185</text:p>
          </table:table-cell>
          <table:table-cell office:value-type="string" calcext:value-type="string">
            <text:p>Arsis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Lagny</text:p>
            <text:p/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/>
            <text:p>maison détruite aux environs de Lagny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629</text:p>
          </table:table-cell>
          <table:table-cell office:value-type="string" calcext:value-type="string">
            <text:p>Chigny (La forêt de),</text:p>
          </table:table-cell>
          <table:table-cell/>
          <table:table-cell office:value-type="string" calcext:value-type="string">
            <text:p>environs de Lagny</text:p>
            <text:p/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>aux environs de Lagny</text:p>
            <text:p>, près de Chanteloup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773</text:p>
          </table:table-cell>
          <table:table-cell office:value-type="string" calcext:value-type="string">
            <text:p>« Siliacos »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Lagny</text:p>
            <text:p/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/>
            <text:p>ancien lieu dit, aux environs de La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439</text:p>
          </table:table-cell>
          <table:table-cell office:value-type="string" calcext:value-type="string">
            <text:p>« Quarogogi »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virons de Larchant</text:p>
            <text:p/>
          </table:table-cell>
          <table:table-cell office:value-type="float" office:value="77244" calcext:value-type="float">
            <text:p>77244</text:p>
          </table:table-cell>
          <table:table-cell office:value-type="string" calcext:value-type="string">
            <text:p/>
            <text:p>lieu dit, aux environs de Larch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978</text:p>
          </table:table-cell>
          <table:table-cell office:value-type="string" calcext:value-type="string">
            <text:p>Croix-Haouis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Meaux</text:p>
            <text:p/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, aux environs de 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641</text:p>
          </table:table-cell>
          <table:table-cell office:value-type="string" calcext:value-type="string">
            <text:p>Fontaine-d'Orteil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Meaux</text:p>
            <text:p/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, aux environs de 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090</text:p>
          </table:table-cell>
          <table:table-cell office:value-type="string" calcext:value-type="string">
            <text:p>Fosse-Gallerand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Meaux</text:p>
            <text:p/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, aux environs de 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035</text:p>
          </table:table-cell>
          <table:table-cell office:value-type="string" calcext:value-type="string">
            <text:p>Thoury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Meaux</text:p>
            <text:p/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maison détruite aux environs de 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078</text:p>
          </table:table-cell>
          <table:table-cell office:value-type="string" calcext:value-type="string">
            <text:p>Cormiot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environs de Meilleray</text:p>
            <text:p/>
          </table:table-cell>
          <table:table-cell office:value-type="float" office:value="77287" calcext:value-type="float">
            <text:p>77287</text:p>
          </table:table-cell>
          <table:table-cell office:value-type="string" calcext:value-type="string">
            <text:p/>
            <text:p>moulin détruit, aux environs de Meiller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234</text:p>
          </table:table-cell>
          <table:table-cell office:value-type="string" calcext:value-type="string">
            <text:p>Crosse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environs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ancien manoir, aux environs de Melun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410</text:p>
          </table:table-cell>
          <table:table-cell office:value-type="string" calcext:value-type="string">
            <text:p>Chaussefeuille (L'île),</text:p>
          </table:table-cell>
          <table:table-cell/>
          <table:table-cell office:value-type="string" calcext:value-type="string">
            <text:p>environs de Montereau-fault-Yonne</text:p>
            <text:p/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>en Seine, aux environs de Montereau-fault-Yon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728</text:p>
          </table:table-cell>
          <table:table-cell office:value-type="string" calcext:value-type="string">
            <text:p>Seligny,</text:p>
          </table:table-cell>
          <table:table-cell office:value-type="string" calcext:value-type="string">
            <text:p>ferme, ancien fief</text:p>
          </table:table-cell>
          <table:table-cell office:value-type="string" calcext:value-type="string">
            <text:p>environs de Montereau-fault-Yonne</text:p>
            <text:p/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/>
            <text:p>ferme, ancien fief, aux environs de Montereau-fault-Yon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775</text:p>
          </table:table-cell>
          <table:table-cell office:value-type="string" calcext:value-type="string">
            <text:p>Morvil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Montereau-sur-le-Jard</text:p>
            <text:p/>
          </table:table-cell>
          <table:table-cell office:value-type="float" office:value="77306" calcext:value-type="float">
            <text:p>77306</text:p>
          </table:table-cell>
          <table:table-cell office:value-type="string" calcext:value-type="string">
            <text:p/>
            <text:p>ancien fief aux environs de Montereau-sur-le-Jard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585</text:p>
          </table:table-cell>
          <table:table-cell office:value-type="string" calcext:value-type="string">
            <text:p>Narbisson (Le bois de),</text:p>
          </table:table-cell>
          <table:table-cell/>
          <table:table-cell office:value-type="string" calcext:value-type="string">
            <text:p>environs de Monthyon et de Saint-Soupplets</text:p>
            <text:p/>
          </table:table-cell>
          <table:table-cell office:value-type="string" calcext:value-type="string">
            <text:p>77309/77437</text:p>
          </table:table-cell>
          <table:table-cell office:value-type="string" calcext:value-type="string">
            <text:p>aux environs de Monthyon et de Saint-Soupplet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809</text:p>
          </table:table-cell>
          <table:table-cell office:value-type="string" calcext:value-type="string">
            <text:p>Bentherel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Montigny-Lencoup</text:p>
            <text:p/>
          </table:table-cell>
          <table:table-cell office:value-type="float" office:value="77311" calcext:value-type="float">
            <text:p>77311</text:p>
          </table:table-cell>
          <table:table-cell office:value-type="string" calcext:value-type="string">
            <text:p/>
            <text:p>ancien lieu dit, aux environs de Montigny-Lencoup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023</text:p>
          </table:table-cell>
          <table:table-cell office:value-type="string" calcext:value-type="string">
            <text:p>Chardon (L'île),</text:p>
          </table:table-cell>
          <table:table-cell/>
          <table:table-cell office:value-type="string" calcext:value-type="string">
            <text:p>environs de Moret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>en Seine, aux environs de More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413</text:p>
          </table:table-cell>
          <table:table-cell office:value-type="string" calcext:value-type="string">
            <text:p>Frénois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Mortcerf</text:p>
            <text:p/>
          </table:table-cell>
          <table:table-cell office:value-type="float" office:value="77318" calcext:value-type="float">
            <text:p>77318</text:p>
          </table:table-cell>
          <table:table-cell office:value-type="string" calcext:value-type="string">
            <text:p/>
            <text:p>ancien fief, aux environs de Mortcerf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032</text:p>
          </table:table-cell>
          <table:table-cell office:value-type="string" calcext:value-type="string">
            <text:p>Ruparfont,</text:p>
          </table:table-cell>
          <table:table-cell office:value-type="string" calcext:value-type="string">
            <text:p>ancien fief et bois, maison détruite</text:p>
          </table:table-cell>
          <table:table-cell office:value-type="string" calcext:value-type="string">
            <text:p>environs de Mouroux</text:p>
            <text:p/>
          </table:table-cell>
          <table:table-cell office:value-type="float" office:value="77320" calcext:value-type="float">
            <text:p>77320</text:p>
          </table:table-cell>
          <table:table-cell office:value-type="string" calcext:value-type="string">
            <text:p/>
            <text:p>ancien fief et bois, maison détruite, aux environs de Mouroux</text:p>
            <text:p>, en la châtellenie de Coulommier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353</text:p>
          </table:table-cell>
          <table:table-cell office:value-type="string" calcext:value-type="string">
            <text:p>Boisseau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fief, aux environs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998</text:p>
          </table:table-cell>
          <table:table-cell office:value-type="string" calcext:value-type="string">
            <text:p>Chappeau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fief, aux environs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351</text:p>
          </table:table-cell>
          <table:table-cell office:value-type="string" calcext:value-type="string">
            <text:p>Fourré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fief, aux environs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641</text:p>
          </table:table-cell>
          <table:table-cell office:value-type="string" calcext:value-type="string">
            <text:p>Sandelois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environs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bois aux environs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815</text:p>
          </table:table-cell>
          <table:table-cell office:value-type="string" calcext:value-type="string">
            <text:p>« Ventoues »,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environs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terre des environs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861</text:p>
          </table:table-cell>
          <table:table-cell office:value-type="string" calcext:value-type="string">
            <text:p>Motte-de-Gisy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environs de Neufmoutiers</text:p>
            <text:p/>
          </table:table-cell>
          <table:table-cell office:value-type="float" office:value="77336" calcext:value-type="float">
            <text:p>77336</text:p>
          </table:table-cell>
          <table:table-cell office:value-type="string" calcext:value-type="string">
            <text:p/>
            <text:p>ferme détruite, aux environs de Neufmout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067</text:p>
          </table:table-cell>
          <table:table-cell office:value-type="string" calcext:value-type="string">
            <text:p>Alouette (L'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Poligny et de Souppes</text:p>
            <text:p/>
          </table:table-cell>
          <table:table-cell office:value-type="string" calcext:value-type="string">
            <text:p>77370/77458</text:p>
          </table:table-cell>
          <table:table-cell office:value-type="string" calcext:value-type="string">
            <text:p/>
            <text:p>ancien fief, aux environs de Poligny et de Soupp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495</text:p>
          </table:table-cell>
          <table:table-cell office:value-type="string" calcext:value-type="string">
            <text:p>Montécot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environs de Pouilly-le-Fort et d'Éprunes</text:p>
            <text:p/>
          </table:table-cell>
          <table:table-cell office:value-type="string" calcext:value-type="string">
            <text:p>77495/77384</text:p>
          </table:table-cell>
          <table:table-cell office:value-type="string" calcext:value-type="string">
            <text:p/>
            <text:p>ancien bois aux environs de Pouilly-le-Fort et d'Éprune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324</text:p>
          </table:table-cell>
          <table:table-cell office:value-type="string" calcext:value-type="string">
            <text:p>Boisrenost,</text:p>
          </table:table-cell>
          <table:table-cell/>
          <table:table-cell office:value-type="string" calcext:value-type="string">
            <text:p>envir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aux environs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54</text:p>
          </table:table-cell>
          <table:table-cell office:value-type="string" calcext:value-type="string">
            <text:p>Champchapel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, aux environs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942</text:p>
          </table:table-cell>
          <table:table-cell office:value-type="string" calcext:value-type="string">
            <text:p>Lormurion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>envir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isolée, aux environs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563</text:p>
          </table:table-cell>
          <table:table-cell office:value-type="string" calcext:value-type="string">
            <text:p>Mont-Hanep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envir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, aux environs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461</text:p>
          </table:table-cell>
          <table:table-cell office:value-type="string" calcext:value-type="string">
            <text:p>Durta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environs de Saint-Hilliers</text:p>
            <text:p/>
          </table:table-cell>
          <table:table-cell office:value-type="float" office:value="77414" calcext:value-type="float">
            <text:p>77414</text:p>
          </table:table-cell>
          <table:table-cell office:value-type="string" calcext:value-type="string">
            <text:p/>
            <text:p>rivière, affluent de la Voulzie, naît aux environs de Saint-Hilliers</text:p>
            <text:p>, traverse le Provinsterritoire de la commune de  et termine son cours un peu en amont de Sainte-Colomb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519</text:p>
          </table:table-cell>
          <table:table-cell office:value-type="string" calcext:value-type="string">
            <text:p>Montfélix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environs de Saint-Pathus</text:p>
            <text:p/>
          </table:table-cell>
          <table:table-cell office:value-type="float" office:value="77430" calcext:value-type="float">
            <text:p>77430</text:p>
          </table:table-cell>
          <table:table-cell office:value-type="string" calcext:value-type="string">
            <text:p/>
            <text:p>lieu dit, aux environs de Saint-Pathu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324</text:p>
          </table:table-cell>
          <table:table-cell office:value-type="string" calcext:value-type="string">
            <text:p>Tranconville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>environs de Souppes</text:p>
            <text:p/>
          </table:table-cell>
          <table:table-cell office:value-type="float" office:value="77458" calcext:value-type="float">
            <text:p>77458</text:p>
          </table:table-cell>
          <table:table-cell office:value-type="string" calcext:value-type="string">
            <text:p/>
            <text:p>lieu disparu, aux environs de Soupp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123</text:p>
          </table:table-cell>
          <table:table-cell office:value-type="string" calcext:value-type="string">
            <text:p>Fief-Jean-Boular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Torcy</text:p>
            <text:p/>
          </table:table-cell>
          <table:table-cell office:value-type="float" office:value="77468" calcext:value-type="float">
            <text:p>77468</text:p>
          </table:table-cell>
          <table:table-cell office:value-type="string" calcext:value-type="string">
            <text:p/>
            <text:p>ancien fief, aux environs de Torc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090</text:p>
          </table:table-cell>
          <table:table-cell office:value-type="string" calcext:value-type="string">
            <text:p>Fief-Ferry-Poullai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Tournan</text:p>
            <text:p/>
          </table:table-cell>
          <table:table-cell office:value-type="float" office:value="77470" calcext:value-type="float">
            <text:p>77470</text:p>
          </table:table-cell>
          <table:table-cell office:value-type="string" calcext:value-type="string">
            <text:p/>
            <text:p>ancien fief aux environs de Tourna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147</text:p>
          </table:table-cell>
          <table:table-cell office:value-type="string" calcext:value-type="string">
            <text:p>Fief-Jean-Thibaul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Tournan</text:p>
            <text:p/>
          </table:table-cell>
          <table:table-cell office:value-type="float" office:value="77470" calcext:value-type="float">
            <text:p>77470</text:p>
          </table:table-cell>
          <table:table-cell office:value-type="string" calcext:value-type="string">
            <text:p/>
            <text:p>ancien fief, aux environs de Tourna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610</text:p>
          </table:table-cell>
          <table:table-cell office:value-type="string" calcext:value-type="string">
            <text:p>Bouchetar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Tousson</text:p>
            <text:p/>
          </table:table-cell>
          <table:table-cell office:value-type="float" office:value="77471" calcext:value-type="float">
            <text:p>77471</text:p>
          </table:table-cell>
          <table:table-cell office:value-type="string" calcext:value-type="string">
            <text:p/>
            <text:p>ancien fief, aux environs de Touss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026</text:p>
          </table:table-cell>
          <table:table-cell office:value-type="string" calcext:value-type="string">
            <text:p>Acquet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Vaudoy</text:p>
            <text:p/>
          </table:table-cell>
          <table:table-cell office:value-type="float" office:value="77486" calcext:value-type="float">
            <text:p>77486</text:p>
          </table:table-cell>
          <table:table-cell office:value-type="string" calcext:value-type="string">
            <text:p/>
            <text:p>ancien fief dépendant de la seigneurie de La Bonnière-Cornillon, aux environs de Vaud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769</text:p>
          </table:table-cell>
          <table:table-cell office:value-type="string" calcext:value-type="string">
            <text:p>Vautis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Ville-Saint-Jacques</text:p>
            <text:p/>
          </table:table-cell>
          <table:table-cell office:value-type="float" office:value="77516" calcext:value-type="float">
            <text:p>77516</text:p>
          </table:table-cell>
          <table:table-cell office:value-type="string" calcext:value-type="string">
            <text:p/>
            <text:p>ancien fief, aux environs de Ville-Saint-Jacque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348</text:p>
          </table:table-cell>
          <table:table-cell office:value-type="string" calcext:value-type="string">
            <text:p>Grange-la-Bruyère (La),</text:p>
          </table:table-cell>
          <table:table-cell/>
          <table:table-cell office:value-type="string" calcext:value-type="string">
            <text:p>environs de Villebéon</text:p>
            <text:p/>
          </table:table-cell>
          <table:table-cell office:value-type="float" office:value="77500" calcext:value-type="float">
            <text:p>77500</text:p>
          </table:table-cell>
          <table:table-cell office:value-type="string" calcext:value-type="string">
            <text:p>aux environs de Villebé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794</text:p>
          </table:table-cell>
          <table:table-cell office:value-type="string" calcext:value-type="string">
            <text:p>Veaurains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environs de Villecerf</text:p>
            <text:p/>
          </table:table-cell>
          <table:table-cell office:value-type="float" office:value="77501" calcext:value-type="float">
            <text:p>77501</text:p>
          </table:table-cell>
          <table:table-cell office:value-type="string" calcext:value-type="string">
            <text:p/>
            <text:p>ancien fief, aux environs de Villecerf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924</text:p>
          </table:table-cell>
          <table:table-cell office:value-type="string" calcext:value-type="string">
            <text:p>Rousso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environs de Villiers-Saint-Georges</text:p>
            <text:p/>
          </table:table-cell>
          <table:table-cell office:value-type="float" office:value="77519" calcext:value-type="float">
            <text:p>77519</text:p>
          </table:table-cell>
          <table:table-cell office:value-type="string" calcext:value-type="string">
            <text:p/>
            <text:p>maison détruite, aux environs de Villiers-Saint-Georges</text:p>
            <text:p>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8771</text:p>
          </table:table-cell>
          <table:table-cell office:value-type="string" calcext:value-type="string">
            <text:p>Haudres (Le ru des),</text:p>
          </table:table-cell>
          <table:table-cell/>
          <table:table-cell office:value-type="string" calcext:value-type="string">
            <text:p>Étiolles</text:p>
          </table:table-cell>
          <table:table-cell office:value-type="float" office:value="91225" calcext:value-type="float">
            <text:p>91225</text:p>
          </table:table-cell>
          <table:table-cell office:value-type="string" calcext:value-type="string">
            <text:p>affluent de la Seine, prend sa source à Lissy, arrose le territoire des communes de Moissy-Cramayel et de Lieusaint, et termine son cours à Étiolles (Seine-et-Oise)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807</text:p>
          </table:table-cell>
          <table:table-cell office:value-type="string" calcext:value-type="string">
            <text:p>Croix-Brûlé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aubourg de Brie-Comte-Robert</text:p>
            <text:p/>
          </table:table-cell>
          <table:table-cell office:value-type="float" office:value="77053" calcext:value-type="float">
            <text:p>77053</text:p>
          </table:table-cell>
          <table:table-cell office:value-type="string" calcext:value-type="string">
            <text:p/>
            <text:p>ancien lieu dit, au faubourg de Brie-Comte-Robert</text:p>
            <text:p>, du côté de Boign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605</text:p>
          </table:table-cell>
          <table:table-cell office:value-type="string" calcext:value-type="string">
            <text:p>« Bouchesy » (Le pré de),</text:p>
          </table:table-cell>
          <table:table-cell/>
          <table:table-cell office:value-type="string" calcext:value-type="string">
            <text:p>faubourg de Châg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 faubourg de Châge</text:p>
            <text:p>, à Meaux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914</text:p>
          </table:table-cell>
          <table:table-cell office:value-type="string" calcext:value-type="string">
            <text:p>Maulevault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aubourg de Cornill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 faubourg de Cornillon</text:p>
            <text:p>, commune de Meaux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526</text:p>
          </table:table-cell>
          <table:table-cell office:value-type="string" calcext:value-type="string">
            <text:p>Courtille (La),</text:p>
          </table:table-cell>
          <table:table-cell office:value-type="string" calcext:value-type="string">
            <text:p>ancien cimetière</text:p>
          </table:table-cell>
          <table:table-cell office:value-type="string" calcext:value-type="string">
            <text:p>faubourg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ancien cimetière, faubourg de Melun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6048</text:p>
          </table:table-cell>
          <table:table-cell office:value-type="string" calcext:value-type="string">
            <text:p>Fief-de-Berron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aubourg de Montereau-fault-Yonne</text:p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/>
            <text:p>ancien fief, à </text:p>
            <text:p>Saint-Maurice</text:p>
            <text:p>, faubourg de Montereau-fault-Yon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573</text:p>
          </table:table-cell>
          <table:table-cell office:value-type="string" calcext:value-type="string">
            <text:p>Picardeau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aubourg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fief, au faubourg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379</text:p>
          </table:table-cell>
          <table:table-cell office:value-type="string" calcext:value-type="string">
            <text:p>Prozerie (La)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faubourg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chapelle au faubourg de Nemour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757</text:p>
          </table:table-cell>
          <table:table-cell office:value-type="string" calcext:value-type="string">
            <text:p>Clos-d'Anjan (Le),</text:p>
          </table:table-cell>
          <table:table-cell office:value-type="string" calcext:value-type="string">
            <text:p>ancien couvent</text:p>
          </table:table-cell>
          <table:table-cell office:value-type="string" calcext:value-type="string">
            <text:p>faubourg du Gâtin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couvent des Récollets au faubourg du Gâtinais, commune de Montereau-fault-Yon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230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aubourg Saint-Fa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 faubourg Saint-Faron à M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606</text:p>
          </table:table-cell>
          <table:table-cell office:value-type="string" calcext:value-type="string">
            <text:p>Refug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aubourg Saint-Mauri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au faubourg Saint-Maurice, commune de Montereau-fault-Yon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184</text:p>
          </table:table-cell>
          <table:table-cell office:value-type="string" calcext:value-type="string">
            <text:p>Ile-Quarro (L'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aubourg Saint-Rem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au faubourg Saint-Remy, commune de Meaux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289</text:p>
          </table:table-cell>
          <table:table-cell office:value-type="string" calcext:value-type="string">
            <text:p>Aventure (L'),</text:p>
          </table:table-cell>
          <table:table-cell office:value-type="string" calcext:value-type="string">
            <text:p>maison détruite, ancienne hôtellerie</text:p>
          </table:table-cell>
          <table:table-cell office:value-type="string" calcext:value-type="string">
            <text:p>faubourgs de Brie-Comte-Robert</text:p>
            <text:p/>
          </table:table-cell>
          <table:table-cell office:value-type="float" office:value="77053" calcext:value-type="float">
            <text:p>77053</text:p>
          </table:table-cell>
          <table:table-cell office:value-type="string" calcext:value-type="string">
            <text:p/>
            <text:p>maison détruite, ancienne hôtellerie, aux faubourgs de Brie-Comte-Rober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24</text:p>
          </table:table-cell>
          <table:table-cell office:value-type="string" calcext:value-type="string">
            <text:p>Champalleaume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'Amillis</text:p>
            <text:p/>
          </table:table-cell>
          <table:table-cell office:value-type="float" office:value="77002" calcext:value-type="float">
            <text:p>77002</text:p>
          </table:table-cell>
          <table:table-cell office:value-type="string" calcext:value-type="string">
            <text:p/>
            <text:p>lieu dit, au finage d'Amill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085</text:p>
          </table:table-cell>
          <table:table-cell office:value-type="string" calcext:value-type="string">
            <text:p>Villain-Puit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'Amponville</text:p>
            <text:p/>
          </table:table-cell>
          <table:table-cell office:value-type="float" office:value="77003" calcext:value-type="float">
            <text:p>77003</text:p>
          </table:table-cell>
          <table:table-cell office:value-type="string" calcext:value-type="string">
            <text:p/>
            <text:p>ancien lieu dit, au finage d'Amponvill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287</text:p>
          </table:table-cell>
          <table:table-cell office:value-type="string" calcext:value-type="string">
            <text:p>Bois-Margot (Le),</text:p>
          </table:table-cell>
          <table:table-cell/>
          <table:table-cell office:value-type="string" calcext:value-type="string">
            <text:p>finage d'Augers</text:p>
            <text:p/>
          </table:table-cell>
          <table:table-cell office:value-type="float" office:value="77012" calcext:value-type="float">
            <text:p>77012</text:p>
          </table:table-cell>
          <table:table-cell office:value-type="string" calcext:value-type="string">
            <text:p>au finage d'Aug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057</text:p>
          </table:table-cell>
          <table:table-cell office:value-type="string" calcext:value-type="string">
            <text:p>Corder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'Augers</text:p>
            <text:p/>
          </table:table-cell>
          <table:table-cell office:value-type="float" office:value="77012" calcext:value-type="float">
            <text:p>77012</text:p>
          </table:table-cell>
          <table:table-cell office:value-type="string" calcext:value-type="string">
            <text:p/>
            <text:p>ancien fief, au finage d'Aug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901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'Aulnoy</text:p>
            <text:p/>
          </table:table-cell>
          <table:table-cell office:value-type="float" office:value="77013" calcext:value-type="float">
            <text:p>77013</text:p>
          </table:table-cell>
          <table:table-cell office:value-type="string" calcext:value-type="string">
            <text:p/>
            <text:p>ancien lieu dit, au finage d'Auln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976</text:p>
          </table:table-cell>
          <table:table-cell office:value-type="string" calcext:value-type="string">
            <text:p>Ruchèvr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'Esmans</text:p>
            <text:p/>
          </table:table-cell>
          <table:table-cell office:value-type="float" office:value="77172" calcext:value-type="float">
            <text:p>77172</text:p>
          </table:table-cell>
          <table:table-cell office:value-type="string" calcext:value-type="string">
            <text:p/>
            <text:p>ancien lieu dit, au finage d'Esman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719</text:p>
          </table:table-cell>
          <table:table-cell office:value-type="string" calcext:value-type="string">
            <text:p>Moquepanier (Le bois de),</text:p>
          </table:table-cell>
          <table:table-cell/>
          <table:table-cell office:value-type="string" calcext:value-type="string">
            <text:p>finage d'Ormeaux</text:p>
            <text:p/>
          </table:table-cell>
          <table:table-cell office:value-type="float" office:value="77264" calcext:value-type="float">
            <text:p>77264</text:p>
          </table:table-cell>
          <table:table-cell office:value-type="string" calcext:value-type="string">
            <text:p>au finage d'Or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106</text:p>
          </table:table-cell>
          <table:table-cell office:value-type="string" calcext:value-type="string">
            <text:p>Paucery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'Ormeaux</text:p>
            <text:p/>
          </table:table-cell>
          <table:table-cell office:value-type="float" office:value="77264" calcext:value-type="float">
            <text:p>77264</text:p>
          </table:table-cell>
          <table:table-cell office:value-type="string" calcext:value-type="string">
            <text:p/>
            <text:p>lieu dit, au finage d'Or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225</text:p>
          </table:table-cell>
          <table:table-cell office:value-type="string" calcext:value-type="string">
            <text:p>Villero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'Ozouer-le-Voulgis</text:p>
            <text:p/>
          </table:table-cell>
          <table:table-cell office:value-type="float" office:value="77352" calcext:value-type="float">
            <text:p>77352</text:p>
          </table:table-cell>
          <table:table-cell office:value-type="string" calcext:value-type="string">
            <text:p/>
            <text:p>ancien lieu dit, au finage d'Ozouer-le-Voul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215</text:p>
          </table:table-cell>
          <table:table-cell office:value-type="string" calcext:value-type="string">
            <text:p>Villeret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'Ury</text:p>
            <text:p/>
          </table:table-cell>
          <table:table-cell office:value-type="float" office:value="77477" calcext:value-type="float">
            <text:p>77477</text:p>
          </table:table-cell>
          <table:table-cell office:value-type="string" calcext:value-type="string">
            <text:p/>
            <text:p>lieu dit, au finage d'Ury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851</text:p>
          </table:table-cell>
          <table:table-cell office:value-type="string" calcext:value-type="string">
            <text:p>Grains (Le bois des),</text:p>
          </table:table-cell>
          <table:table-cell/>
          <table:table-cell office:value-type="string" calcext:value-type="string">
            <text:p>finage de Bailly-Romainvilliers</text:p>
            <text:p/>
          </table:table-cell>
          <table:table-cell office:value-type="float" office:value="77018" calcext:value-type="float">
            <text:p>77018</text:p>
          </table:table-cell>
          <table:table-cell office:value-type="string" calcext:value-type="string">
            <text:p>au finage de Bailly-Romainvill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380</text:p>
          </table:table-cell>
          <table:table-cell office:value-type="string" calcext:value-type="string">
            <text:p>Bannosois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>finage de Bannost</text:p>
            <text:p/>
          </table:table-cell>
          <table:table-cell office:value-type="float" office:value="77020" calcext:value-type="float">
            <text:p>77020</text:p>
          </table:table-cell>
          <table:table-cell office:value-type="string" calcext:value-type="string">
            <text:p/>
            <text:p>lieu disparu au finage de Bannos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302</text:p>
          </table:table-cell>
          <table:table-cell office:value-type="string" calcext:value-type="string">
            <text:p>Cour-de-la-Saulsott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Beauchery</text:p>
            <text:p/>
          </table:table-cell>
          <table:table-cell office:value-type="float" office:value="77026" calcext:value-type="float">
            <text:p>77026</text:p>
          </table:table-cell>
          <table:table-cell office:value-type="string" calcext:value-type="string">
            <text:p/>
            <text:p>ancien fief au finage de Beauche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11</text:p>
          </table:table-cell>
          <table:table-cell office:value-type="string" calcext:value-type="string">
            <text:p>Champacier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>finage de Beautheil</text:p>
            <text:p/>
          </table:table-cell>
          <table:table-cell office:value-type="float" office:value="77028" calcext:value-type="float">
            <text:p>77028</text:p>
          </table:table-cell>
          <table:table-cell office:value-type="string" calcext:value-type="string">
            <text:p/>
            <text:p>lieu disparu, au finage de Beauthei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607</text:p>
          </table:table-cell>
          <table:table-cell office:value-type="string" calcext:value-type="string">
            <text:p>Gatelou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Beautheil</text:p>
            <text:p/>
          </table:table-cell>
          <table:table-cell office:value-type="float" office:value="77028" calcext:value-type="float">
            <text:p>77028</text:p>
          </table:table-cell>
          <table:table-cell office:value-type="string" calcext:value-type="string">
            <text:p/>
            <text:p>ancien lieu dit, au finage de Beauthei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795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Beautheil</text:p>
            <text:p/>
          </table:table-cell>
          <table:table-cell office:value-type="float" office:value="77028" calcext:value-type="float">
            <text:p>77028</text:p>
          </table:table-cell>
          <table:table-cell office:value-type="string" calcext:value-type="string">
            <text:p/>
            <text:p>maison détruite, au finage de Beauthei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280</text:p>
          </table:table-cell>
          <table:table-cell office:value-type="string" calcext:value-type="string">
            <text:p>Caroug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Beton-Bazoches</text:p>
            <text:p/>
          </table:table-cell>
          <table:table-cell office:value-type="float" office:value="77032" calcext:value-type="float">
            <text:p>77032</text:p>
          </table:table-cell>
          <table:table-cell office:value-type="string" calcext:value-type="string">
            <text:p/>
            <text:p>ancien fief, au finage de Beton-Bazoch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966</text:p>
          </table:table-cell>
          <table:table-cell office:value-type="string" calcext:value-type="string">
            <text:p>Compigny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Bray-sur-Seine</text:p>
            <text:p/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lieu dit, au finage de Bray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366</text:p>
          </table:table-cell>
          <table:table-cell office:value-type="string" calcext:value-type="string">
            <text:p>Courlon,</text:p>
          </table:table-cell>
          <table:table-cell office:value-type="string" calcext:value-type="string">
            <text:p>ancienne paroisse</text:p>
          </table:table-cell>
          <table:table-cell office:value-type="string" calcext:value-type="string">
            <text:p>finage de Bray-sur-Seine</text:p>
            <text:p/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ancienne paroisse, au finage de Bray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664</text:p>
          </table:table-cell>
          <table:table-cell office:value-type="string" calcext:value-type="string">
            <text:p>Montpinç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Bray-sur-Seine</text:p>
            <text:p/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ancien fief, au finage de Bray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818</text:p>
          </table:table-cell>
          <table:table-cell office:value-type="string" calcext:value-type="string">
            <text:p>Clour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Brie-Comte-Robert</text:p>
            <text:p/>
          </table:table-cell>
          <table:table-cell office:value-type="float" office:value="77053" calcext:value-type="float">
            <text:p>77053</text:p>
          </table:table-cell>
          <table:table-cell office:value-type="string" calcext:value-type="string">
            <text:p/>
            <text:p>ancien fief, au finage de Brie-Comte-Rober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194</text:p>
          </table:table-cell>
          <table:table-cell office:value-type="string" calcext:value-type="string">
            <text:p>Fief-Pique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Bussy-Saint-Georges</text:p>
            <text:p/>
          </table:table-cell>
          <table:table-cell office:value-type="float" office:value="77058" calcext:value-type="float">
            <text:p>77058</text:p>
          </table:table-cell>
          <table:table-cell office:value-type="string" calcext:value-type="string">
            <text:p/>
            <text:p>ancien fief, au finage de Bussy-Saint-Georg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482</text:p>
          </table:table-cell>
          <table:table-cell office:value-type="string" calcext:value-type="string">
            <text:p>Quier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Bussy-Saint-Martin</text:p>
            <text:p/>
          </table:table-cell>
          <table:table-cell office:value-type="float" office:value="77059" calcext:value-type="float">
            <text:p>77059</text:p>
          </table:table-cell>
          <table:table-cell office:value-type="string" calcext:value-type="string">
            <text:p/>
            <text:p>ancien lieu dit, au finage de Bussy-Saint-Marti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783</text:p>
          </table:table-cell>
          <table:table-cell office:value-type="string" calcext:value-type="string">
            <text:p>Vaux-de-Bougerin (Les),</text:p>
          </table:table-cell>
          <table:table-cell office:value-type="string" calcext:value-type="string">
            <text:p>fontaine et ru</text:p>
          </table:table-cell>
          <table:table-cell office:value-type="string" calcext:value-type="string">
            <text:p>finage de Cerneux</text:p>
            <text:p/>
          </table:table-cell>
          <table:table-cell office:value-type="float" office:value="77066" calcext:value-type="float">
            <text:p>77066</text:p>
          </table:table-cell>
          <table:table-cell office:value-type="string" calcext:value-type="string">
            <text:p/>
            <text:p>fontaine et ru, au finage de Cerne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765</text:p>
          </table:table-cell>
          <table:table-cell office:value-type="string" calcext:value-type="string">
            <text:p>« Fais Amalrici »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Chaintreaux</text:p>
            <text:p/>
          </table:table-cell>
          <table:table-cell office:value-type="float" office:value="77071" calcext:value-type="float">
            <text:p>77071</text:p>
          </table:table-cell>
          <table:table-cell office:value-type="string" calcext:value-type="string">
            <text:p/>
            <text:p>ancien bois, au finage de Chaintr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119</text:p>
          </table:table-cell>
          <table:table-cell office:value-type="string" calcext:value-type="string">
            <text:p>Villeboulin,</text:p>
          </table:table-cell>
          <table:table-cell office:value-type="string" calcext:value-type="string">
            <text:p>anc. lieu habité et forêt</text:p>
          </table:table-cell>
          <table:table-cell office:value-type="string" calcext:value-type="string">
            <text:p>finage de Chalmaison</text:p>
            <text:p/>
          </table:table-cell>
          <table:table-cell office:value-type="float" office:value="77076" calcext:value-type="float">
            <text:p>77076</text:p>
          </table:table-cell>
          <table:table-cell office:value-type="string" calcext:value-type="string">
            <text:p/>
            <text:p>anc. lieu habité et forêt, au finage de Chalmais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084</text:p>
          </table:table-cell>
          <table:table-cell office:value-type="string" calcext:value-type="string">
            <text:p>Mescla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amigny</text:p>
            <text:p/>
          </table:table-cell>
          <table:table-cell office:value-type="float" office:value="77078" calcext:value-type="float">
            <text:p>77078</text:p>
          </table:table-cell>
          <table:table-cell office:value-type="string" calcext:value-type="string">
            <text:p/>
            <text:p>ancien lieu dit, au finage de Cham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684</text:p>
          </table:table-cell>
          <table:table-cell office:value-type="string" calcext:value-type="string">
            <text:p>Vannes (Les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Chamigny</text:p>
            <text:p/>
          </table:table-cell>
          <table:table-cell office:value-type="float" office:value="77078" calcext:value-type="float">
            <text:p>77078</text:p>
          </table:table-cell>
          <table:table-cell office:value-type="string" calcext:value-type="string">
            <text:p/>
            <text:p>moulin détruit, au finage de Cham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135</text:p>
          </table:table-cell>
          <table:table-cell office:value-type="string" calcext:value-type="string">
            <text:p>Meunièr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finage de Champagne</text:p>
            <text:p/>
          </table:table-cell>
          <table:table-cell office:value-type="float" office:value="77079" calcext:value-type="float">
            <text:p>77079</text:p>
          </table:table-cell>
          <table:table-cell office:value-type="string" calcext:value-type="string">
            <text:p/>
            <text:p>ferme détruite, au finage de Champag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702</text:p>
          </table:table-cell>
          <table:table-cell office:value-type="string" calcext:value-type="string">
            <text:p>Fontaine-Laurent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ampagne-sur-Seine</text:p>
            <text:p/>
          </table:table-cell>
          <table:table-cell office:value-type="float" office:value="77079" calcext:value-type="float">
            <text:p>77079</text:p>
          </table:table-cell>
          <table:table-cell office:value-type="string" calcext:value-type="string">
            <text:p/>
            <text:p>ancien lieu dit, au finage de Champagne-sur-Sein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421</text:p>
          </table:table-cell>
          <table:table-cell office:value-type="string" calcext:value-type="string">
            <text:p>Grau (Le bois de),</text:p>
          </table:table-cell>
          <table:table-cell/>
          <table:table-cell office:value-type="string" calcext:value-type="string">
            <text:p>finage de Champs-sur-Marne</text:p>
            <text:p/>
          </table:table-cell>
          <table:table-cell office:value-type="float" office:value="77083" calcext:value-type="float">
            <text:p>77083</text:p>
          </table:table-cell>
          <table:table-cell office:value-type="string" calcext:value-type="string">
            <text:p>au finage de Champs-sur-Marn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768</text:p>
          </table:table-cell>
          <table:table-cell office:value-type="string" calcext:value-type="string">
            <text:p>Bellenoue (Le bois de),</text:p>
          </table:table-cell>
          <table:table-cell/>
          <table:table-cell office:value-type="string" calcext:value-type="string">
            <text:p>finage de Chartronges</text:p>
            <text:p/>
          </table:table-cell>
          <table:table-cell office:value-type="float" office:value="77097" calcext:value-type="float">
            <text:p>77097</text:p>
          </table:table-cell>
          <table:table-cell office:value-type="string" calcext:value-type="string">
            <text:p>au finage de Chartrong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755</text:p>
          </table:table-cell>
          <table:table-cell office:value-type="string" calcext:value-type="string">
            <text:p>Clos-Cornu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hâteau-Landon</text:p>
            <text:p/>
          </table:table-cell>
          <table:table-cell office:value-type="float" office:value="77099" calcext:value-type="float">
            <text:p>77099</text:p>
          </table:table-cell>
          <table:table-cell office:value-type="string" calcext:value-type="string">
            <text:p/>
            <text:p>ancien fief, au finage de Château-Land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067</text:p>
          </table:table-cell>
          <table:table-cell office:value-type="string" calcext:value-type="string">
            <text:p>« Coriletum »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âteau-Landon</text:p>
            <text:p/>
          </table:table-cell>
          <table:table-cell office:value-type="float" office:value="77099" calcext:value-type="float">
            <text:p>77099</text:p>
          </table:table-cell>
          <table:table-cell office:value-type="string" calcext:value-type="string">
            <text:p/>
            <text:p>ancien lieu dit, au finage de Château-Land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337</text:p>
          </table:table-cell>
          <table:table-cell office:value-type="string" calcext:value-type="string">
            <text:p>Debeus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hâteau-Landon</text:p>
            <text:p/>
          </table:table-cell>
          <table:table-cell office:value-type="float" office:value="77099" calcext:value-type="float">
            <text:p>77099</text:p>
          </table:table-cell>
          <table:table-cell office:value-type="string" calcext:value-type="string">
            <text:p/>
            <text:p>ancien fief, au finage de Château-Landon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058</text:p>
          </table:table-cell>
          <table:table-cell office:value-type="string" calcext:value-type="string">
            <text:p>Menternais (Le bois de),</text:p>
          </table:table-cell>
          <table:table-cell/>
          <table:table-cell office:value-type="string" calcext:value-type="string">
            <text:p>finage de Châteaubleau</text:p>
            <text:p/>
          </table:table-cell>
          <table:table-cell office:value-type="float" office:value="77098" calcext:value-type="float">
            <text:p>77098</text:p>
          </table:table-cell>
          <table:table-cell office:value-type="string" calcext:value-type="string">
            <text:p>au finage de Châteaubleau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707</text:p>
          </table:table-cell>
          <table:table-cell office:value-type="string" calcext:value-type="string">
            <text:p>Clichy (Le bois de),</text:p>
          </table:table-cell>
          <table:table-cell/>
          <table:table-cell office:value-type="string" calcext:value-type="string">
            <text:p>finage de Châteaubleau et de Closfontaine</text:p>
            <text:p/>
          </table:table-cell>
          <table:table-cell office:value-type="string" calcext:value-type="string">
            <text:p>77098/77119</text:p>
          </table:table-cell>
          <table:table-cell office:value-type="string" calcext:value-type="string">
            <text:p>au finage de Châteaubleau et de Closfonta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56</text:p>
          </table:table-cell>
          <table:table-cell office:value-type="string" calcext:value-type="string">
            <text:p>Champcolin (Le bois de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Châteaubleau et de Coutençon</text:p>
            <text:p/>
          </table:table-cell>
          <table:table-cell office:value-type="string" calcext:value-type="string">
            <text:p>77098/77140</text:p>
          </table:table-cell>
          <table:table-cell office:value-type="string" calcext:value-type="string">
            <text:p/>
            <text:p>ancien bois au finage de Châteaubleau et de Coutenç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429</text:p>
          </table:table-cell>
          <table:table-cell office:value-type="string" calcext:value-type="string">
            <text:p>Chazelles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hauconin</text:p>
            <text:p/>
          </table:table-cell>
          <table:table-cell office:value-type="float" office:value="77335" calcext:value-type="float">
            <text:p>77335</text:p>
          </table:table-cell>
          <table:table-cell office:value-type="string" calcext:value-type="string">
            <text:p/>
            <text:p>ancien fief, au finage de Chauconi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700</text:p>
          </table:table-cell>
          <table:table-cell office:value-type="string" calcext:value-type="string">
            <text:p>Champ-des-Noues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haumes et d'Aubepierre</text:p>
            <text:p/>
          </table:table-cell>
          <table:table-cell office:value-type="string" calcext:value-type="string">
            <text:p>77107/77010</text:p>
          </table:table-cell>
          <table:table-cell office:value-type="string" calcext:value-type="string">
            <text:p/>
            <text:p>ancien fief, au finage de Chaumes et d'Aubepierr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382</text:p>
          </table:table-cell>
          <table:table-cell office:value-type="string" calcext:value-type="string">
            <text:p>Baraby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elles</text:p>
            <text:p/>
          </table:table-cell>
          <table:table-cell office:value-type="float" office:value="77108" calcext:value-type="float">
            <text:p>77108</text:p>
          </table:table-cell>
          <table:table-cell office:value-type="string" calcext:value-type="string">
            <text:p/>
            <text:p>ancien lieu dit, au finage de Chell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634</text:p>
          </table:table-cell>
          <table:table-cell office:value-type="string" calcext:value-type="string">
            <text:p>Bouillon (Le bois du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Chenoise</text:p>
            <text:p/>
          </table:table-cell>
          <table:table-cell office:value-type="float" office:value="77109" calcext:value-type="float">
            <text:p>77109</text:p>
          </table:table-cell>
          <table:table-cell office:value-type="string" calcext:value-type="string">
            <text:p/>
            <text:p>ancien bois, au finage de Chenois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463</text:p>
          </table:table-cell>
          <table:table-cell office:value-type="string" calcext:value-type="string">
            <text:p>Courtil-à-la-Colarde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evru</text:p>
            <text:p/>
          </table:table-cell>
          <table:table-cell office:value-type="float" office:value="77113" calcext:value-type="float">
            <text:p>77113</text:p>
          </table:table-cell>
          <table:table-cell office:value-type="string" calcext:value-type="string">
            <text:p/>
            <text:p>ancien lieu dit, au finage de Chevr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475</text:p>
          </table:table-cell>
          <table:table-cell office:value-type="string" calcext:value-type="string">
            <text:p>Courtil-aux-Piat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evru</text:p>
            <text:p/>
          </table:table-cell>
          <table:table-cell office:value-type="float" office:value="77113" calcext:value-type="float">
            <text:p>77113</text:p>
          </table:table-cell>
          <table:table-cell office:value-type="string" calcext:value-type="string">
            <text:p/>
            <text:p>ancien lieu dit, au finage de Chevr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405</text:p>
          </table:table-cell>
          <table:table-cell office:value-type="string" calcext:value-type="string">
            <text:p>Grange-Vietein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hevru</text:p>
            <text:p/>
          </table:table-cell>
          <table:table-cell office:value-type="float" office:value="77113" calcext:value-type="float">
            <text:p>77113</text:p>
          </table:table-cell>
          <table:table-cell office:value-type="string" calcext:value-type="string">
            <text:p/>
            <text:p>ancien lieu dit, au finage de Chevr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005</text:p>
          </table:table-cell>
          <table:table-cell office:value-type="string" calcext:value-type="string">
            <text:p>Moulin-à-la-Marnière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Chevru</text:p>
            <text:p/>
          </table:table-cell>
          <table:table-cell office:value-type="float" office:value="77113" calcext:value-type="float">
            <text:p>77113</text:p>
          </table:table-cell>
          <table:table-cell office:value-type="string" calcext:value-type="string">
            <text:p/>
            <text:p>moulin détruit, au finage de Chevr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107</text:p>
          </table:table-cell>
          <table:table-cell office:value-type="string" calcext:value-type="string">
            <text:p>« Torencium »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hevry-en-Sereine</text:p>
            <text:p/>
          </table:table-cell>
          <table:table-cell office:value-type="float" office:value="77115" calcext:value-type="float">
            <text:p>77115</text:p>
          </table:table-cell>
          <table:table-cell office:value-type="string" calcext:value-type="string">
            <text:p/>
            <text:p>ancien fief, au finage de Chevry-en-Ser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415</text:p>
          </table:table-cell>
          <table:table-cell office:value-type="string" calcext:value-type="string">
            <text:p>Courtabeuf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ombs-la-Ville</text:p>
            <text:p/>
          </table:table-cell>
          <table:table-cell office:value-type="float" office:value="77122" calcext:value-type="float">
            <text:p>77122</text:p>
          </table:table-cell>
          <table:table-cell office:value-type="string" calcext:value-type="string">
            <text:p/>
            <text:p>ancien fief, au finage de Combs-la-Vill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577</text:p>
          </table:table-cell>
          <table:table-cell office:value-type="string" calcext:value-type="string">
            <text:p>Courtil-Tillery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Couilly</text:p>
            <text:p/>
          </table:table-cell>
          <table:table-cell office:value-type="float" office:value="77128" calcext:value-type="float">
            <text:p>77128</text:p>
          </table:table-cell>
          <table:table-cell office:value-type="string" calcext:value-type="string">
            <text:p/>
            <text:p>maison détruite, au finage de Couill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380</text:p>
          </table:table-cell>
          <table:table-cell office:value-type="string" calcext:value-type="string">
            <text:p>« Prudaria »,</text:p>
          </table:table-cell>
          <table:table-cell office:value-type="string" calcext:value-type="string">
            <text:p>lieu dit disparu</text:p>
          </table:table-cell>
          <table:table-cell office:value-type="string" calcext:value-type="string">
            <text:p>finage de Couilly</text:p>
            <text:p/>
          </table:table-cell>
          <table:table-cell office:value-type="float" office:value="77128" calcext:value-type="float">
            <text:p>77128</text:p>
          </table:table-cell>
          <table:table-cell office:value-type="string" calcext:value-type="string">
            <text:p/>
            <text:p>lieu dit disparu, au finage de Couill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355</text:p>
          </table:table-cell>
          <table:table-cell office:value-type="string" calcext:value-type="string">
            <text:p>Trémont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Couilly-Pont-aux-Dames</text:p>
            <text:p/>
          </table:table-cell>
          <table:table-cell office:value-type="float" office:value="77128" calcext:value-type="float">
            <text:p>77128</text:p>
          </table:table-cell>
          <table:table-cell office:value-type="string" calcext:value-type="string">
            <text:p/>
            <text:p>moulin détruit, au finage de Couilly-Pont-aux-Dam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640</text:p>
          </table:table-cell>
          <table:table-cell office:value-type="string" calcext:value-type="string">
            <text:p>Gueux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oulommes</text:p>
            <text:p/>
          </table:table-cell>
          <table:table-cell office:value-type="float" office:value="77130" calcext:value-type="float">
            <text:p>77130</text:p>
          </table:table-cell>
          <table:table-cell office:value-type="string" calcext:value-type="string">
            <text:p/>
            <text:p>ancien fief, au finage de Coulomm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410</text:p>
          </table:table-cell>
          <table:table-cell office:value-type="string" calcext:value-type="string">
            <text:p>Cave-Foliart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, au finage de 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755</text:p>
          </table:table-cell>
          <table:table-cell office:value-type="string" calcext:value-type="string">
            <text:p>Champ-Hérard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, au finage de 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922</text:p>
          </table:table-cell>
          <table:table-cell office:value-type="string" calcext:value-type="string">
            <text:p>Chapelle-au-Bailli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, au finage de 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967</text:p>
          </table:table-cell>
          <table:table-cell office:value-type="string" calcext:value-type="string">
            <text:p>Févoll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, au finage de 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284</text:p>
          </table:table-cell>
          <table:table-cell office:value-type="string" calcext:value-type="string">
            <text:p>Grange-Baudry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lommiers</text:p>
            <text:p/>
          </table:table-cell>
          <table:table-cell office:value-type="float" office:value="77131" calcext:value-type="float">
            <text:p>77131</text:p>
          </table:table-cell>
          <table:table-cell office:value-type="string" calcext:value-type="string">
            <text:p/>
            <text:p>ancien lieu dit, au finage de Coulommie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343</text:p>
          </table:table-cell>
          <table:table-cell office:value-type="string" calcext:value-type="string">
            <text:p>Tremblay (Le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finage de Coulommiers et de Mouroux</text:p>
            <text:p/>
          </table:table-cell>
          <table:table-cell office:value-type="string" calcext:value-type="string">
            <text:p>77131/77320</text:p>
          </table:table-cell>
          <table:table-cell office:value-type="string" calcext:value-type="string">
            <text:p/>
            <text:p>bois au finage de Coulommiers et de Mouro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438</text:p>
          </table:table-cell>
          <table:table-cell office:value-type="string" calcext:value-type="string">
            <text:p>Courtelou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pvray</text:p>
            <text:p/>
          </table:table-cell>
          <table:table-cell office:value-type="float" office:value="77132" calcext:value-type="float">
            <text:p>77132</text:p>
          </table:table-cell>
          <table:table-cell office:value-type="string" calcext:value-type="string">
            <text:p/>
            <text:p>ancien lieu dit, au finage de Coupvr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135</text:p>
          </table:table-cell>
          <table:table-cell office:value-type="string" calcext:value-type="string">
            <text:p>« Mairinec »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Courchamp</text:p>
            <text:p/>
          </table:table-cell>
          <table:table-cell office:value-type="float" office:value="77134" calcext:value-type="float">
            <text:p>77134</text:p>
          </table:table-cell>
          <table:table-cell office:value-type="string" calcext:value-type="string">
            <text:p/>
            <text:p>maison détruite, au finage de Courchamp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854</text:p>
          </table:table-cell>
          <table:table-cell office:value-type="string" calcext:value-type="string">
            <text:p>Brégeons de la Grange-Gilles (Les),</text:p>
          </table:table-cell>
          <table:table-cell office:value-type="string" calcext:value-type="string">
            <text:p>ancien château</text:p>
          </table:table-cell>
          <table:table-cell office:value-type="string" calcext:value-type="string">
            <text:p>finage de Courpalay</text:p>
            <text:p/>
          </table:table-cell>
          <table:table-cell office:value-type="float" office:value="77135" calcext:value-type="float">
            <text:p>77135</text:p>
          </table:table-cell>
          <table:table-cell office:value-type="string" calcext:value-type="string">
            <text:p/>
            <text:p>ancien château, au finage de Courpal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858</text:p>
          </table:table-cell>
          <table:table-cell office:value-type="string" calcext:value-type="string">
            <text:p>Plessis (Le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Courpalay</text:p>
            <text:p/>
          </table:table-cell>
          <table:table-cell office:value-type="float" office:value="77135" calcext:value-type="float">
            <text:p>77135</text:p>
          </table:table-cell>
          <table:table-cell office:value-type="string" calcext:value-type="string">
            <text:p/>
            <text:p>ancien bois au finage de Courpala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968</text:p>
          </table:table-cell>
          <table:table-cell office:value-type="string" calcext:value-type="string">
            <text:p>Feymoreau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ourquetaine</text:p>
            <text:p/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/>
            <text:p>ancien lieu dit, au finage de Courqueta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872</text:p>
          </table:table-cell>
          <table:table-cell office:value-type="string" calcext:value-type="string">
            <text:p>Vertign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ourquetaine</text:p>
            <text:p/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/>
            <text:p>ancien fief, au finage de Courqueta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088</text:p>
          </table:table-cell>
          <table:table-cell office:value-type="string" calcext:value-type="string">
            <text:p>Villarceaux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Courquetaine</text:p>
            <text:p/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/>
            <text:p>lieu dit, au finage de Courqueta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268</text:p>
          </table:table-cell>
          <table:table-cell office:value-type="string" calcext:value-type="string">
            <text:p>Villiers-la-Seine,</text:p>
          </table:table-cell>
          <table:table-cell office:value-type="string" calcext:value-type="string">
            <text:p>ferme, ancien fief</text:p>
          </table:table-cell>
          <table:table-cell office:value-type="string" calcext:value-type="string">
            <text:p>finage de Courquetaine</text:p>
            <text:p/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/>
            <text:p>ferme, ancien fief, au finage de Courqueta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718</text:p>
          </table:table-cell>
          <table:table-cell office:value-type="string" calcext:value-type="string">
            <text:p>Croix (Les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Crécy-en-Brie</text:p>
            <text:p/>
          </table:table-cell>
          <table:table-cell office:value-type="float" office:value="77142" calcext:value-type="float">
            <text:p>77142</text:p>
          </table:table-cell>
          <table:table-cell office:value-type="string" calcext:value-type="string">
            <text:p/>
            <text:p>ancien bois au finage de Créc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463</text:p>
          </table:table-cell>
          <table:table-cell office:value-type="string" calcext:value-type="string">
            <text:p>Fromenteau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récy-en-Brie</text:p>
            <text:p/>
          </table:table-cell>
          <table:table-cell office:value-type="float" office:value="77142" calcext:value-type="float">
            <text:p>77142</text:p>
          </table:table-cell>
          <table:table-cell office:value-type="string" calcext:value-type="string">
            <text:p/>
            <text:p>ancien lieu dit, au finage de Créc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763</text:p>
          </table:table-cell>
          <table:table-cell office:value-type="string" calcext:value-type="string">
            <text:p>Lieu-Robert (Le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Crécy-en-Brie</text:p>
            <text:p/>
          </table:table-cell>
          <table:table-cell office:value-type="float" office:value="77142" calcext:value-type="float">
            <text:p>77142</text:p>
          </table:table-cell>
          <table:table-cell office:value-type="string" calcext:value-type="string">
            <text:p/>
            <text:p>ancien bois au finage de Créc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762</text:p>
          </table:table-cell>
          <table:table-cell office:value-type="string" calcext:value-type="string">
            <text:p>Rochell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récy-en-Brie</text:p>
            <text:p/>
          </table:table-cell>
          <table:table-cell office:value-type="float" office:value="77142" calcext:value-type="float">
            <text:p>77142</text:p>
          </table:table-cell>
          <table:table-cell office:value-type="string" calcext:value-type="string">
            <text:p/>
            <text:p>ancien lieu dit au finage de Créc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718</text:p>
          </table:table-cell>
          <table:table-cell office:value-type="string" calcext:value-type="string">
            <text:p>Bourgerie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finage de Crèvecœur</text:p>
            <text:p/>
          </table:table-cell>
          <table:table-cell office:value-type="float" office:value="77144" calcext:value-type="float">
            <text:p>77144</text:p>
          </table:table-cell>
          <table:table-cell office:value-type="string" calcext:value-type="string">
            <text:p/>
            <text:p>ferme détruite, au finage de Crèvecœur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857</text:p>
          </table:table-cell>
          <table:table-cell office:value-type="string" calcext:value-type="string">
            <text:p>Loge-Chambaut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Cucharmoy</text:p>
            <text:p/>
          </table:table-cell>
          <table:table-cell office:value-type="float" office:value="77149" calcext:value-type="float">
            <text:p>77149</text:p>
          </table:table-cell>
          <table:table-cell office:value-type="string" calcext:value-type="string">
            <text:p/>
            <text:p>ancien lieu dit, au finage de Cucharm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743</text:p>
          </table:table-cell>
          <table:table-cell office:value-type="string" calcext:value-type="string">
            <text:p>Vauldr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Cucharmoy</text:p>
            <text:p/>
          </table:table-cell>
          <table:table-cell office:value-type="float" office:value="77149" calcext:value-type="float">
            <text:p>77149</text:p>
          </table:table-cell>
          <table:table-cell office:value-type="string" calcext:value-type="string">
            <text:p/>
            <text:p>ancien fief, au finage de Cucharm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410</text:p>
          </table:table-cell>
          <table:table-cell office:value-type="string" calcext:value-type="string">
            <text:p>Frénilloy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Dagny</text:p>
            <text:p/>
          </table:table-cell>
          <table:table-cell office:value-type="float" office:value="77151" calcext:value-type="float">
            <text:p>77151</text:p>
          </table:table-cell>
          <table:table-cell office:value-type="string" calcext:value-type="string">
            <text:p/>
            <text:p>ancien lieu dit, au finage de Da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751</text:p>
          </table:table-cell>
          <table:table-cell office:value-type="string" calcext:value-type="string">
            <text:p>Champguio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Donnemarie-en-Montois</text:p>
            <text:p/>
          </table:table-cell>
          <table:table-cell office:value-type="float" office:value="77159" calcext:value-type="float">
            <text:p>77159</text:p>
          </table:table-cell>
          <table:table-cell office:value-type="string" calcext:value-type="string">
            <text:p/>
            <text:p>maison détruite, au finage de Donnemarie-en-Monto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065</text:p>
          </table:table-cell>
          <table:table-cell office:value-type="string" calcext:value-type="string">
            <text:p>Sablon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Donnemarie-en-Montois</text:p>
            <text:p/>
          </table:table-cell>
          <table:table-cell office:value-type="float" office:value="77159" calcext:value-type="float">
            <text:p>77159</text:p>
          </table:table-cell>
          <table:table-cell office:value-type="string" calcext:value-type="string">
            <text:p/>
            <text:p>ancien lieu dit, au finage de Donnemarie-en-Monto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595</text:p>
          </table:table-cell>
          <table:table-cell office:value-type="string" calcext:value-type="string">
            <text:p>Bottièr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Dormelles</text:p>
            <text:p/>
          </table:table-cell>
          <table:table-cell office:value-type="float" office:value="77161" calcext:value-type="float">
            <text:p>77161</text:p>
          </table:table-cell>
          <table:table-cell office:value-type="string" calcext:value-type="string">
            <text:p/>
            <text:p>ancien fief, au finage de Dormelle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020</text:p>
          </table:table-cell>
          <table:table-cell office:value-type="string" calcext:value-type="string">
            <text:p>Melun (Le bois de),</text:p>
          </table:table-cell>
          <table:table-cell/>
          <table:table-cell office:value-type="string" calcext:value-type="string">
            <text:p>finage de Favières</text:p>
            <text:p/>
          </table:table-cell>
          <table:table-cell office:value-type="float" office:value="77177" calcext:value-type="float">
            <text:p>77177</text:p>
          </table:table-cell>
          <table:table-cell office:value-type="string" calcext:value-type="string">
            <text:p>au finage de Favièr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401</text:p>
          </table:table-cell>
          <table:table-cell office:value-type="string" calcext:value-type="string">
            <text:p>Trois-Creux (Les),</text:p>
          </table:table-cell>
          <table:table-cell office:value-type="string" calcext:value-type="string">
            <text:p>grange détruite</text:p>
          </table:table-cell>
          <table:table-cell office:value-type="string" calcext:value-type="string">
            <text:p>finage de Flaix</text:p>
            <text:p/>
          </table:table-cell>
          <table:table-cell office:value-type="float" office:value="77519" calcext:value-type="float">
            <text:p>77519</text:p>
          </table:table-cell>
          <table:table-cell office:value-type="string" calcext:value-type="string">
            <text:p/>
            <text:p>grange détruite, au finage de Flaix</text:p>
            <text:p>, près du prieuré de Saint-Barthélemy-du-Buiss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277</text:p>
          </table:table-cell>
          <table:table-cell office:value-type="string" calcext:value-type="string">
            <text:p>Cutre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Fontaine-le-Port</text:p>
            <text:p/>
          </table:table-cell>
          <table:table-cell office:value-type="float" office:value="77188" calcext:value-type="float">
            <text:p>77188</text:p>
          </table:table-cell>
          <table:table-cell office:value-type="string" calcext:value-type="string">
            <text:p/>
            <text:p>ancien lieu dit, au finage de Fontaine-le-Port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085</text:p>
          </table:table-cell>
          <table:table-cell office:value-type="string" calcext:value-type="string">
            <text:p>Buisson-Franqueux (Le bois du),</text:p>
          </table:table-cell>
          <table:table-cell/>
          <table:table-cell office:value-type="string" calcext:value-type="string">
            <text:p>finage de Fontenay-Trésigny</text:p>
            <text:p/>
          </table:table-cell>
          <table:table-cell office:value-type="float" office:value="77192" calcext:value-type="float">
            <text:p>77192</text:p>
          </table:table-cell>
          <table:table-cell office:value-type="string" calcext:value-type="string">
            <text:p>au finage de Fontenay-Trés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398</text:p>
          </table:table-cell>
          <table:table-cell office:value-type="string" calcext:value-type="string">
            <text:p>Yvenard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Fontenay-Trésigny</text:p>
            <text:p/>
          </table:table-cell>
          <table:table-cell office:value-type="float" office:value="77192" calcext:value-type="float">
            <text:p>77192</text:p>
          </table:table-cell>
          <table:table-cell office:value-type="string" calcext:value-type="string">
            <text:p/>
            <text:p>ancien fief, au finage de Fontenay-Trés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113</text:p>
          </table:table-cell>
          <table:table-cell office:value-type="string" calcext:value-type="string">
            <text:p>Fossés-Gilemer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Forges</text:p>
            <text:p/>
          </table:table-cell>
          <table:table-cell office:value-type="float" office:value="77194" calcext:value-type="float">
            <text:p>77194</text:p>
          </table:table-cell>
          <table:table-cell office:value-type="string" calcext:value-type="string">
            <text:p/>
            <text:p>ancien lieu dit, au finage de Forges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119</text:p>
          </table:table-cell>
          <table:table-cell office:value-type="string" calcext:value-type="string">
            <text:p>Messe-du-matin (La masure de la),</text:p>
          </table:table-cell>
          <table:table-cell/>
          <table:table-cell office:value-type="string" calcext:value-type="string">
            <text:p>finage de Forges</text:p>
            <text:p/>
          </table:table-cell>
          <table:table-cell office:value-type="float" office:value="77194" calcext:value-type="float">
            <text:p>77194</text:p>
          </table:table-cell>
          <table:table-cell office:value-type="string" calcext:value-type="string">
            <text:p>au finage de Forg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65</text:p>
          </table:table-cell>
          <table:table-cell office:value-type="string" calcext:value-type="string">
            <text:p>Champ-d'Avoine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Gouaix</text:p>
            <text:p/>
          </table:table-cell>
          <table:table-cell office:value-type="float" office:value="77208" calcext:value-type="float">
            <text:p>77208</text:p>
          </table:table-cell>
          <table:table-cell office:value-type="string" calcext:value-type="string">
            <text:p/>
            <text:p>maison détruite, au finage de Gouai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997</text:p>
          </table:table-cell>
          <table:table-cell office:value-type="string" calcext:value-type="string">
            <text:p>Lucherau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Gouaix</text:p>
            <text:p/>
          </table:table-cell>
          <table:table-cell office:value-type="float" office:value="77208" calcext:value-type="float">
            <text:p>77208</text:p>
          </table:table-cell>
          <table:table-cell office:value-type="string" calcext:value-type="string">
            <text:p/>
            <text:p>ancien lieu dit, au finage de Gouai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872</text:p>
          </table:table-cell>
          <table:table-cell office:value-type="string" calcext:value-type="string">
            <text:p>Logeott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Gravon</text:p>
            <text:p/>
          </table:table-cell>
          <table:table-cell office:value-type="float" office:value="77212" calcext:value-type="float">
            <text:p>77212</text:p>
          </table:table-cell>
          <table:table-cell office:value-type="string" calcext:value-type="string">
            <text:p/>
            <text:p>ancien lieu dit, au finage de Grav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907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Guérard</text:p>
            <text:p/>
          </table:table-cell>
          <table:table-cell office:value-type="float" office:value="77219" calcext:value-type="float">
            <text:p>77219</text:p>
          </table:table-cell>
          <table:table-cell office:value-type="string" calcext:value-type="string">
            <text:p/>
            <text:p>maison détruite, au finage de Guérard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325</text:p>
          </table:table-cell>
          <table:table-cell office:value-type="string" calcext:value-type="string">
            <text:p>Jauverta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Guérard</text:p>
            <text:p/>
          </table:table-cell>
          <table:table-cell office:value-type="float" office:value="77219" calcext:value-type="float">
            <text:p>77219</text:p>
          </table:table-cell>
          <table:table-cell office:value-type="string" calcext:value-type="string">
            <text:p/>
            <text:p>ancien lieu dit, au finage de Guérard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130</text:p>
          </table:table-cell>
          <table:table-cell office:value-type="string" calcext:value-type="string">
            <text:p>Arbalestrier (L'),</text:p>
          </table:table-cell>
          <table:table-cell office:value-type="string" calcext:value-type="string">
            <text:p>ancien lieu</text:p>
          </table:table-cell>
          <table:table-cell office:value-type="string" calcext:value-type="string">
            <text:p>finage de Hautefeuille</text:p>
            <text:p/>
          </table:table-cell>
          <table:table-cell office:value-type="float" office:value="77224" calcext:value-type="float">
            <text:p>77224</text:p>
          </table:table-cell>
          <table:table-cell office:value-type="string" calcext:value-type="string">
            <text:p/>
            <text:p>ancien lieu dit au finage de Hautefeuill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162</text:p>
          </table:table-cell>
          <table:table-cell office:value-type="string" calcext:value-type="string">
            <text:p>Pelotteri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Hautefeuille</text:p>
            <text:p/>
          </table:table-cell>
          <table:table-cell office:value-type="float" office:value="77224" calcext:value-type="float">
            <text:p>77224</text:p>
          </table:table-cell>
          <table:table-cell office:value-type="string" calcext:value-type="string">
            <text:p/>
            <text:p>ancien lieu dit, au finage de Hautefeuill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113</text:p>
          </table:table-cell>
          <table:table-cell office:value-type="string" calcext:value-type="string">
            <text:p>Corroi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Jouarre</text:p>
            <text:p/>
          </table:table-cell>
          <table:table-cell office:value-type="float" office:value="77238" calcext:value-type="float">
            <text:p>77238</text:p>
          </table:table-cell>
          <table:table-cell office:value-type="string" calcext:value-type="string">
            <text:p/>
            <text:p>ancien fief, au finage de Jouarr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860</text:p>
          </table:table-cell>
          <table:table-cell office:value-type="string" calcext:value-type="string">
            <text:p>Hautesagu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arre</text:p>
            <text:p/>
          </table:table-cell>
          <table:table-cell office:value-type="float" office:value="77238" calcext:value-type="float">
            <text:p>77238</text:p>
          </table:table-cell>
          <table:table-cell office:value-type="string" calcext:value-type="string">
            <text:p/>
            <text:p>ancien lieu dit, au finage de Jouarr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077</text:p>
          </table:table-cell>
          <table:table-cell office:value-type="string" calcext:value-type="string">
            <text:p>Bois-Anseau (Le),</text:p>
          </table:table-cell>
          <table:table-cell/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>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745</text:p>
          </table:table-cell>
          <table:table-cell office:value-type="string" calcext:value-type="string">
            <text:p>Bourré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908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329</text:p>
          </table:table-cell>
          <table:table-cell office:value-type="string" calcext:value-type="string">
            <text:p>Cour-des-Trévois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630</text:p>
          </table:table-cell>
          <table:table-cell office:value-type="string" calcext:value-type="string">
            <text:p>Épine-Renard (L'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lieu di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727</text:p>
          </table:table-cell>
          <table:table-cell office:value-type="string" calcext:value-type="string">
            <text:p>Glaisiè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614</text:p>
          </table:table-cell>
          <table:table-cell office:value-type="string" calcext:value-type="string">
            <text:p>Lanoy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moulin détruit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641</text:p>
          </table:table-cell>
          <table:table-cell office:value-type="string" calcext:value-type="string">
            <text:p>Laudiner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 dépendant de la seigneurie de Villegagnon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348</text:p>
          </table:table-cell>
          <table:table-cell office:value-type="string" calcext:value-type="string">
            <text:p>Monplanchien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bois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370</text:p>
          </table:table-cell>
          <table:table-cell office:value-type="string" calcext:value-type="string">
            <text:p>Moulin-Hanoche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moulin détruit au finage de Jouy-le-Châtel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594</text:p>
          </table:table-cell>
          <table:table-cell office:value-type="string" calcext:value-type="string">
            <text:p>Navine (bois de la),</text:p>
          </table:table-cell>
          <table:table-cell/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>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668</text:p>
          </table:table-cell>
          <table:table-cell office:value-type="string" calcext:value-type="string">
            <text:p>Nongis,</text:p>
          </table:table-cell>
          <table:table-cell office:value-type="string" calcext:value-type="string">
            <text:p>ancienne forê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ne forê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190</text:p>
          </table:table-cell>
          <table:table-cell office:value-type="string" calcext:value-type="string">
            <text:p>Tour-de-Pier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Jouy-le-Châtel</text:p>
            <text:p/>
          </table:table-cell>
          <table:table-cell office:value-type="float" office:value="77239" calcext:value-type="float">
            <text:p>77239</text:p>
          </table:table-cell>
          <table:table-cell office:value-type="string" calcext:value-type="string">
            <text:p/>
            <text:p>ancien lieu dit, au finage de Jouy-le-Chât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599</text:p>
          </table:table-cell>
          <table:table-cell office:value-type="string" calcext:value-type="string">
            <text:p>Beaucé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La Celle-en-Brie</text:p>
            <text:p/>
          </table:table-cell>
          <table:table-cell office:value-type="string" calcext:value-type="string">
            <text:p>/77063</text:p>
          </table:table-cell>
          <table:table-cell office:value-type="string" calcext:value-type="string">
            <text:p/>
            <text:p>lieu dit, au finage de La Celle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936</text:p>
          </table:table-cell>
          <table:table-cell office:value-type="string" calcext:value-type="string">
            <text:p>Brioi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 Celle-sous-Moret</text:p>
            <text:p/>
          </table:table-cell>
          <table:table-cell office:value-type="string" calcext:value-type="string">
            <text:p>/77494</text:p>
          </table:table-cell>
          <table:table-cell office:value-type="string" calcext:value-type="string">
            <text:p/>
            <text:p>ancien lieu dit au finage de La Celle-sous-More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900</text:p>
          </table:table-cell>
          <table:table-cell office:value-type="string" calcext:value-type="string">
            <text:p>Loiseaux (?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 Croix-en-Brie</text:p>
            <text:p/>
          </table:table-cell>
          <table:table-cell office:value-type="string" calcext:value-type="string">
            <text:p>/77147</text:p>
          </table:table-cell>
          <table:table-cell office:value-type="string" calcext:value-type="string">
            <text:p/>
            <text:p>ancien lieu dit, au finage de La Croix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729</text:p>
          </table:table-cell>
          <table:table-cell office:value-type="string" calcext:value-type="string">
            <text:p>Robillardiè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 Croix-en-Brie</text:p>
            <text:p/>
          </table:table-cell>
          <table:table-cell office:value-type="string" calcext:value-type="string">
            <text:p>/77147</text:p>
          </table:table-cell>
          <table:table-cell office:value-type="string" calcext:value-type="string">
            <text:p/>
            <text:p>ancien lieu dit, au finage de La Croix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820</text:p>
          </table:table-cell>
          <table:table-cell office:value-type="string" calcext:value-type="string">
            <text:p>Platièr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 Grande-Paroisse</text:p>
            <text:p/>
          </table:table-cell>
          <table:table-cell office:value-type="string" calcext:value-type="string">
            <text:p>/77210</text:p>
          </table:table-cell>
          <table:table-cell office:value-type="string" calcext:value-type="string">
            <text:p/>
            <text:p>ancien lieu dit, au finage de La Grande-Paroiss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201</text:p>
          </table:table-cell>
          <table:table-cell office:value-type="string" calcext:value-type="string">
            <text:p>Bois-du-Roi (Le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finage de La Haute-Maison</text:p>
            <text:p/>
          </table:table-cell>
          <table:table-cell office:value-type="string" calcext:value-type="string">
            <text:p>/77225</text:p>
          </table:table-cell>
          <table:table-cell office:value-type="string" calcext:value-type="string">
            <text:p/>
            <text:p>bois au finage de La Haute-Mais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883</text:p>
          </table:table-cell>
          <table:table-cell office:value-type="string" calcext:value-type="string">
            <text:p>Bretell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Lagny</text:p>
            <text:p/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/>
            <text:p>ancien fief, au finage de La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260</text:p>
          </table:table-cell>
          <table:table-cell office:value-type="string" calcext:value-type="string">
            <text:p>Sainte-Venic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gny</text:p>
            <text:p/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/>
            <text:p>ancien lieu dit, au finage de La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539</text:p>
          </table:table-cell>
          <table:table-cell office:value-type="string" calcext:value-type="string">
            <text:p>Chalar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ndoy et de Luisetaines</text:p>
            <text:p/>
          </table:table-cell>
          <table:table-cell office:value-type="string" calcext:value-type="string">
            <text:p>77272/77263</text:p>
          </table:table-cell>
          <table:table-cell office:value-type="string" calcext:value-type="string">
            <text:p/>
            <text:p>ancien lieu dit, au finage de Landoy et de Luisetain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388</text:p>
          </table:table-cell>
          <table:table-cell office:value-type="string" calcext:value-type="string">
            <text:p>Chaumon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rchant</text:p>
            <text:p/>
          </table:table-cell>
          <table:table-cell office:value-type="float" office:value="77244" calcext:value-type="float">
            <text:p>77244</text:p>
          </table:table-cell>
          <table:table-cell office:value-type="string" calcext:value-type="string">
            <text:p/>
            <text:p>ancien lieu dit, au finage de Larch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805</text:p>
          </table:table-cell>
          <table:table-cell office:value-type="string" calcext:value-type="string">
            <text:p>Clotaufar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archant</text:p>
            <text:p/>
          </table:table-cell>
          <table:table-cell office:value-type="float" office:value="77244" calcext:value-type="float">
            <text:p>77244</text:p>
          </table:table-cell>
          <table:table-cell office:value-type="string" calcext:value-type="string">
            <text:p/>
            <text:p>ancien lieu dit, au finage de Larch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739</text:p>
          </table:table-cell>
          <table:table-cell office:value-type="string" calcext:value-type="string">
            <text:p>Pipl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ésigny</text:p>
            <text:p/>
          </table:table-cell>
          <table:table-cell office:value-type="float" office:value="77249" calcext:value-type="float">
            <text:p>77249</text:p>
          </table:table-cell>
          <table:table-cell office:value-type="string" calcext:value-type="string">
            <text:p/>
            <text:p>ancien lieu dit, au finage de Lés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300</text:p>
          </table:table-cell>
          <table:table-cell office:value-type="string" calcext:value-type="string">
            <text:p>Grange-des-Créneau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Lieusaint</text:p>
            <text:p/>
          </table:table-cell>
          <table:table-cell office:value-type="float" office:value="77251" calcext:value-type="float">
            <text:p>77251</text:p>
          </table:table-cell>
          <table:table-cell office:value-type="string" calcext:value-type="string">
            <text:p/>
            <text:p>ancien lieu dit, au finage de Lieusai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546</text:p>
          </table:table-cell>
          <table:table-cell office:value-type="string" calcext:value-type="string">
            <text:p>Murger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Livry-sur-Seine</text:p>
            <text:p/>
          </table:table-cell>
          <table:table-cell office:value-type="float" office:value="77255" calcext:value-type="float">
            <text:p>77255</text:p>
          </table:table-cell>
          <table:table-cell office:value-type="string" calcext:value-type="string">
            <text:p/>
            <text:p>ancien fief, au finage de Livry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651</text:p>
          </table:table-cell>
          <table:table-cell office:value-type="string" calcext:value-type="string">
            <text:p>Boulay (Le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Lognes et de Noisiel</text:p>
            <text:p/>
          </table:table-cell>
          <table:table-cell office:value-type="string" calcext:value-type="string">
            <text:p>77258/77337</text:p>
          </table:table-cell>
          <table:table-cell office:value-type="string" calcext:value-type="string">
            <text:p/>
            <text:p>ancien bois, au finage de Lognes et de Noisie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037</text:p>
          </table:table-cell>
          <table:table-cell office:value-type="string" calcext:value-type="string">
            <text:p>Fief-Creilly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Lorrez-le-Bocage</text:p>
            <text:p/>
          </table:table-cell>
          <table:table-cell office:value-type="float" office:value="77261" calcext:value-type="float">
            <text:p>77261</text:p>
          </table:table-cell>
          <table:table-cell office:value-type="string" calcext:value-type="string">
            <text:p/>
            <text:p>ancien fief, au finage de Lorrez-le-Bocag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027</text:p>
          </table:table-cell>
          <table:table-cell office:value-type="string" calcext:value-type="string">
            <text:p>Fief-Chausso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Lumigny</text:p>
            <text:p/>
          </table:table-cell>
          <table:table-cell office:value-type="float" office:value="77264" calcext:value-type="float">
            <text:p>77264</text:p>
          </table:table-cell>
          <table:table-cell office:value-type="string" calcext:value-type="string">
            <text:p/>
            <text:p>ancien fief, au finage de Lumign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704</text:p>
          </table:table-cell>
          <table:table-cell office:value-type="string" calcext:value-type="string">
            <text:p>Mar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aison-Rouge</text:p>
            <text:p/>
          </table:table-cell>
          <table:table-cell office:value-type="float" office:value="77272" calcext:value-type="float">
            <text:p>77272</text:p>
          </table:table-cell>
          <table:table-cell office:value-type="string" calcext:value-type="string">
            <text:p/>
            <text:p>ancien lieu dit, au finage de Maison-Roug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931</text:p>
          </table:table-cell>
          <table:table-cell office:value-type="string" calcext:value-type="string">
            <text:p>Biarnay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Maisoncelles-en-Brie</text:p>
            <text:p/>
          </table:table-cell>
          <table:table-cell office:value-type="float" office:value="77270" calcext:value-type="float">
            <text:p>77270</text:p>
          </table:table-cell>
          <table:table-cell office:value-type="string" calcext:value-type="string">
            <text:p/>
            <text:p>ancien bois au finage de Maisoncelles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730</text:p>
          </table:table-cell>
          <table:table-cell office:value-type="string" calcext:value-type="string">
            <text:p>Clo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areuil-lès-Meaux</text:p>
            <text:p/>
          </table:table-cell>
          <table:table-cell office:value-type="float" office:value="77276" calcext:value-type="float">
            <text:p>77276</text:p>
          </table:table-cell>
          <table:table-cell office:value-type="string" calcext:value-type="string">
            <text:p/>
            <text:p>ancien lieu dit, au finage de Mareuil-lès-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670</text:p>
          </table:table-cell>
          <table:table-cell office:value-type="string" calcext:value-type="string">
            <text:p>Chuchault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Marolles-sur-Seine</text:p>
            <text:p/>
          </table:table-cell>
          <table:table-cell office:value-type="float" office:value="77279" calcext:value-type="float">
            <text:p>77279</text:p>
          </table:table-cell>
          <table:table-cell office:value-type="string" calcext:value-type="string">
            <text:p/>
            <text:p>maison détruite, au finage de Marolles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760</text:p>
          </table:table-cell>
          <table:table-cell office:value-type="string" calcext:value-type="string">
            <text:p>Nouet,</text:p>
          </table:table-cell>
          <table:table-cell office:value-type="string" calcext:value-type="string">
            <text:p>bois disparu</text:p>
          </table:table-cell>
          <table:table-cell office:value-type="string" calcext:value-type="string">
            <text:p>finage de Marolles-sur-Seine, de Lourps et de La Tombe</text:p>
            <text:p/>
          </table:table-cell>
          <table:table-cell office:value-type="string" calcext:value-type="string">
            <text:p>77279/77260//77467</text:p>
          </table:table-cell>
          <table:table-cell office:value-type="string" calcext:value-type="string">
            <text:p/>
            <text:p>bois disparu, au finage de Marolles-sur-Seine, de Lourps et de La Tomb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60</text:p>
          </table:table-cell>
          <table:table-cell office:value-type="string" calcext:value-type="string">
            <text:p>Champcourgui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Meaux</text:p>
            <text:p/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maison détruite, au finage de 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13</text:p>
          </table:table-cell>
          <table:table-cell office:value-type="string" calcext:value-type="string">
            <text:p>Blanchebarb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ancien fief, au finage de Melu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42</text:p>
          </table:table-cell>
          <table:table-cell office:value-type="string" calcext:value-type="string">
            <text:p>Blottin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ancien fief au finage de Melu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868</text:p>
          </table:table-cell>
          <table:table-cell office:value-type="string" calcext:value-type="string">
            <text:p>Loge-Gatesel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ancien lieu dit, au finage de Melu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130</text:p>
          </table:table-cell>
          <table:table-cell office:value-type="string" calcext:value-type="string">
            <text:p>Métezeaux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ancien fief, au finage de Melu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673</text:p>
          </table:table-cell>
          <table:table-cell office:value-type="string" calcext:value-type="string">
            <text:p>« Vallis Randonis (Proedia) »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Melun</text:p>
            <text:p/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/>
            <text:p>lieu dit, au finage de Melun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463</text:p>
          </table:table-cell>
          <table:table-cell office:value-type="string" calcext:value-type="string">
            <text:p>Gressoing (Le Bois de),</text:p>
          </table:table-cell>
          <table:table-cell/>
          <table:table-cell office:value-type="string" calcext:value-type="string">
            <text:p>finage de Monceaux-en-Brie</text:p>
            <text:p/>
          </table:table-cell>
          <table:table-cell office:value-type="float" office:value="77300" calcext:value-type="float">
            <text:p>77300</text:p>
          </table:table-cell>
          <table:table-cell office:value-type="string" calcext:value-type="string">
            <text:p>au finage de Monceaux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56</text:p>
          </table:table-cell>
          <table:table-cell office:value-type="string" calcext:value-type="string">
            <text:p>Bocignan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Montereau-fault-Yonne</text:p>
            <text:p/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/>
            <text:p>ancien bois au finage de Montereau-fault-Yon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903</text:p>
          </table:table-cell>
          <table:table-cell office:value-type="string" calcext:value-type="string">
            <text:p>Grand-Corbi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ontévrain</text:p>
            <text:p/>
          </table:table-cell>
          <table:table-cell office:value-type="float" office:value="77307" calcext:value-type="float">
            <text:p>77307</text:p>
          </table:table-cell>
          <table:table-cell office:value-type="string" calcext:value-type="string">
            <text:p/>
            <text:p>ancien lieu dit, au finage de Montévrai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778</text:p>
          </table:table-cell>
          <table:table-cell office:value-type="string" calcext:value-type="string">
            <text:p>Pla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onthyon</text:p>
            <text:p/>
          </table:table-cell>
          <table:table-cell office:value-type="float" office:value="77309" calcext:value-type="float">
            <text:p>77309</text:p>
          </table:table-cell>
          <table:table-cell office:value-type="string" calcext:value-type="string">
            <text:p/>
            <text:p>ancien lieu dit, au finage de Monthy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191</text:p>
          </table:table-cell>
          <table:table-cell office:value-type="string" calcext:value-type="string">
            <text:p>Coulemièr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Moret-sur-Loing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lieu dit, au finage de Moret-sur-Loing</text:p>
            <text:p>, du côté de Ravann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526</text:p>
          </table:table-cell>
          <table:table-cell office:value-type="string" calcext:value-type="string">
            <text:p>Fontaine-aux-Savatiers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oret-sur-Loing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ancien lieu dit, au finage de Moret-sur-Loing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167</text:p>
          </table:table-cell>
          <table:table-cell office:value-type="string" calcext:value-type="string">
            <text:p>Ile-aux-Malades (L'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oret-sur-Loing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ancien lieu dit, au finage de Moret-sur-Loing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520</text:p>
          </table:table-cell>
          <table:table-cell office:value-type="string" calcext:value-type="string">
            <text:p>Mallièr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Mouroux</text:p>
            <text:p/>
          </table:table-cell>
          <table:table-cell office:value-type="float" office:value="77320" calcext:value-type="float">
            <text:p>77320</text:p>
          </table:table-cell>
          <table:table-cell office:value-type="string" calcext:value-type="string">
            <text:p/>
            <text:p>ancien lieu dit, au finage de Mouroux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522</text:p>
          </table:table-cell>
          <table:table-cell office:value-type="string" calcext:value-type="string">
            <text:p>Courtil-Jehanno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Nangis</text:p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ancien lieu dit, près de La Psauve, au finage de Nangi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155</text:p>
          </table:table-cell>
          <table:table-cell office:value-type="string" calcext:value-type="string">
            <text:p>Bois-de-l'Épinart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Nangis</text:p>
            <text:p/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ancien fief, au finage de Nan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894</text:p>
          </table:table-cell>
          <table:table-cell office:value-type="string" calcext:value-type="string">
            <text:p>Bretonnièr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Nangis</text:p>
            <text:p/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maison détruite, au finage de Nan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847</text:p>
          </table:table-cell>
          <table:table-cell office:value-type="string" calcext:value-type="string">
            <text:p>Changy,</text:p>
          </table:table-cell>
          <table:table-cell office:value-type="string" calcext:value-type="string">
            <text:p>maison détruite, ancien fief</text:p>
          </table:table-cell>
          <table:table-cell office:value-type="string" calcext:value-type="string">
            <text:p>finage de Nangis</text:p>
            <text:p/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maison détruite, ancien fief, au finage de Nan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993</text:p>
          </table:table-cell>
          <table:table-cell office:value-type="string" calcext:value-type="string">
            <text:p>Connignière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Nangis</text:p>
            <text:p/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ancien lieu dit, au finage de Nan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751</text:p>
          </table:table-cell>
          <table:table-cell office:value-type="string" calcext:value-type="string">
            <text:p>Morinas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Nangis</text:p>
            <text:p/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maison détruite, au finage de Nan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268</text:p>
          </table:table-cell>
          <table:table-cell office:value-type="string" calcext:value-type="string">
            <text:p>Petit-Buisseau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Nangis</text:p>
            <text:p/>
          </table:table-cell>
          <table:table-cell office:value-type="float" office:value="77327" calcext:value-type="float">
            <text:p>77327</text:p>
          </table:table-cell>
          <table:table-cell office:value-type="string" calcext:value-type="string">
            <text:p/>
            <text:p>maison détruite, au finage de Nangi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302</text:p>
          </table:table-cell>
          <table:table-cell office:value-type="string" calcext:value-type="string">
            <text:p>Fois (Le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bois au finage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884</text:p>
          </table:table-cell>
          <table:table-cell office:value-type="string" calcext:value-type="string">
            <text:p>Rougemon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fief au finage de Nemour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113</text:p>
          </table:table-cell>
          <table:table-cell office:value-type="string" calcext:value-type="string">
            <text:p>Mesnil-Forti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Neufmoutiers et des Chapelles-Bourbon</text:p>
            <text:p/>
          </table:table-cell>
          <table:table-cell table:style-name="ce17" office:value-type="string" calcext:value-type="string">
            <text:p>77336/77091</text:p>
          </table:table-cell>
          <table:table-cell office:value-type="string" calcext:value-type="string">
            <text:p/>
            <text:p>ancien lieu dit, au finage de Neufmoutiers et des Chapelles-Bourb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736</text:p>
          </table:table-cell>
          <table:table-cell office:value-type="string" calcext:value-type="string">
            <text:p>Pioteri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Perthes</text:p>
            <text:p/>
          </table:table-cell>
          <table:table-cell office:value-type="float" office:value="77359" calcext:value-type="float">
            <text:p>77359</text:p>
          </table:table-cell>
          <table:table-cell office:value-type="string" calcext:value-type="string">
            <text:p/>
            <text:p>ancien fief, au finage de Perth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380</text:p>
          </table:table-cell>
          <table:table-cell office:value-type="string" calcext:value-type="string">
            <text:p>Tribout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Poligny et de Souppes</text:p>
            <text:p/>
          </table:table-cell>
          <table:table-cell office:value-type="string" calcext:value-type="string">
            <text:p>77370/77458</text:p>
          </table:table-cell>
          <table:table-cell office:value-type="string" calcext:value-type="string">
            <text:p/>
            <text:p>ancien fief, au finage de Poligny et de Soupp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580</text:p>
          </table:table-cell>
          <table:table-cell office:value-type="string" calcext:value-type="string">
            <text:p>Baudemen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908</text:p>
          </table:table-cell>
          <table:table-cell office:value-type="string" calcext:value-type="string">
            <text:p>Croix-des-Excommuniés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lieu dit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584</text:p>
          </table:table-cell>
          <table:table-cell office:value-type="string" calcext:value-type="string">
            <text:p>Fontaine-de-Champigny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086</text:p>
          </table:table-cell>
          <table:table-cell office:value-type="string" calcext:value-type="string">
            <text:p>Grand-Froimantel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455</text:p>
          </table:table-cell>
          <table:table-cell office:value-type="string" calcext:value-type="string">
            <text:p>Grès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837</text:p>
          </table:table-cell>
          <table:table-cell office:value-type="string" calcext:value-type="string">
            <text:p>Haute-Grèv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fief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930</text:p>
          </table:table-cell>
          <table:table-cell office:value-type="string" calcext:value-type="string">
            <text:p>Hayett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025</text:p>
          </table:table-cell>
          <table:table-cell office:value-type="string" calcext:value-type="string">
            <text:p>Holi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018</text:p>
          </table:table-cell>
          <table:table-cell office:value-type="string" calcext:value-type="string">
            <text:p>Lunarde (La),</text:p>
          </table:table-cell>
          <table:table-cell office:value-type="string" calcext:value-type="string">
            <text:p>maisons détruites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s détruites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017</text:p>
          </table:table-cell>
          <table:table-cell office:value-type="string" calcext:value-type="string">
            <text:p>Mellot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1191</text:p>
          </table:table-cell>
          <table:table-cell office:value-type="string" calcext:value-type="string">
            <text:p>Mintoill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ancien lieu dit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728</text:p>
          </table:table-cell>
          <table:table-cell office:value-type="string" calcext:value-type="string">
            <text:p>Pinot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ferme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804</text:p>
          </table:table-cell>
          <table:table-cell office:value-type="string" calcext:value-type="string">
            <text:p>Planches-de-Baruise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327</text:p>
          </table:table-cell>
          <table:table-cell office:value-type="string" calcext:value-type="string">
            <text:p>Prés Ysaac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703</text:p>
          </table:table-cell>
          <table:table-cell office:value-type="string" calcext:value-type="string">
            <text:p>Vasée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au finage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364</text:p>
          </table:table-cell>
          <table:table-cell office:value-type="string" calcext:value-type="string">
            <text:p>Courlevra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Rozay-en-Brie</text:p>
            <text:p/>
          </table:table-cell>
          <table:table-cell office:value-type="float" office:value="77393" calcext:value-type="float">
            <text:p>77393</text:p>
          </table:table-cell>
          <table:table-cell office:value-type="string" calcext:value-type="string">
            <text:p/>
            <text:p>ancien lieu dit, au finage de Roza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212</text:p>
          </table:table-cell>
          <table:table-cell office:value-type="string" calcext:value-type="string">
            <text:p>Fief-Regnault-Giresm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Rozay-en-Brie</text:p>
            <text:p/>
          </table:table-cell>
          <table:table-cell office:value-type="float" office:value="77393" calcext:value-type="float">
            <text:p>77393</text:p>
          </table:table-cell>
          <table:table-cell office:value-type="string" calcext:value-type="string">
            <text:p/>
            <text:p>ancien fief, au finage de Roza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106</text:p>
          </table:table-cell>
          <table:table-cell office:value-type="string" calcext:value-type="string">
            <text:p>Saint-Aventi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Saint-Augustin</text:p>
            <text:p/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/>
            <text:p>ancien lieu dit, au finage de Saint-Augusti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196</text:p>
          </table:table-cell>
          <table:table-cell office:value-type="string" calcext:value-type="string">
            <text:p>Asner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Saint-Germain-Laxis ou de Vaux-le-Pénil</text:p>
            <text:p/>
          </table:table-cell>
          <table:table-cell office:value-type="string" calcext:value-type="string">
            <text:p>77410/77487</text:p>
          </table:table-cell>
          <table:table-cell office:value-type="string" calcext:value-type="string">
            <text:p/>
            <text:p>ancien fief, au finage de Saint-Germain-Laxis ou de Vaux-le-Pénil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869</text:p>
          </table:table-cell>
          <table:table-cell office:value-type="string" calcext:value-type="string">
            <text:p>Fermais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Saint-Méry</text:p>
            <text:p/>
          </table:table-cell>
          <table:table-cell office:value-type="float" office:value="77426" calcext:value-type="float">
            <text:p>77426</text:p>
          </table:table-cell>
          <table:table-cell office:value-type="string" calcext:value-type="string">
            <text:p/>
            <text:p>ancien lieu dit, au finage de Saint-Mé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691</text:p>
          </table:table-cell>
          <table:table-cell office:value-type="string" calcext:value-type="string">
            <text:p>Gigy,</text:p>
          </table:table-cell>
          <table:table-cell office:value-type="string" calcext:value-type="string">
            <text:p>lieu disparu</text:p>
          </table:table-cell>
          <table:table-cell office:value-type="string" calcext:value-type="string">
            <text:p>finage de Saint-Méry</text:p>
            <text:p/>
          </table:table-cell>
          <table:table-cell office:value-type="float" office:value="77426" calcext:value-type="float">
            <text:p>77426</text:p>
          </table:table-cell>
          <table:table-cell office:value-type="string" calcext:value-type="string">
            <text:p/>
            <text:p>lieu disparu, au finage de Saint-Mé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482</text:p>
          </table:table-cell>
          <table:table-cell office:value-type="string" calcext:value-type="string">
            <text:p>Grign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Saint-Méry</text:p>
            <text:p/>
          </table:table-cell>
          <table:table-cell office:value-type="float" office:value="77426" calcext:value-type="float">
            <text:p>77426</text:p>
          </table:table-cell>
          <table:table-cell office:value-type="string" calcext:value-type="string">
            <text:p/>
            <text:p>ancien fief, au finage de Saint-Mé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884</text:p>
          </table:table-cell>
          <table:table-cell office:value-type="string" calcext:value-type="string">
            <text:p>Plessis-le-Comt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Saint-Méry</text:p>
            <text:p/>
          </table:table-cell>
          <table:table-cell office:value-type="float" office:value="77426" calcext:value-type="float">
            <text:p>77426</text:p>
          </table:table-cell>
          <table:table-cell office:value-type="string" calcext:value-type="string">
            <text:p/>
            <text:p>ancien fief, au finage de Saint-Mé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640</text:p>
          </table:table-cell>
          <table:table-cell office:value-type="string" calcext:value-type="string">
            <text:p>Lass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Saint-Siméon</text:p>
            <text:p/>
          </table:table-cell>
          <table:table-cell office:value-type="float" office:value="77436" calcext:value-type="float">
            <text:p>77436</text:p>
          </table:table-cell>
          <table:table-cell office:value-type="string" calcext:value-type="string">
            <text:p/>
            <text:p>ancien lieu dit, au finage de Saint-Simé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672</text:p>
          </table:table-cell>
          <table:table-cell office:value-type="string" calcext:value-type="string">
            <text:p>Ribeuf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Saint-Soupplets</text:p>
            <text:p/>
          </table:table-cell>
          <table:table-cell office:value-type="float" office:value="77437" calcext:value-type="float">
            <text:p>77437</text:p>
          </table:table-cell>
          <table:table-cell office:value-type="string" calcext:value-type="string">
            <text:p/>
            <text:p>ancien lieu dit, au finage de Saint-Soupplet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106</text:p>
          </table:table-cell>
          <table:table-cell office:value-type="string" calcext:value-type="string">
            <text:p>Bois-Butard,</text:p>
          </table:table-cell>
          <table:table-cell office:value-type="string" calcext:value-type="string">
            <text:p>maison isolée, bois</text:p>
          </table:table-cell>
          <table:table-cell office:value-type="string" calcext:value-type="string">
            <text:p>finage de Sainte-Aulde</text:p>
            <text:p/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/>
            <text:p>maison isolée, bois, au finage de Sainte-Auld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124</text:p>
          </table:table-cell>
          <table:table-cell office:value-type="string" calcext:value-type="string">
            <text:p>Hucourt,</text:p>
          </table:table-cell>
          <table:table-cell office:value-type="string" calcext:value-type="string">
            <text:p>grange détruite</text:p>
          </table:table-cell>
          <table:table-cell office:value-type="string" calcext:value-type="string">
            <text:p>finage de Sainte-Aulde</text:p>
            <text:p/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/>
            <text:p>grange détruite, au finage de Sainte-Auld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090</text:p>
          </table:table-cell>
          <table:table-cell office:value-type="string" calcext:value-type="string">
            <text:p>Passy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Sainte-Aulde</text:p>
            <text:p/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/>
            <text:p>moulin détruit, au finage de Sainte-Auld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900</text:p>
          </table:table-cell>
          <table:table-cell office:value-type="string" calcext:value-type="string">
            <text:p>Ortieux,</text:p>
          </table:table-cell>
          <table:table-cell office:value-type="string" calcext:value-type="string">
            <text:p>ancienne forêt</text:p>
          </table:table-cell>
          <table:table-cell office:value-type="string" calcext:value-type="string">
            <text:p>finage de Savigny-le-Temple</text:p>
            <text:p/>
          </table:table-cell>
          <table:table-cell office:value-type="float" office:value="77445" calcext:value-type="float">
            <text:p>77445</text:p>
          </table:table-cell>
          <table:table-cell office:value-type="string" calcext:value-type="string">
            <text:p/>
            <text:p>ancienne forêt, au finage de Savigny-le-Templ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878</text:p>
          </table:table-cell>
          <table:table-cell office:value-type="string" calcext:value-type="string">
            <text:p>Croix-de-Pierre (La),</text:p>
          </table:table-cell>
          <table:table-cell office:value-type="string" calcext:value-type="string">
            <text:p>ancienne maladrerie</text:p>
          </table:table-cell>
          <table:table-cell office:value-type="string" calcext:value-type="string">
            <text:p>finage de Souppes</text:p>
            <text:p/>
          </table:table-cell>
          <table:table-cell office:value-type="float" office:value="77458" calcext:value-type="float">
            <text:p>77458</text:p>
          </table:table-cell>
          <table:table-cell office:value-type="string" calcext:value-type="string">
            <text:p/>
            <text:p>ancienne maladrerie située au finage de Soupp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20</text:p>
          </table:table-cell>
          <table:table-cell office:value-type="string" calcext:value-type="string">
            <text:p>Champagne,</text:p>
          </table:table-cell>
          <table:table-cell office:value-type="string" calcext:value-type="string">
            <text:p>grange détruite</text:p>
          </table:table-cell>
          <table:table-cell office:value-type="string" calcext:value-type="string">
            <text:p>finage de Torcy</text:p>
            <text:p/>
          </table:table-cell>
          <table:table-cell office:value-type="float" office:value="77468" calcext:value-type="float">
            <text:p>77468</text:p>
          </table:table-cell>
          <table:table-cell office:value-type="string" calcext:value-type="string">
            <text:p/>
            <text:p>grange détruite, au finage de Torc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959</text:p>
          </table:table-cell>
          <table:table-cell office:value-type="string" calcext:value-type="string">
            <text:p>Feuillas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e Valence</text:p>
            <text:p/>
          </table:table-cell>
          <table:table-cell office:value-type="float" office:value="77480" calcext:value-type="float">
            <text:p>77480</text:p>
          </table:table-cell>
          <table:table-cell office:value-type="string" calcext:value-type="string">
            <text:p/>
            <text:p>ancien bois, au finage de Valenc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53</text:p>
          </table:table-cell>
          <table:table-cell office:value-type="string" calcext:value-type="string">
            <text:p>Bocherel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Vaudoy</text:p>
            <text:p/>
          </table:table-cell>
          <table:table-cell office:value-type="float" office:value="77486" calcext:value-type="float">
            <text:p>77486</text:p>
          </table:table-cell>
          <table:table-cell office:value-type="string" calcext:value-type="string">
            <text:p/>
            <text:p>ancien lieu dit, au finage de Vaud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625</text:p>
          </table:table-cell>
          <table:table-cell office:value-type="string" calcext:value-type="string">
            <text:p>Champardo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Vaudoy</text:p>
            <text:p/>
          </table:table-cell>
          <table:table-cell office:value-type="float" office:value="77486" calcext:value-type="float">
            <text:p>77486</text:p>
          </table:table-cell>
          <table:table-cell office:value-type="string" calcext:value-type="string">
            <text:p/>
            <text:p>ancien lieu dit, au finage de Vaud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379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Vaudoy</text:p>
            <text:p/>
          </table:table-cell>
          <table:table-cell office:value-type="float" office:value="77486" calcext:value-type="float">
            <text:p>77486</text:p>
          </table:table-cell>
          <table:table-cell office:value-type="string" calcext:value-type="string">
            <text:p/>
            <text:p>ancien lieu dit, au finage de Vaud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376</text:p>
          </table:table-cell>
          <table:table-cell office:value-type="string" calcext:value-type="string">
            <text:p>Framièr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Vaudoy</text:p>
            <text:p/>
          </table:table-cell>
          <table:table-cell office:value-type="float" office:value="77486" calcext:value-type="float">
            <text:p>77486</text:p>
          </table:table-cell>
          <table:table-cell office:value-type="string" calcext:value-type="string">
            <text:p/>
            <text:p>ancien fief, au finage de Vaudo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596</text:p>
          </table:table-cell>
          <table:table-cell office:value-type="string" calcext:value-type="string">
            <text:p>Bouan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Vernou</text:p>
            <text:p/>
          </table:table-cell>
          <table:table-cell office:value-type="float" office:value="77482" calcext:value-type="float">
            <text:p>77482</text:p>
          </table:table-cell>
          <table:table-cell office:value-type="string" calcext:value-type="string">
            <text:p/>
            <text:p>ancien lieu dit, au finage de Verno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833</text:p>
          </table:table-cell>
          <table:table-cell office:value-type="string" calcext:value-type="string">
            <text:p>Orenbien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Vernouillet</text:p>
            <text:p/>
          </table:table-cell>
          <table:table-cell office:value-type="float" office:value="77493" calcext:value-type="float">
            <text:p>77493</text:p>
          </table:table-cell>
          <table:table-cell office:value-type="string" calcext:value-type="string">
            <text:p/>
            <text:p>moulin détruit, au finage de Vernouille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731</text:p>
          </table:table-cell>
          <table:table-cell office:value-type="string" calcext:value-type="string">
            <text:p>Hamardièr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 de Vieux-Champagne</text:p>
            <text:p/>
          </table:table-cell>
          <table:table-cell office:value-type="float" office:value="77496" calcext:value-type="float">
            <text:p>77496</text:p>
          </table:table-cell>
          <table:table-cell office:value-type="string" calcext:value-type="string">
            <text:p/>
            <text:p>ancien fief, au finage de Vieux-Champag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71</text:p>
          </table:table-cell>
          <table:table-cell office:value-type="string" calcext:value-type="string">
            <text:p>Bois (Le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finage de Villebéon</text:p>
            <text:p/>
          </table:table-cell>
          <table:table-cell office:value-type="float" office:value="77500" calcext:value-type="float">
            <text:p>77500</text:p>
          </table:table-cell>
          <table:table-cell office:value-type="string" calcext:value-type="string">
            <text:p/>
            <text:p>maison détruite, au finage de Villebé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798</text:p>
          </table:table-cell>
          <table:table-cell office:value-type="string" calcext:value-type="string">
            <text:p>Planche-Fourchée (La),</text:p>
          </table:table-cell>
          <table:table-cell office:value-type="string" calcext:value-type="string">
            <text:p>ancienne maladrerie</text:p>
          </table:table-cell>
          <table:table-cell office:value-type="string" calcext:value-type="string">
            <text:p>finage de Villemer</text:p>
            <text:p/>
          </table:table-cell>
          <table:table-cell office:value-type="float" office:value="77506" calcext:value-type="float">
            <text:p>77506</text:p>
          </table:table-cell>
          <table:table-cell office:value-type="string" calcext:value-type="string">
            <text:p/>
            <text:p>ancienne maladrerie au finage de Villemer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119</text:p>
          </table:table-cell>
          <table:table-cell office:value-type="string" calcext:value-type="string">
            <text:p>Angoulevent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Villiers-Saint-Georges</text:p>
            <text:p/>
          </table:table-cell>
          <table:table-cell office:value-type="float" office:value="77519" calcext:value-type="float">
            <text:p>77519</text:p>
          </table:table-cell>
          <table:table-cell office:value-type="string" calcext:value-type="string">
            <text:p/>
            <text:p>ancien lieu dit, au finage de Villiers-Saint-Georg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2903</text:p>
          </table:table-cell>
          <table:table-cell office:value-type="string" calcext:value-type="string">
            <text:p>Orvau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finage de Villiers-sur-Morin</text:p>
            <text:p/>
          </table:table-cell>
          <table:table-cell office:value-type="float" office:value="77521" calcext:value-type="float">
            <text:p>77521</text:p>
          </table:table-cell>
          <table:table-cell office:value-type="string" calcext:value-type="string">
            <text:p/>
            <text:p>moulin détruit, au finage de Villiers-sur-Mori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853</text:p>
          </table:table-cell>
          <table:table-cell office:value-type="string" calcext:value-type="string">
            <text:p>Chanouss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e Vimpelles</text:p>
            <text:p/>
          </table:table-cell>
          <table:table-cell office:value-type="float" office:value="77524" calcext:value-type="float">
            <text:p>77524</text:p>
          </table:table-cell>
          <table:table-cell office:value-type="string" calcext:value-type="string">
            <text:p/>
            <text:p>ancien lieu dit, au finage de Vimpelle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2795</text:p>
          </table:table-cell>
          <table:table-cell office:value-type="string" calcext:value-type="string">
            <text:p>Champmousseux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finage du Pin</text:p>
            <text:p/>
          </table:table-cell>
          <table:table-cell office:value-type="float" office:value="77363" calcext:value-type="float">
            <text:p>77363</text:p>
          </table:table-cell>
          <table:table-cell office:value-type="string" calcext:value-type="string">
            <text:p/>
            <text:p>ancien bois, au finage du Pi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4498</text:p>
          </table:table-cell>
          <table:table-cell office:value-type="string" calcext:value-type="string">
            <text:p>Courtil-Couvergnon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inage du Plessis-l'Évêque</text:p>
            <text:p/>
          </table:table-cell>
          <table:table-cell office:value-type="float" office:value="77366" calcext:value-type="float">
            <text:p>77366</text:p>
          </table:table-cell>
          <table:table-cell office:value-type="string" calcext:value-type="string">
            <text:p/>
            <text:p>ancien lieu dit, au finage du Plessis-l'Évêque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131</text:p>
          </table:table-cell>
          <table:table-cell office:value-type="string" calcext:value-type="string">
            <text:p>Villechoua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inages de Favières et de Neufmoutiers</text:p>
          </table:table-cell>
          <table:table-cell table:style-name="ce17" office:value-type="string" calcext:value-type="string">
            <text:p>77177/77336</text:p>
          </table:table-cell>
          <table:table-cell office:value-type="string" calcext:value-type="string">
            <text:p/>
            <text:p>ancien fief, aux finages de Favières et de Neufmoutier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5107</text:p>
          </table:table-cell>
          <table:table-cell office:value-type="string" calcext:value-type="string">
            <text:p>Saint-Ayoul (Le bois),</text:p>
          </table:table-cell>
          <table:table-cell/>
          <table:table-cell office:value-type="string" calcext:value-type="string">
            <text:p>finages de Flaix et de Voulton</text:p>
          </table:table-cell>
          <table:table-cell office:value-type="string" calcext:value-type="string">
            <text:p>77519/77530</text:p>
          </table:table-cell>
          <table:table-cell office:value-type="string" calcext:value-type="string">
            <text:p>aux finages de Flaix et de Voulto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998</text:p>
          </table:table-cell>
          <table:table-cell office:value-type="string" calcext:value-type="string">
            <text:p>Luchy,</text:p>
          </table:table-cell>
          <table:table-cell office:value-type="string" calcext:value-type="string">
            <text:p>ancien lieu habité</text:p>
          </table:table-cell>
          <table:table-cell office:value-type="string" calcext:value-type="string">
            <text:p>finages de Méry-sur-Marne et de Reuil</text:p>
          </table:table-cell>
          <table:table-cell office:value-type="string" calcext:value-type="string">
            <text:p>77290/77388</text:p>
          </table:table-cell>
          <table:table-cell office:value-type="string" calcext:value-type="string">
            <text:p/>
            <text:p>ancien lieu habité, sur la Marne, aux finages de Méry-sur-Marne et de Reuil.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DT77-06619</text:p>
          </table:table-cell>
          <table:table-cell table:style-name="ce7" office:value-type="string" calcext:value-type="string">
            <text:p>Fontaine-des-Hermites,</text:p>
          </table:table-cell>
          <table:table-cell table:style-name="ce7"/>
          <table:table-cell table:style-name="ce7" office:value-type="string" calcext:value-type="string">
            <text:p>Fontaine de Franchard (Fontainebleau)</text:p>
          </table:table-cell>
          <table:table-cell office:value-type="string" calcext:value-type="string">
            <text:p>//77186</text:p>
          </table:table-cell>
          <table:table-cell table:style-name="ce7" office:value-type="string" calcext:value-type="string">
            <text:p>nom qui a été gravé sur une plaque de marbre à la Fontaine de Franchard (Fontainebleau).</text:p>
          </table:table-cell>
          <table:table-cell table:style-name="ce7" table:number-columns-repeated="1018"/>
        </table:table-row>
        <table:table-row table:style-name="ro6">
          <table:table-cell office:value-type="string" calcext:value-type="string">
            <text:p>DT77-11889</text:p>
          </table:table-cell>
          <table:table-cell office:value-type="string" calcext:value-type="string">
            <text:p>Motte-l'Abbesse (Le Bois de la),</text:p>
          </table:table-cell>
          <table:table-cell/>
          <table:table-cell office:value-type="string" calcext:value-type="string">
            <text:p>forêt domaniale de Montceaux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yant appartenu autrefois à l'abbaye de Jouarre, et uni à la forêt domaniale de Montceaux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526</text:p>
          </table:table-cell>
          <table:table-cell office:value-type="string" calcext:value-type="string">
            <text:p>Chêne-Pouilleux (?) (Le),</text:p>
          </table:table-cell>
          <table:table-cell office:value-type="string" calcext:value-type="string">
            <text:p>moulin détruit et bois</text:p>
          </table:table-cell>
          <table:table-cell office:value-type="string" calcext:value-type="string">
            <text:p>forêt du Ma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 et bois à Maisoncelles-en-Brie, dans la forêt du Ma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0664</text:p>
          </table:table-cell>
          <table:table-cell office:value-type="string" calcext:value-type="string">
            <text:p>Beauruel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uisseau, au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069</text:p>
          </table:table-cell>
          <table:table-cell office:value-type="string" calcext:value-type="string">
            <text:p>Bois (Le),</text:p>
          </table:table-cell>
          <table:table-cell office:value-type="string" calcext:value-type="string">
            <text:p>maison de garde royale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e garde royale aux confins de la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593</text:p>
          </table:table-cell>
          <table:table-cell office:value-type="string" calcext:value-type="string">
            <text:p>Botés (Les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bois dépendant de la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976</text:p>
          </table:table-cell>
          <table:table-cell office:value-type="string" calcext:value-type="string">
            <text:p>Conciergeri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ans la forêt du Mant</text:p>
            <text:p>, au finage de La Haute-Mais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066</text:p>
          </table:table-cell>
          <table:table-cell office:value-type="string" calcext:value-type="string">
            <text:p>Croix-Saint-Ail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 dans la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866</text:p>
          </table:table-cell>
          <table:table-cell office:value-type="string" calcext:value-type="string">
            <text:p>La Loge-du-Bailli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aux environs de la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9907</text:p>
          </table:table-cell>
          <table:table-cell office:value-type="string" calcext:value-type="string">
            <text:p>Lombisel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ontaine, dans la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959</text:p>
          </table:table-cell>
          <table:table-cell office:value-type="string" calcext:value-type="string">
            <text:p>Pomerie (La),</text:p>
          </table:table-cell>
          <table:table-cell office:value-type="string" calcext:value-type="string">
            <text:p>ancien manoir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manoir aux forêt du Man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900</text:p>
          </table:table-cell>
          <table:table-cell office:value-type="string" calcext:value-type="string">
            <text:p>Rouill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rêt du Man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uisseau, dans la forêt du Mant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3341</text:p>
          </table:table-cell>
          <table:table-cell office:value-type="string" calcext:value-type="string">
            <text:p>Petite-Chapelle (La),</text:p>
          </table:table-cell>
          <table:table-cell/>
          <table:table-cell office:value-type="string" calcext:value-type="string">
            <text:p>fortificati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près de la porte de Chavigny, dans les fortifications de Provins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182</text:p>
          </table:table-cell>
          <table:table-cell office:value-type="string" calcext:value-type="string">
            <text:p>Tour-de-Gannes (La),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fortificati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tour des fortifications de Provins</text:p>
            <text:p> </text:p>
            <text:p>(F. Bourquelot, Hist. Provins, I, p. 298)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438</text:p>
          </table:table-cell>
          <table:table-cell office:value-type="string" calcext:value-type="string">
            <text:p>Trou-au-Chat (Le),</text:p>
          </table:table-cell>
          <table:table-cell office:value-type="string" calcext:value-type="string">
            <text:p>tour ronde</text:p>
          </table:table-cell>
          <table:table-cell office:value-type="string" calcext:value-type="string">
            <text:p>fortifications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tour ronde dominant le Durteint, avec deux tourelles en encorbellement, dans les fortifications de Provins</text:p>
            <text:p>.</text:p>
          </table:table-cell>
          <table:table-cell table:number-columns-repeated="1018"/>
        </table:table-row>
        <table:table-row table:style-name="ro6">
          <table:table-cell table:style-name="ce7" office:value-type="string" calcext:value-type="string">
            <text:p>DT77-07711</text:p>
          </table:table-cell>
          <table:table-cell table:style-name="ce7" office:value-type="string" calcext:value-type="string">
            <text:p>Giresme,</text:p>
          </table:table-cell>
          <table:table-cell table:style-name="ce7" office:value-type="string" calcext:value-type="string">
            <text:p>ancien fief</text:p>
          </table:table-cell>
          <table:table-cell table:style-name="ce7" office:value-type="string" calcext:value-type="string">
            <text:p>Grand Marché de Meaux</text:p>
          </table:table-cell>
          <table:table-cell office:value-type="string" calcext:value-type="string">
            <text:p>//77284</text:p>
          </table:table-cell>
          <table:table-cell table:style-name="ce7" office:value-type="string" calcext:value-type="string">
            <text:p/>
            <text:p>ancien fief, au Grand Marché de Meaux.</text:p>
          </table:table-cell>
          <table:table-cell table:style-name="ce7" table:number-columns-repeated="1018"/>
        </table:table-row>
        <table:table-row table:style-name="ro3">
          <table:table-cell table:style-name="ce7" office:value-type="string" calcext:value-type="string">
            <text:p>DT77-09023</text:p>
          </table:table-cell>
          <table:table-cell table:style-name="ce7" office:value-type="string" calcext:value-type="string">
            <text:p>Hoeroles,</text:p>
          </table:table-cell>
          <table:table-cell table:style-name="ce7" office:value-type="string" calcext:value-type="string">
            <text:p>lieu dit</text:p>
          </table:table-cell>
          <table:table-cell table:style-name="ce7" office:value-type="string" calcext:value-type="string">
            <text:p>grange des Templiers de Dormelles</text:p>
            <text:p/>
          </table:table-cell>
          <table:table-cell office:value-type="string" calcext:value-type="string">
            <text:p>//77161</text:p>
          </table:table-cell>
          <table:table-cell table:style-name="ce7" office:value-type="string" calcext:value-type="string">
            <text:p/>
            <text:p>lieu dit devant la grange des Templiers de Dormelles</text:p>
            <text:p>.</text:p>
          </table:table-cell>
          <table:table-cell table:style-name="ce7" table:number-columns-repeated="1018"/>
        </table:table-row>
        <table:table-row table:style-name="ro6">
          <table:table-cell office:value-type="string" calcext:value-type="string">
            <text:p>DT77-00632</text:p>
          </table:table-cell>
          <table:table-cell office:value-type="string" calcext:value-type="string">
            <text:p>Beaumarchais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Boiss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Boissière, commune de Saint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1474</text:p>
          </table:table-cell>
          <table:table-cell office:value-type="string" calcext:value-type="string">
            <text:p>Borde (Le bois de la),</text:p>
          </table:table-cell>
          <table:table-cell/>
          <table:table-cell office:value-type="string" calcext:value-type="string">
            <text:p>La Boiss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Boissière, commune de Saint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246</text:p>
          </table:table-cell>
          <table:table-cell office:value-type="string" calcext:value-type="string">
            <text:p>Croutell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La Boiss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La Boissière, commune de Chalautre-la-Repost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176</text:p>
          </table:table-cell>
          <table:table-cell office:value-type="string" calcext:value-type="string">
            <text:p>Poussoteri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Boiss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Boissière, commune de Saint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515</text:p>
          </table:table-cell>
          <table:table-cell office:value-type="string" calcext:value-type="string">
            <text:p>Basse-Cour (La)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La Bor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La Borde, commune de Châtillon-la-Bord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044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>La Bro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isolée, à La Brosse, commune d’Héric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012</text:p>
          </table:table-cell>
          <table:table-cell office:value-type="string" calcext:value-type="string">
            <text:p>Moulin-à-Tan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Bro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Brosse, commune de Ferrières-en-Bri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02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la Cave-Coina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la Cave-Coinart, commune d’Avon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6287</text:p>
          </table:table-cell>
          <table:table-cell office:value-type="string" calcext:value-type="string">
            <text:p>Tournelles (Le ru des),</text:p>
          </table:table-cell>
          <table:table-cell/>
          <table:table-cell office:value-type="string" calcext:value-type="string">
            <text:p>La Celle-sur-Morin</text:p>
          </table:table-cell>
          <table:table-cell office:value-type="string" calcext:value-type="string">
            <text:p>/77063</text:p>
          </table:table-cell>
          <table:table-cell office:value-type="string" calcext:value-type="string">
            <text:p>affluent de l'Yères, naît à La Celle-sur-Morin et finit à Pezarch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210</text:p>
          </table:table-cell>
          <table:table-cell office:value-type="string" calcext:value-type="string">
            <text:p>Maison-Brûlé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Cén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Cénie, commune de Maison-Roug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878</text:p>
          </table:table-cell>
          <table:table-cell office:value-type="string" calcext:value-type="string">
            <text:p>Rougeaux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Cén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Cénie, commune de Maison-Roug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945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La Chap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sur l'Auxence, à La Chapelle, commune de Châten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336</text:p>
          </table:table-cell>
          <table:table-cell office:value-type="string" calcext:value-type="string">
            <text:p>Prieuré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La Chap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La Chapelle, commune de Châtenay-sur-S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583</text:p>
          </table:table-cell>
          <table:table-cell office:value-type="string" calcext:value-type="string">
            <text:p>Cour-Tintin (La),</text:p>
          </table:table-cell>
          <table:table-cell office:value-type="string" calcext:value-type="string">
            <text:p>source, lieu dit</text:p>
          </table:table-cell>
          <table:table-cell office:value-type="string" calcext:value-type="string">
            <text:p>La Chapelle-Gauthier</text:p>
          </table:table-cell>
          <table:table-cell office:value-type="string" calcext:value-type="string">
            <text:p>/77086</text:p>
          </table:table-cell>
          <table:table-cell office:value-type="string" calcext:value-type="string">
            <text:p/>
            <text:p>source, lieu dit à La Chapelle-Gauthi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3552</text:p>
          </table:table-cell>
          <table:table-cell office:value-type="string" calcext:value-type="string">
            <text:p>Petit-Vincennes (Le),</text:p>
          </table:table-cell>
          <table:table-cell office:value-type="string" calcext:value-type="string">
            <text:p>ancienne maison</text:p>
          </table:table-cell>
          <table:table-cell office:value-type="string" calcext:value-type="string">
            <text:p>La Chapelle-Gauthier</text:p>
          </table:table-cell>
          <table:table-cell office:value-type="string" calcext:value-type="string">
            <text:p>/77086</text:p>
          </table:table-cell>
          <table:table-cell office:value-type="string" calcext:value-type="string">
            <text:p/>
            <text:p>ancienne maison, à La Chapelle-Gauthi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324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La Chapelle-Iger</text:p>
          </table:table-cell>
          <table:table-cell office:value-type="string" calcext:value-type="string">
            <text:p>/77087</text:p>
          </table:table-cell>
          <table:table-cell office:value-type="string" calcext:value-type="string">
            <text:p/>
            <text:p>ancien lieu dit, à La Chapelle-Iger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7523</text:p>
          </table:table-cell>
          <table:table-cell office:value-type="string" calcext:value-type="string">
            <text:p>Galiotte (La mare de la),</text:p>
          </table:table-cell>
          <table:table-cell/>
          <table:table-cell office:value-type="string" calcext:value-type="string">
            <text:p>La Chapelle-la-Reine</text:p>
          </table:table-cell>
          <table:table-cell office:value-type="string" calcext:value-type="string">
            <text:p>/77088</text:p>
          </table:table-cell>
          <table:table-cell office:value-type="string" calcext:value-type="string">
            <text:p>à La Chapelle-la-R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122</text:p>
          </table:table-cell>
          <table:table-cell office:value-type="string" calcext:value-type="string">
            <text:p>Saint-Chrysogon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la Commune-aux-Demoise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la Commune-aux-Demoiselles, commune des Écrenn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8741</text:p>
          </table:table-cell>
          <table:table-cell office:value-type="string" calcext:value-type="string">
            <text:p>Hamons (Les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La Courou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détruite, à La Courouge, commune de Vieux-Champag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14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la Courou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à la Courouge, commune de Vieux-Champag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348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La Cur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La Curée, commune de Mondrevill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554</text:p>
          </table:table-cell>
          <table:table-cell office:value-type="string" calcext:value-type="string">
            <text:p>Cherasse (La Bass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Fermet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Fermeté, commune de Qu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075</text:p>
          </table:table-cell>
          <table:table-cell office:value-type="string" calcext:value-type="string">
            <text:p>Cormier (Le),</text:p>
          </table:table-cell>
          <table:table-cell office:value-type="string" calcext:value-type="string">
            <text:p>maison et ferme détr.</text:p>
          </table:table-cell>
          <table:table-cell office:value-type="string" calcext:value-type="string">
            <text:p>La Fermet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et ferme détr., à La Fermeté, commune de Qu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982</text:p>
          </table:table-cell>
          <table:table-cell office:value-type="string" calcext:value-type="string">
            <text:p>Lozièr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Fermet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Fermeté, commune de Qu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1053</text:p>
          </table:table-cell>
          <table:table-cell office:value-type="string" calcext:value-type="string">
            <text:p>Ménils (Les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Fermet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Fermeté, commune de Quie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069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ancien hôpital</text:p>
          </table:table-cell>
          <table:table-cell office:value-type="string" calcext:value-type="string">
            <text:p>La Ferté-Gaucher</text:p>
          </table:table-cell>
          <table:table-cell office:value-type="string" calcext:value-type="string">
            <text:p>/77182</text:p>
          </table:table-cell>
          <table:table-cell office:value-type="string" calcext:value-type="string">
            <text:p/>
            <text:p>ancien hôpital à La Ferté-Gauche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3477</text:p>
          </table:table-cell>
          <table:table-cell office:value-type="string" calcext:value-type="string">
            <text:p>Petit-Morin (Le),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La Ferté-sous-Jouarre</text:p>
          </table:table-cell>
          <table:table-cell office:value-type="string" calcext:value-type="string">
            <text:p>/77183</text:p>
          </table:table-cell>
          <table:table-cell office:value-type="string" calcext:value-type="string">
            <text:p/>
            <text:p>affluent de la Marne qui naît à </text:p>
            <text:p>Morains-le-Petit</text:p>
            <text:p> (Marne), entre dans le département de Seine-et-Marne au nord de la commune de Montdauphin, arrose les territoires des communes de Verdelot, Villeneuve-sur-Bellot, Bellot, Sablonnières, Orly, Saint-Ouen, Saint-Cyr et termine son cours à La Ferté-sous-Jouarr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708</text:p>
          </table:table-cell>
          <table:table-cell office:value-type="string" calcext:value-type="string">
            <text:p>Étancourt (L'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la Fol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la Folie, commune de Cochere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607</text:p>
          </table:table-cell>
          <table:table-cell office:value-type="string" calcext:value-type="string">
            <text:p>Saint-Vulfran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la Font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la Fontaine, commune de Villemaréchal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3740</text:p>
          </table:table-cell>
          <table:table-cell office:value-type="string" calcext:value-type="string">
            <text:p>Piquelliers (Le bois des),</text:p>
          </table:table-cell>
          <table:table-cell/>
          <table:table-cell office:value-type="string" calcext:value-type="string">
            <text:p>La Gervi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La Gerville, commune de Chaintr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032</text:p>
          </table:table-cell>
          <table:table-cell office:value-type="string" calcext:value-type="string">
            <text:p>Thometry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La Grande Conquill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La Grande Conquillie, commune de Bannos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902</text:p>
          </table:table-cell>
          <table:table-cell office:value-type="string" calcext:value-type="string">
            <text:p>Loisotte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La Gran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La Grange, commune de La Croix-en-Bri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339</text:p>
          </table:table-cell>
          <table:table-cell office:value-type="string" calcext:value-type="string">
            <text:p>Saint-Jacques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la Grange-le-Ro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la Grange-le-Roi, commune de Grisy-Suisne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3017</text:p>
          </table:table-cell>
          <table:table-cell office:value-type="string" calcext:value-type="string">
            <text:p>Parc-aux-Bœufs (Le bois de),</text:p>
          </table:table-cell>
          <table:table-cell/>
          <table:table-cell office:value-type="string" calcext:value-type="string">
            <text:p>La Haute-Maison</text:p>
          </table:table-cell>
          <table:table-cell office:value-type="string" calcext:value-type="string">
            <text:p>/77225</text:p>
          </table:table-cell>
          <table:table-cell office:value-type="string" calcext:value-type="string">
            <text:p>à La Haute-Maison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4445</text:p>
          </table:table-cell>
          <table:table-cell office:value-type="string" calcext:value-type="string">
            <text:p>Quatre-Arpents (Le bois des),</text:p>
          </table:table-cell>
          <table:table-cell/>
          <table:table-cell office:value-type="string" calcext:value-type="string">
            <text:p>La Haute-Maison</text:p>
          </table:table-cell>
          <table:table-cell office:value-type="string" calcext:value-type="string">
            <text:p>/77225</text:p>
          </table:table-cell>
          <table:table-cell office:value-type="string" calcext:value-type="string">
            <text:p>à La Haute-Maiso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993</text:p>
          </table:table-cell>
          <table:table-cell office:value-type="string" calcext:value-type="string">
            <text:p>Brou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La Ma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La Madeleine, commune de Pompon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273</text:p>
          </table:table-cell>
          <table:table-cell office:value-type="string" calcext:value-type="string">
            <text:p>Carneaux (Les),</text:p>
          </table:table-cell>
          <table:table-cell office:value-type="string" calcext:value-type="string">
            <text:p>maison, ancien fief</text:p>
          </table:table-cell>
          <table:table-cell office:value-type="string" calcext:value-type="string">
            <text:p>La Madeleine</text:p>
          </table:table-cell>
          <table:table-cell office:value-type="string" calcext:value-type="string">
            <text:p>/77267</text:p>
          </table:table-cell>
          <table:table-cell office:value-type="string" calcext:value-type="string">
            <text:p/>
            <text:p>maison, ancien fief, à La Madelein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680</text:p>
          </table:table-cell>
          <table:table-cell office:value-type="string" calcext:value-type="string">
            <text:p>Norres (Les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La Ma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La Madeleine, commune de Tourna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923</text:p>
          </table:table-cell>
          <table:table-cell office:value-type="string" calcext:value-type="string">
            <text:p>Roussin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La Madele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à La Madeleine, commune de Tourna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220</text:p>
          </table:table-cell>
          <table:table-cell office:value-type="string" calcext:value-type="string">
            <text:p>Sainte-Madeleine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la Maladr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, à la Maladrerie, commune de Nemou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838</text:p>
          </table:table-cell>
          <table:table-cell office:value-type="string" calcext:value-type="string">
            <text:p>Fontaine-Saint-Martin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Motte-Gra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à la Motte-Graval, commune de Fontaine-Fourch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4406</text:p>
          </table:table-cell>
          <table:table-cell office:value-type="string" calcext:value-type="string">
            <text:p>Puits-de-Fer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la Queue-du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, à la Queue-du-Bois, commune de Villegru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743</text:p>
          </table:table-cell>
          <table:table-cell office:value-type="string" calcext:value-type="string">
            <text:p>Levi,</text:p>
          </table:table-cell>
          <table:table-cell office:value-type="string" calcext:value-type="string">
            <text:p>ferme détruite</text:p>
          </table:table-cell>
          <table:table-cell office:value-type="string" calcext:value-type="string">
            <text:p>La Ram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 détruite, à La Ramée, commune de Douy-la-Ramé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387</text:p>
          </table:table-cell>
          <table:table-cell office:value-type="string" calcext:value-type="string">
            <text:p>Trinité (La),</text:p>
          </table:table-cell>
          <table:table-cell office:value-type="string" calcext:value-type="string">
            <text:p>chapelle détruite</text:p>
          </table:table-cell>
          <table:table-cell office:value-type="string" calcext:value-type="string">
            <text:p>La Ram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hapelle détruite à la fin du xviii</text:p>
            <text:p>e siècle, à La Ramée, commune de Douy-la-Ramé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858</text:p>
          </table:table-cell>
          <table:table-cell office:value-type="string" calcext:value-type="string">
            <text:p>Loge-Chenot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La Rochette</text:p>
          </table:table-cell>
          <table:table-cell office:value-type="string" calcext:value-type="string">
            <text:p>/77389</text:p>
          </table:table-cell>
          <table:table-cell office:value-type="string" calcext:value-type="string">
            <text:p/>
            <text:p>lieu dit, à La Rochette, dans la forêt de Fontainebleau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0456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>maladrerie</text:p>
          </table:table-cell>
          <table:table-cell office:value-type="string" calcext:value-type="string">
            <text:p>La Sablon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ladrerie à La Sablonnière, commune de Saint-Mesm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227</text:p>
          </table:table-cell>
          <table:table-cell office:value-type="string" calcext:value-type="string">
            <text:p>Candilly,</text:p>
          </table:table-cell>
          <table:table-cell office:value-type="string" calcext:value-type="string">
            <text:p>ancien fief et moulin</text:p>
          </table:table-cell>
          <table:table-cell office:value-type="string" calcext:value-type="string">
            <text:p>La Trou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et moulin, à La Trousse, commune d’Ocquerr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858</text:p>
          </table:table-cell>
          <table:table-cell office:value-type="string" calcext:value-type="string">
            <text:p>Croix de la Motte aux Cailles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La Var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à La Varenne, commune de Melu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174</text:p>
          </table:table-cell>
          <table:table-cell office:value-type="string" calcext:value-type="string">
            <text:p>Croix-Saint-Nicolas (La),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La Var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aison à La Varenne, commune de Melu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5513</text:p>
          </table:table-cell>
          <table:table-cell office:value-type="string" calcext:value-type="string">
            <text:p>Saint-Michel-d'Autrèche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La Ville-du-B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ne chapelle, ruinée en 1677, à La Ville-du-Bois, commune de Lumign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351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>ferme, ancien fief</text:p>
          </table:table-cell>
          <table:table-cell office:value-type="string" calcext:value-type="string">
            <text:p>La Villette-aux-Aul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ancien fief relevant de la châtellenie d'Oissery, à La Villette-aux-Aulnes, commune de Mitry-Mo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947</text:p>
          </table:table-cell>
          <table:table-cell office:value-type="string" calcext:value-type="string">
            <text:p>Télégraphe (Le),</text:p>
          </table:table-cell>
          <table:table-cell office:value-type="string" calcext:value-type="string">
            <text:p>lieu dit, ancien poste</text:p>
          </table:table-cell>
          <table:table-cell office:value-type="string" calcext:value-type="string">
            <text:p>ligne de Paris à Ly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ancien poste créé au début du xix</text:p>
            <text:p>e siècle sur la ligne de Paris à Lyon, commune de Bouglign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460</text:p>
          </table:table-cell>
          <table:table-cell office:value-type="string" calcext:value-type="string">
            <text:p>Durtain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loin de Provins</text:p>
            <text:p/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/>
            <text:p>maison détruite, non loin de Provins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193</text:p>
          </table:table-cell>
          <table:table-cell office:value-type="string" calcext:value-type="string">
            <text:p>Sainte-Genevièv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marquisat d'Éverly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dépendant du marquisat d'Éverly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7721</text:p>
          </table:table-cell>
          <table:table-cell office:value-type="string" calcext:value-type="string">
            <text:p>Gizy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mouvant de Brie-Comte-Robe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</text:p>
            <text:p>mouvant de Brie-Comte-Robert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6085</text:p>
          </table:table-cell>
          <table:table-cell office:value-type="string" calcext:value-type="string">
            <text:p>Tixeri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mouvant de Brie-Comte-Robert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</text:p>
            <text:p>mouvant de Brie-Comte-Robert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1999</text:p>
          </table:table-cell>
          <table:table-cell office:value-type="string" calcext:value-type="string">
            <text:p>Brouville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mouvant de Château-Lando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fief </text:p>
            <text:p>mouvant de Château-Lando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060</text:p>
          </table:table-cell>
          <table:table-cell office:value-type="string" calcext:value-type="string">
            <text:p>Fief-de-la-Pierre-du-Moulin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mouvant de Crécy-en-Brie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mouvant de Crécy-en-Bri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6102</text:p>
          </table:table-cell>
          <table:table-cell office:value-type="string" calcext:value-type="string">
            <text:p>Fief-Grapin (Le),</text:p>
          </table:table-cell>
          <table:table-cell/>
          <table:table-cell office:value-type="string" calcext:value-type="string">
            <text:p>mouvant de Tourna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vant de Tournan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1158</text:p>
          </table:table-cell>
          <table:table-cell office:value-type="string" calcext:value-type="string">
            <text:p>Bois-de-l'Ile (Le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non loin de Liverdy</text:p>
            <text:p/>
          </table:table-cell>
          <table:table-cell office:value-type="float" office:value="77254" calcext:value-type="float">
            <text:p>77254</text:p>
          </table:table-cell>
          <table:table-cell office:value-type="string" calcext:value-type="string">
            <text:p/>
            <text:p>ancien fief dépendant de la seigneurie d'Armainvilliers, non loin de Liverdy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100</text:p>
          </table:table-cell>
          <table:table-cell office:value-type="string" calcext:value-type="string">
            <text:p>Anqueil,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nord-est de Bailly-Carro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ffluent de la Seine, prend sa source près de la ferme de la Moinerie, au nord-est de Bailly-Carrois, traverse les territoires des communes de Bailly-Carrois, Grand-Puits, Saint-Ouen, Bréau, Bombon, Saint-Méry, Blandy, Moisenay, traverse le parc de Vaux-Praslin à la sortie duquel il prend le nom d'Almont, arrose le territoire de Maincy et se jette dans la Seine à Melu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034</text:p>
          </table:table-cell>
          <table:table-cell office:value-type="string" calcext:value-type="string">
            <text:p>Hôpital (L'),</text:p>
          </table:table-cell>
          <table:table-cell office:value-type="string" calcext:value-type="string">
            <text:p>moulin et maison détruite</text:p>
          </table:table-cell>
          <table:table-cell office:value-type="string" calcext:value-type="string">
            <text:p>parc de Fontainebl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et maison détruite, à l'extrémité du parc de Fontainebleau, commune d’Avo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100</text:p>
          </table:table-cell>
          <table:table-cell office:value-type="string" calcext:value-type="string">
            <text:p>Anqueil,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parc de Vaux-Prasl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ffluent de la Seine, prend sa source près de la ferme de la Moinerie, au nord-est de Bailly-Carrois, traverse les territoires des communes de Bailly-Carrois, Grand-Puits, Saint-Ouen, Bréau, Bombon, Saint-Méry, Blandy, Moisenay, traverse le parc de Vaux-Praslin à la sortie duquel il prend le nom d'Almont, arrose le territoire de Maincy et se jette dans la Seine à Melun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4581</text:p>
          </table:table-cell>
          <table:table-cell office:value-type="string" calcext:value-type="string">
            <text:p>Rebais (Le ru de),</text:p>
          </table:table-cell>
          <table:table-cell/>
          <table:table-cell office:value-type="string" calcext:value-type="string">
            <text:p>parc du château de Cély-en-Bière</text:p>
          </table:table-cell>
          <table:table-cell office:value-type="float" office:value="77065" calcext:value-type="float">
            <text:p>77065</text:p>
          </table:table-cell>
          <table:table-cell office:value-type="string" calcext:value-type="string">
            <text:p>affluent de l'École, prend naissance dans le département de Seine-et-Oise, traverse le parc du château de Cély-en-Bière et termine son cours à Ponthierr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634</text:p>
          </table:table-cell>
          <table:table-cell office:value-type="string" calcext:value-type="string">
            <text:p>Val-Fleuri (Le),</text:p>
          </table:table-cell>
          <table:table-cell/>
          <table:table-cell office:value-type="string" calcext:value-type="string">
            <text:p>parc du château de Fontainebleau</text:p>
            <text:p/>
          </table:table-cell>
          <table:table-cell office:value-type="float" office:value="77186" calcext:value-type="float">
            <text:p>77186</text:p>
          </table:table-cell>
          <table:table-cell office:value-type="string" calcext:value-type="string">
            <text:p>traverse une partie du parc du château de Fontainebleau</text:p>
            <text:p>, non loin du Grand Canal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182</text:p>
          </table:table-cell>
          <table:table-cell office:value-type="string" calcext:value-type="string">
            <text:p>Villeneuve-aux-Anes (La),</text:p>
          </table:table-cell>
          <table:table-cell/>
          <table:table-cell office:value-type="string" calcext:value-type="string">
            <text:p>paroisse de Brou</text:p>
            <text:p/>
          </table:table-cell>
          <table:table-cell office:value-type="float" office:value="77055" calcext:value-type="float">
            <text:p>77055</text:p>
          </table:table-cell>
          <table:table-cell office:value-type="string" calcext:value-type="string">
            <text:p>ancien nom de la paroisse de Brou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687</text:p>
          </table:table-cell>
          <table:table-cell office:value-type="string" calcext:value-type="string">
            <text:p>Lavane,</text:p>
          </table:table-cell>
          <table:table-cell/>
          <table:table-cell office:value-type="string" calcext:value-type="string">
            <text:p>paroisse de Saint-Siméon</text:p>
            <text:p/>
          </table:table-cell>
          <table:table-cell office:value-type="float" office:value="77436" calcext:value-type="float">
            <text:p>77436</text:p>
          </table:table-cell>
          <table:table-cell office:value-type="string" calcext:value-type="string">
            <text:p>ancien nom de la paroisse de Saint-Siméon</text:p>
            <text:p>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3309</text:p>
          </table:table-cell>
          <table:table-cell office:value-type="string" calcext:value-type="string">
            <text:p>Petit-Clos (Le),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paroisse Saint-Ambr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adis, partie de la ville de Melun, paroisse Saint-Ambroise.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DT77-12699</text:p>
          </table:table-cell>
          <table:table-cell table:style-name="ce7" office:value-type="string" calcext:value-type="string">
            <text:p>Notre-Dame-de-la-Roche,</text:p>
          </table:table-cell>
          <table:table-cell table:style-name="ce7" office:value-type="string" calcext:value-type="string">
            <text:p>chapelle détruite</text:p>
          </table:table-cell>
          <table:table-cell table:style-name="ce7" office:value-type="string" calcext:value-type="string">
            <text:p>paroisse Sainte-Croix de Provins</text:p>
          </table:table-cell>
          <table:table-cell office:value-type="string" calcext:value-type="string">
            <text:p>/77379</text:p>
          </table:table-cell>
          <table:table-cell table:style-name="ce7" office:value-type="string" calcext:value-type="string">
            <text:p/>
            <text:p>ancien ermitage à </text:p>
            <text:p>Fontaine-Riant</text:p>
            <text:p>, chapelle détruite, en la paroisse Sainte-Croix de Provins.</text:p>
          </table:table-cell>
          <table:table-cell table:style-name="ce7" table:number-columns-repeated="1018"/>
        </table:table-row>
        <table:table-row table:style-name="ro6">
          <table:table-cell office:value-type="string" calcext:value-type="string">
            <text:p>DT77-16129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seigneurie</text:p>
          </table:table-cell>
          <table:table-cell office:value-type="string" calcext:value-type="string">
            <text:p>parroisse de Beauchery</text:p>
          </table:table-cell>
          <table:table-cell office:value-type="float" office:value="77026" calcext:value-type="float">
            <text:p>77026</text:p>
          </table:table-cell>
          <table:table-cell office:value-type="string" calcext:value-type="string">
            <text:p/>
            <text:p>seigneurie en la parroisse de Beaucher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539</text:p>
          </table:table-cell>
          <table:table-cell office:value-type="string" calcext:value-type="string">
            <text:p>Mulcien,</text:p>
          </table:table-cell>
          <table:table-cell office:value-type="string" calcext:value-type="string">
            <text:p>ancien « pagus »</text:p>
          </table:table-cell>
          <table:table-cell office:value-type="string" calcext:value-type="string">
            <text:p>partie nord-ouest du département de Seine-et-Marne et la partie sud-est du département de l'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« pagus » s'étendant sur la partie nord-ouest du département de Seine-et-Marne et la partie sud-est du département de l'Oi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7101</text:p>
          </table:table-cell>
          <table:table-cell office:value-type="string" calcext:value-type="string">
            <text:p>« Villa Velcina »,</text:p>
          </table:table-cell>
          <table:table-cell office:value-type="string" calcext:value-type="string">
            <text:p>ancien lieu</text:p>
          </table:table-cell>
          <table:table-cell office:value-type="string" calcext:value-type="string">
            <text:p>pays de Melun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u pays de Melun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5494</text:p>
          </table:table-cell>
          <table:table-cell office:value-type="string" calcext:value-type="string">
            <text:p>École (L'),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Ponthierry</text:p>
          </table:table-cell>
          <table:table-cell office:value-type="float" office:value="77407" calcext:value-type="float">
            <text:p>77407</text:p>
          </table:table-cell>
          <table:table-cell office:value-type="string" calcext:value-type="string">
            <text:p/>
            <text:p>affluent de la Seine, naît près du Vaudoué, arrose l'extrémité sud de l'arrondissement d’Étampes, rentre dans le département de Seine-et-Marne, arrose le territoire des communes de Saint-Germain-sur-École, Saint-Sauveur-sur-École, Pringy, et termine son cours à Ponthierry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4581</text:p>
          </table:table-cell>
          <table:table-cell office:value-type="string" calcext:value-type="string">
            <text:p>Rebais (Le ru de),</text:p>
          </table:table-cell>
          <table:table-cell/>
          <table:table-cell office:value-type="string" calcext:value-type="string">
            <text:p>Ponthierry</text:p>
          </table:table-cell>
          <table:table-cell office:value-type="float" office:value="77407" calcext:value-type="float">
            <text:p>77407</text:p>
          </table:table-cell>
          <table:table-cell office:value-type="string" calcext:value-type="string">
            <text:p>affluent de l'École, prend naissance dans le département de Seine-et-Oise, traverse le parc du château de Cély-en-Bière et termine son cours à Ponthier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6915</text:p>
          </table:table-cell>
          <table:table-cell office:value-type="string" calcext:value-type="string">
            <text:p>Vieille-Justice (La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prairie de Lagny</text:p>
            <text:p/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/>
            <text:p>lieu dit, en la prairie de Lagny</text:p>
            <text:p>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771</text:p>
          </table:table-cell>
          <table:table-cell office:value-type="string" calcext:value-type="string">
            <text:p>Noviers (Ru de),</text:p>
          </table:table-cell>
          <table:table-cell/>
          <table:table-cell office:value-type="string" calcext:value-type="string">
            <text:p>près Châteaubleau</text:p>
          </table:table-cell>
          <table:table-cell office:value-type="float" office:value="77098" calcext:value-type="float">
            <text:p>77098</text:p>
          </table:table-cell>
          <table:table-cell office:value-type="string" calcext:value-type="string">
            <text:p/>
            <text:p>près Châteaubleau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11665</text:p>
          </table:table-cell>
          <table:table-cell office:value-type="string" calcext:value-type="string">
            <text:p>Montpinson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près Condé-Sainte-Libiaire</text:p>
          </table:table-cell>
          <table:table-cell office:value-type="float" office:value="77125" calcext:value-type="float">
            <text:p>77125</text:p>
          </table:table-cell>
          <table:table-cell office:value-type="string" calcext:value-type="string">
            <text:p/>
            <text:p>ancien fief, au </text:p>
            <text:p>Breuil</text:p>
            <text:p>, près Condé-Sainte-Libiair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826</text:p>
          </table:table-cell>
          <table:table-cell office:value-type="string" calcext:value-type="string">
            <text:p>Goulots (Les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près Le Rousse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près Le Roussel, commune de Chamb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4708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près Meaux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ancien lieu dit à </text:p>
            <text:p>Rutel</text:p>
            <text:p>, près Meaux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344</text:p>
          </table:table-cell>
          <table:table-cell office:value-type="string" calcext:value-type="string">
            <text:p>Petite-Coudroie (La)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prévôté de Moret</text:p>
            <text:p/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maison détruite, en la prévôté de Moret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0575</text:p>
          </table:table-cell>
          <table:table-cell office:value-type="string" calcext:value-type="string">
            <text:p>Mansigny,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prévôté de Vernou</text:p>
            <text:p/>
          </table:table-cell>
          <table:table-cell office:value-type="float" office:value="77482" calcext:value-type="float">
            <text:p>77482</text:p>
          </table:table-cell>
          <table:table-cell office:value-type="string" calcext:value-type="string">
            <text:p/>
            <text:p>domaine ayant appartenu à la cathédrale de Paris, dans la prévôté de Vernou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524</text:p>
          </table:table-cell>
          <table:table-cell office:value-type="string" calcext:value-type="string">
            <text:p>Gros-Bois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prieuré de Saint-Martin-des-Champs</text:p>
            <text:p/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ferme, prieuré de Saint-Martin-des-Champs</text:p>
            <text:p>, anc. château, ferme, commune de Claye-Souilly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2704</text:p>
          </table:table-cell>
          <table:table-cell office:value-type="string" calcext:value-type="string">
            <text:p>Champ-Dieu,</text:p>
          </table:table-cell>
          <table:table-cell office:value-type="string" calcext:value-type="string">
            <text:p>ancien cimetière</text:p>
          </table:table-cell>
          <table:table-cell office:value-type="string" calcext:value-type="string">
            <text:p>quartier Saint-Jacqu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cimetière à Melun, quartier Saint-Jacqu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038</text:p>
          </table:table-cell>
          <table:table-cell office:value-type="string" calcext:value-type="string">
            <text:p>Tour Denecourt,</text:p>
          </table:table-cell>
          <table:table-cell office:value-type="string" calcext:value-type="string">
            <text:p>bâtiment</text:p>
          </table:table-cell>
          <table:table-cell office:value-type="string" calcext:value-type="string">
            <text:p>Rocher Cassep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bâtiment construit dans la forêt de Fontainebleau en 1853, sur le point culminant du Rocher Cassepo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845</text:p>
          </table:table-cell>
          <table:table-cell office:value-type="string" calcext:value-type="string">
            <text:p>Croix-de-Guise (La),</text:p>
          </table:table-cell>
          <table:table-cell office:value-type="string" calcext:value-type="string">
            <text:p>croix de carrefour</text:p>
          </table:table-cell>
          <table:table-cell office:value-type="string" calcext:value-type="string">
            <text:p>route de Bourgo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roix de carrefour érigée avant 1616 sur la route de Bourgogne, aujourd'hui disparue, dans la forêt de Fontainebleau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747</text:p>
          </table:table-cell>
          <table:table-cell office:value-type="string" calcext:value-type="string">
            <text:p>Croix-Bertin (La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route de Couilly à La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lieu dit, commune de Coupvray, sur la route de Couilly à Lagny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5102</text:p>
          </table:table-cell>
          <table:table-cell office:value-type="string" calcext:value-type="string">
            <text:p>Croix-Saint-Félix,</text:p>
          </table:table-cell>
          <table:table-cell/>
          <table:table-cell office:value-type="string" calcext:value-type="string">
            <text:p>route de Francha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r la route de Franchard en forêt de Fontainebleau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467</text:p>
          </table:table-cell>
          <table:table-cell office:value-type="string" calcext:value-type="string">
            <text:p>Chemin-des-Boeufs (Le)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route de Puiseaux à Fontainebl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, route de Puiseaux à Fontainebleau, commune de Fromont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4943</text:p>
          </table:table-cell>
          <table:table-cell office:value-type="string" calcext:value-type="string">
            <text:p>Croix-Rouge (La),</text:p>
          </table:table-cell>
          <table:table-cell office:value-type="string" calcext:value-type="string">
            <text:p>croix détruite</text:p>
          </table:table-cell>
          <table:table-cell office:value-type="string" calcext:value-type="string">
            <text:p>route de Thomery à Fontainebl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croix détruite à l'époque révolutionnaire, route de Thomery à Fontainebleau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7396</text:p>
          </table:table-cell>
          <table:table-cell office:value-type="string" calcext:value-type="string">
            <text:p>Yères (L'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eine-et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rivière, affluent de la Seine, prend sa source à Touquin (canton de Rozay-en-Brie), arrose successivement les territoires des communes de Vaudoy, Rozay, Chaumes, Solers, Grégy, Combs-la-Ville, et sert de limite au département pendant 4 kilomètres avant de pénétrer dans celui de Seine-et-Oise, après un cours de 72 kilomètr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6911</text:p>
          </table:table-cell>
          <table:table-cell office:value-type="string" calcext:value-type="string">
            <text:p>Fontenille (Le ru d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igy et Vimpelles</text:p>
          </table:table-cell>
          <table:table-cell office:value-type="string" calcext:value-type="string">
            <text:p>77452/77524</text:p>
          </table:table-cell>
          <table:table-cell office:value-type="string" calcext:value-type="string">
            <text:p/>
            <text:p>ruisseau, affluent de l'Auxence, qui coule vers Sigy et Vimpelle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16116</text:p>
          </table:table-cell>
          <table:table-cell office:value-type="string" calcext:value-type="string">
            <text:p>Touche (Le bois de la),</text:p>
          </table:table-cell>
          <table:table-cell/>
          <table:table-cell office:value-type="string" calcext:value-type="string">
            <text:p>Soignolles</text:p>
          </table:table-cell>
          <table:table-cell office:value-type="float" office:value="77455" calcext:value-type="float">
            <text:p>77455</text:p>
          </table:table-cell>
          <table:table-cell office:value-type="string" calcext:value-type="string">
            <text:p>à Breau ou à Soignoll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482</text:p>
          </table:table-cell>
          <table:table-cell office:value-type="string" calcext:value-type="string">
            <text:p>Fusai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ouppes</text:p>
          </table:table-cell>
          <table:table-cell office:value-type="float" office:value="77458" calcext:value-type="float">
            <text:p>77458</text:p>
          </table:table-cell>
          <table:table-cell office:value-type="string" calcext:value-type="string">
            <text:p/>
            <text:p>rivière, affluent du Loing, prend sa source dans le département du Loiret, entre dans le département de Seine-et-Marne à Chateau-Landon, et parcourt les territoires de cette commune et de celle de Souppe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9140</text:p>
          </table:table-cell>
          <table:table-cell office:value-type="string" calcext:value-type="string">
            <text:p>Hurepoix (Le),</text:p>
          </table:table-cell>
          <table:table-cell office:value-type="string" calcext:value-type="string">
            <text:p>ancien pays</text:p>
          </table:table-cell>
          <table:table-cell office:value-type="string" calcext:value-type="string">
            <text:p>sud de la Brie, mais en englobant ou en rejetant les localités situées à l'est du Loing, à l'ouest de l'Essonne, et en y comprenant jusqu'à des villes situées sur le cours de la Loire, telles que Cosne et Bria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ancien pays dont aucun géographe n'a jamais pu déterminer l'emplacement exact, et que l'on place au sud de la Brie, mais en englobant ou en rejetant les localités situées à l'est du Loing, à l'ouest de l'Essonne, et en y comprenant jusqu'à des villes situées sur le cours de la Loire, telles que Cosne et Briare ; il n'a jamais eu de capitale, bien qu'on lui en ait parfois donné une, à savoir Dourdan ou même Par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2398</text:p>
          </table:table-cell>
          <table:table-cell office:value-type="string" calcext:value-type="string">
            <text:p>Moulin-Milieu (Le)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sur l'Éco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, sur l'Écol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3998</text:p>
          </table:table-cell>
          <table:table-cell office:value-type="string" calcext:value-type="string">
            <text:p>Pont-au-Diable (Le),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sur l'Yères, entre Brie-Comte-Robert et Combs-la-Ville</text:p>
          </table:table-cell>
          <table:table-cell office:value-type="string" calcext:value-type="string">
            <text:p>77053/77122</text:p>
          </table:table-cell>
          <table:table-cell office:value-type="string" calcext:value-type="string">
            <text:p/>
            <text:p>pont </text:p>
            <text:p>sur l'Yères, entre Brie-Comte-Robert et Combs-la-Vill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5733</text:p>
          </table:table-cell>
          <table:table-cell office:value-type="string" calcext:value-type="string">
            <text:p>Sennetru,</text:p>
          </table:table-cell>
          <table:table-cell office:value-type="string" calcext:value-type="string">
            <text:p>lieu dit</text:p>
          </table:table-cell>
          <table:table-cell office:value-type="string" calcext:value-type="string">
            <text:p>sur l'Yv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lieu dit </text:p>
            <text:p>sur l'Yvron, où ont été trouvées des monnaies romain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8070</text:p>
          </table:table-cell>
          <table:table-cell office:value-type="string" calcext:value-type="string">
            <text:p>Grandes-Planches (Les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sur le Durt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</text:p>
            <text:p>sur le Durtai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372</text:p>
          </table:table-cell>
          <table:table-cell office:value-type="string" calcext:value-type="string">
            <text:p>Foz,</text:p>
          </table:table-cell>
          <table:table-cell office:value-type="string" calcext:value-type="string">
            <text:p>moulin détruit</text:p>
          </table:table-cell>
          <table:table-cell office:value-type="string" calcext:value-type="string">
            <text:p>sur le Mor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moulin détruit </text:p>
            <text:p>sur le Morin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1787</text:p>
          </table:table-cell>
          <table:table-cell office:value-type="string" calcext:value-type="string">
            <text:p>Bouton (Le ru),</text:p>
          </table:table-cell>
          <table:table-cell/>
          <table:table-cell office:value-type="string" calcext:value-type="string">
            <text:p>territoires de Bouleurs et de Coulommes</text:p>
          </table:table-cell>
          <table:table-cell office:value-type="string" calcext:value-type="string">
            <text:p>77047/77130</text:p>
          </table:table-cell>
          <table:table-cell office:value-type="string" calcext:value-type="string">
            <text:p>qui arrose les territoires de Bouleurs et de Coulommes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0984</text:p>
          </table:table-cell>
          <table:table-cell office:value-type="string" calcext:value-type="string">
            <text:p>Binel (Le ru de),</text:p>
          </table:table-cell>
          <table:table-cell/>
          <table:table-cell office:value-type="string" calcext:value-type="string">
            <text:p>territoires de Dammartin-sur-Tigeaux et de Tigeaux</text:p>
          </table:table-cell>
          <table:table-cell office:value-type="string" calcext:value-type="string">
            <text:p>77154/77466</text:p>
          </table:table-cell>
          <table:table-cell office:value-type="string" calcext:value-type="string">
            <text:p>affluent du Grand-Morin, naît dans la forêt de Crécy et arrose les territoires de Dammartin-sur-Tigeaux et de Tigeaux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7692</text:p>
          </table:table-cell>
          <table:table-cell office:value-type="string" calcext:value-type="string">
            <text:p>Gilain (Le ru de),</text:p>
          </table:table-cell>
          <table:table-cell/>
          <table:table-cell office:value-type="string" calcext:value-type="string">
            <text:p>territoires de Lady et de Bombon</text:p>
          </table:table-cell>
          <table:table-cell office:value-type="string" calcext:value-type="string">
            <text:p>77317/77044</text:p>
          </table:table-cell>
          <table:table-cell office:value-type="string" calcext:value-type="string">
            <text:p>prend sa source dans le bois de Saint-Ouen</text:p>
            <text:p>, arrose les territoires de Lady et de Bombon, et se jette au pont de Percy dans le ru de Bressoy, affluent de l'Almont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1733</text:p>
          </table:table-cell>
          <table:table-cell office:value-type="string" calcext:value-type="string">
            <text:p>Bourgogne (Le ru de),</text:p>
          </table:table-cell>
          <table:table-cell/>
          <table:table-cell office:value-type="string" calcext:value-type="string">
            <text:p>territoires de Saint-Germain-sous-Doue et d'Aulnoy</text:p>
          </table:table-cell>
          <table:table-cell office:value-type="string" calcext:value-type="string">
            <text:p>77411/77013</text:p>
          </table:table-cell>
          <table:table-cell office:value-type="string" calcext:value-type="string">
            <text:p>qui arrose les territoires de Saint-Germain-sous-Doue et d'Aulnoy, et alimente l'étang de la Chaussé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16318</text:p>
          </table:table-cell>
          <table:table-cell office:value-type="string" calcext:value-type="string">
            <text:p>Traconne (La),</text:p>
          </table:table-cell>
          <table:table-cell office:value-type="string" calcext:value-type="string">
            <text:p>forêt et ruisseau</text:p>
          </table:table-cell>
          <table:table-cell office:value-type="string" calcext:value-type="string">
            <text:p>territoires de Saint-Martin-Chennetron et de Léchelle</text:p>
          </table:table-cell>
          <table:table-cell office:value-type="string" calcext:value-type="string">
            <text:p>77026/77246</text:p>
          </table:table-cell>
          <table:table-cell office:value-type="string" calcext:value-type="string">
            <text:p/>
            <text:p>forêt et ruisseau, affluent de la Voulzie, qui prend sa source à Villegruis, arrose les territoires de Saint-Martin-Chennetron et de Léchell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0935</text:p>
          </table:table-cell>
          <table:table-cell office:value-type="string" calcext:value-type="string">
            <text:p>Biberonne (La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erritoires de Villeneuve-sous-Dammartin, Thieux et Compans</text:p>
          </table:table-cell>
          <table:table-cell office:value-type="string" calcext:value-type="string">
            <text:p>77511/77462/77123</text:p>
          </table:table-cell>
          <table:table-cell office:value-type="string" calcext:value-type="string">
            <text:p/>
            <text:p>rivière qui prend sa source à Moussy-le-Vieux, arrose les territoires de Villeneuve-sous-Dammartin, Thieux et Compans, où elle se jette dans la Beuvronne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T77-09235</text:p>
          </table:table-cell>
          <table:table-cell office:value-type="string" calcext:value-type="string">
            <text:p>Jameron (Le ru),</text:p>
          </table:table-cell>
          <table:table-cell/>
          <table:table-cell office:value-type="string" calcext:value-type="string">
            <text:p>territoires de Voulangis et de Saint-Martin-lès-Voulangis</text:p>
          </table:table-cell>
          <table:table-cell office:value-type="string" calcext:value-type="string">
            <text:p>77529/77529</text:p>
          </table:table-cell>
          <table:table-cell office:value-type="string" calcext:value-type="string">
            <text:p>affluent du Grand-Morin, qui arrose les territoires de Voulangis et de Saint-Martin-lès-Voulangi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3708</text:p>
          </table:table-cell>
          <table:table-cell office:value-type="string" calcext:value-type="string">
            <text:p>Clignon (Le)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erritoires des Vaux-sous-Coulombs et de Crouy-sur-Ourcq</text:p>
          </table:table-cell>
          <table:table-cell office:value-type="string" calcext:value-type="string">
            <text:p>77129/77148</text:p>
          </table:table-cell>
          <table:table-cell office:value-type="string" calcext:value-type="string">
            <text:p/>
            <text:p>rivière, affluent de l'Ourcq, qui arrose les territoires des Vaux-sous-Coulombs et de Crouy-sur-Ourcq, en séparant sur une partie de son cours le département de Seine-et-Marne de celui de l'Ais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14700</text:p>
          </table:table-cell>
          <table:table-cell office:value-type="string" calcext:value-type="string">
            <text:p>Rigny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terroir de Jouarre</text:p>
            <text:p/>
          </table:table-cell>
          <table:table-cell office:value-type="float" office:value="77238" calcext:value-type="float">
            <text:p>77238</text:p>
          </table:table-cell>
          <table:table-cell office:value-type="string" calcext:value-type="string">
            <text:p/>
            <text:p>ancien lieu dit, au terroir de Jouarr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797</text:p>
          </table:table-cell>
          <table:table-cell office:value-type="string" calcext:value-type="string">
            <text:p>Gondouville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vers Achères ou Ury</text:p>
            <text:p/>
          </table:table-cell>
          <table:table-cell office:value-type="string" calcext:value-type="string">
            <text:p>77001/77477</text:p>
          </table:table-cell>
          <table:table-cell office:value-type="string" calcext:value-type="string">
            <text:p/>
            <text:p>maison détruite, vers Achères ou Ury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371</text:p>
          </table:table-cell>
          <table:table-cell office:value-type="string" calcext:value-type="string">
            <text:p>Fos,</text:p>
          </table:table-cell>
          <table:table-cell/>
          <table:table-cell office:value-type="string" calcext:value-type="string">
            <text:p>vers Bray-sur-Seine</text:p>
            <text:p/>
          </table:table-cell>
          <table:table-cell office:value-type="float" office:value="77051" calcext:value-type="float">
            <text:p>77051</text:p>
          </table:table-cell>
          <table:table-cell office:value-type="string" calcext:value-type="string">
            <text:p/>
            <text:p>vers Bray-sur-Sein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5702</text:p>
          </table:table-cell>
          <table:table-cell office:value-type="string" calcext:value-type="string">
            <text:p>Estrée,</text:p>
          </table:table-cell>
          <table:table-cell office:value-type="string" calcext:value-type="string">
            <text:p>maison détruite</text:p>
          </table:table-cell>
          <table:table-cell office:value-type="string" calcext:value-type="string">
            <text:p>vers Meaux</text:p>
            <text:p/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/>
            <text:p>maison détruite, vers Meaux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7048</text:p>
          </table:table-cell>
          <table:table-cell office:value-type="string" calcext:value-type="string">
            <text:p>Fossate (La),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voisin de Balloy</text:p>
            <text:p/>
          </table:table-cell>
          <table:table-cell office:value-type="float" office:value="77019" calcext:value-type="float">
            <text:p>77019</text:p>
          </table:table-cell>
          <table:table-cell office:value-type="string" calcext:value-type="string">
            <text:p/>
            <text:p>ancien fief, voisin de Balloy</text:p>
            <text:p>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77-05730</text:p>
          </table:table-cell>
          <table:table-cell office:value-type="string" calcext:value-type="string">
            <text:p>Étang-Rigot (L'),</text:p>
          </table:table-cell>
          <table:table-cell office:value-type="string" calcext:value-type="string">
            <text:p>ancien étang</text:p>
          </table:table-cell>
          <table:table-cell office:value-type="string" calcext:value-type="string">
            <text:p>voisin de Chenoise</text:p>
            <text:p/>
          </table:table-cell>
          <table:table-cell office:value-type="float" office:value="77109" calcext:value-type="float">
            <text:p>77109</text:p>
          </table:table-cell>
          <table:table-cell office:value-type="string" calcext:value-type="string">
            <text:p/>
            <text:p>ancien étang </text:p>
            <text:p>voisin de Chenoise</text:p>
            <text:p>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77-03734</text:p>
          </table:table-cell>
          <table:table-cell office:value-type="string" calcext:value-type="string">
            <text:p>Clos (Le),</text:p>
          </table:table-cell>
          <table:table-cell office:value-type="string" calcext:value-type="string">
            <text:p>ancien lieu dit</text:p>
          </table:table-cell>
          <table:table-cell office:value-type="string" calcext:value-type="string">
            <text:p>voisin de Nemours</text:p>
            <text:p/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/>
            <text:p>ancien lieu dit, voisin de Nemours</text:p>
            <text:p>, où fut fondée l'abbaye de La Joy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T77-01181</text:p>
          </table:table-cell>
          <table:table-cell office:value-type="string" calcext:value-type="string">
            <text:p>Bois-des-Seigneurs (Le),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voisine d'Ury</text:p>
          </table:table-cell>
          <table:table-cell office:value-type="float" office:value="77477" calcext:value-type="float">
            <text:p>77477</text:p>
          </table:table-cell>
          <table:table-cell office:value-type="string" calcext:value-type="string">
            <text:p/>
            <text:p>partie de la forêt de Bière, voisine d'Ury.</text:p>
          </table:table-cell>
          <table:table-cell table:number-columns-repeated="1018"/>
        </table:table-row>
        <table:table-row table:style-name="ro6">
          <table:table-cell table:style-name="ce5" office:value-type="string" calcext:value-type="string">
            <text:p>DT77-07414</text:p>
          </table:table-cell>
          <table:table-cell table:style-name="ce5" office:value-type="string" calcext:value-type="string">
            <text:p>Frénouseau,</text:p>
          </table:table-cell>
          <table:table-cell table:style-name="ce5" office:value-type="string" calcext:value-type="string">
            <text:p>moulin détruit</text:p>
          </table:table-cell>
          <table:table-cell table:style-name="ce5"/>
          <table:table-cell table:style-name="ce18"/>
          <table:table-cell table:style-name="ce5" office:value-type="string" calcext:value-type="string">
            <text:p/>
            <text:p>moulin détruit, sur l'École, au 242Pringyfinagede.</text:p>
          </table:table-cell>
          <table:table-cell table:style-name="ce5" table:number-columns-repeated="1018"/>
        </table:table-row>
        <table:table-row table:style-name="ro7" table:number-rows-repeated="104730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DT77_liageINSEE_localisation-commune-desambiguisation'.A1:'DT77_liageINSEE_localisation-commune-desambiguisation'.F127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9:03:42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.M6$Windows_x86 LibreOffice_project/84cdc5b975a208eecf96cb73014f465650380623</meta:generator>
    <meta:editing-duration>P0D</meta:editing-duration>
    <meta:editing-cycles>1</meta:editing-cycles>
    <meta:creation-date>2020-09-22T09:05:31.213000000</meta:creation-date>
    <meta:document-statistic meta:table-count="1" meta:cell-count="7503" meta:object-count="0"/>
  </office:meta>
</office:document-meta>
</file>